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1.4398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GA_quantified_cel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Genotype</text:p>
          </table:table-cell>
          <table:table-cell office:value-type="string" calcext:value-type="string">
            <text:p>Major Axis Length</text:p>
          </table:table-cell>
          <table:table-cell office:value-type="string" calcext:value-type="string">
            <text:p>Eccentricity</text:p>
          </table:table-cell>
          <table:table-cell office:value-type="string" calcext:value-type="string">
            <text:p>Aspect Ratio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Minor Axis Length</text:p>
          </table:table-cell>
          <table:table-cell office:value-type="string" calcext:value-type="string">
            <text:p>Diameter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58.826" calcext:value-type="float">
            <text:p>58.826</text:p>
          </table:table-cell>
          <table:table-cell office:value-type="float" office:value="0.886779052150249" calcext:value-type="float">
            <text:p>0.886779052150249</text:p>
          </table:table-cell>
          <table:table-cell table:formula="of:=1/SQRT(1-([.C2]*[.C2]))" office:value-type="float" office:value="2.16359557173857" calcext:value-type="float">
            <text:p>2.16359557173857</text:p>
          </table:table-cell>
          <table:table-cell office:value-type="float" office:value="5024.72648014615" calcext:value-type="float">
            <text:p>5024.72648014615</text:p>
          </table:table-cell>
          <table:table-cell table:formula="of:=[.B2]/[.D2]" office:value-type="float" office:value="27.1890000000001" calcext:value-type="float">
            <text:p>27.1890000000001</text:p>
          </table:table-cell>
          <table:table-cell table:formula="of:=([.B2]+[.D2])/2" office:value-type="float" office:value="30.4947977858693" calcext:value-type="float">
            <text:p>30.4947977858693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9.401" calcext:value-type="float">
            <text:p>29.401</text:p>
          </table:table-cell>
          <table:table-cell office:value-type="float" office:value="0.651184145114186" calcext:value-type="float">
            <text:p>0.651184145114186</text:p>
          </table:table-cell>
          <table:table-cell table:formula="of:=1/SQRT(1-([.C3]*[.C3]))" office:value-type="float" office:value="1.3176623493031" calcext:value-type="float">
            <text:p>1.3176623493031</text:p>
          </table:table-cell>
          <table:table-cell office:value-type="float" office:value="2060.96179061562" calcext:value-type="float">
            <text:p>2060.96179061562</text:p>
          </table:table-cell>
          <table:table-cell table:formula="of:=[.B3]/[.D3]" office:value-type="float" office:value="22.313" calcext:value-type="float">
            <text:p>22.313</text:p>
          </table:table-cell>
          <table:table-cell table:formula="of:=([.B3]+[.D3])/2" office:value-type="float" office:value="15.3593311746516" calcext:value-type="float">
            <text:p>15.3593311746516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4.101" calcext:value-type="float">
            <text:p>34.101</text:p>
          </table:table-cell>
          <table:table-cell office:value-type="float" office:value="0.848098973560718" calcext:value-type="float">
            <text:p>0.848098973560718</text:p>
          </table:table-cell>
          <table:table-cell table:formula="of:=1/SQRT(1-([.C4]*[.C4]))" office:value-type="float" office:value="1.8873699357981" calcext:value-type="float">
            <text:p>1.8873699357981</text:p>
          </table:table-cell>
          <table:table-cell office:value-type="float" office:value="1935.65105811462" calcext:value-type="float">
            <text:p>1935.65105811462</text:p>
          </table:table-cell>
          <table:table-cell table:formula="of:=[.B4]/[.D4]" office:value-type="float" office:value="18.068" calcext:value-type="float">
            <text:p>18.068</text:p>
          </table:table-cell>
          <table:table-cell table:formula="of:=([.B4]+[.D4])/2" office:value-type="float" office:value="17.9941849678991" calcext:value-type="float">
            <text:p>17.9941849678991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8.638" calcext:value-type="float">
            <text:p>28.638</text:p>
          </table:table-cell>
          <table:table-cell office:value-type="float" office:value="0.786706955087871" calcext:value-type="float">
            <text:p>0.786706955087871</text:p>
          </table:table-cell>
          <table:table-cell table:formula="of:=1/SQRT(1-([.C5]*[.C5]))" office:value-type="float" office:value="1.61988800271509" calcext:value-type="float">
            <text:p>1.61988800271509</text:p>
          </table:table-cell>
          <table:table-cell office:value-type="float" office:value="1590.56072078035" calcext:value-type="float">
            <text:p>1590.56072078035</text:p>
          </table:table-cell>
          <table:table-cell table:formula="of:=[.B5]/[.D5]" office:value-type="float" office:value="17.679" calcext:value-type="float">
            <text:p>17.679</text:p>
          </table:table-cell>
          <table:table-cell table:formula="of:=([.B5]+[.D5])/2" office:value-type="float" office:value="15.1289440013575" calcext:value-type="float">
            <text:p>15.1289440013575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6.679" calcext:value-type="float">
            <text:p>46.679</text:p>
          </table:table-cell>
          <table:table-cell office:value-type="float" office:value="0.905560819350733" calcext:value-type="float">
            <text:p>0.905560819350733</text:p>
          </table:table-cell>
          <table:table-cell table:formula="of:=1/SQRT(1-([.C6]*[.C6]))" office:value-type="float" office:value="2.35728714271286" calcext:value-type="float">
            <text:p>2.35728714271286</text:p>
          </table:table-cell>
          <table:table-cell office:value-type="float" office:value="2903.89208164993" calcext:value-type="float">
            <text:p>2903.89208164993</text:p>
          </table:table-cell>
          <table:table-cell table:formula="of:=[.B6]/[.D6]" office:value-type="float" office:value="19.802" calcext:value-type="float">
            <text:p>19.802</text:p>
          </table:table-cell>
          <table:table-cell table:formula="of:=([.B6]+[.D6])/2" office:value-type="float" office:value="24.5181435713564" calcext:value-type="float">
            <text:p>24.5181435713564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0.641" calcext:value-type="float">
            <text:p>30.641</text:p>
          </table:table-cell>
          <table:table-cell office:value-type="float" office:value="0.726822974101621" calcext:value-type="float">
            <text:p>0.726822974101621</text:p>
          </table:table-cell>
          <table:table-cell table:formula="of:=1/SQRT(1-([.C7]*[.C7]))" office:value-type="float" office:value="1.455975291043" calcext:value-type="float">
            <text:p>1.455975291043</text:p>
          </table:table-cell>
          <table:table-cell office:value-type="float" office:value="2025.82411979398" calcext:value-type="float">
            <text:p>2025.82411979398</text:p>
          </table:table-cell>
          <table:table-cell table:formula="of:=[.B7]/[.D7]" office:value-type="float" office:value="21.045" calcext:value-type="float">
            <text:p>21.045</text:p>
          </table:table-cell>
          <table:table-cell table:formula="of:=([.B7]+[.D7])/2" office:value-type="float" office:value="16.0484876455215" calcext:value-type="float">
            <text:p>16.0484876455215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5.979" calcext:value-type="float">
            <text:p>25.979</text:p>
          </table:table-cell>
          <table:table-cell office:value-type="float" office:value="0.664274911218669" calcext:value-type="float">
            <text:p>0.664274911218669</text:p>
          </table:table-cell>
          <table:table-cell table:formula="of:=1/SQRT(1-([.C8]*[.C8]))" office:value-type="float" office:value="1.33781348164169" calcext:value-type="float">
            <text:p>1.33781348164169</text:p>
          </table:table-cell>
          <table:table-cell office:value-type="float" office:value="1584.89014289902" calcext:value-type="float">
            <text:p>1584.89014289902</text:p>
          </table:table-cell>
          <table:table-cell table:formula="of:=[.B8]/[.D8]" office:value-type="float" office:value="19.419" calcext:value-type="float">
            <text:p>19.419</text:p>
          </table:table-cell>
          <table:table-cell table:formula="of:=([.B8]+[.D8])/2" office:value-type="float" office:value="13.6584067408208" calcext:value-type="float">
            <text:p>13.6584067408208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18.883" calcext:value-type="float">
            <text:p>18.883</text:p>
          </table:table-cell>
          <table:table-cell office:value-type="float" office:value="0.770271193053748" calcext:value-type="float">
            <text:p>0.770271193053748</text:p>
          </table:table-cell>
          <table:table-cell table:formula="of:=1/SQRT(1-([.C9]*[.C9]))" office:value-type="float" office:value="1.56809500083043" calcext:value-type="float">
            <text:p>1.56809500083043</text:p>
          </table:table-cell>
          <table:table-cell office:value-type="float" office:value="714.363882084098" calcext:value-type="float">
            <text:p>714.363882084098</text:p>
          </table:table-cell>
          <table:table-cell table:formula="of:=[.B9]/[.D9]" office:value-type="float" office:value="12.042" calcext:value-type="float">
            <text:p>12.042</text:p>
          </table:table-cell>
          <table:table-cell table:formula="of:=([.B9]+[.D9])/2" office:value-type="float" office:value="10.2255475004152" calcext:value-type="float">
            <text:p>10.2255475004152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7.169" calcext:value-type="float">
            <text:p>37.169</text:p>
          </table:table-cell>
          <table:table-cell office:value-type="float" office:value="0.89235010976472" calcext:value-type="float">
            <text:p>0.89235010976472</text:p>
          </table:table-cell>
          <table:table-cell table:formula="of:=1/SQRT(1-([.C10]*[.C10]))" office:value-type="float" office:value="2.21560562708632" calcext:value-type="float">
            <text:p>2.21560562708632</text:p>
          </table:table-cell>
          <table:table-cell office:value-type="float" office:value="1958.9311267573" calcext:value-type="float">
            <text:p>1958.9311267573</text:p>
          </table:table-cell>
          <table:table-cell table:formula="of:=[.B10]/[.D10]" office:value-type="float" office:value="16.776" calcext:value-type="float">
            <text:p>16.776</text:p>
          </table:table-cell>
          <table:table-cell table:formula="of:=([.B10]+[.D10])/2" office:value-type="float" office:value="19.6923028135432" calcext:value-type="float">
            <text:p>19.6923028135432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6.164" calcext:value-type="float">
            <text:p>26.164</text:p>
          </table:table-cell>
          <table:table-cell office:value-type="float" office:value="0.701976640318588" calcext:value-type="float">
            <text:p>0.701976640318588</text:p>
          </table:table-cell>
          <table:table-cell table:formula="of:=1/SQRT(1-([.C11]*[.C11]))" office:value-type="float" office:value="1.40410003219921" calcext:value-type="float">
            <text:p>1.40410003219921</text:p>
          </table:table-cell>
          <table:table-cell office:value-type="float" office:value="1531.65200693294" calcext:value-type="float">
            <text:p>1531.65200693294</text:p>
          </table:table-cell>
          <table:table-cell table:formula="of:=[.B11]/[.D11]" office:value-type="float" office:value="18.634" calcext:value-type="float">
            <text:p>18.634</text:p>
          </table:table-cell>
          <table:table-cell table:formula="of:=([.B11]+[.D11])/2" office:value-type="float" office:value="13.7840500160996" calcext:value-type="float">
            <text:p>13.7840500160996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2.612" calcext:value-type="float">
            <text:p>32.612</text:p>
          </table:table-cell>
          <table:table-cell office:value-type="float" office:value="0.718010631172135" calcext:value-type="float">
            <text:p>0.718010631172135</text:p>
          </table:table-cell>
          <table:table-cell table:formula="of:=1/SQRT(1-([.C12]*[.C12]))" office:value-type="float" office:value="1.43671527380061" calcext:value-type="float">
            <text:p>1.43671527380061</text:p>
          </table:table-cell>
          <table:table-cell office:value-type="float" office:value="2325.59471172874" calcext:value-type="float">
            <text:p>2325.59471172874</text:p>
          </table:table-cell>
          <table:table-cell table:formula="of:=[.B12]/[.D12]" office:value-type="float" office:value="22.699" calcext:value-type="float">
            <text:p>22.699</text:p>
          </table:table-cell>
          <table:table-cell table:formula="of:=([.B12]+[.D12])/2" office:value-type="float" office:value="17.0243576369003" calcext:value-type="float">
            <text:p>17.0243576369003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6.918" calcext:value-type="float">
            <text:p>26.918</text:p>
          </table:table-cell>
          <table:table-cell office:value-type="float" office:value="0.0755837029144358" calcext:value-type="float">
            <text:p>0.0755837029144358</text:p>
          </table:table-cell>
          <table:table-cell table:formula="of:=1/SQRT(1-([.C13]*[.C13]))" office:value-type="float" office:value="1.0028687455758" calcext:value-type="float">
            <text:p>1.0028687455758</text:p>
          </table:table-cell>
          <table:table-cell office:value-type="float" office:value="2269.81966115507" calcext:value-type="float">
            <text:p>2269.81966115507</text:p>
          </table:table-cell>
          <table:table-cell table:formula="of:=[.B13]/[.D13]" office:value-type="float" office:value="26.841" calcext:value-type="float">
            <text:p>26.841</text:p>
          </table:table-cell>
          <table:table-cell table:formula="of:=([.B13]+[.D13])/2" office:value-type="float" office:value="13.9604343727879" calcext:value-type="float">
            <text:p>13.9604343727879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62.948" calcext:value-type="float">
            <text:p>62.948</text:p>
          </table:table-cell>
          <table:table-cell office:value-type="float" office:value="0.886987276903402" calcext:value-type="float">
            <text:p>0.886987276903402</text:p>
          </table:table-cell>
          <table:table-cell table:formula="of:=1/SQRT(1-([.C14]*[.C14]))" office:value-type="float" office:value="2.16546836836492" calcext:value-type="float">
            <text:p>2.16546836836492</text:p>
          </table:table-cell>
          <table:table-cell office:value-type="float" office:value="5748.59748761765" calcext:value-type="float">
            <text:p>5748.59748761765</text:p>
          </table:table-cell>
          <table:table-cell table:formula="of:=[.B14]/[.D14]" office:value-type="float" office:value="29.0690000000001" calcext:value-type="float">
            <text:p>29.0690000000001</text:p>
          </table:table-cell>
          <table:table-cell table:formula="of:=([.B14]+[.D14])/2" office:value-type="float" office:value="32.5567341841825" calcext:value-type="float">
            <text:p>32.5567341841825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52.498" calcext:value-type="float">
            <text:p>52.498</text:p>
          </table:table-cell>
          <table:table-cell office:value-type="float" office:value="0.92436873652207" calcext:value-type="float">
            <text:p>0.92436873652207</text:p>
          </table:table-cell>
          <table:table-cell table:formula="of:=1/SQRT(1-([.C15]*[.C15]))" office:value-type="float" office:value="2.62123027761135" calcext:value-type="float">
            <text:p>2.62123027761135</text:p>
          </table:table-cell>
          <table:table-cell office:value-type="float" office:value="3303.16458783473" calcext:value-type="float">
            <text:p>3303.16458783473</text:p>
          </table:table-cell>
          <table:table-cell table:formula="of:=[.B15]/[.D15]" office:value-type="float" office:value="20.028" calcext:value-type="float">
            <text:p>20.028</text:p>
          </table:table-cell>
          <table:table-cell table:formula="of:=([.B15]+[.D15])/2" office:value-type="float" office:value="27.5596151388057" calcext:value-type="float">
            <text:p>27.5596151388057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7.817" calcext:value-type="float">
            <text:p>47.817</text:p>
          </table:table-cell>
          <table:table-cell office:value-type="float" office:value="0.973711430263149" calcext:value-type="float">
            <text:p>0.973711430263149</text:p>
          </table:table-cell>
          <table:table-cell table:formula="of:=1/SQRT(1-([.C16]*[.C16]))" office:value-type="float" office:value="4.39010282776348" calcext:value-type="float">
            <text:p>4.39010282776348</text:p>
          </table:table-cell>
          <table:table-cell office:value-type="float" office:value="1636.21296920473" calcext:value-type="float">
            <text:p>1636.21296920473</text:p>
          </table:table-cell>
          <table:table-cell table:formula="of:=[.B16]/[.D16]" office:value-type="float" office:value="10.892" calcext:value-type="float">
            <text:p>10.892</text:p>
          </table:table-cell>
          <table:table-cell table:formula="of:=([.B16]+[.D16])/2" office:value-type="float" office:value="26.1035514138817" calcext:value-type="float">
            <text:p>26.1035514138817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6.266" calcext:value-type="float">
            <text:p>36.266</text:p>
          </table:table-cell>
          <table:table-cell office:value-type="float" office:value="0.885450968462414" calcext:value-type="float">
            <text:p>0.885450968462414</text:p>
          </table:table-cell>
          <table:table-cell table:formula="of:=1/SQRT(1-([.C17]*[.C17]))" office:value-type="float" office:value="2.15177405957043" calcext:value-type="float">
            <text:p>2.15177405957043</text:p>
          </table:table-cell>
          <table:table-cell office:value-type="float" office:value="1920.22676809692" calcext:value-type="float">
            <text:p>1920.22676809692</text:p>
          </table:table-cell>
          <table:table-cell table:formula="of:=[.B17]/[.D17]" office:value-type="float" office:value="16.854" calcext:value-type="float">
            <text:p>16.854</text:p>
          </table:table-cell>
          <table:table-cell table:formula="of:=([.B17]+[.D17])/2" office:value-type="float" office:value="19.2088870297852" calcext:value-type="float">
            <text:p>19.2088870297852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3.351" calcext:value-type="float">
            <text:p>43.351</text:p>
          </table:table-cell>
          <table:table-cell office:value-type="float" office:value="0.774645254223947" calcext:value-type="float">
            <text:p>0.774645254223947</text:p>
          </table:table-cell>
          <table:table-cell table:formula="of:=1/SQRT(1-([.C18]*[.C18]))" office:value-type="float" office:value="1.58128761626847" calcext:value-type="float">
            <text:p>1.58128761626847</text:p>
          </table:table-cell>
          <table:table-cell office:value-type="float" office:value="3733.68128539302" calcext:value-type="float">
            <text:p>3733.68128539302</text:p>
          </table:table-cell>
          <table:table-cell table:formula="of:=[.B18]/[.D18]" office:value-type="float" office:value="27.415" calcext:value-type="float">
            <text:p>27.415</text:p>
          </table:table-cell>
          <table:table-cell table:formula="of:=([.B18]+[.D18])/2" office:value-type="float" office:value="22.4661438081342" calcext:value-type="float">
            <text:p>22.4661438081342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0.004" calcext:value-type="float">
            <text:p>30.004</text:p>
          </table:table-cell>
          <table:table-cell office:value-type="float" office:value="0.733327077193911" calcext:value-type="float">
            <text:p>0.733327077193911</text:p>
          </table:table-cell>
          <table:table-cell table:formula="of:=1/SQRT(1-([.C19]*[.C19]))" office:value-type="float" office:value="1.47085641453012" calcext:value-type="float">
            <text:p>1.47085641453012</text:p>
          </table:table-cell>
          <table:table-cell office:value-type="float" office:value="1922.81679761151" calcext:value-type="float">
            <text:p>1922.81679761151</text:p>
          </table:table-cell>
          <table:table-cell table:formula="of:=[.B19]/[.D19]" office:value-type="float" office:value="20.399" calcext:value-type="float">
            <text:p>20.399</text:p>
          </table:table-cell>
          <table:table-cell table:formula="of:=([.B19]+[.D19])/2" office:value-type="float" office:value="15.7374282072651" calcext:value-type="float">
            <text:p>15.7374282072651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1.195" calcext:value-type="float">
            <text:p>31.195</text:p>
          </table:table-cell>
          <table:table-cell office:value-type="float" office:value="0.950175114404898" calcext:value-type="float">
            <text:p>0.950175114404898</text:p>
          </table:table-cell>
          <table:table-cell table:formula="of:=1/SQRT(1-([.C20]*[.C20]))" office:value-type="float" office:value="3.20804195804196" calcext:value-type="float">
            <text:p>3.20804195804196</text:p>
          </table:table-cell>
          <table:table-cell office:value-type="float" office:value="952.971281026606" calcext:value-type="float">
            <text:p>952.971281026606</text:p>
          </table:table-cell>
          <table:table-cell table:formula="of:=[.B20]/[.D20]" office:value-type="float" office:value="9.72399999999998" calcext:value-type="float">
            <text:p>9.72399999999998</text:p>
          </table:table-cell>
          <table:table-cell table:formula="of:=([.B20]+[.D20])/2" office:value-type="float" office:value="17.201520979021" calcext:value-type="float">
            <text:p>17.201520979021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8.654" calcext:value-type="float">
            <text:p>38.654</text:p>
          </table:table-cell>
          <table:table-cell office:value-type="float" office:value="0.92992478149371" calcext:value-type="float">
            <text:p>0.92992478149371</text:p>
          </table:table-cell>
          <table:table-cell table:formula="of:=1/SQRT(1-([.C21]*[.C21]))" office:value-type="float" office:value="2.71924023918397" calcext:value-type="float">
            <text:p>2.71924023918397</text:p>
          </table:table-cell>
          <table:table-cell office:value-type="float" office:value="1726.20026536889" calcext:value-type="float">
            <text:p>1726.20026536889</text:p>
          </table:table-cell>
          <table:table-cell table:formula="of:=[.B21]/[.D21]" office:value-type="float" office:value="14.215" calcext:value-type="float">
            <text:p>14.215</text:p>
          </table:table-cell>
          <table:table-cell table:formula="of:=([.B21]+[.D21])/2" office:value-type="float" office:value="20.686620119592" calcext:value-type="float">
            <text:p>20.686620119592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6.202" calcext:value-type="float">
            <text:p>36.202</text:p>
          </table:table-cell>
          <table:table-cell office:value-type="float" office:value="0.361765990738093" calcext:value-type="float">
            <text:p>0.361765990738093</text:p>
          </table:table-cell>
          <table:table-cell table:formula="of:=1/SQRT(1-([.C22]*[.C22]))" office:value-type="float" office:value="1.07265185185185" calcext:value-type="float">
            <text:p>1.07265185185185</text:p>
          </table:table-cell>
          <table:table-cell office:value-type="float" office:value="3838.45288202745" calcext:value-type="float">
            <text:p>3838.45288202745</text:p>
          </table:table-cell>
          <table:table-cell table:formula="of:=[.B22]/[.D22]" office:value-type="float" office:value="33.75" calcext:value-type="float">
            <text:p>33.75</text:p>
          </table:table-cell>
          <table:table-cell table:formula="of:=([.B22]+[.D22])/2" office:value-type="float" office:value="18.6373259259259" calcext:value-type="float">
            <text:p>18.6373259259259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8.409" calcext:value-type="float">
            <text:p>28.409</text:p>
          </table:table-cell>
          <table:table-cell office:value-type="float" office:value="0.571676055362766" calcext:value-type="float">
            <text:p>0.571676055362766</text:p>
          </table:table-cell>
          <table:table-cell table:formula="of:=1/SQRT(1-([.C23]*[.C23]))" office:value-type="float" office:value="1.21879960530267" calcext:value-type="float">
            <text:p>1.21879960530267</text:p>
          </table:table-cell>
          <table:table-cell office:value-type="float" office:value="2080.31672826416" calcext:value-type="float">
            <text:p>2080.31672826416</text:p>
          </table:table-cell>
          <table:table-cell table:formula="of:=[.B23]/[.D23]" office:value-type="float" office:value="23.309" calcext:value-type="float">
            <text:p>23.309</text:p>
          </table:table-cell>
          <table:table-cell table:formula="of:=([.B23]+[.D23])/2" office:value-type="float" office:value="14.8138998026513" calcext:value-type="float">
            <text:p>14.8138998026513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4.744" calcext:value-type="float">
            <text:p>34.744</text:p>
          </table:table-cell>
          <table:table-cell office:value-type="float" office:value="0.88925966650157" calcext:value-type="float">
            <text:p>0.88925966650157</text:p>
          </table:table-cell>
          <table:table-cell table:formula="of:=1/SQRT(1-([.C24]*[.C24]))" office:value-type="float" office:value="2.18625723634533" calcext:value-type="float">
            <text:p>2.18625723634533</text:p>
          </table:table-cell>
          <table:table-cell office:value-type="float" office:value="1734.6355610243" calcext:value-type="float">
            <text:p>1734.6355610243</text:p>
          </table:table-cell>
          <table:table-cell table:formula="of:=[.B24]/[.D24]" office:value-type="float" office:value="15.892" calcext:value-type="float">
            <text:p>15.892</text:p>
          </table:table-cell>
          <table:table-cell table:formula="of:=([.B24]+[.D24])/2" office:value-type="float" office:value="18.4651286181727" calcext:value-type="float">
            <text:p>18.4651286181727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15.381" calcext:value-type="float">
            <text:p>15.381</text:p>
          </table:table-cell>
          <table:table-cell office:value-type="float" office:value="0.614277041256475" calcext:value-type="float">
            <text:p>0.614277041256475</text:p>
          </table:table-cell>
          <table:table-cell table:formula="of:=1/SQRT(1-([.C25]*[.C25]))" office:value-type="float" office:value="1.26728186537036" calcext:value-type="float">
            <text:p>1.26728186537036</text:p>
          </table:table-cell>
          <table:table-cell office:value-type="float" office:value="586.469993873242" calcext:value-type="float">
            <text:p>586.469993873242</text:p>
          </table:table-cell>
          <table:table-cell table:formula="of:=[.B25]/[.D25]" office:value-type="float" office:value="12.137" calcext:value-type="float">
            <text:p>12.137</text:p>
          </table:table-cell>
          <table:table-cell table:formula="of:=([.B25]+[.D25])/2" office:value-type="float" office:value="8.32414093268518" calcext:value-type="float">
            <text:p>8.32414093268518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3.316" calcext:value-type="float">
            <text:p>23.316</text:p>
          </table:table-cell>
          <table:table-cell office:value-type="float" office:value="0.788872787116897" calcext:value-type="float">
            <text:p>0.788872787116897</text:p>
          </table:table-cell>
          <table:table-cell table:formula="of:=1/SQRT(1-([.C26]*[.C26]))" office:value-type="float" office:value="1.62718961546514" calcext:value-type="float">
            <text:p>1.62718961546514</text:p>
          </table:table-cell>
          <table:table-cell office:value-type="float" office:value="1049.59028450375" calcext:value-type="float">
            <text:p>1049.59028450375</text:p>
          </table:table-cell>
          <table:table-cell table:formula="of:=[.B26]/[.D26]" office:value-type="float" office:value="14.329" calcext:value-type="float">
            <text:p>14.329</text:p>
          </table:table-cell>
          <table:table-cell table:formula="of:=([.B26]+[.D26])/2" office:value-type="float" office:value="12.4715948077326" calcext:value-type="float">
            <text:p>12.4715948077326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0.546" calcext:value-type="float">
            <text:p>30.546</text:p>
          </table:table-cell>
          <table:table-cell office:value-type="float" office:value="0.844106879363867" calcext:value-type="float">
            <text:p>0.844106879363867</text:p>
          </table:table-cell>
          <table:table-cell table:formula="of:=1/SQRT(1-([.C27]*[.C27]))" office:value-type="float" office:value="1.86506288924167" calcext:value-type="float">
            <text:p>1.86506288924167</text:p>
          </table:table-cell>
          <table:table-cell office:value-type="float" office:value="1571.68347486116" calcext:value-type="float">
            <text:p>1571.68347486116</text:p>
          </table:table-cell>
          <table:table-cell table:formula="of:=[.B27]/[.D27]" office:value-type="float" office:value="16.378" calcext:value-type="float">
            <text:p>16.378</text:p>
          </table:table-cell>
          <table:table-cell table:formula="of:=([.B27]+[.D27])/2" office:value-type="float" office:value="16.2055314446208" calcext:value-type="float">
            <text:p>16.2055314446208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2.475" calcext:value-type="float">
            <text:p>22.475</text:p>
          </table:table-cell>
          <table:table-cell office:value-type="float" office:value="0.894318716722384" calcext:value-type="float">
            <text:p>0.894318716722384</text:p>
          </table:table-cell>
          <table:table-cell table:formula="of:=1/SQRT(1-([.C28]*[.C28]))" office:value-type="float" office:value="2.23498408910104" calcext:value-type="float">
            <text:p>2.23498408910104</text:p>
          </table:table-cell>
          <table:table-cell office:value-type="float" office:value="710.026957408114" calcext:value-type="float">
            <text:p>710.026957408114</text:p>
          </table:table-cell>
          <table:table-cell table:formula="of:=[.B28]/[.D28]" office:value-type="float" office:value="10.056" calcext:value-type="float">
            <text:p>10.056</text:p>
          </table:table-cell>
          <table:table-cell table:formula="of:=([.B28]+[.D28])/2" office:value-type="float" office:value="12.3549920445505" calcext:value-type="float">
            <text:p>12.3549920445505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2.578" calcext:value-type="float">
            <text:p>32.578</text:p>
          </table:table-cell>
          <table:table-cell office:value-type="float" office:value="0.868912383495333" calcext:value-type="float">
            <text:p>0.868912383495333</text:p>
          </table:table-cell>
          <table:table-cell table:formula="of:=1/SQRT(1-([.C29]*[.C29]))" office:value-type="float" office:value="2.02034108527132" calcext:value-type="float">
            <text:p>2.02034108527132</text:p>
          </table:table-cell>
          <table:table-cell office:value-type="float" office:value="1650.34223818195" calcext:value-type="float">
            <text:p>1650.34223818195</text:p>
          </table:table-cell>
          <table:table-cell table:formula="of:=[.B29]/[.D29]" office:value-type="float" office:value="16.125" calcext:value-type="float">
            <text:p>16.125</text:p>
          </table:table-cell>
          <table:table-cell table:formula="of:=([.B29]+[.D29])/2" office:value-type="float" office:value="17.2991705426357" calcext:value-type="float">
            <text:p>17.2991705426357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9.671" calcext:value-type="float">
            <text:p>39.671</text:p>
          </table:table-cell>
          <table:table-cell office:value-type="float" office:value="0.810952096599129" calcext:value-type="float">
            <text:p>0.810952096599129</text:p>
          </table:table-cell>
          <table:table-cell table:formula="of:=1/SQRT(1-([.C30]*[.C30]))" office:value-type="float" office:value="1.70907289333104" calcext:value-type="float">
            <text:p>1.70907289333104</text:p>
          </table:table-cell>
          <table:table-cell office:value-type="float" office:value="2892.91439559093" calcext:value-type="float">
            <text:p>2892.91439559093</text:p>
          </table:table-cell>
          <table:table-cell table:formula="of:=[.B30]/[.D30]" office:value-type="float" office:value="23.212" calcext:value-type="float">
            <text:p>23.212</text:p>
          </table:table-cell>
          <table:table-cell table:formula="of:=([.B30]+[.D30])/2" office:value-type="float" office:value="20.6900364466655" calcext:value-type="float">
            <text:p>20.6900364466655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0" calcext:value-type="float">
            <text:p>20</text:p>
          </table:table-cell>
          <table:table-cell office:value-type="float" office:value="0.879904811613165" calcext:value-type="float">
            <text:p>0.879904811613165</text:p>
          </table:table-cell>
          <table:table-cell table:formula="of:=1/SQRT(1-([.C31]*[.C31]))" office:value-type="float" office:value="2.104598547827" calcext:value-type="float">
            <text:p>2.104598547827</text:p>
          </table:table-cell>
          <table:table-cell office:value-type="float" office:value="597.091099741276" calcext:value-type="float">
            <text:p>597.091099741276</text:p>
          </table:table-cell>
          <table:table-cell table:formula="of:=[.B31]/[.D31]" office:value-type="float" office:value="9.50300000000001" calcext:value-type="float">
            <text:p>9.50300000000001</text:p>
          </table:table-cell>
          <table:table-cell table:formula="of:=([.B31]+[.D31])/2" office:value-type="float" office:value="11.0522992739135" calcext:value-type="float">
            <text:p>11.0522992739135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5.808" calcext:value-type="float">
            <text:p>25.808</text:p>
          </table:table-cell>
          <table:table-cell office:value-type="float" office:value="0.78767730288324" calcext:value-type="float">
            <text:p>0.78767730288324</text:p>
          </table:table-cell>
          <table:table-cell table:formula="of:=1/SQRT(1-([.C32]*[.C32]))" office:value-type="float" office:value="1.62314465408805" calcext:value-type="float">
            <text:p>1.62314465408805</text:p>
          </table:table-cell>
          <table:table-cell office:value-type="float" office:value="1289.14374894114" calcext:value-type="float">
            <text:p>1289.14374894114</text:p>
          </table:table-cell>
          <table:table-cell table:formula="of:=[.B32]/[.D32]" office:value-type="float" office:value="15.9" calcext:value-type="float">
            <text:p>15.9</text:p>
          </table:table-cell>
          <table:table-cell table:formula="of:=([.B32]+[.D32])/2" office:value-type="float" office:value="13.715572327044" calcext:value-type="float">
            <text:p>13.715572327044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5.896" calcext:value-type="float">
            <text:p>25.896</text:p>
          </table:table-cell>
          <table:table-cell office:value-type="float" office:value="0.355233572753938" calcext:value-type="float">
            <text:p>0.355233572753938</text:p>
          </table:table-cell>
          <table:table-cell table:formula="of:=1/SQRT(1-([.C33]*[.C33]))" office:value-type="float" office:value="1.06977320609741" calcext:value-type="float">
            <text:p>1.06977320609741</text:p>
          </table:table-cell>
          <table:table-cell office:value-type="float" office:value="1969.35282003164" calcext:value-type="float">
            <text:p>1969.35282003164</text:p>
          </table:table-cell>
          <table:table-cell table:formula="of:=[.B33]/[.D33]" office:value-type="float" office:value="24.207" calcext:value-type="float">
            <text:p>24.207</text:p>
          </table:table-cell>
          <table:table-cell table:formula="of:=([.B33]+[.D33])/2" office:value-type="float" office:value="13.4828866030487" calcext:value-type="float">
            <text:p>13.4828866030487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1.538" calcext:value-type="float">
            <text:p>31.538</text:p>
          </table:table-cell>
          <table:table-cell office:value-type="float" office:value="0.766954006850076" calcext:value-type="float">
            <text:p>0.766954006850076</text:p>
          </table:table-cell>
          <table:table-cell table:formula="of:=1/SQRT(1-([.C34]*[.C34]))" office:value-type="float" office:value="1.55835556873209" calcext:value-type="float">
            <text:p>1.55835556873209</text:p>
          </table:table-cell>
          <table:table-cell office:value-type="float" office:value="2005.17191486622" calcext:value-type="float">
            <text:p>2005.17191486622</text:p>
          </table:table-cell>
          <table:table-cell table:formula="of:=[.B34]/[.D34]" office:value-type="float" office:value="20.238" calcext:value-type="float">
            <text:p>20.238</text:p>
          </table:table-cell>
          <table:table-cell table:formula="of:=([.B34]+[.D34])/2" office:value-type="float" office:value="16.548177784366" calcext:value-type="float">
            <text:p>16.548177784366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0.509" calcext:value-type="float">
            <text:p>20.509</text:p>
          </table:table-cell>
          <table:table-cell office:value-type="float" office:value="0.631630720313503" calcext:value-type="float">
            <text:p>0.631630720313503</text:p>
          </table:table-cell>
          <table:table-cell table:formula="of:=1/SQRT(1-([.C35]*[.C35]))" office:value-type="float" office:value="1.28987421383648" calcext:value-type="float">
            <text:p>1.28987421383648</text:p>
          </table:table-cell>
          <table:table-cell office:value-type="float" office:value="1024.45168734632" calcext:value-type="float">
            <text:p>1024.45168734632</text:p>
          </table:table-cell>
          <table:table-cell table:formula="of:=[.B35]/[.D35]" office:value-type="float" office:value="15.9" calcext:value-type="float">
            <text:p>15.9</text:p>
          </table:table-cell>
          <table:table-cell table:formula="of:=([.B35]+[.D35])/2" office:value-type="float" office:value="10.8994371069182" calcext:value-type="float">
            <text:p>10.8994371069182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4.825" calcext:value-type="float">
            <text:p>34.825</text:p>
          </table:table-cell>
          <table:table-cell office:value-type="float" office:value="0.9006228218561" calcext:value-type="float">
            <text:p>0.9006228218561</text:p>
          </table:table-cell>
          <table:table-cell table:formula="of:=1/SQRT(1-([.C36]*[.C36]))" office:value-type="float" office:value="2.30095804426825" calcext:value-type="float">
            <text:p>2.30095804426825</text:p>
          </table:table-cell>
          <table:table-cell office:value-type="float" office:value="1655.85926758074" calcext:value-type="float">
            <text:p>1655.85926758074</text:p>
          </table:table-cell>
          <table:table-cell table:formula="of:=[.B36]/[.D36]" office:value-type="float" office:value="15.135" calcext:value-type="float">
            <text:p>15.135</text:p>
          </table:table-cell>
          <table:table-cell table:formula="of:=([.B36]+[.D36])/2" office:value-type="float" office:value="18.5629790221341" calcext:value-type="float">
            <text:p>18.5629790221341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9.774" calcext:value-type="float">
            <text:p>29.774</text:p>
          </table:table-cell>
          <table:table-cell office:value-type="float" office:value="0.216324036280391" calcext:value-type="float">
            <text:p>0.216324036280391</text:p>
          </table:table-cell>
          <table:table-cell table:formula="of:=1/SQRT(1-([.C37]*[.C37]))" office:value-type="float" office:value="1.0242526402697" calcext:value-type="float">
            <text:p>1.0242526402697</text:p>
          </table:table-cell>
          <table:table-cell office:value-type="float" office:value="2719.04971716858" calcext:value-type="float">
            <text:p>2719.04971716858</text:p>
          </table:table-cell>
          <table:table-cell table:formula="of:=[.B37]/[.D37]" office:value-type="float" office:value="29.069" calcext:value-type="float">
            <text:p>29.069</text:p>
          </table:table-cell>
          <table:table-cell table:formula="of:=([.B37]+[.D37])/2" office:value-type="float" office:value="15.3991263201349" calcext:value-type="float">
            <text:p>15.3991263201349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4.979" calcext:value-type="float">
            <text:p>34.979</text:p>
          </table:table-cell>
          <table:table-cell office:value-type="float" office:value="0.9232371815628" calcext:value-type="float">
            <text:p>0.9232371815628</text:p>
          </table:table-cell>
          <table:table-cell table:formula="of:=1/SQRT(1-([.C38]*[.C38]))" office:value-type="float" office:value="2.60260416666667" calcext:value-type="float">
            <text:p>2.60260416666667</text:p>
          </table:table-cell>
          <table:table-cell office:value-type="float" office:value="1476.91850113809" calcext:value-type="float">
            <text:p>1476.91850113809</text:p>
          </table:table-cell>
          <table:table-cell table:formula="of:=[.B38]/[.D38]" office:value-type="float" office:value="13.44" calcext:value-type="float">
            <text:p>13.44</text:p>
          </table:table-cell>
          <table:table-cell table:formula="of:=([.B38]+[.D38])/2" office:value-type="float" office:value="18.7908020833333" calcext:value-type="float">
            <text:p>18.7908020833333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8.702" calcext:value-type="float">
            <text:p>28.702</text:p>
          </table:table-cell>
          <table:table-cell office:value-type="float" office:value="0.892182119464005" calcext:value-type="float">
            <text:p>0.892182119464005</text:p>
          </table:table-cell>
          <table:table-cell table:formula="of:=1/SQRT(1-([.C39]*[.C39]))" office:value-type="float" office:value="2.21397716754088" calcext:value-type="float">
            <text:p>2.21397716754088</text:p>
          </table:table-cell>
          <table:table-cell office:value-type="float" office:value="1168.96378073899" calcext:value-type="float">
            <text:p>1168.96378073899</text:p>
          </table:table-cell>
          <table:table-cell table:formula="of:=[.B39]/[.D39]" office:value-type="float" office:value="12.964" calcext:value-type="float">
            <text:p>12.964</text:p>
          </table:table-cell>
          <table:table-cell table:formula="of:=([.B39]+[.D39])/2" office:value-type="float" office:value="15.4579885837704" calcext:value-type="float">
            <text:p>15.4579885837704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1.971" calcext:value-type="float">
            <text:p>31.971</text:p>
          </table:table-cell>
          <table:table-cell office:value-type="float" office:value="0.916902314827116" calcext:value-type="float">
            <text:p>0.916902314827116</text:p>
          </table:table-cell>
          <table:table-cell table:formula="of:=1/SQRT(1-([.C40]*[.C40]))" office:value-type="float" office:value="2.50556426332288" calcext:value-type="float">
            <text:p>2.50556426332288</text:p>
          </table:table-cell>
          <table:table-cell office:value-type="float" office:value="1281.61259736825" calcext:value-type="float">
            <text:p>1281.61259736825</text:p>
          </table:table-cell>
          <table:table-cell table:formula="of:=[.B40]/[.D40]" office:value-type="float" office:value="12.76" calcext:value-type="float">
            <text:p>12.76</text:p>
          </table:table-cell>
          <table:table-cell table:formula="of:=([.B40]+[.D40])/2" office:value-type="float" office:value="17.2382821316614" calcext:value-type="float">
            <text:p>17.2382821316614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2.536" calcext:value-type="float">
            <text:p>42.536</text:p>
          </table:table-cell>
          <table:table-cell office:value-type="float" office:value="0.917470330963029" calcext:value-type="float">
            <text:p>0.917470330963029</text:p>
          </table:table-cell>
          <table:table-cell table:formula="of:=1/SQRT(1-([.C41]*[.C41]))" office:value-type="float" office:value="2.51379942083801" calcext:value-type="float">
            <text:p>2.51379942083801</text:p>
          </table:table-cell>
          <table:table-cell office:value-type="float" office:value="2261.16651489869" calcext:value-type="float">
            <text:p>2261.16651489869</text:p>
          </table:table-cell>
          <table:table-cell table:formula="of:=[.B41]/[.D41]" office:value-type="float" office:value="16.921" calcext:value-type="float">
            <text:p>16.921</text:p>
          </table:table-cell>
          <table:table-cell table:formula="of:=([.B41]+[.D41])/2" office:value-type="float" office:value="22.524899710419" calcext:value-type="float">
            <text:p>22.524899710419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8.991" calcext:value-type="float">
            <text:p>28.991</text:p>
          </table:table-cell>
          <table:table-cell office:value-type="float" office:value="0.664989763740075" calcext:value-type="float">
            <text:p>0.664989763740075</text:p>
          </table:table-cell>
          <table:table-cell table:formula="of:=1/SQRT(1-([.C42]*[.C42]))" office:value-type="float" office:value="1.338952521707" calcext:value-type="float">
            <text:p>1.338952521707</text:p>
          </table:table-cell>
          <table:table-cell office:value-type="float" office:value="1972.01896405304" calcext:value-type="float">
            <text:p>1972.01896405304</text:p>
          </table:table-cell>
          <table:table-cell table:formula="of:=[.B42]/[.D42]" office:value-type="float" office:value="21.652" calcext:value-type="float">
            <text:p>21.652</text:p>
          </table:table-cell>
          <table:table-cell table:formula="of:=([.B42]+[.D42])/2" office:value-type="float" office:value="15.1649762608535" calcext:value-type="float">
            <text:p>15.1649762608535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2.154" calcext:value-type="float">
            <text:p>22.154</text:p>
          </table:table-cell>
          <table:table-cell office:value-type="float" office:value="0.637857539204197" calcext:value-type="float">
            <text:p>0.637857539204197</text:p>
          </table:table-cell>
          <table:table-cell table:formula="of:=1/SQRT(1-([.C43]*[.C43]))" office:value-type="float" office:value="1.29844097995546" calcext:value-type="float">
            <text:p>1.29844097995546</text:p>
          </table:table-cell>
          <table:table-cell office:value-type="float" office:value="1187.49547031583" calcext:value-type="float">
            <text:p>1187.49547031583</text:p>
          </table:table-cell>
          <table:table-cell table:formula="of:=[.B43]/[.D43]" office:value-type="float" office:value="17.062" calcext:value-type="float">
            <text:p>17.062</text:p>
          </table:table-cell>
          <table:table-cell table:formula="of:=([.B43]+[.D43])/2" office:value-type="float" office:value="11.7262204899777" calcext:value-type="float">
            <text:p>11.7262204899777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0.014" calcext:value-type="float">
            <text:p>20.014</text:p>
          </table:table-cell>
          <table:table-cell office:value-type="float" office:value="0.593970448235293" calcext:value-type="float">
            <text:p>0.593970448235293</text:p>
          </table:table-cell>
          <table:table-cell table:formula="of:=1/SQRT(1-([.C44]*[.C44]))" office:value-type="float" office:value="1.24302838333023" calcext:value-type="float">
            <text:p>1.24302838333023</text:p>
          </table:table-cell>
          <table:table-cell office:value-type="float" office:value="1012.3638252754" calcext:value-type="float">
            <text:p>1012.3638252754</text:p>
          </table:table-cell>
          <table:table-cell table:formula="of:=[.B44]/[.D44]" office:value-type="float" office:value="16.101" calcext:value-type="float">
            <text:p>16.101</text:p>
          </table:table-cell>
          <table:table-cell table:formula="of:=([.B44]+[.D44])/2" office:value-type="float" office:value="10.6285141916651" calcext:value-type="float">
            <text:p>10.6285141916651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0.388" calcext:value-type="float">
            <text:p>40.388</text:p>
          </table:table-cell>
          <table:table-cell office:value-type="float" office:value="0.834795877753269" calcext:value-type="float">
            <text:p>0.834795877753269</text:p>
          </table:table-cell>
          <table:table-cell table:formula="of:=1/SQRT(1-([.C45]*[.C45]))" office:value-type="float" office:value="1.81633387299874" calcext:value-type="float">
            <text:p>1.81633387299874</text:p>
          </table:table-cell>
          <table:table-cell office:value-type="float" office:value="2821.36247405605" calcext:value-type="float">
            <text:p>2821.36247405605</text:p>
          </table:table-cell>
          <table:table-cell table:formula="of:=[.B45]/[.D45]" office:value-type="float" office:value="22.236" calcext:value-type="float">
            <text:p>22.236</text:p>
          </table:table-cell>
          <table:table-cell table:formula="of:=([.B45]+[.D45])/2" office:value-type="float" office:value="21.1021669364994" calcext:value-type="float">
            <text:p>21.1021669364994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4.649" calcext:value-type="float">
            <text:p>34.649</text:p>
          </table:table-cell>
          <table:table-cell office:value-type="float" office:value="0.837509544481442" calcext:value-type="float">
            <text:p>0.837509544481442</text:p>
          </table:table-cell>
          <table:table-cell table:formula="of:=1/SQRT(1-([.C46]*[.C46]))" office:value-type="float" office:value="1.83008503670839" calcext:value-type="float">
            <text:p>1.83008503670839</text:p>
          </table:table-cell>
          <table:table-cell office:value-type="float" office:value="2060.91467929219" calcext:value-type="float">
            <text:p>2060.91467929219</text:p>
          </table:table-cell>
          <table:table-cell table:formula="of:=[.B46]/[.D46]" office:value-type="float" office:value="18.933" calcext:value-type="float">
            <text:p>18.933</text:p>
          </table:table-cell>
          <table:table-cell table:formula="of:=([.B46]+[.D46])/2" office:value-type="float" office:value="18.2395425183542" calcext:value-type="float">
            <text:p>18.2395425183542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4.59" calcext:value-type="float">
            <text:p>34.59</text:p>
          </table:table-cell>
          <table:table-cell office:value-type="float" office:value="0.946709969168028" calcext:value-type="float">
            <text:p>0.946709969168028</text:p>
          </table:table-cell>
          <table:table-cell table:formula="of:=1/SQRT(1-([.C47]*[.C47]))" office:value-type="float" office:value="3.10474822726865" calcext:value-type="float">
            <text:p>3.10474822726865</text:p>
          </table:table-cell>
          <table:table-cell office:value-type="float" office:value="1210.66673303854" calcext:value-type="float">
            <text:p>1210.66673303854</text:p>
          </table:table-cell>
          <table:table-cell table:formula="of:=[.B47]/[.D47]" office:value-type="float" office:value="11.141" calcext:value-type="float">
            <text:p>11.141</text:p>
          </table:table-cell>
          <table:table-cell table:formula="of:=([.B47]+[.D47])/2" office:value-type="float" office:value="18.8473741136343" calcext:value-type="float">
            <text:p>18.8473741136343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1.747" calcext:value-type="float">
            <text:p>41.747</text:p>
          </table:table-cell>
          <table:table-cell office:value-type="float" office:value="0.797350569309437" calcext:value-type="float">
            <text:p>0.797350569309437</text:p>
          </table:table-cell>
          <table:table-cell table:formula="of:=1/SQRT(1-([.C48]*[.C48]))" office:value-type="float" office:value="1.65695574518754" calcext:value-type="float">
            <text:p>1.65695574518754</text:p>
          </table:table-cell>
          <table:table-cell office:value-type="float" office:value="3304.37636609466" calcext:value-type="float">
            <text:p>3304.37636609466</text:p>
          </table:table-cell>
          <table:table-cell table:formula="of:=[.B48]/[.D48]" office:value-type="float" office:value="25.195" calcext:value-type="float">
            <text:p>25.195</text:p>
          </table:table-cell>
          <table:table-cell table:formula="of:=([.B48]+[.D48])/2" office:value-type="float" office:value="21.7019778725938" calcext:value-type="float">
            <text:p>21.7019778725938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9.099" calcext:value-type="float">
            <text:p>29.099</text:p>
          </table:table-cell>
          <table:table-cell office:value-type="float" office:value="0.394256008057714" calcext:value-type="float">
            <text:p>0.394256008057714</text:p>
          </table:table-cell>
          <table:table-cell table:formula="of:=1/SQRT(1-([.C49]*[.C49]))" office:value-type="float" office:value="1.08813850871289" calcext:value-type="float">
            <text:p>1.08813850871289</text:p>
          </table:table-cell>
          <table:table-cell office:value-type="float" office:value="2444.67888613014" calcext:value-type="float">
            <text:p>2444.67888613014</text:p>
          </table:table-cell>
          <table:table-cell table:formula="of:=[.B49]/[.D49]" office:value-type="float" office:value="26.742" calcext:value-type="float">
            <text:p>26.742</text:p>
          </table:table-cell>
          <table:table-cell table:formula="of:=([.B49]+[.D49])/2" office:value-type="float" office:value="15.0935692543564" calcext:value-type="float">
            <text:p>15.0935692543564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2.236" calcext:value-type="float">
            <text:p>22.236</text:p>
          </table:table-cell>
          <table:table-cell office:value-type="float" office:value="0.614404977990944" calcext:value-type="float">
            <text:p>0.614404977990944</text:p>
          </table:table-cell>
          <table:table-cell table:formula="of:=1/SQRT(1-([.C50]*[.C50]))" office:value-type="float" office:value="1.26744186046512" calcext:value-type="float">
            <text:p>1.26744186046512</text:p>
          </table:table-cell>
          <table:table-cell office:value-type="float" office:value="1225.56163327819" calcext:value-type="float">
            <text:p>1225.56163327819</text:p>
          </table:table-cell>
          <table:table-cell table:formula="of:=[.B50]/[.D50]" office:value-type="float" office:value="17.544" calcext:value-type="float">
            <text:p>17.544</text:p>
          </table:table-cell>
          <table:table-cell table:formula="of:=([.B50]+[.D50])/2" office:value-type="float" office:value="11.7517209302326" calcext:value-type="float">
            <text:p>11.7517209302326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3.747" calcext:value-type="float">
            <text:p>43.747</text:p>
          </table:table-cell>
          <table:table-cell office:value-type="float" office:value="0.800893529645972" calcext:value-type="float">
            <text:p>0.800893529645972</text:p>
          </table:table-cell>
          <table:table-cell table:formula="of:=1/SQRT(1-([.C51]*[.C51]))" office:value-type="float" office:value="1.66998778439456" calcext:value-type="float">
            <text:p>1.66998778439456</text:p>
          </table:table-cell>
          <table:table-cell office:value-type="float" office:value="3600.25390897946" calcext:value-type="float">
            <text:p>3600.25390897946</text:p>
          </table:table-cell>
          <table:table-cell table:formula="of:=[.B51]/[.D51]" office:value-type="float" office:value="26.196" calcext:value-type="float">
            <text:p>26.196</text:p>
          </table:table-cell>
          <table:table-cell table:formula="of:=([.B51]+[.D51])/2" office:value-type="float" office:value="22.7084938921973" calcext:value-type="float">
            <text:p>22.7084938921973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19.351" calcext:value-type="float">
            <text:p>19.351</text:p>
          </table:table-cell>
          <table:table-cell office:value-type="float" office:value="0.582938682500434" calcext:value-type="float">
            <text:p>0.582938682500434</text:p>
          </table:table-cell>
          <table:table-cell table:formula="of:=1/SQRT(1-([.C52]*[.C52]))" office:value-type="float" office:value="1.23074476881002" calcext:value-type="float">
            <text:p>1.23074476881002</text:p>
          </table:table-cell>
          <table:table-cell office:value-type="float" office:value="955.847701269084" calcext:value-type="float">
            <text:p>955.847701269084</text:p>
          </table:table-cell>
          <table:table-cell table:formula="of:=[.B52]/[.D52]" office:value-type="float" office:value="15.723" calcext:value-type="float">
            <text:p>15.723</text:p>
          </table:table-cell>
          <table:table-cell table:formula="of:=([.B52]+[.D52])/2" office:value-type="float" office:value="10.290872384405" calcext:value-type="float">
            <text:p>10.290872384405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19.788" calcext:value-type="float">
            <text:p>19.788</text:p>
          </table:table-cell>
          <table:table-cell office:value-type="float" office:value="0.716689540596765" calcext:value-type="float">
            <text:p>0.716689540596765</text:p>
          </table:table-cell>
          <table:table-cell table:formula="of:=1/SQRT(1-([.C53]*[.C53]))" office:value-type="float" office:value="1.43391304347826" calcext:value-type="float">
            <text:p>1.43391304347826</text:p>
          </table:table-cell>
          <table:table-cell office:value-type="float" office:value="857.888528923441" calcext:value-type="float">
            <text:p>857.888528923441</text:p>
          </table:table-cell>
          <table:table-cell table:formula="of:=[.B53]/[.D53]" office:value-type="float" office:value="13.8" calcext:value-type="float">
            <text:p>13.8</text:p>
          </table:table-cell>
          <table:table-cell table:formula="of:=([.B53]+[.D53])/2" office:value-type="float" office:value="10.6109565217391" calcext:value-type="float">
            <text:p>10.6109565217391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5.874" calcext:value-type="float">
            <text:p>25.874</text:p>
          </table:table-cell>
          <table:table-cell office:value-type="float" office:value="0.96175695029425" calcext:value-type="float">
            <text:p>0.96175695029425</text:p>
          </table:table-cell>
          <table:table-cell table:formula="of:=1/SQRT(1-([.C54]*[.C54]))" office:value-type="float" office:value="3.65091011711584" calcext:value-type="float">
            <text:p>3.65091011711584</text:p>
          </table:table-cell>
          <table:table-cell office:value-type="float" office:value="576.070822676628" calcext:value-type="float">
            <text:p>576.070822676628</text:p>
          </table:table-cell>
          <table:table-cell table:formula="of:=[.B54]/[.D54]" office:value-type="float" office:value="7.08700000000002" calcext:value-type="float">
            <text:p>7.08700000000002</text:p>
          </table:table-cell>
          <table:table-cell table:formula="of:=([.B54]+[.D54])/2" office:value-type="float" office:value="14.7624550585579" calcext:value-type="float">
            <text:p>14.7624550585579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3.898" calcext:value-type="float">
            <text:p>23.898</text:p>
          </table:table-cell>
          <table:table-cell office:value-type="float" office:value="0.809833364208932" calcext:value-type="float">
            <text:p>0.809833364208932</text:p>
          </table:table-cell>
          <table:table-cell table:formula="of:=1/SQRT(1-([.C55]*[.C55]))" office:value-type="float" office:value="1.70456490727532" calcext:value-type="float">
            <text:p>1.70456490727532</text:p>
          </table:table-cell>
          <table:table-cell office:value-type="float" office:value="1052.59049292155" calcext:value-type="float">
            <text:p>1052.59049292155</text:p>
          </table:table-cell>
          <table:table-cell table:formula="of:=[.B55]/[.D55]" office:value-type="float" office:value="14.02" calcext:value-type="float">
            <text:p>14.02</text:p>
          </table:table-cell>
          <table:table-cell table:formula="of:=([.B55]+[.D55])/2" office:value-type="float" office:value="12.8012824536377" calcext:value-type="float">
            <text:p>12.8012824536377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0.674" calcext:value-type="float">
            <text:p>30.674</text:p>
          </table:table-cell>
          <table:table-cell office:value-type="float" office:value="0.861998168167111" calcext:value-type="float">
            <text:p>0.861998168167111</text:p>
          </table:table-cell>
          <table:table-cell table:formula="of:=1/SQRT(1-([.C56]*[.C56]))" office:value-type="float" office:value="1.97273136536111" calcext:value-type="float">
            <text:p>1.97273136536111</text:p>
          </table:table-cell>
          <table:table-cell office:value-type="float" office:value="1498.38269781106" calcext:value-type="float">
            <text:p>1498.38269781106</text:p>
          </table:table-cell>
          <table:table-cell table:formula="of:=[.B56]/[.D56]" office:value-type="float" office:value="15.549" calcext:value-type="float">
            <text:p>15.549</text:p>
          </table:table-cell>
          <table:table-cell table:formula="of:=([.B56]+[.D56])/2" office:value-type="float" office:value="16.3233656826806" calcext:value-type="float">
            <text:p>16.3233656826806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19.827" calcext:value-type="float">
            <text:p>19.827</text:p>
          </table:table-cell>
          <table:table-cell office:value-type="float" office:value="0.360997709650572" calcext:value-type="float">
            <text:p>0.360997709650572</text:p>
          </table:table-cell>
          <table:table-cell table:formula="of:=1/SQRT(1-([.C57]*[.C57]))" office:value-type="float" office:value="1.07230935640887" calcext:value-type="float">
            <text:p>1.07230935640887</text:p>
          </table:table-cell>
          <table:table-cell office:value-type="float" office:value="1151.71173096498" calcext:value-type="float">
            <text:p>1151.71173096498</text:p>
          </table:table-cell>
          <table:table-cell table:formula="of:=[.B57]/[.D57]" office:value-type="float" office:value="18.49" calcext:value-type="float">
            <text:p>18.49</text:p>
          </table:table-cell>
          <table:table-cell table:formula="of:=([.B57]+[.D57])/2" office:value-type="float" office:value="10.4496546782044" calcext:value-type="float">
            <text:p>10.4496546782044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8.168" calcext:value-type="float">
            <text:p>28.168</text:p>
          </table:table-cell>
          <table:table-cell office:value-type="float" office:value="0.589413382292297" calcext:value-type="float">
            <text:p>0.589413382292297</text:p>
          </table:table-cell>
          <table:table-cell table:formula="of:=1/SQRT(1-([.C58]*[.C58]))" office:value-type="float" office:value="1.23788178422325" calcext:value-type="float">
            <text:p>1.23788178422325</text:p>
          </table:table-cell>
          <table:table-cell office:value-type="float" office:value="2013.64414936805" calcext:value-type="float">
            <text:p>2013.64414936805</text:p>
          </table:table-cell>
          <table:table-cell table:formula="of:=[.B58]/[.D58]" office:value-type="float" office:value="22.755" calcext:value-type="float">
            <text:p>22.755</text:p>
          </table:table-cell>
          <table:table-cell table:formula="of:=([.B58]+[.D58])/2" office:value-type="float" office:value="14.7029408921116" calcext:value-type="float">
            <text:p>14.7029408921116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8.492" calcext:value-type="float">
            <text:p>28.492</text:p>
          </table:table-cell>
          <table:table-cell office:value-type="float" office:value="0.794960251419433" calcext:value-type="float">
            <text:p>0.794960251419433</text:p>
          </table:table-cell>
          <table:table-cell table:formula="of:=1/SQRT(1-([.C59]*[.C59]))" office:value-type="float" office:value="1.64836563494359" calcext:value-type="float">
            <text:p>1.64836563494359</text:p>
          </table:table-cell>
          <table:table-cell office:value-type="float" office:value="1547.1848075609" calcext:value-type="float">
            <text:p>1547.1848075609</text:p>
          </table:table-cell>
          <table:table-cell table:formula="of:=[.B59]/[.D59]" office:value-type="float" office:value="17.285" calcext:value-type="float">
            <text:p>17.285</text:p>
          </table:table-cell>
          <table:table-cell table:formula="of:=([.B59]+[.D59])/2" office:value-type="float" office:value="15.0701828174718" calcext:value-type="float">
            <text:p>15.0701828174718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6.744" calcext:value-type="float">
            <text:p>26.744</text:p>
          </table:table-cell>
          <table:table-cell office:value-type="float" office:value="0.892892843617456" calcext:value-type="float">
            <text:p>0.892892843617456</text:p>
          </table:table-cell>
          <table:table-cell table:formula="of:=1/SQRT(1-([.C60]*[.C60]))" office:value-type="float" office:value="2.22089353927919" calcext:value-type="float">
            <text:p>2.22089353927919</text:p>
          </table:table-cell>
          <table:table-cell office:value-type="float" office:value="1011.75383479622" calcext:value-type="float">
            <text:p>1011.75383479622</text:p>
          </table:table-cell>
          <table:table-cell table:formula="of:=[.B60]/[.D60]" office:value-type="float" office:value="12.042" calcext:value-type="float">
            <text:p>12.042</text:p>
          </table:table-cell>
          <table:table-cell table:formula="of:=([.B60]+[.D60])/2" office:value-type="float" office:value="14.4824467696396" calcext:value-type="float">
            <text:p>14.4824467696396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13.536" calcext:value-type="float">
            <text:p>13.536</text:p>
          </table:table-cell>
          <table:table-cell office:value-type="float" office:value="0.574318710689108" calcext:value-type="float">
            <text:p>0.574318710689108</text:p>
          </table:table-cell>
          <table:table-cell table:formula="of:=1/SQRT(1-([.C61]*[.C61]))" office:value-type="float" office:value="1.2215504015883" calcext:value-type="float">
            <text:p>1.2215504015883</text:p>
          </table:table-cell>
          <table:table-cell office:value-type="float" office:value="471.215072199784" calcext:value-type="float">
            <text:p>471.215072199784</text:p>
          </table:table-cell>
          <table:table-cell table:formula="of:=[.B61]/[.D61]" office:value-type="float" office:value="11.081" calcext:value-type="float">
            <text:p>11.081</text:p>
          </table:table-cell>
          <table:table-cell table:formula="of:=([.B61]+[.D61])/2" office:value-type="float" office:value="7.37877520079415" calcext:value-type="float">
            <text:p>7.37877520079415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7.578" calcext:value-type="float">
            <text:p>27.578</text:p>
          </table:table-cell>
          <table:table-cell office:value-type="float" office:value="0.879859509991936" calcext:value-type="float">
            <text:p>0.879859509991936</text:p>
          </table:table-cell>
          <table:table-cell table:formula="of:=1/SQRT(1-([.C62]*[.C62]))" office:value-type="float" office:value="2.10422707157027" calcext:value-type="float">
            <text:p>2.10422707157027</text:p>
          </table:table-cell>
          <table:table-cell office:value-type="float" office:value="1135.48866588237" calcext:value-type="float">
            <text:p>1135.48866588237</text:p>
          </table:table-cell>
          <table:table-cell table:formula="of:=[.B62]/[.D62]" office:value-type="float" office:value="13.106" calcext:value-type="float">
            <text:p>13.106</text:p>
          </table:table-cell>
          <table:table-cell table:formula="of:=([.B62]+[.D62])/2" office:value-type="float" office:value="14.8411135357851" calcext:value-type="float">
            <text:p>14.8411135357851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0.478" calcext:value-type="float">
            <text:p>40.478</text:p>
          </table:table-cell>
          <table:table-cell office:value-type="float" office:value="0.907567087846395" calcext:value-type="float">
            <text:p>0.907567087846395</text:p>
          </table:table-cell>
          <table:table-cell table:formula="of:=1/SQRT(1-([.C63]*[.C63]))" office:value-type="float" office:value="2.38147908454433" calcext:value-type="float">
            <text:p>2.38147908454433</text:p>
          </table:table-cell>
          <table:table-cell office:value-type="float" office:value="2161.43009018183" calcext:value-type="float">
            <text:p>2161.43009018183</text:p>
          </table:table-cell>
          <table:table-cell table:formula="of:=[.B63]/[.D63]" office:value-type="float" office:value="16.997" calcext:value-type="float">
            <text:p>16.997</text:p>
          </table:table-cell>
          <table:table-cell table:formula="of:=([.B63]+[.D63])/2" office:value-type="float" office:value="21.4297395422722" calcext:value-type="float">
            <text:p>21.4297395422722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8.74" calcext:value-type="float">
            <text:p>48.74</text:p>
          </table:table-cell>
          <table:table-cell office:value-type="float" office:value="0.9203064558172" calcext:value-type="float">
            <text:p>0.9203064558172</text:p>
          </table:table-cell>
          <table:table-cell table:formula="of:=1/SQRT(1-([.C64]*[.C64]))" office:value-type="float" office:value="2.55624901662558" calcext:value-type="float">
            <text:p>2.55624901662558</text:p>
          </table:table-cell>
          <table:table-cell office:value-type="float" office:value="2919.56241492107" calcext:value-type="float">
            <text:p>2919.56241492107</text:p>
          </table:table-cell>
          <table:table-cell table:formula="of:=[.B64]/[.D64]" office:value-type="float" office:value="19.067" calcext:value-type="float">
            <text:p>19.067</text:p>
          </table:table-cell>
          <table:table-cell table:formula="of:=([.B64]+[.D64])/2" office:value-type="float" office:value="25.6481245083128" calcext:value-type="float">
            <text:p>25.6481245083128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847611447164882" calcext:value-type="float">
            <text:p>0.847611447164882</text:p>
          </table:table-cell>
          <table:table-cell table:formula="of:=1/SQRT(1-([.C65]*[.C65]))" office:value-type="float" office:value="1.88459704339532" calcext:value-type="float">
            <text:p>1.88459704339532</text:p>
          </table:table-cell>
          <table:table-cell office:value-type="float" office:value="1666.26937780297" calcext:value-type="float">
            <text:p>1666.26937780297</text:p>
          </table:table-cell>
          <table:table-cell table:formula="of:=[.B65]/[.D65]" office:value-type="float" office:value="16.776" calcext:value-type="float">
            <text:p>16.776</text:p>
          </table:table-cell>
          <table:table-cell table:formula="of:=([.B65]+[.D65])/2" office:value-type="float" office:value="16.7502985216977" calcext:value-type="float">
            <text:p>16.7502985216977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6.151" calcext:value-type="float">
            <text:p>46.151</text:p>
          </table:table-cell>
          <table:table-cell office:value-type="float" office:value="0.857408321646814" calcext:value-type="float">
            <text:p>0.857408321646814</text:p>
          </table:table-cell>
          <table:table-cell table:formula="of:=1/SQRT(1-([.C66]*[.C66]))" office:value-type="float" office:value="1.9431181844975" calcext:value-type="float">
            <text:p>1.9431181844975</text:p>
          </table:table-cell>
          <table:table-cell office:value-type="float" office:value="3443.60149834334" calcext:value-type="float">
            <text:p>3443.60149834334</text:p>
          </table:table-cell>
          <table:table-cell table:formula="of:=[.B66]/[.D66]" office:value-type="float" office:value="23.751" calcext:value-type="float">
            <text:p>23.751</text:p>
          </table:table-cell>
          <table:table-cell table:formula="of:=([.B66]+[.D66])/2" office:value-type="float" office:value="24.0470590922487" calcext:value-type="float">
            <text:p>24.0470590922487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1.632" calcext:value-type="float">
            <text:p>31.632</text:p>
          </table:table-cell>
          <table:table-cell office:value-type="float" office:value="0.817984498505428" calcext:value-type="float">
            <text:p>0.817984498505428</text:p>
          </table:table-cell>
          <table:table-cell table:formula="of:=1/SQRT(1-([.C67]*[.C67]))" office:value-type="float" office:value="1.73840404484502" calcext:value-type="float">
            <text:p>1.73840404484502</text:p>
          </table:table-cell>
          <table:table-cell office:value-type="float" office:value="1808.22493105874" calcext:value-type="float">
            <text:p>1808.22493105874</text:p>
          </table:table-cell>
          <table:table-cell table:formula="of:=[.B67]/[.D67]" office:value-type="float" office:value="18.196" calcext:value-type="float">
            <text:p>18.196</text:p>
          </table:table-cell>
          <table:table-cell table:formula="of:=([.B67]+[.D67])/2" office:value-type="float" office:value="16.6852020224225" calcext:value-type="float">
            <text:p>16.6852020224225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54.589" calcext:value-type="float">
            <text:p>54.589</text:p>
          </table:table-cell>
          <table:table-cell office:value-type="float" office:value="0.872479027293968" calcext:value-type="float">
            <text:p>0.872479027293968</text:p>
          </table:table-cell>
          <table:table-cell table:formula="of:=1/SQRT(1-([.C68]*[.C68]))" office:value-type="float" office:value="2.04644798500469" calcext:value-type="float">
            <text:p>2.04644798500469</text:p>
          </table:table-cell>
          <table:table-cell office:value-type="float" office:value="4574.66650645974" calcext:value-type="float">
            <text:p>4574.66650645974</text:p>
          </table:table-cell>
          <table:table-cell table:formula="of:=[.B68]/[.D68]" office:value-type="float" office:value="26.675" calcext:value-type="float">
            <text:p>26.675</text:p>
          </table:table-cell>
          <table:table-cell table:formula="of:=([.B68]+[.D68])/2" office:value-type="float" office:value="28.3177239925023" calcext:value-type="float">
            <text:p>28.3177239925023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2.668" calcext:value-type="float">
            <text:p>32.668</text:p>
          </table:table-cell>
          <table:table-cell office:value-type="float" office:value="0.847557967261721" calcext:value-type="float">
            <text:p>0.847557967261721</text:p>
          </table:table-cell>
          <table:table-cell table:formula="of:=1/SQRT(1-([.C69]*[.C69]))" office:value-type="float" office:value="1.88429370710042" calcext:value-type="float">
            <text:p>1.88429370710042</text:p>
          </table:table-cell>
          <table:table-cell office:value-type="float" office:value="1779.28848767513" calcext:value-type="float">
            <text:p>1779.28848767513</text:p>
          </table:table-cell>
          <table:table-cell table:formula="of:=[.B69]/[.D69]" office:value-type="float" office:value="17.337" calcext:value-type="float">
            <text:p>17.337</text:p>
          </table:table-cell>
          <table:table-cell table:formula="of:=([.B69]+[.D69])/2" office:value-type="float" office:value="17.2761468535502" calcext:value-type="float">
            <text:p>17.2761468535502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8.006" calcext:value-type="float">
            <text:p>38.006</text:p>
          </table:table-cell>
          <table:table-cell office:value-type="float" office:value="0.765000327296806" calcext:value-type="float">
            <text:p>0.765000327296806</text:p>
          </table:table-cell>
          <table:table-cell table:formula="of:=1/SQRT(1-([.C70]*[.C70]))" office:value-type="float" office:value="1.55272296441557" calcext:value-type="float">
            <text:p>1.55272296441557</text:p>
          </table:table-cell>
          <table:table-cell office:value-type="float" office:value="2922.53838909315" calcext:value-type="float">
            <text:p>2922.53838909315</text:p>
          </table:table-cell>
          <table:table-cell table:formula="of:=[.B70]/[.D70]" office:value-type="float" office:value="24.477" calcext:value-type="float">
            <text:p>24.477</text:p>
          </table:table-cell>
          <table:table-cell table:formula="of:=([.B70]+[.D70])/2" office:value-type="float" office:value="19.7793614822078" calcext:value-type="float">
            <text:p>19.7793614822078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6.098" calcext:value-type="float">
            <text:p>26.098</text:p>
          </table:table-cell>
          <table:table-cell office:value-type="float" office:value="0.70433995347109" calcext:value-type="float">
            <text:p>0.70433995347109</text:p>
          </table:table-cell>
          <table:table-cell table:formula="of:=1/SQRT(1-([.C71]*[.C71]))" office:value-type="float" office:value="1.40872287595811" calcext:value-type="float">
            <text:p>1.40872287595811</text:p>
          </table:table-cell>
          <table:table-cell office:value-type="float" office:value="1518.93349526956" calcext:value-type="float">
            <text:p>1518.93349526956</text:p>
          </table:table-cell>
          <table:table-cell table:formula="of:=[.B71]/[.D71]" office:value-type="float" office:value="18.526" calcext:value-type="float">
            <text:p>18.526</text:p>
          </table:table-cell>
          <table:table-cell table:formula="of:=([.B71]+[.D71])/2" office:value-type="float" office:value="13.7533614379791" calcext:value-type="float">
            <text:p>13.7533614379791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2.335" calcext:value-type="float">
            <text:p>32.335</text:p>
          </table:table-cell>
          <table:table-cell office:value-type="float" office:value="0.85692106552794" calcext:value-type="float">
            <text:p>0.85692106552794</text:p>
          </table:table-cell>
          <table:table-cell table:formula="of:=1/SQRT(1-([.C72]*[.C72]))" office:value-type="float" office:value="1.94006119877602" calcext:value-type="float">
            <text:p>1.94006119877602</text:p>
          </table:table-cell>
          <table:table-cell office:value-type="float" office:value="1693.09050202992" calcext:value-type="float">
            <text:p>1693.09050202992</text:p>
          </table:table-cell>
          <table:table-cell table:formula="of:=[.B72]/[.D72]" office:value-type="float" office:value="16.667" calcext:value-type="float">
            <text:p>16.667</text:p>
          </table:table-cell>
          <table:table-cell table:formula="of:=([.B72]+[.D72])/2" office:value-type="float" office:value="17.137530599388" calcext:value-type="float">
            <text:p>17.137530599388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3.843" calcext:value-type="float">
            <text:p>43.843</text:p>
          </table:table-cell>
          <table:table-cell office:value-type="float" office:value="0.737588637762148" calcext:value-type="float">
            <text:p>0.737588637762148</text:p>
          </table:table-cell>
          <table:table-cell table:formula="of:=1/SQRT(1-([.C73]*[.C73]))" office:value-type="float" office:value="1.48093227495356" calcext:value-type="float">
            <text:p>1.48093227495356</text:p>
          </table:table-cell>
          <table:table-cell office:value-type="float" office:value="4077.69934688914" calcext:value-type="float">
            <text:p>4077.69934688914</text:p>
          </table:table-cell>
          <table:table-cell table:formula="of:=[.B73]/[.D73]" office:value-type="float" office:value="29.605" calcext:value-type="float">
            <text:p>29.605</text:p>
          </table:table-cell>
          <table:table-cell table:formula="of:=([.B73]+[.D73])/2" office:value-type="float" office:value="22.6619661374768" calcext:value-type="float">
            <text:p>22.6619661374768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5.944" calcext:value-type="float">
            <text:p>25.944</text:p>
          </table:table-cell>
          <table:table-cell office:value-type="float" office:value="0.831256123759109" calcext:value-type="float">
            <text:p>0.831256123759109</text:p>
          </table:table-cell>
          <table:table-cell table:formula="of:=1/SQRT(1-([.C74]*[.C74]))" office:value-type="float" office:value="1.7989183192345" calcext:value-type="float">
            <text:p>1.7989183192345</text:p>
          </table:table-cell>
          <table:table-cell office:value-type="float" office:value="1175.47202974387" calcext:value-type="float">
            <text:p>1175.47202974387</text:p>
          </table:table-cell>
          <table:table-cell table:formula="of:=[.B74]/[.D74]" office:value-type="float" office:value="14.422" calcext:value-type="float">
            <text:p>14.422</text:p>
          </table:table-cell>
          <table:table-cell table:formula="of:=([.B74]+[.D74])/2" office:value-type="float" office:value="13.8714591596173" calcext:value-type="float">
            <text:p>13.8714591596173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9.53" calcext:value-type="float">
            <text:p>29.53</text:p>
          </table:table-cell>
          <table:table-cell office:value-type="float" office:value="0.741262077030925" calcext:value-type="float">
            <text:p>0.741262077030925</text:p>
          </table:table-cell>
          <table:table-cell table:formula="of:=1/SQRT(1-([.C75]*[.C75]))" office:value-type="float" office:value="1.48983401442914" calcext:value-type="float">
            <text:p>1.48983401442914</text:p>
          </table:table-cell>
          <table:table-cell office:value-type="float" office:value="1838.8185708503" calcext:value-type="float">
            <text:p>1838.8185708503</text:p>
          </table:table-cell>
          <table:table-cell table:formula="of:=[.B75]/[.D75]" office:value-type="float" office:value="19.821" calcext:value-type="float">
            <text:p>19.821</text:p>
          </table:table-cell>
          <table:table-cell table:formula="of:=([.B75]+[.D75])/2" office:value-type="float" office:value="15.5099170072146" calcext:value-type="float">
            <text:p>15.5099170072146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8.538" calcext:value-type="float">
            <text:p>28.538</text:p>
          </table:table-cell>
          <table:table-cell office:value-type="float" office:value="0.644511547515808" calcext:value-type="float">
            <text:p>0.644511547515808</text:p>
          </table:table-cell>
          <table:table-cell table:formula="of:=1/SQRT(1-([.C76]*[.C76]))" office:value-type="float" office:value="1.30788267644363" calcext:value-type="float">
            <text:p>1.30788267644363</text:p>
          </table:table-cell>
          <table:table-cell office:value-type="float" office:value="1956.26710645254" calcext:value-type="float">
            <text:p>1956.26710645254</text:p>
          </table:table-cell>
          <table:table-cell table:formula="of:=[.B76]/[.D76]" office:value-type="float" office:value="21.82" calcext:value-type="float">
            <text:p>21.82</text:p>
          </table:table-cell>
          <table:table-cell table:formula="of:=([.B76]+[.D76])/2" office:value-type="float" office:value="14.9229413382218" calcext:value-type="float">
            <text:p>14.9229413382218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9.661" calcext:value-type="float">
            <text:p>39.661</text:p>
          </table:table-cell>
          <table:table-cell office:value-type="float" office:value="0.787197055162089" calcext:value-type="float">
            <text:p>0.787197055162089</text:p>
          </table:table-cell>
          <table:table-cell table:formula="of:=1/SQRT(1-([.C77]*[.C77]))" office:value-type="float" office:value="1.62152990719163" calcext:value-type="float">
            <text:p>1.62152990719163</text:p>
          </table:table-cell>
          <table:table-cell office:value-type="float" office:value="3047.55975577801" calcext:value-type="float">
            <text:p>3047.55975577801</text:p>
          </table:table-cell>
          <table:table-cell table:formula="of:=[.B77]/[.D77]" office:value-type="float" office:value="24.459" calcext:value-type="float">
            <text:p>24.459</text:p>
          </table:table-cell>
          <table:table-cell table:formula="of:=([.B77]+[.D77])/2" office:value-type="float" office:value="20.6412649535958" calcext:value-type="float">
            <text:p>20.6412649535958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7.014" calcext:value-type="float">
            <text:p>37.014</text:p>
          </table:table-cell>
          <table:table-cell office:value-type="float" office:value="0.863499493077492" calcext:value-type="float">
            <text:p>0.863499493077492</text:p>
          </table:table-cell>
          <table:table-cell table:formula="of:=1/SQRT(1-([.C78]*[.C78]))" office:value-type="float" office:value="1.98275123205485" calcext:value-type="float">
            <text:p>1.98275123205485</text:p>
          </table:table-cell>
          <table:table-cell office:value-type="float" office:value="2170.76937284013" calcext:value-type="float">
            <text:p>2170.76937284013</text:p>
          </table:table-cell>
          <table:table-cell table:formula="of:=[.B78]/[.D78]" office:value-type="float" office:value="18.668" calcext:value-type="float">
            <text:p>18.668</text:p>
          </table:table-cell>
          <table:table-cell table:formula="of:=([.B78]+[.D78])/2" office:value-type="float" office:value="19.4983756160274" calcext:value-type="float">
            <text:p>19.4983756160274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0.14" calcext:value-type="float">
            <text:p>40.14</text:p>
          </table:table-cell>
          <table:table-cell office:value-type="float" office:value="0.842249322925331" calcext:value-type="float">
            <text:p>0.842249322925331</text:p>
          </table:table-cell>
          <table:table-cell table:formula="of:=1/SQRT(1-([.C79]*[.C79]))" office:value-type="float" office:value="1.85498405656454" calcext:value-type="float">
            <text:p>1.85498405656454</text:p>
          </table:table-cell>
          <table:table-cell office:value-type="float" office:value="2728.75426652153" calcext:value-type="float">
            <text:p>2728.75426652153</text:p>
          </table:table-cell>
          <table:table-cell table:formula="of:=[.B79]/[.D79]" office:value-type="float" office:value="21.639" calcext:value-type="float">
            <text:p>21.639</text:p>
          </table:table-cell>
          <table:table-cell table:formula="of:=([.B79]+[.D79])/2" office:value-type="float" office:value="20.9974920282823" calcext:value-type="float">
            <text:p>20.9974920282823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4.423" calcext:value-type="float">
            <text:p>24.423</text:p>
          </table:table-cell>
          <table:table-cell office:value-type="float" office:value="0.767648333702113" calcext:value-type="float">
            <text:p>0.767648333702113</text:p>
          </table:table-cell>
          <table:table-cell table:formula="of:=1/SQRT(1-([.C80]*[.C80]))" office:value-type="float" office:value="1.56037567084079" calcext:value-type="float">
            <text:p>1.56037567084079</text:p>
          </table:table-cell>
          <table:table-cell office:value-type="float" office:value="1200.93284121022" calcext:value-type="float">
            <text:p>1200.93284121022</text:p>
          </table:table-cell>
          <table:table-cell table:formula="of:=[.B80]/[.D80]" office:value-type="float" office:value="15.652" calcext:value-type="float">
            <text:p>15.652</text:p>
          </table:table-cell>
          <table:table-cell table:formula="of:=([.B80]+[.D80])/2" office:value-type="float" office:value="12.9916878354204" calcext:value-type="float">
            <text:p>12.9916878354204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13.73" calcext:value-type="float">
            <text:p>13.73</text:p>
          </table:table-cell>
          <table:table-cell office:value-type="float" office:value="0.244293319999118" calcext:value-type="float">
            <text:p>0.244293319999118</text:p>
          </table:table-cell>
          <table:table-cell table:formula="of:=1/SQRT(1-([.C81]*[.C81]))" office:value-type="float" office:value="1.03124530569326" calcext:value-type="float">
            <text:p>1.03124530569326</text:p>
          </table:table-cell>
          <table:table-cell office:value-type="float" office:value="574.286969819252" calcext:value-type="float">
            <text:p>574.286969819252</text:p>
          </table:table-cell>
          <table:table-cell table:formula="of:=[.B81]/[.D81]" office:value-type="float" office:value="13.314" calcext:value-type="float">
            <text:p>13.314</text:p>
          </table:table-cell>
          <table:table-cell table:formula="of:=([.B81]+[.D81])/2" office:value-type="float" office:value="7.38062265284663" calcext:value-type="float">
            <text:p>7.38062265284663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19.609" calcext:value-type="float">
            <text:p>19.609</text:p>
          </table:table-cell>
          <table:table-cell office:value-type="float" office:value="0.610410460141579" calcext:value-type="float">
            <text:p>0.610410460141579</text:p>
          </table:table-cell>
          <table:table-cell table:formula="of:=1/SQRT(1-([.C82]*[.C82]))" office:value-type="float" office:value="1.26249034251867" calcext:value-type="float">
            <text:p>1.26249034251867</text:p>
          </table:table-cell>
          <table:table-cell office:value-type="float" office:value="956.825412026771" calcext:value-type="float">
            <text:p>956.825412026771</text:p>
          </table:table-cell>
          <table:table-cell table:formula="of:=[.B82]/[.D82]" office:value-type="float" office:value="15.532" calcext:value-type="float">
            <text:p>15.532</text:p>
          </table:table-cell>
          <table:table-cell table:formula="of:=([.B82]+[.D82])/2" office:value-type="float" office:value="10.4357451712593" calcext:value-type="float">
            <text:p>10.4357451712593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3.708" calcext:value-type="float">
            <text:p>33.708</text:p>
          </table:table-cell>
          <table:table-cell office:value-type="float" office:value="0.906758364787192" calcext:value-type="float">
            <text:p>0.906758364787192</text:p>
          </table:table-cell>
          <table:table-cell table:formula="of:=1/SQRT(1-([.C83]*[.C83]))" office:value-type="float" office:value="2.37163160486878" calcext:value-type="float">
            <text:p>2.37163160486878</text:p>
          </table:table-cell>
          <table:table-cell office:value-type="float" office:value="1505.11129184148" calcext:value-type="float">
            <text:p>1505.11129184148</text:p>
          </table:table-cell>
          <table:table-cell table:formula="of:=[.B83]/[.D83]" office:value-type="float" office:value="14.213" calcext:value-type="float">
            <text:p>14.213</text:p>
          </table:table-cell>
          <table:table-cell table:formula="of:=([.B83]+[.D83])/2" office:value-type="float" office:value="18.0398158024344" calcext:value-type="float">
            <text:p>18.0398158024344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7.951" calcext:value-type="float">
            <text:p>27.951</text:p>
          </table:table-cell>
          <table:table-cell office:value-type="float" office:value="0.918614112184425" calcext:value-type="float">
            <text:p>0.918614112184425</text:p>
          </table:table-cell>
          <table:table-cell table:formula="of:=1/SQRT(1-([.C84]*[.C84]))" office:value-type="float" office:value="2.53064735174287" calcext:value-type="float">
            <text:p>2.53064735174287</text:p>
          </table:table-cell>
          <table:table-cell office:value-type="float" office:value="969.868698397094" calcext:value-type="float">
            <text:p>969.868698397094</text:p>
          </table:table-cell>
          <table:table-cell table:formula="of:=[.B84]/[.D84]" office:value-type="float" office:value="11.045" calcext:value-type="float">
            <text:p>11.045</text:p>
          </table:table-cell>
          <table:table-cell table:formula="of:=([.B84]+[.D84])/2" office:value-type="float" office:value="15.2408236758714" calcext:value-type="float">
            <text:p>15.2408236758714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6.912" calcext:value-type="float">
            <text:p>26.912</text:p>
          </table:table-cell>
          <table:table-cell office:value-type="float" office:value="0.773217507737759" calcext:value-type="float">
            <text:p>0.773217507737759</text:p>
          </table:table-cell>
          <table:table-cell table:formula="of:=1/SQRT(1-([.C85]*[.C85]))" office:value-type="float" office:value="1.5769365990859" calcext:value-type="float">
            <text:p>1.5769365990859</text:p>
          </table:table-cell>
          <table:table-cell office:value-type="float" office:value="1442.87127712651" calcext:value-type="float">
            <text:p>1442.87127712651</text:p>
          </table:table-cell>
          <table:table-cell table:formula="of:=[.B85]/[.D85]" office:value-type="float" office:value="17.066" calcext:value-type="float">
            <text:p>17.066</text:p>
          </table:table-cell>
          <table:table-cell table:formula="of:=([.B85]+[.D85])/2" office:value-type="float" office:value="14.244468299543" calcext:value-type="float">
            <text:p>14.244468299543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3.521" calcext:value-type="float">
            <text:p>23.521</text:p>
          </table:table-cell>
          <table:table-cell office:value-type="float" office:value="0.75813457596097" calcext:value-type="float">
            <text:p>0.75813457596097</text:p>
          </table:table-cell>
          <table:table-cell table:formula="of:=1/SQRT(1-([.C86]*[.C86]))" office:value-type="float" office:value="1.5335115399661" calcext:value-type="float">
            <text:p>1.5335115399661</text:p>
          </table:table-cell>
          <table:table-cell office:value-type="float" office:value="1133.3769815484" calcext:value-type="float">
            <text:p>1133.3769815484</text:p>
          </table:table-cell>
          <table:table-cell table:formula="of:=[.B86]/[.D86]" office:value-type="float" office:value="15.338" calcext:value-type="float">
            <text:p>15.338</text:p>
          </table:table-cell>
          <table:table-cell table:formula="of:=([.B86]+[.D86])/2" office:value-type="float" office:value="12.5272557699831" calcext:value-type="float">
            <text:p>12.5272557699831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0" calcext:value-type="float">
            <text:p>20</text:p>
          </table:table-cell>
          <table:table-cell office:value-type="float" office:value="0.810852907437594" calcext:value-type="float">
            <text:p>0.810852907437594</text:p>
          </table:table-cell>
          <table:table-cell table:formula="of:=1/SQRT(1-([.C87]*[.C87]))" office:value-type="float" office:value="1.7086715079026" calcext:value-type="float">
            <text:p>1.7086715079026</text:p>
          </table:table-cell>
          <table:table-cell office:value-type="float" office:value="735.446840205371" calcext:value-type="float">
            <text:p>735.446840205371</text:p>
          </table:table-cell>
          <table:table-cell table:formula="of:=[.B87]/[.D87]" office:value-type="float" office:value="11.705" calcext:value-type="float">
            <text:p>11.705</text:p>
          </table:table-cell>
          <table:table-cell table:formula="of:=([.B87]+[.D87])/2" office:value-type="float" office:value="10.8543357539513" calcext:value-type="float">
            <text:p>10.8543357539513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4.355" calcext:value-type="float">
            <text:p>34.355</text:p>
          </table:table-cell>
          <table:table-cell office:value-type="float" office:value="0.380913488420768" calcext:value-type="float">
            <text:p>0.380913488420768</text:p>
          </table:table-cell>
          <table:table-cell table:formula="of:=1/SQRT(1-([.C88]*[.C88]))" office:value-type="float" office:value="1.08153628207146" calcext:value-type="float">
            <text:p>1.08153628207146</text:p>
          </table:table-cell>
          <table:table-cell office:value-type="float" office:value="3428.37788698117" calcext:value-type="float">
            <text:p>3428.37788698117</text:p>
          </table:table-cell>
          <table:table-cell table:formula="of:=[.B88]/[.D88]" office:value-type="float" office:value="31.765" calcext:value-type="float">
            <text:p>31.765</text:p>
          </table:table-cell>
          <table:table-cell table:formula="of:=([.B88]+[.D88])/2" office:value-type="float" office:value="17.7182681410357" calcext:value-type="float">
            <text:p>17.7182681410357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8.636" calcext:value-type="float">
            <text:p>28.636</text:p>
          </table:table-cell>
          <table:table-cell office:value-type="float" office:value="0.791727502581742" calcext:value-type="float">
            <text:p>0.791727502581742</text:p>
          </table:table-cell>
          <table:table-cell table:formula="of:=1/SQRT(1-([.C89]*[.C89]))" office:value-type="float" office:value="1.63699765620534" calcext:value-type="float">
            <text:p>1.63699765620534</text:p>
          </table:table-cell>
          <table:table-cell office:value-type="float" office:value="1573.71658796286" calcext:value-type="float">
            <text:p>1573.71658796286</text:p>
          </table:table-cell>
          <table:table-cell table:formula="of:=[.B89]/[.D89]" office:value-type="float" office:value="17.493" calcext:value-type="float">
            <text:p>17.493</text:p>
          </table:table-cell>
          <table:table-cell table:formula="of:=([.B89]+[.D89])/2" office:value-type="float" office:value="15.1364988281027" calcext:value-type="float">
            <text:p>15.1364988281027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0.156" calcext:value-type="float">
            <text:p>20.156</text:p>
          </table:table-cell>
          <table:table-cell office:value-type="float" office:value="0.724123266775968" calcext:value-type="float">
            <text:p>0.724123266775968</text:p>
          </table:table-cell>
          <table:table-cell table:formula="of:=1/SQRT(1-([.C90]*[.C90]))" office:value-type="float" office:value="1.44996762822818" calcext:value-type="float">
            <text:p>1.44996762822818</text:p>
          </table:table-cell>
          <table:table-cell office:value-type="float" office:value="880.238309149532" calcext:value-type="float">
            <text:p>880.238309149532</text:p>
          </table:table-cell>
          <table:table-cell table:formula="of:=[.B90]/[.D90]" office:value-type="float" office:value="13.901" calcext:value-type="float">
            <text:p>13.901</text:p>
          </table:table-cell>
          <table:table-cell table:formula="of:=([.B90]+[.D90])/2" office:value-type="float" office:value="10.8029838141141" calcext:value-type="float">
            <text:p>10.8029838141141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16.194" calcext:value-type="float">
            <text:p>16.194</text:p>
          </table:table-cell>
          <table:table-cell office:value-type="float" office:value="0.691058775363546" calcext:value-type="float">
            <text:p>0.691058775363546</text:p>
          </table:table-cell>
          <table:table-cell table:formula="of:=1/SQRT(1-([.C91]*[.C91]))" office:value-type="float" office:value="1.38351131994874" calcext:value-type="float">
            <text:p>1.38351131994874</text:p>
          </table:table-cell>
          <table:table-cell office:value-type="float" office:value="595.491306514288" calcext:value-type="float">
            <text:p>595.491306514288</text:p>
          </table:table-cell>
          <table:table-cell table:formula="of:=[.B91]/[.D91]" office:value-type="float" office:value="11.705" calcext:value-type="float">
            <text:p>11.705</text:p>
          </table:table-cell>
          <table:table-cell table:formula="of:=([.B91]+[.D91])/2" office:value-type="float" office:value="8.78875565997437" calcext:value-type="float">
            <text:p>8.78875565997437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3.243" calcext:value-type="float">
            <text:p>23.243</text:p>
          </table:table-cell>
          <table:table-cell office:value-type="float" office:value="0.839786911988525" calcext:value-type="float">
            <text:p>0.839786911988525</text:p>
          </table:table-cell>
          <table:table-cell table:formula="of:=1/SQRT(1-([.C92]*[.C92]))" office:value-type="float" office:value="1.84190506379269" calcext:value-type="float">
            <text:p>1.84190506379269</text:p>
          </table:table-cell>
          <table:table-cell office:value-type="float" office:value="921.439860119984" calcext:value-type="float">
            <text:p>921.439860119984</text:p>
          </table:table-cell>
          <table:table-cell table:formula="of:=[.B92]/[.D92]" office:value-type="float" office:value="12.619" calcext:value-type="float">
            <text:p>12.619</text:p>
          </table:table-cell>
          <table:table-cell table:formula="of:=([.B92]+[.D92])/2" office:value-type="float" office:value="12.5424525318963" calcext:value-type="float">
            <text:p>12.5424525318963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9.159" calcext:value-type="float">
            <text:p>39.159</text:p>
          </table:table-cell>
          <table:table-cell office:value-type="float" office:value="0.942401963553434" calcext:value-type="float">
            <text:p>0.942401963553434</text:p>
          </table:table-cell>
          <table:table-cell table:formula="of:=1/SQRT(1-([.C93]*[.C93]))" office:value-type="float" office:value="2.98969308291342" calcext:value-type="float">
            <text:p>2.98969308291342</text:p>
          </table:table-cell>
          <table:table-cell office:value-type="float" office:value="1611.33726680374" calcext:value-type="float">
            <text:p>1611.33726680374</text:p>
          </table:table-cell>
          <table:table-cell table:formula="of:=[.B93]/[.D93]" office:value-type="float" office:value="13.098" calcext:value-type="float">
            <text:p>13.098</text:p>
          </table:table-cell>
          <table:table-cell table:formula="of:=([.B93]+[.D93])/2" office:value-type="float" office:value="21.0743465414567" calcext:value-type="float">
            <text:p>21.0743465414567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9.948" calcext:value-type="float">
            <text:p>29.948</text:p>
          </table:table-cell>
          <table:table-cell office:value-type="float" office:value="0.267094428018392" calcext:value-type="float">
            <text:p>0.267094428018392</text:p>
          </table:table-cell>
          <table:table-cell table:formula="of:=1/SQRT(1-([.C94]*[.C94]))" office:value-type="float" office:value="1.03769923769924" calcext:value-type="float">
            <text:p>1.03769923769924</text:p>
          </table:table-cell>
          <table:table-cell office:value-type="float" office:value="2715.27626855095" calcext:value-type="float">
            <text:p>2715.27626855095</text:p>
          </table:table-cell>
          <table:table-cell table:formula="of:=[.B94]/[.D94]" office:value-type="float" office:value="28.86" calcext:value-type="float">
            <text:p>28.86</text:p>
          </table:table-cell>
          <table:table-cell table:formula="of:=([.B94]+[.D94])/2" office:value-type="float" office:value="15.4928496188496" calcext:value-type="float">
            <text:p>15.4928496188496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8.965" calcext:value-type="float">
            <text:p>48.965</text:p>
          </table:table-cell>
          <table:table-cell office:value-type="float" office:value="0.892112911879796" calcext:value-type="float">
            <text:p>0.892112911879796</text:p>
          </table:table-cell>
          <table:table-cell table:formula="of:=1/SQRT(1-([.C95]*[.C95]))" office:value-type="float" office:value="2.21330741761968" calcext:value-type="float">
            <text:p>2.21330741761968</text:p>
          </table:table-cell>
          <table:table-cell office:value-type="float" office:value="3403.13870859334" calcext:value-type="float">
            <text:p>3403.13870859334</text:p>
          </table:table-cell>
          <table:table-cell table:formula="of:=[.B95]/[.D95]" office:value-type="float" office:value="22.123" calcext:value-type="float">
            <text:p>22.123</text:p>
          </table:table-cell>
          <table:table-cell table:formula="of:=([.B95]+[.D95])/2" office:value-type="float" office:value="25.5891537088098" calcext:value-type="float">
            <text:p>25.5891537088098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7.563" calcext:value-type="float">
            <text:p>47.563</text:p>
          </table:table-cell>
          <table:table-cell office:value-type="float" office:value="0.905777429854567" calcext:value-type="float">
            <text:p>0.905777429854567</text:p>
          </table:table-cell>
          <table:table-cell table:formula="of:=1/SQRT(1-([.C96]*[.C96]))" office:value-type="float" office:value="2.35986107665592" calcext:value-type="float">
            <text:p>2.35986107665592</text:p>
          </table:table-cell>
          <table:table-cell office:value-type="float" office:value="3011.63208121814" calcext:value-type="float">
            <text:p>3011.63208121814</text:p>
          </table:table-cell>
          <table:table-cell table:formula="of:=[.B96]/[.D96]" office:value-type="float" office:value="20.155" calcext:value-type="float">
            <text:p>20.155</text:p>
          </table:table-cell>
          <table:table-cell table:formula="of:=([.B96]+[.D96])/2" office:value-type="float" office:value="24.961430538328" calcext:value-type="float">
            <text:p>24.961430538328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8.176" calcext:value-type="float">
            <text:p>38.176</text:p>
          </table:table-cell>
          <table:table-cell office:value-type="float" office:value="0.787365244283856" calcext:value-type="float">
            <text:p>0.787365244283856</text:p>
          </table:table-cell>
          <table:table-cell table:formula="of:=1/SQRT(1-([.C97]*[.C97]))" office:value-type="float" office:value="1.62209475249628" calcext:value-type="float">
            <text:p>1.62209475249628</text:p>
          </table:table-cell>
          <table:table-cell office:value-type="float" office:value="2822.63353731095" calcext:value-type="float">
            <text:p>2822.63353731095</text:p>
          </table:table-cell>
          <table:table-cell table:formula="of:=[.B97]/[.D97]" office:value-type="float" office:value="23.535" calcext:value-type="float">
            <text:p>23.535</text:p>
          </table:table-cell>
          <table:table-cell table:formula="of:=([.B97]+[.D97])/2" office:value-type="float" office:value="19.8990473762481" calcext:value-type="float">
            <text:p>19.8990473762481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1.668" calcext:value-type="float">
            <text:p>41.668</text:p>
          </table:table-cell>
          <table:table-cell office:value-type="float" office:value="0.790389684392254" calcext:value-type="float">
            <text:p>0.790389684392254</text:p>
          </table:table-cell>
          <table:table-cell table:formula="of:=1/SQRT(1-([.C98]*[.C98]))" office:value-type="float" office:value="1.6323748335031" calcext:value-type="float">
            <text:p>1.6323748335031</text:p>
          </table:table-cell>
          <table:table-cell office:value-type="float" office:value="3341.45250953931" calcext:value-type="float">
            <text:p>3341.45250953931</text:p>
          </table:table-cell>
          <table:table-cell table:formula="of:=[.B98]/[.D98]" office:value-type="float" office:value="25.526" calcext:value-type="float">
            <text:p>25.526</text:p>
          </table:table-cell>
          <table:table-cell table:formula="of:=([.B98]+[.D98])/2" office:value-type="float" office:value="21.6501874167515" calcext:value-type="float">
            <text:p>21.6501874167515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0.405" calcext:value-type="float">
            <text:p>30.405</text:p>
          </table:table-cell>
          <table:table-cell office:value-type="float" office:value="0.836520129185427" calcext:value-type="float">
            <text:p>0.836520129185427</text:p>
          </table:table-cell>
          <table:table-cell table:formula="of:=1/SQRT(1-([.C99]*[.C99]))" office:value-type="float" office:value="1.8250300120048" calcext:value-type="float">
            <text:p>1.8250300120048</text:p>
          </table:table-cell>
          <table:table-cell office:value-type="float" office:value="1591.36527637575" calcext:value-type="float">
            <text:p>1591.36527637575</text:p>
          </table:table-cell>
          <table:table-cell table:formula="of:=[.B99]/[.D99]" office:value-type="float" office:value="16.66" calcext:value-type="float">
            <text:p>16.66</text:p>
          </table:table-cell>
          <table:table-cell table:formula="of:=([.B99]+[.D99])/2" office:value-type="float" office:value="16.1150150060024" calcext:value-type="float">
            <text:p>16.1150150060024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4.209" calcext:value-type="float">
            <text:p>34.209</text:p>
          </table:table-cell>
          <table:table-cell office:value-type="float" office:value="0.871926248617713" calcext:value-type="float">
            <text:p>0.871926248617713</text:p>
          </table:table-cell>
          <table:table-cell table:formula="of:=1/SQRT(1-([.C100]*[.C100]))" office:value-type="float" office:value="2.04232835820896" calcext:value-type="float">
            <text:p>2.04232835820896</text:p>
          </table:table-cell>
          <table:table-cell office:value-type="float" office:value="1800.13494670144" calcext:value-type="float">
            <text:p>1800.13494670144</text:p>
          </table:table-cell>
          <table:table-cell table:formula="of:=[.B100]/[.D100]" office:value-type="float" office:value="16.75" calcext:value-type="float">
            <text:p>16.75</text:p>
          </table:table-cell>
          <table:table-cell table:formula="of:=([.B100]+[.D100])/2" office:value-type="float" office:value="18.1256641791045" calcext:value-type="float">
            <text:p>18.1256641791045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56.303" calcext:value-type="float">
            <text:p>56.303</text:p>
          </table:table-cell>
          <table:table-cell office:value-type="float" office:value="0.889571342860865" calcext:value-type="float">
            <text:p>0.889571342860865</text:p>
          </table:table-cell>
          <table:table-cell table:formula="of:=1/SQRT(1-([.C101]*[.C101]))" office:value-type="float" office:value="2.18915976515416" calcext:value-type="float">
            <text:p>2.18915976515416</text:p>
          </table:table-cell>
          <table:table-cell office:value-type="float" office:value="4549.20478393153" calcext:value-type="float">
            <text:p>4549.20478393153</text:p>
          </table:table-cell>
          <table:table-cell table:formula="of:=[.B101]/[.D101]" office:value-type="float" office:value="25.719" calcext:value-type="float">
            <text:p>25.719</text:p>
          </table:table-cell>
          <table:table-cell table:formula="of:=([.B101]+[.D101])/2" office:value-type="float" office:value="29.2460798825771" calcext:value-type="float">
            <text:p>29.2460798825771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9.979" calcext:value-type="float">
            <text:p>49.979</text:p>
          </table:table-cell>
          <table:table-cell office:value-type="float" office:value="0.899488945781789" calcext:value-type="float">
            <text:p>0.899488945781789</text:p>
          </table:table-cell>
          <table:table-cell table:formula="of:=1/SQRT(1-([.C102]*[.C102]))" office:value-type="float" office:value="2.28862533199011" calcext:value-type="float">
            <text:p>2.28862533199011</text:p>
          </table:table-cell>
          <table:table-cell office:value-type="float" office:value="3428.86429034694" calcext:value-type="float">
            <text:p>3428.86429034694</text:p>
          </table:table-cell>
          <table:table-cell table:formula="of:=[.B102]/[.D102]" office:value-type="float" office:value="21.838" calcext:value-type="float">
            <text:p>21.838</text:p>
          </table:table-cell>
          <table:table-cell table:formula="of:=([.B102]+[.D102])/2" office:value-type="float" office:value="26.1338126659951" calcext:value-type="float">
            <text:p>26.1338126659951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3.125" calcext:value-type="float">
            <text:p>43.125</text:p>
          </table:table-cell>
          <table:table-cell office:value-type="float" office:value="0.803010248788728" calcext:value-type="float">
            <text:p>0.803010248788728</text:p>
          </table:table-cell>
          <table:table-cell table:formula="of:=1/SQRT(1-([.C103]*[.C103]))" office:value-type="float" office:value="1.67795027430839" calcext:value-type="float">
            <text:p>1.67795027430839</text:p>
          </table:table-cell>
          <table:table-cell office:value-type="float" office:value="3482.00188906492" calcext:value-type="float">
            <text:p>3482.00188906492</text:p>
          </table:table-cell>
          <table:table-cell table:formula="of:=[.B103]/[.D103]" office:value-type="float" office:value="25.701" calcext:value-type="float">
            <text:p>25.701</text:p>
          </table:table-cell>
          <table:table-cell table:formula="of:=([.B103]+[.D103])/2" office:value-type="float" office:value="22.4014751371542" calcext:value-type="float">
            <text:p>22.4014751371542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3.113" calcext:value-type="float">
            <text:p>23.113</text:p>
          </table:table-cell>
          <table:table-cell office:value-type="float" office:value="0.77367486373569" calcext:value-type="float">
            <text:p>0.77367486373569</text:p>
          </table:table-cell>
          <table:table-cell table:formula="of:=1/SQRT(1-([.C104]*[.C104]))" office:value-type="float" office:value="1.57832559409997" calcext:value-type="float">
            <text:p>1.57832559409997</text:p>
          </table:table-cell>
          <table:table-cell office:value-type="float" office:value="1063.32472439945" calcext:value-type="float">
            <text:p>1063.32472439945</text:p>
          </table:table-cell>
          <table:table-cell table:formula="of:=[.B104]/[.D104]" office:value-type="float" office:value="14.644" calcext:value-type="float">
            <text:p>14.644</text:p>
          </table:table-cell>
          <table:table-cell table:formula="of:=([.B104]+[.D104])/2" office:value-type="float" office:value="12.34566279705" calcext:value-type="float">
            <text:p>12.34566279705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2.91" calcext:value-type="float">
            <text:p>22.91</text:p>
          </table:table-cell>
          <table:table-cell office:value-type="float" office:value="0.637500930555241" calcext:value-type="float">
            <text:p>0.637500930555241</text:p>
          </table:table-cell>
          <table:table-cell table:formula="of:=1/SQRT(1-([.C105]*[.C105]))" office:value-type="float" office:value="1.29794345929409" calcext:value-type="float">
            <text:p>1.29794345929409</text:p>
          </table:table-cell>
          <table:table-cell office:value-type="float" office:value="1270.41109168224" calcext:value-type="float">
            <text:p>1270.41109168224</text:p>
          </table:table-cell>
          <table:table-cell table:formula="of:=[.B105]/[.D105]" office:value-type="float" office:value="17.651" calcext:value-type="float">
            <text:p>17.651</text:p>
          </table:table-cell>
          <table:table-cell table:formula="of:=([.B105]+[.D105])/2" office:value-type="float" office:value="12.103971729647" calcext:value-type="float">
            <text:p>12.103971729647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5.944" calcext:value-type="float">
            <text:p>25.944</text:p>
          </table:table-cell>
          <table:table-cell office:value-type="float" office:value="0.860914531002192" calcext:value-type="float">
            <text:p>0.860914531002192</text:p>
          </table:table-cell>
          <table:table-cell table:formula="of:=1/SQRT(1-([.C106]*[.C106]))" office:value-type="float" office:value="1.96560345480718" calcext:value-type="float">
            <text:p>1.96560345480718</text:p>
          </table:table-cell>
          <table:table-cell office:value-type="float" office:value="1075.79082794268" calcext:value-type="float">
            <text:p>1075.79082794268</text:p>
          </table:table-cell>
          <table:table-cell table:formula="of:=[.B106]/[.D106]" office:value-type="float" office:value="13.199" calcext:value-type="float">
            <text:p>13.199</text:p>
          </table:table-cell>
          <table:table-cell table:formula="of:=([.B106]+[.D106])/2" office:value-type="float" office:value="13.9548017274036" calcext:value-type="float">
            <text:p>13.9548017274036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9.773" calcext:value-type="float">
            <text:p>29.773</text:p>
          </table:table-cell>
          <table:table-cell office:value-type="float" office:value="0.913182686173037" calcext:value-type="float">
            <text:p>0.913182686173037</text:p>
          </table:table-cell>
          <table:table-cell table:formula="of:=1/SQRT(1-([.C107]*[.C107]))" office:value-type="float" office:value="2.45368386352398" calcext:value-type="float">
            <text:p>2.45368386352398</text:p>
          </table:table-cell>
          <table:table-cell office:value-type="float" office:value="1134.94929840604" calcext:value-type="float">
            <text:p>1134.94929840604</text:p>
          </table:table-cell>
          <table:table-cell table:formula="of:=[.B107]/[.D107]" office:value-type="float" office:value="12.134" calcext:value-type="float">
            <text:p>12.134</text:p>
          </table:table-cell>
          <table:table-cell table:formula="of:=([.B107]+[.D107])/2" office:value-type="float" office:value="16.113341931762" calcext:value-type="float">
            <text:p>16.113341931762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51.787" calcext:value-type="float">
            <text:p>51.787</text:p>
          </table:table-cell>
          <table:table-cell office:value-type="float" office:value="0.970288066904273" calcext:value-type="float">
            <text:p>0.970288066904273</text:p>
          </table:table-cell>
          <table:table-cell table:formula="of:=1/SQRT(1-([.C108]*[.C108]))" office:value-type="float" office:value="4.13304070231444" calcext:value-type="float">
            <text:p>4.13304070231444</text:p>
          </table:table-cell>
          <table:table-cell office:value-type="float" office:value="2038.55154415573" calcext:value-type="float">
            <text:p>2038.55154415573</text:p>
          </table:table-cell>
          <table:table-cell table:formula="of:=[.B108]/[.D108]" office:value-type="float" office:value="12.53" calcext:value-type="float">
            <text:p>12.53</text:p>
          </table:table-cell>
          <table:table-cell table:formula="of:=([.B108]+[.D108])/2" office:value-type="float" office:value="27.9600203511572" calcext:value-type="float">
            <text:p>27.9600203511572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3.082" calcext:value-type="float">
            <text:p>33.082</text:p>
          </table:table-cell>
          <table:table-cell office:value-type="float" office:value="0.937545418863151" calcext:value-type="float">
            <text:p>0.937545418863151</text:p>
          </table:table-cell>
          <table:table-cell table:formula="of:=1/SQRT(1-([.C109]*[.C109]))" office:value-type="float" office:value="2.87469586374697" calcext:value-type="float">
            <text:p>2.87469586374697</text:p>
          </table:table-cell>
          <table:table-cell office:value-type="float" office:value="1196.02837525499" calcext:value-type="float">
            <text:p>1196.02837525499</text:p>
          </table:table-cell>
          <table:table-cell table:formula="of:=[.B109]/[.D109]" office:value-type="float" office:value="11.508" calcext:value-type="float">
            <text:p>11.508</text:p>
          </table:table-cell>
          <table:table-cell table:formula="of:=([.B109]+[.D109])/2" office:value-type="float" office:value="17.9783479318735" calcext:value-type="float">
            <text:p>17.9783479318735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4.936" calcext:value-type="float">
            <text:p>44.936</text:p>
          </table:table-cell>
          <table:table-cell office:value-type="float" office:value="0.776914146001957" calcext:value-type="float">
            <text:p>0.776914146001957</text:p>
          </table:table-cell>
          <table:table-cell table:formula="of:=1/SQRT(1-([.C110]*[.C110]))" office:value-type="float" office:value="1.58829351053301" calcext:value-type="float">
            <text:p>1.58829351053301</text:p>
          </table:table-cell>
          <table:table-cell office:value-type="float" office:value="3993.99882687257" calcext:value-type="float">
            <text:p>3993.99882687257</text:p>
          </table:table-cell>
          <table:table-cell table:formula="of:=[.B110]/[.D110]" office:value-type="float" office:value="28.292" calcext:value-type="float">
            <text:p>28.292</text:p>
          </table:table-cell>
          <table:table-cell table:formula="of:=([.B110]+[.D110])/2" office:value-type="float" office:value="23.2621467552665" calcext:value-type="float">
            <text:p>23.2621467552665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8.79" calcext:value-type="float">
            <text:p>28.79</text:p>
          </table:table-cell>
          <table:table-cell office:value-type="float" office:value="0.815978204015683" calcext:value-type="float">
            <text:p>0.815978204015683</text:p>
          </table:table-cell>
          <table:table-cell table:formula="of:=1/SQRT(1-([.C111]*[.C111]))" office:value-type="float" office:value="1.72985639608244" calcext:value-type="float">
            <text:p>1.72985639608244</text:p>
          </table:table-cell>
          <table:table-cell office:value-type="float" office:value="1505.30030890508" calcext:value-type="float">
            <text:p>1505.30030890508</text:p>
          </table:table-cell>
          <table:table-cell table:formula="of:=[.B111]/[.D111]" office:value-type="float" office:value="16.643" calcext:value-type="float">
            <text:p>16.643</text:p>
          </table:table-cell>
          <table:table-cell table:formula="of:=([.B111]+[.D111])/2" office:value-type="float" office:value="15.2599281980412" calcext:value-type="float">
            <text:p>15.2599281980412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0.203" calcext:value-type="float">
            <text:p>30.203</text:p>
          </table:table-cell>
          <table:table-cell office:value-type="float" office:value="0.938676106087621" calcext:value-type="float">
            <text:p>0.938676106087621</text:p>
          </table:table-cell>
          <table:table-cell table:formula="of:=1/SQRT(1-([.C112]*[.C112]))" office:value-type="float" office:value="2.9002304589975" calcext:value-type="float">
            <text:p>2.9002304589975</text:p>
          </table:table-cell>
          <table:table-cell office:value-type="float" office:value="988.137835651103" calcext:value-type="float">
            <text:p>988.137835651103</text:p>
          </table:table-cell>
          <table:table-cell table:formula="of:=[.B112]/[.D112]" office:value-type="float" office:value="10.414" calcext:value-type="float">
            <text:p>10.414</text:p>
          </table:table-cell>
          <table:table-cell table:formula="of:=([.B112]+[.D112])/2" office:value-type="float" office:value="16.5516152294987" calcext:value-type="float">
            <text:p>16.5516152294987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4.15" calcext:value-type="float">
            <text:p>24.15</text:p>
          </table:table-cell>
          <table:table-cell office:value-type="float" office:value="0.917326120385518" calcext:value-type="float">
            <text:p>0.917326120385518</text:p>
          </table:table-cell>
          <table:table-cell table:formula="of:=1/SQRT(1-([.C113]*[.C113]))" office:value-type="float" office:value="2.51170046801872" calcext:value-type="float">
            <text:p>2.51170046801872</text:p>
          </table:table-cell>
          <table:table-cell office:value-type="float" office:value="729.484882747021" calcext:value-type="float">
            <text:p>729.484882747021</text:p>
          </table:table-cell>
          <table:table-cell table:formula="of:=[.B113]/[.D113]" office:value-type="float" office:value="9.61499999999999" calcext:value-type="float">
            <text:p>9.61499999999999</text:p>
          </table:table-cell>
          <table:table-cell table:formula="of:=([.B113]+[.D113])/2" office:value-type="float" office:value="13.3308502340094" calcext:value-type="float">
            <text:p>13.3308502340094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50.528" calcext:value-type="float">
            <text:p>50.528</text:p>
          </table:table-cell>
          <table:table-cell office:value-type="float" office:value="0.814957827930725" calcext:value-type="float">
            <text:p>0.814957827930725</text:p>
          </table:table-cell>
          <table:table-cell table:formula="of:=1/SQRT(1-([.C114]*[.C114]))" office:value-type="float" office:value="1.72556519363431" calcext:value-type="float">
            <text:p>1.72556519363431</text:p>
          </table:table-cell>
          <table:table-cell office:value-type="float" office:value="4648.17764141233" calcext:value-type="float">
            <text:p>4648.17764141233</text:p>
          </table:table-cell>
          <table:table-cell table:formula="of:=[.B114]/[.D114]" office:value-type="float" office:value="29.282" calcext:value-type="float">
            <text:p>29.282</text:p>
          </table:table-cell>
          <table:table-cell table:formula="of:=([.B114]+[.D114])/2" office:value-type="float" office:value="26.1267825968172" calcext:value-type="float">
            <text:p>26.1267825968172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7.912" calcext:value-type="float">
            <text:p>47.912</text:p>
          </table:table-cell>
          <table:table-cell office:value-type="float" office:value="0.725026482294735" calcext:value-type="float">
            <text:p>0.725026482294735</text:p>
          </table:table-cell>
          <table:table-cell table:formula="of:=1/SQRT(1-([.C115]*[.C115]))" office:value-type="float" office:value="1.45196678586581" calcext:value-type="float">
            <text:p>1.45196678586581</text:p>
          </table:table-cell>
          <table:table-cell office:value-type="float" office:value="4966.85853824577" calcext:value-type="float">
            <text:p>4966.85853824577</text:p>
          </table:table-cell>
          <table:table-cell table:formula="of:=[.B115]/[.D115]" office:value-type="float" office:value="32.998" calcext:value-type="float">
            <text:p>32.998</text:p>
          </table:table-cell>
          <table:table-cell table:formula="of:=([.B115]+[.D115])/2" office:value-type="float" office:value="24.6819833929329" calcext:value-type="float">
            <text:p>24.6819833929329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4.708" calcext:value-type="float">
            <text:p>44.708</text:p>
          </table:table-cell>
          <table:table-cell office:value-type="float" office:value="0.733677288839796" calcext:value-type="float">
            <text:p>0.733677288839796</text:p>
          </table:table-cell>
          <table:table-cell table:formula="of:=1/SQRT(1-([.C116]*[.C116]))" office:value-type="float" office:value="1.47167451199842" calcext:value-type="float">
            <text:p>1.47167451199842</text:p>
          </table:table-cell>
          <table:table-cell office:value-type="float" office:value="4266.86191963196" calcext:value-type="float">
            <text:p>4266.86191963196</text:p>
          </table:table-cell>
          <table:table-cell table:formula="of:=[.B116]/[.D116]" office:value-type="float" office:value="30.379" calcext:value-type="float">
            <text:p>30.379</text:p>
          </table:table-cell>
          <table:table-cell table:formula="of:=([.B116]+[.D116])/2" office:value-type="float" office:value="23.0898372559992" calcext:value-type="float">
            <text:p>23.0898372559992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8.142" calcext:value-type="float">
            <text:p>38.142</text:p>
          </table:table-cell>
          <table:table-cell office:value-type="float" office:value="0.872187315885486" calcext:value-type="float">
            <text:p>0.872187315885486</text:p>
          </table:table-cell>
          <table:table-cell table:formula="of:=1/SQRT(1-([.C117]*[.C117]))" office:value-type="float" office:value="2.04427055418587" calcext:value-type="float">
            <text:p>2.04427055418587</text:p>
          </table:table-cell>
          <table:table-cell office:value-type="float" office:value="2235.72520643953" calcext:value-type="float">
            <text:p>2235.72520643953</text:p>
          </table:table-cell>
          <table:table-cell table:formula="of:=[.B117]/[.D117]" office:value-type="float" office:value="18.658" calcext:value-type="float">
            <text:p>18.658</text:p>
          </table:table-cell>
          <table:table-cell table:formula="of:=([.B117]+[.D117])/2" office:value-type="float" office:value="20.0931352770929" calcext:value-type="float">
            <text:p>20.0931352770929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3.052" calcext:value-type="float">
            <text:p>33.052</text:p>
          </table:table-cell>
          <table:table-cell office:value-type="float" office:value="0.789351397472774" calcext:value-type="float">
            <text:p>0.789351397472774</text:p>
          </table:table-cell>
          <table:table-cell table:formula="of:=1/SQRT(1-([.C118]*[.C118]))" office:value-type="float" office:value="1.62881923910901" calcext:value-type="float">
            <text:p>1.62881923910901</text:p>
          </table:table-cell>
          <table:table-cell office:value-type="float" office:value="2107.03849648184" calcext:value-type="float">
            <text:p>2107.03849648184</text:p>
          </table:table-cell>
          <table:table-cell table:formula="of:=[.B118]/[.D118]" office:value-type="float" office:value="20.292" calcext:value-type="float">
            <text:p>20.292</text:p>
          </table:table-cell>
          <table:table-cell table:formula="of:=([.B118]+[.D118])/2" office:value-type="float" office:value="17.3404096195545" calcext:value-type="float">
            <text:p>17.3404096195545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4.333" calcext:value-type="float">
            <text:p>34.333</text:p>
          </table:table-cell>
          <table:table-cell office:value-type="float" office:value="0.966978794720074" calcext:value-type="float">
            <text:p>0.966978794720074</text:p>
          </table:table-cell>
          <table:table-cell table:formula="of:=1/SQRT(1-([.C119]*[.C119]))" office:value-type="float" office:value="3.92377142857146" calcext:value-type="float">
            <text:p>3.92377142857146</text:p>
          </table:table-cell>
          <table:table-cell office:value-type="float" office:value="943.777630037361" calcext:value-type="float">
            <text:p>943.777630037361</text:p>
          </table:table-cell>
          <table:table-cell table:formula="of:=[.B119]/[.D119]" office:value-type="float" office:value="8.74999999999994" calcext:value-type="float">
            <text:p>8.74999999999994</text:p>
          </table:table-cell>
          <table:table-cell table:formula="of:=([.B119]+[.D119])/2" office:value-type="float" office:value="19.1283857142857" calcext:value-type="float">
            <text:p>19.1283857142857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4.524" calcext:value-type="float">
            <text:p>24.524</text:p>
          </table:table-cell>
          <table:table-cell office:value-type="float" office:value="0.887962004927457" calcext:value-type="float">
            <text:p>0.887962004927457</text:p>
          </table:table-cell>
          <table:table-cell table:formula="of:=1/SQRT(1-([.C120]*[.C120]))" office:value-type="float" office:value="2.17430623282206" calcext:value-type="float">
            <text:p>2.17430623282206</text:p>
          </table:table-cell>
          <table:table-cell office:value-type="float" office:value="868.983993291018" calcext:value-type="float">
            <text:p>868.983993291018</text:p>
          </table:table-cell>
          <table:table-cell table:formula="of:=[.B120]/[.D120]" office:value-type="float" office:value="11.279" calcext:value-type="float">
            <text:p>11.279</text:p>
          </table:table-cell>
          <table:table-cell table:formula="of:=([.B120]+[.D120])/2" office:value-type="float" office:value="13.349153116411" calcext:value-type="float">
            <text:p>13.349153116411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4.311" calcext:value-type="float">
            <text:p>34.311</text:p>
          </table:table-cell>
          <table:table-cell office:value-type="float" office:value="0.916443889712027" calcext:value-type="float">
            <text:p>0.916443889712027</text:p>
          </table:table-cell>
          <table:table-cell table:formula="of:=1/SQRT(1-([.C121]*[.C121]))" office:value-type="float" office:value="2.49898033503277" calcext:value-type="float">
            <text:p>2.49898033503277</text:p>
          </table:table-cell>
          <table:table-cell office:value-type="float" office:value="1479.9729774274" calcext:value-type="float">
            <text:p>1479.9729774274</text:p>
          </table:table-cell>
          <table:table-cell table:formula="of:=[.B121]/[.D121]" office:value-type="float" office:value="13.73" calcext:value-type="float">
            <text:p>13.73</text:p>
          </table:table-cell>
          <table:table-cell table:formula="of:=([.B121]+[.D121])/2" office:value-type="float" office:value="18.4049901675164" calcext:value-type="float">
            <text:p>18.4049901675164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5.001" calcext:value-type="float">
            <text:p>25.001</text:p>
          </table:table-cell>
          <table:table-cell office:value-type="float" office:value="0.841627546550427" calcext:value-type="float">
            <text:p>0.841627546550427</text:p>
          </table:table-cell>
          <table:table-cell table:formula="of:=1/SQRT(1-([.C122]*[.C122]))" office:value-type="float" office:value="1.85165160716931" calcext:value-type="float">
            <text:p>1.85165160716931</text:p>
          </table:table-cell>
          <table:table-cell office:value-type="float" office:value="1060.48701800324" calcext:value-type="float">
            <text:p>1060.48701800324</text:p>
          </table:table-cell>
          <table:table-cell table:formula="of:=[.B122]/[.D122]" office:value-type="float" office:value="13.502" calcext:value-type="float">
            <text:p>13.502</text:p>
          </table:table-cell>
          <table:table-cell table:formula="of:=([.B122]+[.D122])/2" office:value-type="float" office:value="13.4263258035847" calcext:value-type="float">
            <text:p>13.4263258035847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2.184" calcext:value-type="float">
            <text:p>32.184</text:p>
          </table:table-cell>
          <table:table-cell office:value-type="float" office:value="0.874569974828791" calcext:value-type="float">
            <text:p>0.874569974828791</text:p>
          </table:table-cell>
          <table:table-cell table:formula="of:=1/SQRT(1-([.C123]*[.C123]))" office:value-type="float" office:value="2.06228373702422" calcext:value-type="float">
            <text:p>2.06228373702422</text:p>
          </table:table-cell>
          <table:table-cell office:value-type="float" office:value="1577.90733433267" calcext:value-type="float">
            <text:p>1577.90733433267</text:p>
          </table:table-cell>
          <table:table-cell table:formula="of:=[.B123]/[.D123]" office:value-type="float" office:value="15.606" calcext:value-type="float">
            <text:p>15.606</text:p>
          </table:table-cell>
          <table:table-cell table:formula="of:=([.B123]+[.D123])/2" office:value-type="float" office:value="17.1231418685121" calcext:value-type="float">
            <text:p>17.1231418685121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18.454" calcext:value-type="float">
            <text:p>18.454</text:p>
          </table:table-cell>
          <table:table-cell office:value-type="float" office:value="0.800868418317472" calcext:value-type="float">
            <text:p>0.800868418317472</text:p>
          </table:table-cell>
          <table:table-cell table:formula="of:=1/SQRT(1-([.C124]*[.C124]))" office:value-type="float" office:value="1.66989412722831" calcext:value-type="float">
            <text:p>1.66989412722831</text:p>
          </table:table-cell>
          <table:table-cell office:value-type="float" office:value="640.681181615103" calcext:value-type="float">
            <text:p>640.681181615103</text:p>
          </table:table-cell>
          <table:table-cell table:formula="of:=[.B124]/[.D124]" office:value-type="float" office:value="11.051" calcext:value-type="float">
            <text:p>11.051</text:p>
          </table:table-cell>
          <table:table-cell table:formula="of:=([.B124]+[.D124])/2" office:value-type="float" office:value="10.0619470636142" calcext:value-type="float">
            <text:p>10.0619470636142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8.074" calcext:value-type="float">
            <text:p>28.074</text:p>
          </table:table-cell>
          <table:table-cell office:value-type="float" office:value="0.634110860988928" calcext:value-type="float">
            <text:p>0.634110860988928</text:p>
          </table:table-cell>
          <table:table-cell table:formula="of:=1/SQRT(1-([.C125]*[.C125]))" office:value-type="float" office:value="1.29325594250967" calcext:value-type="float">
            <text:p>1.29325594250967</text:p>
          </table:table-cell>
          <table:table-cell office:value-type="float" office:value="1914.58204238155" calcext:value-type="float">
            <text:p>1914.58204238155</text:p>
          </table:table-cell>
          <table:table-cell table:formula="of:=[.B125]/[.D125]" office:value-type="float" office:value="21.708" calcext:value-type="float">
            <text:p>21.708</text:p>
          </table:table-cell>
          <table:table-cell table:formula="of:=([.B125]+[.D125])/2" office:value-type="float" office:value="14.6836279712548" calcext:value-type="float">
            <text:p>14.6836279712548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16.033" calcext:value-type="float">
            <text:p>16.033</text:p>
          </table:table-cell>
          <table:table-cell office:value-type="float" office:value="0.557613931158461" calcext:value-type="float">
            <text:p>0.557613931158461</text:p>
          </table:table-cell>
          <table:table-cell table:formula="of:=1/SQRT(1-([.C126]*[.C126]))" office:value-type="float" office:value="1.20467352919077" calcext:value-type="float">
            <text:p>1.20467352919077</text:p>
          </table:table-cell>
          <table:table-cell office:value-type="float" office:value="670.363084094704" calcext:value-type="float">
            <text:p>670.363084094704</text:p>
          </table:table-cell>
          <table:table-cell table:formula="of:=[.B126]/[.D126]" office:value-type="float" office:value="13.309" calcext:value-type="float">
            <text:p>13.309</text:p>
          </table:table-cell>
          <table:table-cell table:formula="of:=([.B126]+[.D126])/2" office:value-type="float" office:value="8.61883676459539" calcext:value-type="float">
            <text:p>8.61883676459539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6.476" calcext:value-type="float">
            <text:p>26.476</text:p>
          </table:table-cell>
          <table:table-cell office:value-type="float" office:value="0.945372061225243" calcext:value-type="float">
            <text:p>0.945372061225243</text:p>
          </table:table-cell>
          <table:table-cell table:formula="of:=1/SQRT(1-([.C127]*[.C127]))" office:value-type="float" office:value="3.06754721353261" calcext:value-type="float">
            <text:p>3.06754721353261</text:p>
          </table:table-cell>
          <table:table-cell office:value-type="float" office:value="717.899022049403" calcext:value-type="float">
            <text:p>717.899022049403</text:p>
          </table:table-cell>
          <table:table-cell table:formula="of:=[.B127]/[.D127]" office:value-type="float" office:value="8.63100000000002" calcext:value-type="float">
            <text:p>8.63100000000002</text:p>
          </table:table-cell>
          <table:table-cell table:formula="of:=([.B127]+[.D127])/2" office:value-type="float" office:value="14.7717736067663" calcext:value-type="float">
            <text:p>14.7717736067663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6.34" calcext:value-type="float">
            <text:p>26.34</text:p>
          </table:table-cell>
          <table:table-cell office:value-type="float" office:value="0.933659268894484" calcext:value-type="float">
            <text:p>0.933659268894484</text:p>
          </table:table-cell>
          <table:table-cell table:formula="of:=1/SQRT(1-([.C128]*[.C128]))" office:value-type="float" office:value="2.79202883188467" calcext:value-type="float">
            <text:p>2.79202883188467</text:p>
          </table:table-cell>
          <table:table-cell office:value-type="float" office:value="780.659259375067" calcext:value-type="float">
            <text:p>780.659259375067</text:p>
          </table:table-cell>
          <table:table-cell table:formula="of:=[.B128]/[.D128]" office:value-type="float" office:value="9.434" calcext:value-type="float">
            <text:p>9.434</text:p>
          </table:table-cell>
          <table:table-cell table:formula="of:=([.B128]+[.D128])/2" office:value-type="float" office:value="14.5660144159423" calcext:value-type="float">
            <text:p>14.5660144159423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7.469" calcext:value-type="float">
            <text:p>27.469</text:p>
          </table:table-cell>
          <table:table-cell office:value-type="float" office:value="0.889304512411679" calcext:value-type="float">
            <text:p>0.889304512411679</text:p>
          </table:table-cell>
          <table:table-cell table:formula="of:=1/SQRT(1-([.C129]*[.C129]))" office:value-type="float" office:value="2.18667409648145" calcext:value-type="float">
            <text:p>2.18667409648145</text:p>
          </table:table-cell>
          <table:table-cell office:value-type="float" office:value="1084.05548485152" calcext:value-type="float">
            <text:p>1084.05548485152</text:p>
          </table:table-cell>
          <table:table-cell table:formula="of:=[.B129]/[.D129]" office:value-type="float" office:value="12.562" calcext:value-type="float">
            <text:p>12.562</text:p>
          </table:table-cell>
          <table:table-cell table:formula="of:=([.B129]+[.D129])/2" office:value-type="float" office:value="14.8278370482407" calcext:value-type="float">
            <text:p>14.8278370482407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3.049" calcext:value-type="float">
            <text:p>33.049</text:p>
          </table:table-cell>
          <table:table-cell office:value-type="float" office:value="0.856356688275111" calcext:value-type="float">
            <text:p>0.856356688275111</text:p>
          </table:table-cell>
          <table:table-cell table:formula="of:=1/SQRT(1-([.C130]*[.C130]))" office:value-type="float" office:value="1.93654048986288" calcext:value-type="float">
            <text:p>1.93654048986288</text:p>
          </table:table-cell>
          <table:table-cell office:value-type="float" office:value="1771.90297405447" calcext:value-type="float">
            <text:p>1771.90297405447</text:p>
          </table:table-cell>
          <table:table-cell table:formula="of:=[.B130]/[.D130]" office:value-type="float" office:value="17.066" calcext:value-type="float">
            <text:p>17.066</text:p>
          </table:table-cell>
          <table:table-cell table:formula="of:=([.B130]+[.D130])/2" office:value-type="float" office:value="17.4927702449314" calcext:value-type="float">
            <text:p>17.4927702449314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7.306" calcext:value-type="float">
            <text:p>27.306</text:p>
          </table:table-cell>
          <table:table-cell office:value-type="float" office:value="0.730212775718192" calcext:value-type="float">
            <text:p>0.730212775718192</text:p>
          </table:table-cell>
          <table:table-cell table:formula="of:=1/SQRT(1-([.C131]*[.C131]))" office:value-type="float" office:value="1.46365780445969" calcext:value-type="float">
            <text:p>1.46365780445969</text:p>
          </table:table-cell>
          <table:table-cell office:value-type="float" office:value="1600.39244180391" calcext:value-type="float">
            <text:p>1600.39244180391</text:p>
          </table:table-cell>
          <table:table-cell table:formula="of:=[.B131]/[.D131]" office:value-type="float" office:value="18.656" calcext:value-type="float">
            <text:p>18.656</text:p>
          </table:table-cell>
          <table:table-cell table:formula="of:=([.B131]+[.D131])/2" office:value-type="float" office:value="14.3848289022298" calcext:value-type="float">
            <text:p>14.3848289022298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0.051" calcext:value-type="float">
            <text:p>30.051</text:p>
          </table:table-cell>
          <table:table-cell office:value-type="float" office:value="0.881207488332211" calcext:value-type="float">
            <text:p>0.881207488332211</text:p>
          </table:table-cell>
          <table:table-cell table:formula="of:=1/SQRT(1-([.C132]*[.C132]))" office:value-type="float" office:value="2.11537378572434" calcext:value-type="float">
            <text:p>2.11537378572434</text:p>
          </table:table-cell>
          <table:table-cell office:value-type="float" office:value="1341.16005983398" calcext:value-type="float">
            <text:p>1341.16005983398</text:p>
          </table:table-cell>
          <table:table-cell table:formula="of:=[.B132]/[.D132]" office:value-type="float" office:value="14.206" calcext:value-type="float">
            <text:p>14.206</text:p>
          </table:table-cell>
          <table:table-cell table:formula="of:=([.B132]+[.D132])/2" office:value-type="float" office:value="16.0831868928622" calcext:value-type="float">
            <text:p>16.0831868928622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2.202" calcext:value-type="float">
            <text:p>32.202</text:p>
          </table:table-cell>
          <table:table-cell office:value-type="float" office:value="0.920772498962508" calcext:value-type="float">
            <text:p>0.920772498962508</text:p>
          </table:table-cell>
          <table:table-cell table:formula="of:=1/SQRT(1-([.C133]*[.C133]))" office:value-type="float" office:value="2.56344531125617" calcext:value-type="float">
            <text:p>2.56344531125617</text:p>
          </table:table-cell>
          <table:table-cell office:value-type="float" office:value="1270.84184801735" calcext:value-type="float">
            <text:p>1270.84184801735</text:p>
          </table:table-cell>
          <table:table-cell table:formula="of:=[.B133]/[.D133]" office:value-type="float" office:value="12.562" calcext:value-type="float">
            <text:p>12.562</text:p>
          </table:table-cell>
          <table:table-cell table:formula="of:=([.B133]+[.D133])/2" office:value-type="float" office:value="17.3827226556281" calcext:value-type="float">
            <text:p>17.3827226556281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4.601" calcext:value-type="float">
            <text:p>34.601</text:p>
          </table:table-cell>
          <table:table-cell office:value-type="float" office:value="0.760345532242748" calcext:value-type="float">
            <text:p>0.760345532242748</text:p>
          </table:table-cell>
          <table:table-cell table:formula="of:=1/SQRT(1-([.C134]*[.C134]))" office:value-type="float" office:value="1.53960131707751" calcext:value-type="float">
            <text:p>1.53960131707751</text:p>
          </table:table-cell>
          <table:table-cell office:value-type="float" office:value="2442.97430822178" calcext:value-type="float">
            <text:p>2442.97430822178</text:p>
          </table:table-cell>
          <table:table-cell table:formula="of:=[.B134]/[.D134]" office:value-type="float" office:value="22.474" calcext:value-type="float">
            <text:p>22.474</text:p>
          </table:table-cell>
          <table:table-cell table:formula="of:=([.B134]+[.D134])/2" office:value-type="float" office:value="18.0703006585388" calcext:value-type="float">
            <text:p>18.0703006585388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4.505" calcext:value-type="float">
            <text:p>24.505</text:p>
          </table:table-cell>
          <table:table-cell office:value-type="float" office:value="0.773472524258128" calcext:value-type="float">
            <text:p>0.773472524258128</text:p>
          </table:table-cell>
          <table:table-cell table:formula="of:=1/SQRT(1-([.C135]*[.C135]))" office:value-type="float" office:value="1.57771053309297" calcext:value-type="float">
            <text:p>1.57771053309297</text:p>
          </table:table-cell>
          <table:table-cell office:value-type="float" office:value="1195.72679492662" calcext:value-type="float">
            <text:p>1195.72679492662</text:p>
          </table:table-cell>
          <table:table-cell table:formula="of:=[.B135]/[.D135]" office:value-type="float" office:value="15.532" calcext:value-type="float">
            <text:p>15.532</text:p>
          </table:table-cell>
          <table:table-cell table:formula="of:=([.B135]+[.D135])/2" office:value-type="float" office:value="13.0413552665465" calcext:value-type="float">
            <text:p>13.0413552665465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6.001" calcext:value-type="float">
            <text:p>36.001</text:p>
          </table:table-cell>
          <table:table-cell office:value-type="float" office:value="0.841407184853158" calcext:value-type="float">
            <text:p>0.841407184853158</text:p>
          </table:table-cell>
          <table:table-cell table:formula="of:=1/SQRT(1-([.C136]*[.C136]))" office:value-type="float" office:value="1.85047545618093" calcext:value-type="float">
            <text:p>1.85047545618093</text:p>
          </table:table-cell>
          <table:table-cell office:value-type="float" office:value="2200.36978240629" calcext:value-type="float">
            <text:p>2200.36978240629</text:p>
          </table:table-cell>
          <table:table-cell table:formula="of:=[.B136]/[.D136]" office:value-type="float" office:value="19.455" calcext:value-type="float">
            <text:p>19.455</text:p>
          </table:table-cell>
          <table:table-cell table:formula="of:=([.B136]+[.D136])/2" office:value-type="float" office:value="18.9257377280905" calcext:value-type="float">
            <text:p>18.9257377280905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9.413" calcext:value-type="float">
            <text:p>29.413</text:p>
          </table:table-cell>
          <table:table-cell office:value-type="float" office:value="0.241144429975045" calcext:value-type="float">
            <text:p>0.241144429975045</text:p>
          </table:table-cell>
          <table:table-cell table:formula="of:=1/SQRT(1-([.C137]*[.C137]))" office:value-type="float" office:value="1.03040812751795" calcext:value-type="float">
            <text:p>1.03040812751795</text:p>
          </table:table-cell>
          <table:table-cell office:value-type="float" office:value="2637.66260943344" calcext:value-type="float">
            <text:p>2637.66260943344</text:p>
          </table:table-cell>
          <table:table-cell table:formula="of:=[.B137]/[.D137]" office:value-type="float" office:value="28.545" calcext:value-type="float">
            <text:p>28.545</text:p>
          </table:table-cell>
          <table:table-cell table:formula="of:=([.B137]+[.D137])/2" office:value-type="float" office:value="15.221704063759" calcext:value-type="float">
            <text:p>15.221704063759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1.923" calcext:value-type="float">
            <text:p>21.923</text:p>
          </table:table-cell>
          <table:table-cell office:value-type="float" office:value="0.911560326331153" calcext:value-type="float">
            <text:p>0.911560326331153</text:p>
          </table:table-cell>
          <table:table-cell table:formula="of:=1/SQRT(1-([.C138]*[.C138]))" office:value-type="float" office:value="2.43210561349013" calcext:value-type="float">
            <text:p>2.43210561349013</text:p>
          </table:table-cell>
          <table:table-cell office:value-type="float" office:value="620.822445602266" calcext:value-type="float">
            <text:p>620.822445602266</text:p>
          </table:table-cell>
          <table:table-cell table:formula="of:=[.B138]/[.D138]" office:value-type="float" office:value="9.014" calcext:value-type="float">
            <text:p>9.014</text:p>
          </table:table-cell>
          <table:table-cell table:formula="of:=([.B138]+[.D138])/2" office:value-type="float" office:value="12.1775528067451" calcext:value-type="float">
            <text:p>12.1775528067451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13.643" calcext:value-type="float">
            <text:p>13.643</text:p>
          </table:table-cell>
          <table:table-cell office:value-type="float" office:value="0.810671162035092" calcext:value-type="float">
            <text:p>0.810671162035092</text:p>
          </table:table-cell>
          <table:table-cell table:formula="of:=1/SQRT(1-([.C139]*[.C139]))" office:value-type="float" office:value="1.70793690535804" calcext:value-type="float">
            <text:p>1.70793690535804</text:p>
          </table:table-cell>
          <table:table-cell office:value-type="float" office:value="342.371659600529" calcext:value-type="float">
            <text:p>342.371659600529</text:p>
          </table:table-cell>
          <table:table-cell table:formula="of:=[.B139]/[.D139]" office:value-type="float" office:value="7.988" calcext:value-type="float">
            <text:p>7.988</text:p>
          </table:table-cell>
          <table:table-cell table:formula="of:=([.B139]+[.D139])/2" office:value-type="float" office:value="7.67546845267902" calcext:value-type="float">
            <text:p>7.67546845267902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14.983" calcext:value-type="float">
            <text:p>14.983</text:p>
          </table:table-cell>
          <table:table-cell office:value-type="float" office:value="0.851927255826898" calcext:value-type="float">
            <text:p>0.851927255826898</text:p>
          </table:table-cell>
          <table:table-cell table:formula="of:=1/SQRT(1-([.C140]*[.C140]))" office:value-type="float" office:value="1.90963548304869" calcext:value-type="float">
            <text:p>1.90963548304869</text:p>
          </table:table-cell>
          <table:table-cell office:value-type="float" office:value="369.315007489662" calcext:value-type="float">
            <text:p>369.315007489662</text:p>
          </table:table-cell>
          <table:table-cell table:formula="of:=[.B140]/[.D140]" office:value-type="float" office:value="7.84599999999999" calcext:value-type="float">
            <text:p>7.84599999999999</text:p>
          </table:table-cell>
          <table:table-cell table:formula="of:=([.B140]+[.D140])/2" office:value-type="float" office:value="8.44631774152434" calcext:value-type="float">
            <text:p>8.44631774152434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13.363" calcext:value-type="float">
            <text:p>13.363</text:p>
          </table:table-cell>
          <table:table-cell office:value-type="float" office:value="0.777485636286426" calcext:value-type="float">
            <text:p>0.777485636286426</text:p>
          </table:table-cell>
          <table:table-cell table:formula="of:=1/SQRT(1-([.C141]*[.C141]))" office:value-type="float" office:value="1.59007615421228" calcext:value-type="float">
            <text:p>1.59007615421228</text:p>
          </table:table-cell>
          <table:table-cell office:value-type="float" office:value="352.809186501851" calcext:value-type="float">
            <text:p>352.809186501851</text:p>
          </table:table-cell>
          <table:table-cell table:formula="of:=[.B141]/[.D141]" office:value-type="float" office:value="8.404" calcext:value-type="float">
            <text:p>8.404</text:p>
          </table:table-cell>
          <table:table-cell table:formula="of:=([.B141]+[.D141])/2" office:value-type="float" office:value="7.47653807710614" calcext:value-type="float">
            <text:p>7.47653807710614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10.467" calcext:value-type="float">
            <text:p>10.467</text:p>
          </table:table-cell>
          <table:table-cell office:value-type="float" office:value="0.626048547172855" calcext:value-type="float">
            <text:p>0.626048547172855</text:p>
          </table:table-cell>
          <table:table-cell table:formula="of:=1/SQRT(1-([.C142]*[.C142]))" office:value-type="float" office:value="1.28240627297231" calcext:value-type="float">
            <text:p>1.28240627297231</text:p>
          </table:table-cell>
          <table:table-cell office:value-type="float" office:value="268.391456590425" calcext:value-type="float">
            <text:p>268.391456590425</text:p>
          </table:table-cell>
          <table:table-cell table:formula="of:=[.B142]/[.D142]" office:value-type="float" office:value="8.162" calcext:value-type="float">
            <text:p>8.162</text:p>
          </table:table-cell>
          <table:table-cell table:formula="of:=([.B142]+[.D142])/2" office:value-type="float" office:value="5.87470313648616" calcext:value-type="float">
            <text:p>5.87470313648616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13.314" calcext:value-type="float">
            <text:p>13.314</text:p>
          </table:table-cell>
          <table:table-cell office:value-type="float" office:value="0.826036077379604" calcext:value-type="float">
            <text:p>0.826036077379604</text:p>
          </table:table-cell>
          <table:table-cell table:formula="of:=1/SQRT(1-([.C143]*[.C143]))" office:value-type="float" office:value="1.77425373134328" calcext:value-type="float">
            <text:p>1.77425373134328</text:p>
          </table:table-cell>
          <table:table-cell office:value-type="float" office:value="313.871043082568" calcext:value-type="float">
            <text:p>313.871043082568</text:p>
          </table:table-cell>
          <table:table-cell table:formula="of:=[.B143]/[.D143]" office:value-type="float" office:value="7.504" calcext:value-type="float">
            <text:p>7.504</text:p>
          </table:table-cell>
          <table:table-cell table:formula="of:=([.B143]+[.D143])/2" office:value-type="float" office:value="7.54412686567164" calcext:value-type="float">
            <text:p>7.54412686567164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2.001" calcext:value-type="float">
            <text:p>22.001</text:p>
          </table:table-cell>
          <table:table-cell office:value-type="float" office:value="0.87610824544373" calcext:value-type="float">
            <text:p>0.87610824544373</text:p>
          </table:table-cell>
          <table:table-cell table:formula="of:=1/SQRT(1-([.C144]*[.C144]))" office:value-type="float" office:value="2.07419628547185" calcext:value-type="float">
            <text:p>2.07419628547185</text:p>
          </table:table-cell>
          <table:table-cell office:value-type="float" office:value="733.136534959069" calcext:value-type="float">
            <text:p>733.136534959069</text:p>
          </table:table-cell>
          <table:table-cell table:formula="of:=[.B144]/[.D144]" office:value-type="float" office:value="10.607" calcext:value-type="float">
            <text:p>10.607</text:p>
          </table:table-cell>
          <table:table-cell table:formula="of:=([.B144]+[.D144])/2" office:value-type="float" office:value="12.0375981427359" calcext:value-type="float">
            <text:p>12.0375981427359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0.262" calcext:value-type="float">
            <text:p>40.262</text:p>
          </table:table-cell>
          <table:table-cell office:value-type="float" office:value="0.927488665598246" calcext:value-type="float">
            <text:p>0.927488665598246</text:p>
          </table:table-cell>
          <table:table-cell table:formula="of:=1/SQRT(1-([.C145]*[.C145]))" office:value-type="float" office:value="2.67486048365666" calcext:value-type="float">
            <text:p>2.67486048365666</text:p>
          </table:table-cell>
          <table:table-cell office:value-type="float" office:value="1903.87936506026" calcext:value-type="float">
            <text:p>1903.87936506026</text:p>
          </table:table-cell>
          <table:table-cell table:formula="of:=[.B145]/[.D145]" office:value-type="float" office:value="15.052" calcext:value-type="float">
            <text:p>15.052</text:p>
          </table:table-cell>
          <table:table-cell table:formula="of:=([.B145]+[.D145])/2" office:value-type="float" office:value="21.4684302418283" calcext:value-type="float">
            <text:p>21.4684302418283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4.442" calcext:value-type="float">
            <text:p>34.442</text:p>
          </table:table-cell>
          <table:table-cell office:value-type="float" office:value="0.874230072234274" calcext:value-type="float">
            <text:p>0.874230072234274</text:p>
          </table:table-cell>
          <table:table-cell table:formula="of:=1/SQRT(1-([.C146]*[.C146]))" office:value-type="float" office:value="2.0596818562373" calcext:value-type="float">
            <text:p>2.0596818562373</text:p>
          </table:table-cell>
          <table:table-cell office:value-type="float" office:value="1809.36612087334" calcext:value-type="float">
            <text:p>1809.36612087334</text:p>
          </table:table-cell>
          <table:table-cell table:formula="of:=[.B146]/[.D146]" office:value-type="float" office:value="16.722" calcext:value-type="float">
            <text:p>16.722</text:p>
          </table:table-cell>
          <table:table-cell table:formula="of:=([.B146]+[.D146])/2" office:value-type="float" office:value="18.2508409281186" calcext:value-type="float">
            <text:p>18.2508409281186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0.07" calcext:value-type="float">
            <text:p>20.07</text:p>
          </table:table-cell>
          <table:table-cell office:value-type="float" office:value="0.707586430614768" calcext:value-type="float">
            <text:p>0.707586430614768</text:p>
          </table:table-cell>
          <table:table-cell table:formula="of:=1/SQRT(1-([.C147]*[.C147]))" office:value-type="float" office:value="1.41517416443379" calcext:value-type="float">
            <text:p>1.41517416443379</text:p>
          </table:table-cell>
          <table:table-cell office:value-type="float" office:value="894.200124955134" calcext:value-type="float">
            <text:p>894.200124955134</text:p>
          </table:table-cell>
          <table:table-cell table:formula="of:=[.B147]/[.D147]" office:value-type="float" office:value="14.182" calcext:value-type="float">
            <text:p>14.182</text:p>
          </table:table-cell>
          <table:table-cell table:formula="of:=([.B147]+[.D147])/2" office:value-type="float" office:value="10.7425870822169" calcext:value-type="float">
            <text:p>10.7425870822169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0.966" calcext:value-type="float">
            <text:p>20.966</text:p>
          </table:table-cell>
          <table:table-cell office:value-type="float" office:value="0.932616136230876" calcext:value-type="float">
            <text:p>0.932616136230876</text:p>
          </table:table-cell>
          <table:table-cell table:formula="of:=1/SQRT(1-([.C148]*[.C148]))" office:value-type="float" office:value="2.77108115252445" calcext:value-type="float">
            <text:p>2.77108115252445</text:p>
          </table:table-cell>
          <table:table-cell office:value-type="float" office:value="498.346934497688" calcext:value-type="float">
            <text:p>498.346934497688</text:p>
          </table:table-cell>
          <table:table-cell table:formula="of:=[.B148]/[.D148]" office:value-type="float" office:value="7.56600000000001" calcext:value-type="float">
            <text:p>7.56600000000001</text:p>
          </table:table-cell>
          <table:table-cell table:formula="of:=([.B148]+[.D148])/2" office:value-type="float" office:value="11.8685405762622" calcext:value-type="float">
            <text:p>11.8685405762622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8.757" calcext:value-type="float">
            <text:p>38.757</text:p>
          </table:table-cell>
          <table:table-cell office:value-type="float" office:value="0.979613243187985" calcext:value-type="float">
            <text:p>0.979613243187985</text:p>
          </table:table-cell>
          <table:table-cell table:formula="of:=1/SQRT(1-([.C149]*[.C149]))" office:value-type="float" office:value="4.97778063190339" calcext:value-type="float">
            <text:p>4.97778063190339</text:p>
          </table:table-cell>
          <table:table-cell office:value-type="float" office:value="948.013288615748" calcext:value-type="float">
            <text:p>948.013288615748</text:p>
          </table:table-cell>
          <table:table-cell table:formula="of:=[.B149]/[.D149]" office:value-type="float" office:value="7.78600000000004" calcext:value-type="float">
            <text:p>7.78600000000004</text:p>
          </table:table-cell>
          <table:table-cell table:formula="of:=([.B149]+[.D149])/2" office:value-type="float" office:value="21.8673903159517" calcext:value-type="float">
            <text:p>21.8673903159517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7.279" calcext:value-type="float">
            <text:p>27.279</text:p>
          </table:table-cell>
          <table:table-cell office:value-type="float" office:value="0.551747043529427" calcext:value-type="float">
            <text:p>0.551747043529427</text:p>
          </table:table-cell>
          <table:table-cell table:formula="of:=1/SQRT(1-([.C150]*[.C150]))" office:value-type="float" office:value="1.19902421871566" calcext:value-type="float">
            <text:p>1.19902421871566</text:p>
          </table:table-cell>
          <table:table-cell office:value-type="float" office:value="1949.74946094403" calcext:value-type="float">
            <text:p>1949.74946094403</text:p>
          </table:table-cell>
          <table:table-cell table:formula="of:=[.B150]/[.D150]" office:value-type="float" office:value="22.751" calcext:value-type="float">
            <text:p>22.751</text:p>
          </table:table-cell>
          <table:table-cell table:formula="of:=([.B150]+[.D150])/2" office:value-type="float" office:value="14.2390121093578" calcext:value-type="float">
            <text:p>14.2390121093578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5.285" calcext:value-type="float">
            <text:p>25.285</text:p>
          </table:table-cell>
          <table:table-cell office:value-type="float" office:value="0.934296869487197" calcext:value-type="float">
            <text:p>0.934296869487197</text:p>
          </table:table-cell>
          <table:table-cell table:formula="of:=1/SQRT(1-([.C151]*[.C151]))" office:value-type="float" office:value="2.80508098513423" calcext:value-type="float">
            <text:p>2.80508098513423</text:p>
          </table:table-cell>
          <table:table-cell office:value-type="float" office:value="716.028624597606" calcext:value-type="float">
            <text:p>716.028624597606</text:p>
          </table:table-cell>
          <table:table-cell table:formula="of:=[.B151]/[.D151]" office:value-type="float" office:value="9.01400000000001" calcext:value-type="float">
            <text:p>9.01400000000001</text:p>
          </table:table-cell>
          <table:table-cell table:formula="of:=([.B151]+[.D151])/2" office:value-type="float" office:value="14.0450404925671" calcext:value-type="float">
            <text:p>14.0450404925671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8.443" calcext:value-type="float">
            <text:p>28.443</text:p>
          </table:table-cell>
          <table:table-cell office:value-type="float" office:value="0.927324907192478" calcext:value-type="float">
            <text:p>0.927324907192478</text:p>
          </table:table-cell>
          <table:table-cell table:formula="of:=1/SQRT(1-([.C152]*[.C152]))" office:value-type="float" office:value="2.67195866604039" calcext:value-type="float">
            <text:p>2.67195866604039</text:p>
          </table:table-cell>
          <table:table-cell office:value-type="float" office:value="951.19802476125" calcext:value-type="float">
            <text:p>951.19802476125</text:p>
          </table:table-cell>
          <table:table-cell table:formula="of:=[.B152]/[.D152]" office:value-type="float" office:value="10.645" calcext:value-type="float">
            <text:p>10.645</text:p>
          </table:table-cell>
          <table:table-cell table:formula="of:=([.B152]+[.D152])/2" office:value-type="float" office:value="15.5574793330202" calcext:value-type="float">
            <text:p>15.5574793330202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9.637" calcext:value-type="float">
            <text:p>39.637</text:p>
          </table:table-cell>
          <table:table-cell office:value-type="float" office:value="0.921554781748312" calcext:value-type="float">
            <text:p>0.921554781748312</text:p>
          </table:table-cell>
          <table:table-cell table:formula="of:=1/SQRT(1-([.C153]*[.C153]))" office:value-type="float" office:value="2.57567093378388" calcext:value-type="float">
            <text:p>2.57567093378388</text:p>
          </table:table-cell>
          <table:table-cell office:value-type="float" office:value="1916.2891869711" calcext:value-type="float">
            <text:p>1916.2891869711</text:p>
          </table:table-cell>
          <table:table-cell table:formula="of:=[.B153]/[.D153]" office:value-type="float" office:value="15.389" calcext:value-type="float">
            <text:p>15.389</text:p>
          </table:table-cell>
          <table:table-cell table:formula="of:=([.B153]+[.D153])/2" office:value-type="float" office:value="21.1063354668919" calcext:value-type="float">
            <text:p>21.1063354668919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0.55" calcext:value-type="float">
            <text:p>30.55</text:p>
          </table:table-cell>
          <table:table-cell office:value-type="float" office:value="0.90638390314985" calcext:value-type="float">
            <text:p>0.90638390314985</text:p>
          </table:table-cell>
          <table:table-cell table:formula="of:=1/SQRT(1-([.C154]*[.C154]))" office:value-type="float" office:value="2.36711607004494" calcext:value-type="float">
            <text:p>2.36711607004494</text:p>
          </table:table-cell>
          <table:table-cell office:value-type="float" office:value="1238.66181074987" calcext:value-type="float">
            <text:p>1238.66181074987</text:p>
          </table:table-cell>
          <table:table-cell table:formula="of:=[.B154]/[.D154]" office:value-type="float" office:value="12.906" calcext:value-type="float">
            <text:p>12.906</text:p>
          </table:table-cell>
          <table:table-cell table:formula="of:=([.B154]+[.D154])/2" office:value-type="float" office:value="16.4585580350225" calcext:value-type="float">
            <text:p>16.4585580350225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1.477" calcext:value-type="float">
            <text:p>21.477</text:p>
          </table:table-cell>
          <table:table-cell office:value-type="float" office:value="0.829250606293286" calcext:value-type="float">
            <text:p>0.829250606293286</text:p>
          </table:table-cell>
          <table:table-cell table:formula="of:=1/SQRT(1-([.C155]*[.C155]))" office:value-type="float" office:value="1.78930267433142" calcext:value-type="float">
            <text:p>1.78930267433142</text:p>
          </table:table-cell>
          <table:table-cell office:value-type="float" office:value="809.866241010039" calcext:value-type="float">
            <text:p>809.866241010039</text:p>
          </table:table-cell>
          <table:table-cell table:formula="of:=[.B155]/[.D155]" office:value-type="float" office:value="12.003" calcext:value-type="float">
            <text:p>12.003</text:p>
          </table:table-cell>
          <table:table-cell table:formula="of:=([.B155]+[.D155])/2" office:value-type="float" office:value="11.6331513371657" calcext:value-type="float">
            <text:p>11.6331513371657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5.11" calcext:value-type="float">
            <text:p>25.11</text:p>
          </table:table-cell>
          <table:table-cell office:value-type="float" office:value="0.899772158103178" calcext:value-type="float">
            <text:p>0.899772158103178</text:p>
          </table:table-cell>
          <table:table-cell table:formula="of:=1/SQRT(1-([.C156]*[.C156]))" office:value-type="float" office:value="2.29168568038697" calcext:value-type="float">
            <text:p>2.29168568038697</text:p>
          </table:table-cell>
          <table:table-cell office:value-type="float" office:value="864.347235012176" calcext:value-type="float">
            <text:p>864.347235012176</text:p>
          </table:table-cell>
          <table:table-cell table:formula="of:=[.B156]/[.D156]" office:value-type="float" office:value="10.957" calcext:value-type="float">
            <text:p>10.957</text:p>
          </table:table-cell>
          <table:table-cell table:formula="of:=([.B156]+[.D156])/2" office:value-type="float" office:value="13.7008428401935" calcext:value-type="float">
            <text:p>13.7008428401935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1.064" calcext:value-type="float">
            <text:p>31.064</text:p>
          </table:table-cell>
          <table:table-cell office:value-type="float" office:value="0.952769114138207" calcext:value-type="float">
            <text:p>0.952769114138207</text:p>
          </table:table-cell>
          <table:table-cell table:formula="of:=1/SQRT(1-([.C157]*[.C157]))" office:value-type="float" office:value="3.2927708289167" calcext:value-type="float">
            <text:p>3.2927708289167</text:p>
          </table:table-cell>
          <table:table-cell office:value-type="float" office:value="920.668156158963" calcext:value-type="float">
            <text:p>920.668156158963</text:p>
          </table:table-cell>
          <table:table-cell table:formula="of:=[.B157]/[.D157]" office:value-type="float" office:value="9.43399999999997" calcext:value-type="float">
            <text:p>9.43399999999997</text:p>
          </table:table-cell>
          <table:table-cell table:formula="of:=([.B157]+[.D157])/2" office:value-type="float" office:value="17.1783854144583" calcext:value-type="float">
            <text:p>17.1783854144583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1.203" calcext:value-type="float">
            <text:p>31.203</text:p>
          </table:table-cell>
          <table:table-cell office:value-type="float" office:value="0.928329226320122" calcext:value-type="float">
            <text:p>0.928329226320122</text:p>
          </table:table-cell>
          <table:table-cell table:formula="of:=1/SQRT(1-([.C158]*[.C158]))" office:value-type="float" office:value="2.68991379310345" calcext:value-type="float">
            <text:p>2.68991379310345</text:p>
          </table:table-cell>
          <table:table-cell office:value-type="float" office:value="1137.11454061156" calcext:value-type="float">
            <text:p>1137.11454061156</text:p>
          </table:table-cell>
          <table:table-cell table:formula="of:=[.B158]/[.D158]" office:value-type="float" office:value="11.6" calcext:value-type="float">
            <text:p>11.6</text:p>
          </table:table-cell>
          <table:table-cell table:formula="of:=([.B158]+[.D158])/2" office:value-type="float" office:value="16.9464568965517" calcext:value-type="float">
            <text:p>16.9464568965517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6.087" calcext:value-type="float">
            <text:p>36.087</text:p>
          </table:table-cell>
          <table:table-cell office:value-type="float" office:value="0.905049844889508" calcext:value-type="float">
            <text:p>0.905049844889508</text:p>
          </table:table-cell>
          <table:table-cell table:formula="of:=1/SQRT(1-([.C159]*[.C159]))" office:value-type="float" office:value="2.35125097732603" calcext:value-type="float">
            <text:p>2.35125097732603</text:p>
          </table:table-cell>
          <table:table-cell office:value-type="float" office:value="1740.01279897478" calcext:value-type="float">
            <text:p>1740.01279897478</text:p>
          </table:table-cell>
          <table:table-cell table:formula="of:=[.B159]/[.D159]" office:value-type="float" office:value="15.348" calcext:value-type="float">
            <text:p>15.348</text:p>
          </table:table-cell>
          <table:table-cell table:formula="of:=([.B159]+[.D159])/2" office:value-type="float" office:value="19.219125488663" calcext:value-type="float">
            <text:p>19.219125488663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4.382" calcext:value-type="float">
            <text:p>24.382</text:p>
          </table:table-cell>
          <table:table-cell office:value-type="float" office:value="0.925745229961477" calcext:value-type="float">
            <text:p>0.925745229961477</text:p>
          </table:table-cell>
          <table:table-cell table:formula="of:=1/SQRT(1-([.C160]*[.C160]))" office:value-type="float" office:value="2.64446854663775" calcext:value-type="float">
            <text:p>2.64446854663775</text:p>
          </table:table-cell>
          <table:table-cell office:value-type="float" office:value="706.236437375999" calcext:value-type="float">
            <text:p>706.236437375999</text:p>
          </table:table-cell>
          <table:table-cell table:formula="of:=[.B160]/[.D160]" office:value-type="float" office:value="9.21999999999997" calcext:value-type="float">
            <text:p>9.21999999999997</text:p>
          </table:table-cell>
          <table:table-cell table:formula="of:=([.B160]+[.D160])/2" office:value-type="float" office:value="13.5132342733189" calcext:value-type="float">
            <text:p>13.5132342733189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0.918" calcext:value-type="float">
            <text:p>20.918</text:p>
          </table:table-cell>
          <table:table-cell office:value-type="float" office:value="0.845430484227047" calcext:value-type="float">
            <text:p>0.845430484227047</text:p>
          </table:table-cell>
          <table:table-cell table:formula="of:=1/SQRT(1-([.C161]*[.C161]))" office:value-type="float" office:value="1.87235947010383" calcext:value-type="float">
            <text:p>1.87235947010383</text:p>
          </table:table-cell>
          <table:table-cell office:value-type="float" office:value="734.177310047684" calcext:value-type="float">
            <text:p>734.177310047684</text:p>
          </table:table-cell>
          <table:table-cell table:formula="of:=[.B161]/[.D161]" office:value-type="float" office:value="11.172" calcext:value-type="float">
            <text:p>11.172</text:p>
          </table:table-cell>
          <table:table-cell table:formula="of:=([.B161]+[.D161])/2" office:value-type="float" office:value="11.3951797350519" calcext:value-type="float">
            <text:p>11.3951797350519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7.85" calcext:value-type="float">
            <text:p>37.85</text:p>
          </table:table-cell>
          <table:table-cell office:value-type="float" office:value="0.966161141661958" calcext:value-type="float">
            <text:p>0.966161141661958</text:p>
          </table:table-cell>
          <table:table-cell table:formula="of:=1/SQRT(1-([.C162]*[.C162]))" office:value-type="float" office:value="3.87688210591009" calcext:value-type="float">
            <text:p>3.87688210591009</text:p>
          </table:table-cell>
          <table:table-cell office:value-type="float" office:value="1160.91131956434" calcext:value-type="float">
            <text:p>1160.91131956434</text:p>
          </table:table-cell>
          <table:table-cell table:formula="of:=[.B162]/[.D162]" office:value-type="float" office:value="9.76299999999993" calcext:value-type="float">
            <text:p>9.76299999999993</text:p>
          </table:table-cell>
          <table:table-cell table:formula="of:=([.B162]+[.D162])/2" office:value-type="float" office:value="20.863441052955" calcext:value-type="float">
            <text:p>20.863441052955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9.941" calcext:value-type="float">
            <text:p>39.941</text:p>
          </table:table-cell>
          <table:table-cell office:value-type="float" office:value="0.901579670335864" calcext:value-type="float">
            <text:p>0.901579670335864</text:p>
          </table:table-cell>
          <table:table-cell table:formula="of:=1/SQRT(1-([.C163]*[.C163]))" office:value-type="float" office:value="2.31153423230511" calcext:value-type="float">
            <text:p>2.31153423230511</text:p>
          </table:table-cell>
          <table:table-cell office:value-type="float" office:value="2168.1404472669" calcext:value-type="float">
            <text:p>2168.1404472669</text:p>
          </table:table-cell>
          <table:table-cell table:formula="of:=[.B163]/[.D163]" office:value-type="float" office:value="17.279" calcext:value-type="float">
            <text:p>17.279</text:p>
          </table:table-cell>
          <table:table-cell table:formula="of:=([.B163]+[.D163])/2" office:value-type="float" office:value="21.1262671161526" calcext:value-type="float">
            <text:p>21.1262671161526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5.369" calcext:value-type="float">
            <text:p>45.369</text:p>
          </table:table-cell>
          <table:table-cell office:value-type="float" office:value="0.939813788162179" calcext:value-type="float">
            <text:p>0.939813788162179</text:p>
          </table:table-cell>
          <table:table-cell table:formula="of:=1/SQRT(1-([.C164]*[.C164]))" office:value-type="float" office:value="2.92665462520965" calcext:value-type="float">
            <text:p>2.92665462520965</text:p>
          </table:table-cell>
          <table:table-cell office:value-type="float" office:value="2209.51427689529" calcext:value-type="float">
            <text:p>2209.51427689529</text:p>
          </table:table-cell>
          <table:table-cell table:formula="of:=[.B164]/[.D164]" office:value-type="float" office:value="15.502" calcext:value-type="float">
            <text:p>15.502</text:p>
          </table:table-cell>
          <table:table-cell table:formula="of:=([.B164]+[.D164])/2" office:value-type="float" office:value="24.1478273126048" calcext:value-type="float">
            <text:p>24.1478273126048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6.891" calcext:value-type="float">
            <text:p>26.891</text:p>
          </table:table-cell>
          <table:table-cell office:value-type="float" office:value="0.919826848988802" calcext:value-type="float">
            <text:p>0.919826848988802</text:p>
          </table:table-cell>
          <table:table-cell table:formula="of:=1/SQRT(1-([.C165]*[.C165]))" office:value-type="float" office:value="2.54890995260663" calcext:value-type="float">
            <text:p>2.54890995260663</text:p>
          </table:table-cell>
          <table:table-cell office:value-type="float" office:value="891.269992903057" calcext:value-type="float">
            <text:p>891.269992903057</text:p>
          </table:table-cell>
          <table:table-cell table:formula="of:=[.B165]/[.D165]" office:value-type="float" office:value="10.55" calcext:value-type="float">
            <text:p>10.55</text:p>
          </table:table-cell>
          <table:table-cell table:formula="of:=([.B165]+[.D165])/2" office:value-type="float" office:value="14.7199549763033" calcext:value-type="float">
            <text:p>14.7199549763033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6.708" calcext:value-type="float">
            <text:p>26.708</text:p>
          </table:table-cell>
          <table:table-cell office:value-type="float" office:value="0.808051481564817" calcext:value-type="float">
            <text:p>0.808051481564817</text:p>
          </table:table-cell>
          <table:table-cell table:formula="of:=1/SQRT(1-([.C166]*[.C166]))" office:value-type="float" office:value="1.69747044616753" calcext:value-type="float">
            <text:p>1.69747044616753</text:p>
          </table:table-cell>
          <table:table-cell office:value-type="float" office:value="1320.17160081973" calcext:value-type="float">
            <text:p>1320.17160081973</text:p>
          </table:table-cell>
          <table:table-cell table:formula="of:=[.B166]/[.D166]" office:value-type="float" office:value="15.734" calcext:value-type="float">
            <text:p>15.734</text:p>
          </table:table-cell>
          <table:table-cell table:formula="of:=([.B166]+[.D166])/2" office:value-type="float" office:value="14.2027352230838" calcext:value-type="float">
            <text:p>14.2027352230838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18.133" calcext:value-type="float">
            <text:p>18.133</text:p>
          </table:table-cell>
          <table:table-cell office:value-type="float" office:value="0.874560175759853" calcext:value-type="float">
            <text:p>0.874560175759853</text:p>
          </table:table-cell>
          <table:table-cell table:formula="of:=1/SQRT(1-([.C167]*[.C167]))" office:value-type="float" office:value="2.06220857500284" calcext:value-type="float">
            <text:p>2.06220857500284</text:p>
          </table:table-cell>
          <table:table-cell office:value-type="float" office:value="500.906430873272" calcext:value-type="float">
            <text:p>500.906430873272</text:p>
          </table:table-cell>
          <table:table-cell table:formula="of:=[.B167]/[.D167]" office:value-type="float" office:value="8.79300000000001" calcext:value-type="float">
            <text:p>8.79300000000001</text:p>
          </table:table-cell>
          <table:table-cell table:formula="of:=([.B167]+[.D167])/2" office:value-type="float" office:value="10.0976042875014" calcext:value-type="float">
            <text:p>10.0976042875014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19.566" calcext:value-type="float">
            <text:p>19.566</text:p>
          </table:table-cell>
          <table:table-cell office:value-type="float" office:value="0.782775661128454" calcext:value-type="float">
            <text:p>0.782775661128454</text:p>
          </table:table-cell>
          <table:table-cell table:formula="of:=1/SQRT(1-([.C168]*[.C168]))" office:value-type="float" office:value="1.60693166885677" calcext:value-type="float">
            <text:p>1.60693166885677</text:p>
          </table:table-cell>
          <table:table-cell office:value-type="float" office:value="748.439261049039" calcext:value-type="float">
            <text:p>748.439261049039</text:p>
          </table:table-cell>
          <table:table-cell table:formula="of:=[.B168]/[.D168]" office:value-type="float" office:value="12.176" calcext:value-type="float">
            <text:p>12.176</text:p>
          </table:table-cell>
          <table:table-cell table:formula="of:=([.B168]+[.D168])/2" office:value-type="float" office:value="10.5864658344284" calcext:value-type="float">
            <text:p>10.5864658344284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5.737" calcext:value-type="float">
            <text:p>35.737</text:p>
          </table:table-cell>
          <table:table-cell office:value-type="float" office:value="0.867675025229789" calcext:value-type="float">
            <text:p>0.867675025229789</text:p>
          </table:table-cell>
          <table:table-cell table:formula="of:=1/SQRT(1-([.C169]*[.C169]))" office:value-type="float" office:value="2.01153889451762" calcext:value-type="float">
            <text:p>2.01153889451762</text:p>
          </table:table-cell>
          <table:table-cell office:value-type="float" office:value="1994.60830328534" calcext:value-type="float">
            <text:p>1994.60830328534</text:p>
          </table:table-cell>
          <table:table-cell table:formula="of:=[.B169]/[.D169]" office:value-type="float" office:value="17.766" calcext:value-type="float">
            <text:p>17.766</text:p>
          </table:table-cell>
          <table:table-cell table:formula="of:=([.B169]+[.D169])/2" office:value-type="float" office:value="18.8742694472588" calcext:value-type="float">
            <text:p>18.8742694472588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0.966" calcext:value-type="float">
            <text:p>20.966</text:p>
          </table:table-cell>
          <table:table-cell office:value-type="float" office:value="0.841745790455809" calcext:value-type="float">
            <text:p>0.841745790455809</text:p>
          </table:table-cell>
          <table:table-cell table:formula="of:=1/SQRT(1-([.C170]*[.C170]))" office:value-type="float" office:value="1.85228377065112" calcext:value-type="float">
            <text:p>1.85228377065112</text:p>
          </table:table-cell>
          <table:table-cell office:value-type="float" office:value="745.544402799277" calcext:value-type="float">
            <text:p>745.544402799277</text:p>
          </table:table-cell>
          <table:table-cell table:formula="of:=[.B170]/[.D170]" office:value-type="float" office:value="11.319" calcext:value-type="float">
            <text:p>11.319</text:p>
          </table:table-cell>
          <table:table-cell table:formula="of:=([.B170]+[.D170])/2" office:value-type="float" office:value="11.4091418853256" calcext:value-type="float">
            <text:p>11.4091418853256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3.461" calcext:value-type="float">
            <text:p>43.461</text:p>
          </table:table-cell>
          <table:table-cell office:value-type="float" office:value="0.977991052702226" calcext:value-type="float">
            <text:p>0.977991052702226</text:p>
          </table:table-cell>
          <table:table-cell table:formula="of:=1/SQRT(1-([.C171]*[.C171]))" office:value-type="float" office:value="4.79278782531976" calcext:value-type="float">
            <text:p>4.79278782531976</text:p>
          </table:table-cell>
          <table:table-cell office:value-type="float" office:value="1238.1153244246" calcext:value-type="float">
            <text:p>1238.1153244246</text:p>
          </table:table-cell>
          <table:table-cell table:formula="of:=[.B171]/[.D171]" office:value-type="float" office:value="9.0680000000001" calcext:value-type="float">
            <text:p>9.0680000000001</text:p>
          </table:table-cell>
          <table:table-cell table:formula="of:=([.B171]+[.D171])/2" office:value-type="float" office:value="24.1268939126599" calcext:value-type="float">
            <text:p>24.1268939126599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18.028" calcext:value-type="float">
            <text:p>18.028</text:p>
          </table:table-cell>
          <table:table-cell office:value-type="float" office:value="0.84653153014711" calcext:value-type="float">
            <text:p>0.84653153014711</text:p>
          </table:table-cell>
          <table:table-cell table:formula="of:=1/SQRT(1-([.C172]*[.C172]))" office:value-type="float" office:value="1.87850369907263" calcext:value-type="float">
            <text:p>1.87850369907263</text:p>
          </table:table-cell>
          <table:table-cell office:value-type="float" office:value="543.541760748524" calcext:value-type="float">
            <text:p>543.541760748524</text:p>
          </table:table-cell>
          <table:table-cell table:formula="of:=[.B172]/[.D172]" office:value-type="float" office:value="9.59700000000001" calcext:value-type="float">
            <text:p>9.59700000000001</text:p>
          </table:table-cell>
          <table:table-cell table:formula="of:=([.B172]+[.D172])/2" office:value-type="float" office:value="9.95325184953631" calcext:value-type="float">
            <text:p>9.95325184953631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1.119" calcext:value-type="float">
            <text:p>41.119</text:p>
          </table:table-cell>
          <table:table-cell office:value-type="float" office:value="0.96000226980048" calcext:value-type="float">
            <text:p>0.96000226980048</text:p>
          </table:table-cell>
          <table:table-cell table:formula="of:=1/SQRT(1-([.C173]*[.C173]))" office:value-type="float" office:value="3.57152783809605" calcext:value-type="float">
            <text:p>3.57152783809605</text:p>
          </table:table-cell>
          <table:table-cell office:value-type="float" office:value="1487.23953464222" calcext:value-type="float">
            <text:p>1487.23953464222</text:p>
          </table:table-cell>
          <table:table-cell table:formula="of:=[.B173]/[.D173]" office:value-type="float" office:value="11.513" calcext:value-type="float">
            <text:p>11.513</text:p>
          </table:table-cell>
          <table:table-cell table:formula="of:=([.B173]+[.D173])/2" office:value-type="float" office:value="22.345263919048" calcext:value-type="float">
            <text:p>22.345263919048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19.889" calcext:value-type="float">
            <text:p>19.889</text:p>
          </table:table-cell>
          <table:table-cell office:value-type="float" office:value="0.841344159415385" calcext:value-type="float">
            <text:p>0.841344159415385</text:p>
          </table:table-cell>
          <table:table-cell table:formula="of:=1/SQRT(1-([.C174]*[.C174]))" office:value-type="float" office:value="1.85013953488372" calcext:value-type="float">
            <text:p>1.85013953488372</text:p>
          </table:table-cell>
          <table:table-cell office:value-type="float" office:value="671.69371508791" calcext:value-type="float">
            <text:p>671.69371508791</text:p>
          </table:table-cell>
          <table:table-cell table:formula="of:=[.B174]/[.D174]" office:value-type="float" office:value="10.75" calcext:value-type="float">
            <text:p>10.75</text:p>
          </table:table-cell>
          <table:table-cell table:formula="of:=([.B174]+[.D174])/2" office:value-type="float" office:value="10.8695697674419" calcext:value-type="float">
            <text:p>10.8695697674419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14.981" calcext:value-type="float">
            <text:p>14.981</text:p>
          </table:table-cell>
          <table:table-cell office:value-type="float" office:value="0.543106879658395" calcext:value-type="float">
            <text:p>0.543106879658395</text:p>
          </table:table-cell>
          <table:table-cell table:formula="of:=1/SQRT(1-([.C175]*[.C175]))" office:value-type="float" office:value="1.19095317592813" calcext:value-type="float">
            <text:p>1.19095317592813</text:p>
          </table:table-cell>
          <table:table-cell office:value-type="float" office:value="592.02056605679" calcext:value-type="float">
            <text:p>592.02056605679</text:p>
          </table:table-cell>
          <table:table-cell table:formula="of:=[.B175]/[.D175]" office:value-type="float" office:value="12.579" calcext:value-type="float">
            <text:p>12.579</text:p>
          </table:table-cell>
          <table:table-cell table:formula="of:=([.B175]+[.D175])/2" office:value-type="float" office:value="8.08597658796407" calcext:value-type="float">
            <text:p>8.08597658796407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4.531" calcext:value-type="float">
            <text:p>24.531</text:p>
          </table:table-cell>
          <table:table-cell office:value-type="float" office:value="0.840924788663935" calcext:value-type="float">
            <text:p>0.840924788663935</text:p>
          </table:table-cell>
          <table:table-cell table:formula="of:=1/SQRT(1-([.C176]*[.C176]))" office:value-type="float" office:value="1.84790960451977" calcext:value-type="float">
            <text:p>1.84790960451977</text:p>
          </table:table-cell>
          <table:table-cell office:value-type="float" office:value="1023.05658458868" calcext:value-type="float">
            <text:p>1023.05658458868</text:p>
          </table:table-cell>
          <table:table-cell table:formula="of:=[.B176]/[.D176]" office:value-type="float" office:value="13.275" calcext:value-type="float">
            <text:p>13.275</text:p>
          </table:table-cell>
          <table:table-cell table:formula="of:=([.B176]+[.D176])/2" office:value-type="float" office:value="13.1894548022599" calcext:value-type="float">
            <text:p>13.1894548022599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2.254" calcext:value-type="float">
            <text:p>22.254</text:p>
          </table:table-cell>
          <table:table-cell office:value-type="float" office:value="0.889837525549179" calcext:value-type="float">
            <text:p>0.889837525549179</text:p>
          </table:table-cell>
          <table:table-cell table:formula="of:=1/SQRT(1-([.C177]*[.C177]))" office:value-type="float" office:value="2.19164861138467" calcext:value-type="float">
            <text:p>2.19164861138467</text:p>
          </table:table-cell>
          <table:table-cell office:value-type="float" office:value="709.896631578473" calcext:value-type="float">
            <text:p>709.896631578473</text:p>
          </table:table-cell>
          <table:table-cell table:formula="of:=[.B177]/[.D177]" office:value-type="float" office:value="10.154" calcext:value-type="float">
            <text:p>10.154</text:p>
          </table:table-cell>
          <table:table-cell table:formula="of:=([.B177]+[.D177])/2" office:value-type="float" office:value="12.2228243056923" calcext:value-type="float">
            <text:p>12.2228243056923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2.932" calcext:value-type="float">
            <text:p>22.932</text:p>
          </table:table-cell>
          <table:table-cell office:value-type="float" office:value="0.82890257872457" calcext:value-type="float">
            <text:p>0.82890257872457</text:p>
          </table:table-cell>
          <table:table-cell table:formula="of:=1/SQRT(1-([.C178]*[.C178]))" office:value-type="float" office:value="1.78765201122544" calcext:value-type="float">
            <text:p>1.78765201122544</text:p>
          </table:table-cell>
          <table:table-cell office:value-type="float" office:value="924.16763904765" calcext:value-type="float">
            <text:p>924.16763904765</text:p>
          </table:table-cell>
          <table:table-cell table:formula="of:=[.B178]/[.D178]" office:value-type="float" office:value="12.828" calcext:value-type="float">
            <text:p>12.828</text:p>
          </table:table-cell>
          <table:table-cell table:formula="of:=([.B178]+[.D178])/2" office:value-type="float" office:value="12.3598260056127" calcext:value-type="float">
            <text:p>12.3598260056127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0.203" calcext:value-type="float">
            <text:p>30.203</text:p>
          </table:table-cell>
          <table:table-cell office:value-type="float" office:value="0.758229101254933" calcext:value-type="float">
            <text:p>0.758229101254933</text:p>
          </table:table-cell>
          <table:table-cell table:formula="of:=1/SQRT(1-([.C179]*[.C179]))" office:value-type="float" office:value="1.53377005890717" calcext:value-type="float">
            <text:p>1.53377005890717</text:p>
          </table:table-cell>
          <table:table-cell office:value-type="float" office:value="1868.48571726921" calcext:value-type="float">
            <text:p>1868.48571726921</text:p>
          </table:table-cell>
          <table:table-cell table:formula="of:=[.B179]/[.D179]" office:value-type="float" office:value="19.692" calcext:value-type="float">
            <text:p>19.692</text:p>
          </table:table-cell>
          <table:table-cell table:formula="of:=([.B179]+[.D179])/2" office:value-type="float" office:value="15.8683850294536" calcext:value-type="float">
            <text:p>15.8683850294536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8.023" calcext:value-type="float">
            <text:p>38.023</text:p>
          </table:table-cell>
          <table:table-cell office:value-type="float" office:value="0.7724387329674" calcext:value-type="float">
            <text:p>0.7724387329674</text:p>
          </table:table-cell>
          <table:table-cell table:formula="of:=1/SQRT(1-([.C180]*[.C180]))" office:value-type="float" office:value="1.57458174590028" calcext:value-type="float">
            <text:p>1.57458174590028</text:p>
          </table:table-cell>
          <table:table-cell office:value-type="float" office:value="2884.54567028386" calcext:value-type="float">
            <text:p>2884.54567028386</text:p>
          </table:table-cell>
          <table:table-cell table:formula="of:=[.B180]/[.D180]" office:value-type="float" office:value="24.148" calcext:value-type="float">
            <text:p>24.148</text:p>
          </table:table-cell>
          <table:table-cell table:formula="of:=([.B180]+[.D180])/2" office:value-type="float" office:value="19.7987908729501" calcext:value-type="float">
            <text:p>19.7987908729501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5.215" calcext:value-type="float">
            <text:p>35.215</text:p>
          </table:table-cell>
          <table:table-cell office:value-type="float" office:value="0.943572615914611" calcext:value-type="float">
            <text:p>0.943572615914611</text:p>
          </table:table-cell>
          <table:table-cell table:formula="of:=1/SQRT(1-([.C181]*[.C181]))" office:value-type="float" office:value="3.01963642599898" calcext:value-type="float">
            <text:p>3.01963642599898</text:p>
          </table:table-cell>
          <table:table-cell office:value-type="float" office:value="1290.18088292387" calcext:value-type="float">
            <text:p>1290.18088292387</text:p>
          </table:table-cell>
          <table:table-cell table:formula="of:=[.B181]/[.D181]" office:value-type="float" office:value="11.662" calcext:value-type="float">
            <text:p>11.662</text:p>
          </table:table-cell>
          <table:table-cell table:formula="of:=([.B181]+[.D181])/2" office:value-type="float" office:value="19.1173182129995" calcext:value-type="float">
            <text:p>19.1173182129995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1.568" calcext:value-type="float">
            <text:p>31.568</text:p>
          </table:table-cell>
          <table:table-cell office:value-type="float" office:value="0.79065216937108" calcext:value-type="float">
            <text:p>0.79065216937108</text:p>
          </table:table-cell>
          <table:table-cell table:formula="of:=1/SQRT(1-([.C182]*[.C182]))" office:value-type="float" office:value="1.63327814569536" calcext:value-type="float">
            <text:p>1.63327814569536</text:p>
          </table:table-cell>
          <table:table-cell office:value-type="float" office:value="1916.83114626136" calcext:value-type="float">
            <text:p>1916.83114626136</text:p>
          </table:table-cell>
          <table:table-cell table:formula="of:=[.B182]/[.D182]" office:value-type="float" office:value="19.328" calcext:value-type="float">
            <text:p>19.328</text:p>
          </table:table-cell>
          <table:table-cell table:formula="of:=([.B182]+[.D182])/2" office:value-type="float" office:value="16.6006390728477" calcext:value-type="float">
            <text:p>16.6006390728477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0.553" calcext:value-type="float">
            <text:p>40.553</text:p>
          </table:table-cell>
          <table:table-cell office:value-type="float" office:value="0.752260169935301" calcext:value-type="float">
            <text:p>0.752260169935301</text:p>
          </table:table-cell>
          <table:table-cell table:formula="of:=1/SQRT(1-([.C183]*[.C183]))" office:value-type="float" office:value="1.51775889816236" calcext:value-type="float">
            <text:p>1.51775889816236</text:p>
          </table:table-cell>
          <table:table-cell office:value-type="float" office:value="3404.02750285416" calcext:value-type="float">
            <text:p>3404.02750285416</text:p>
          </table:table-cell>
          <table:table-cell table:formula="of:=[.B183]/[.D183]" office:value-type="float" office:value="26.719" calcext:value-type="float">
            <text:p>26.719</text:p>
          </table:table-cell>
          <table:table-cell table:formula="of:=([.B183]+[.D183])/2" office:value-type="float" office:value="21.0353794490812" calcext:value-type="float">
            <text:p>21.0353794490812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6.712" calcext:value-type="float">
            <text:p>36.712</text:p>
          </table:table-cell>
          <table:table-cell office:value-type="float" office:value="0.799267702014234" calcext:value-type="float">
            <text:p>0.799267702014234</text:p>
          </table:table-cell>
          <table:table-cell table:formula="of:=1/SQRT(1-([.C184]*[.C184]))" office:value-type="float" office:value="1.66396228980646" calcext:value-type="float">
            <text:p>1.66396228980646</text:p>
          </table:table-cell>
          <table:table-cell office:value-type="float" office:value="2544.61734038736" calcext:value-type="float">
            <text:p>2544.61734038736</text:p>
          </table:table-cell>
          <table:table-cell table:formula="of:=[.B184]/[.D184]" office:value-type="float" office:value="22.063" calcext:value-type="float">
            <text:p>22.063</text:p>
          </table:table-cell>
          <table:table-cell table:formula="of:=([.B184]+[.D184])/2" office:value-type="float" office:value="19.1879811449032" calcext:value-type="float">
            <text:p>19.1879811449032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5.051" calcext:value-type="float">
            <text:p>25.051</text:p>
          </table:table-cell>
          <table:table-cell office:value-type="float" office:value="0.764852182656607" calcext:value-type="float">
            <text:p>0.764852182656607</text:p>
          </table:table-cell>
          <table:table-cell table:formula="of:=1/SQRT(1-([.C185]*[.C185]))" office:value-type="float" office:value="1.55229892179948" calcext:value-type="float">
            <text:p>1.55229892179948</text:p>
          </table:table-cell>
          <table:table-cell office:value-type="float" office:value="1270.06120622523" calcext:value-type="float">
            <text:p>1270.06120622523</text:p>
          </table:table-cell>
          <table:table-cell table:formula="of:=[.B185]/[.D185]" office:value-type="float" office:value="16.138" calcext:value-type="float">
            <text:p>16.138</text:p>
          </table:table-cell>
          <table:table-cell table:formula="of:=([.B185]+[.D185])/2" office:value-type="float" office:value="13.3016494608997" calcext:value-type="float">
            <text:p>13.3016494608997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75.667" calcext:value-type="float">
            <text:p>75.667</text:p>
          </table:table-cell>
          <table:table-cell office:value-type="float" office:value="0.952641527673892" calcext:value-type="float">
            <text:p>0.952641527673892</text:p>
          </table:table-cell>
          <table:table-cell table:formula="of:=1/SQRT(1-([.C186]*[.C186]))" office:value-type="float" office:value="3.28843980877879" calcext:value-type="float">
            <text:p>3.28843980877879</text:p>
          </table:table-cell>
          <table:table-cell office:value-type="float" office:value="5469.81964925431" calcext:value-type="float">
            <text:p>5469.81964925431</text:p>
          </table:table-cell>
          <table:table-cell table:formula="of:=[.B186]/[.D186]" office:value-type="float" office:value="23.01" calcext:value-type="float">
            <text:p>23.01</text:p>
          </table:table-cell>
          <table:table-cell table:formula="of:=([.B186]+[.D186])/2" office:value-type="float" office:value="39.4777199043894" calcext:value-type="float">
            <text:p>39.4777199043894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8.21" calcext:value-type="float">
            <text:p>38.21</text:p>
          </table:table-cell>
          <table:table-cell office:value-type="float" office:value="0.791657055889705" calcext:value-type="float">
            <text:p>0.791657055889705</text:p>
          </table:table-cell>
          <table:table-cell table:formula="of:=1/SQRT(1-([.C187]*[.C187]))" office:value-type="float" office:value="1.63675305204541" calcext:value-type="float">
            <text:p>1.63675305204541</text:p>
          </table:table-cell>
          <table:table-cell office:value-type="float" office:value="2802.33975983063" calcext:value-type="float">
            <text:p>2802.33975983063</text:p>
          </table:table-cell>
          <table:table-cell table:formula="of:=[.B187]/[.D187]" office:value-type="float" office:value="23.345" calcext:value-type="float">
            <text:p>23.345</text:p>
          </table:table-cell>
          <table:table-cell table:formula="of:=([.B187]+[.D187])/2" office:value-type="float" office:value="19.9233765260227" calcext:value-type="float">
            <text:p>19.9233765260227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60.933" calcext:value-type="float">
            <text:p>60.933</text:p>
          </table:table-cell>
          <table:table-cell office:value-type="float" office:value="0.974957375480376" calcext:value-type="float">
            <text:p>0.974957375480376</text:p>
          </table:table-cell>
          <table:table-cell table:formula="of:=1/SQRT(1-([.C188]*[.C188]))" office:value-type="float" office:value="4.49656851892854" calcext:value-type="float">
            <text:p>4.49656851892854</text:p>
          </table:table-cell>
          <table:table-cell office:value-type="float" office:value="2594.02273959924" calcext:value-type="float">
            <text:p>2594.02273959924</text:p>
          </table:table-cell>
          <table:table-cell table:formula="of:=[.B188]/[.D188]" office:value-type="float" office:value="13.5509999999999" calcext:value-type="float">
            <text:p>13.5509999999999</text:p>
          </table:table-cell>
          <table:table-cell table:formula="of:=([.B188]+[.D188])/2" office:value-type="float" office:value="32.7147842594643" calcext:value-type="float">
            <text:p>32.7147842594643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2.94" calcext:value-type="float">
            <text:p>22.94</text:p>
          </table:table-cell>
          <table:table-cell office:value-type="float" office:value="0.675311428382676" calcext:value-type="float">
            <text:p>0.675311428382676</text:p>
          </table:table-cell>
          <table:table-cell table:formula="of:=1/SQRT(1-([.C189]*[.C189]))" office:value-type="float" office:value="1.3558720964596" calcext:value-type="float">
            <text:p>1.3558720964596</text:p>
          </table:table-cell>
          <table:table-cell office:value-type="float" office:value="1219.32078407361" calcext:value-type="float">
            <text:p>1219.32078407361</text:p>
          </table:table-cell>
          <table:table-cell table:formula="of:=[.B189]/[.D189]" office:value-type="float" office:value="16.919" calcext:value-type="float">
            <text:p>16.919</text:p>
          </table:table-cell>
          <table:table-cell table:formula="of:=([.B189]+[.D189])/2" office:value-type="float" office:value="12.1479360482298" calcext:value-type="float">
            <text:p>12.1479360482298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3.73" calcext:value-type="float">
            <text:p>23.73</text:p>
          </table:table-cell>
          <table:table-cell office:value-type="float" office:value="0.578567906088777" calcext:value-type="float">
            <text:p>0.578567906088777</text:p>
          </table:table-cell>
          <table:table-cell table:formula="of:=1/SQRT(1-([.C190]*[.C190]))" office:value-type="float" office:value="1.22603978300181" calcext:value-type="float">
            <text:p>1.22603978300181</text:p>
          </table:table-cell>
          <table:table-cell office:value-type="float" office:value="1442.91512747677" calcext:value-type="float">
            <text:p>1442.91512747677</text:p>
          </table:table-cell>
          <table:table-cell table:formula="of:=[.B190]/[.D190]" office:value-type="float" office:value="19.355" calcext:value-type="float">
            <text:p>19.355</text:p>
          </table:table-cell>
          <table:table-cell table:formula="of:=([.B190]+[.D190])/2" office:value-type="float" office:value="12.4780198915009" calcext:value-type="float">
            <text:p>12.4780198915009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1.203" calcext:value-type="float">
            <text:p>21.203</text:p>
          </table:table-cell>
          <table:table-cell office:value-type="float" office:value="0.721466652545979" calcext:value-type="float">
            <text:p>0.721466652545979</text:p>
          </table:table-cell>
          <table:table-cell table:formula="of:=1/SQRT(1-([.C191]*[.C191]))" office:value-type="float" office:value="1.4441492984607" calcext:value-type="float">
            <text:p>1.4441492984607</text:p>
          </table:table-cell>
          <table:table-cell office:value-type="float" office:value="977.985477398133" calcext:value-type="float">
            <text:p>977.985477398133</text:p>
          </table:table-cell>
          <table:table-cell table:formula="of:=[.B191]/[.D191]" office:value-type="float" office:value="14.682" calcext:value-type="float">
            <text:p>14.682</text:p>
          </table:table-cell>
          <table:table-cell table:formula="of:=([.B191]+[.D191])/2" office:value-type="float" office:value="11.3235746492304" calcext:value-type="float">
            <text:p>11.3235746492304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1.101" calcext:value-type="float">
            <text:p>31.101</text:p>
          </table:table-cell>
          <table:table-cell office:value-type="float" office:value="0.925229049403244" calcext:value-type="float">
            <text:p>0.925229049403244</text:p>
          </table:table-cell>
          <table:table-cell table:formula="of:=1/SQRT(1-([.C192]*[.C192]))" office:value-type="float" office:value="2.6356779661017" calcext:value-type="float">
            <text:p>2.6356779661017</text:p>
          </table:table-cell>
          <table:table-cell office:value-type="float" office:value="1152.93874280769" calcext:value-type="float">
            <text:p>1152.93874280769</text:p>
          </table:table-cell>
          <table:table-cell table:formula="of:=[.B192]/[.D192]" office:value-type="float" office:value="11.8" calcext:value-type="float">
            <text:p>11.8</text:p>
          </table:table-cell>
          <table:table-cell table:formula="of:=([.B192]+[.D192])/2" office:value-type="float" office:value="16.8683389830508" calcext:value-type="float">
            <text:p>16.8683389830508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2.354" calcext:value-type="float">
            <text:p>32.354</text:p>
          </table:table-cell>
          <table:table-cell office:value-type="float" office:value="0.805473704573273" calcext:value-type="float">
            <text:p>0.805473704573273</text:p>
          </table:table-cell>
          <table:table-cell table:formula="of:=1/SQRT(1-([.C193]*[.C193]))" office:value-type="float" office:value="1.68738917283822" calcext:value-type="float">
            <text:p>1.68738917283822</text:p>
          </table:table-cell>
          <table:table-cell office:value-type="float" office:value="1948.90458300692" calcext:value-type="float">
            <text:p>1948.90458300692</text:p>
          </table:table-cell>
          <table:table-cell table:formula="of:=[.B193]/[.D193]" office:value-type="float" office:value="19.174" calcext:value-type="float">
            <text:p>19.174</text:p>
          </table:table-cell>
          <table:table-cell table:formula="of:=([.B193]+[.D193])/2" office:value-type="float" office:value="17.0206945864191" calcext:value-type="float">
            <text:p>17.0206945864191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2.261" calcext:value-type="float">
            <text:p>22.261</text:p>
          </table:table-cell>
          <table:table-cell office:value-type="float" office:value="0.848175296842396" calcext:value-type="float">
            <text:p>0.848175296842396</text:p>
          </table:table-cell>
          <table:table-cell table:formula="of:=1/SQRT(1-([.C194]*[.C194]))" office:value-type="float" office:value="1.8878052917232" calcext:value-type="float">
            <text:p>1.8878052917232</text:p>
          </table:table-cell>
          <table:table-cell office:value-type="float" office:value="824.673449973944" calcext:value-type="float">
            <text:p>824.673449973944</text:p>
          </table:table-cell>
          <table:table-cell table:formula="of:=[.B194]/[.D194]" office:value-type="float" office:value="11.792" calcext:value-type="float">
            <text:p>11.792</text:p>
          </table:table-cell>
          <table:table-cell table:formula="of:=([.B194]+[.D194])/2" office:value-type="float" office:value="12.0744026458616" calcext:value-type="float">
            <text:p>12.0744026458616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3.901" calcext:value-type="float">
            <text:p>23.901</text:p>
          </table:table-cell>
          <table:table-cell office:value-type="float" office:value="0.667402850570357" calcext:value-type="float">
            <text:p>0.667402850570357</text:p>
          </table:table-cell>
          <table:table-cell table:formula="of:=1/SQRT(1-([.C195]*[.C195]))" office:value-type="float" office:value="1.34282824877802" calcext:value-type="float">
            <text:p>1.34282824877802</text:p>
          </table:table-cell>
          <table:table-cell office:value-type="float" office:value="1336.47717983339" calcext:value-type="float">
            <text:p>1336.47717983339</text:p>
          </table:table-cell>
          <table:table-cell table:formula="of:=[.B195]/[.D195]" office:value-type="float" office:value="17.799" calcext:value-type="float">
            <text:p>17.799</text:p>
          </table:table-cell>
          <table:table-cell table:formula="of:=([.B195]+[.D195])/2" office:value-type="float" office:value="12.621914124389" calcext:value-type="float">
            <text:p>12.621914124389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3.228" calcext:value-type="float">
            <text:p>23.228</text:p>
          </table:table-cell>
          <table:table-cell office:value-type="float" office:value="0.575860760705677" calcext:value-type="float">
            <text:p>0.575860760705677</text:p>
          </table:table-cell>
          <table:table-cell table:formula="of:=1/SQRT(1-([.C196]*[.C196]))" office:value-type="float" office:value="1.2231700895208" calcext:value-type="float">
            <text:p>1.2231700895208</text:p>
          </table:table-cell>
          <table:table-cell office:value-type="float" office:value="1385.75563985251" calcext:value-type="float">
            <text:p>1385.75563985251</text:p>
          </table:table-cell>
          <table:table-cell table:formula="of:=[.B196]/[.D196]" office:value-type="float" office:value="18.99" calcext:value-type="float">
            <text:p>18.99</text:p>
          </table:table-cell>
          <table:table-cell table:formula="of:=([.B196]+[.D196])/2" office:value-type="float" office:value="12.2255850447604" calcext:value-type="float">
            <text:p>12.2255850447604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1.705" calcext:value-type="float">
            <text:p>21.705</text:p>
          </table:table-cell>
          <table:table-cell office:value-type="float" office:value="0.778538113474516" calcext:value-type="float">
            <text:p>0.778538113474516</text:p>
          </table:table-cell>
          <table:table-cell table:formula="of:=1/SQRT(1-([.C197]*[.C197]))" office:value-type="float" office:value="1.59337835853766" calcext:value-type="float">
            <text:p>1.59337835853766</text:p>
          </table:table-cell>
          <table:table-cell office:value-type="float" office:value="928.860594135879" calcext:value-type="float">
            <text:p>928.860594135879</text:p>
          </table:table-cell>
          <table:table-cell table:formula="of:=[.B197]/[.D197]" office:value-type="float" office:value="13.622" calcext:value-type="float">
            <text:p>13.622</text:p>
          </table:table-cell>
          <table:table-cell table:formula="of:=([.B197]+[.D197])/2" office:value-type="float" office:value="11.6491891792688" calcext:value-type="float">
            <text:p>11.6491891792688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4.941" calcext:value-type="float">
            <text:p>24.941</text:p>
          </table:table-cell>
          <table:table-cell office:value-type="float" office:value="0.892774819331291" calcext:value-type="float">
            <text:p>0.892774819331291</text:p>
          </table:table-cell>
          <table:table-cell table:formula="of:=1/SQRT(1-([.C198]*[.C198]))" office:value-type="float" office:value="2.21974012103952" calcext:value-type="float">
            <text:p>2.21974012103952</text:p>
          </table:table-cell>
          <table:table-cell office:value-type="float" office:value="880.390739225085" calcext:value-type="float">
            <text:p>880.390739225085</text:p>
          </table:table-cell>
          <table:table-cell table:formula="of:=[.B198]/[.D198]" office:value-type="float" office:value="11.236" calcext:value-type="float">
            <text:p>11.236</text:p>
          </table:table-cell>
          <table:table-cell table:formula="of:=([.B198]+[.D198])/2" office:value-type="float" office:value="13.5803700605198" calcext:value-type="float">
            <text:p>13.5803700605198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8.568" calcext:value-type="float">
            <text:p>28.568</text:p>
          </table:table-cell>
          <table:table-cell office:value-type="float" office:value="0.876166902634127" calcext:value-type="float">
            <text:p>0.876166902634127</text:p>
          </table:table-cell>
          <table:table-cell table:formula="of:=1/SQRT(1-([.C199]*[.C199]))" office:value-type="float" office:value="2.07465504720407" calcext:value-type="float">
            <text:p>2.07465504720407</text:p>
          </table:table-cell>
          <table:table-cell office:value-type="float" office:value="1235.84399063516" calcext:value-type="float">
            <text:p>1235.84399063516</text:p>
          </table:table-cell>
          <table:table-cell table:formula="of:=[.B199]/[.D199]" office:value-type="float" office:value="13.77" calcext:value-type="float">
            <text:p>13.77</text:p>
          </table:table-cell>
          <table:table-cell table:formula="of:=([.B199]+[.D199])/2" office:value-type="float" office:value="15.321327523602" calcext:value-type="float">
            <text:p>15.321327523602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0.84" calcext:value-type="float">
            <text:p>20.84</text:p>
          </table:table-cell>
          <table:table-cell office:value-type="float" office:value="0.681143743334262" calcext:value-type="float">
            <text:p>0.681143743334262</text:p>
          </table:table-cell>
          <table:table-cell table:formula="of:=1/SQRT(1-([.C200]*[.C200]))" office:value-type="float" office:value="1.36584087036309" calcext:value-type="float">
            <text:p>1.36584087036309</text:p>
          </table:table-cell>
          <table:table-cell office:value-type="float" office:value="998.953327564579" calcext:value-type="float">
            <text:p>998.953327564579</text:p>
          </table:table-cell>
          <table:table-cell table:formula="of:=[.B200]/[.D200]" office:value-type="float" office:value="15.258" calcext:value-type="float">
            <text:p>15.258</text:p>
          </table:table-cell>
          <table:table-cell table:formula="of:=([.B200]+[.D200])/2" office:value-type="float" office:value="11.1029204351815" calcext:value-type="float">
            <text:p>11.1029204351815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3.797" calcext:value-type="float">
            <text:p>23.797</text:p>
          </table:table-cell>
          <table:table-cell office:value-type="float" office:value="0.908159557704123" calcext:value-type="float">
            <text:p>0.908159557704123</text:p>
          </table:table-cell>
          <table:table-cell table:formula="of:=1/SQRT(1-([.C201]*[.C201]))" office:value-type="float" office:value="2.38877735394499" calcext:value-type="float">
            <text:p>2.38877735394499</text:p>
          </table:table-cell>
          <table:table-cell office:value-type="float" office:value="744.763905520419" calcext:value-type="float">
            <text:p>744.763905520419</text:p>
          </table:table-cell>
          <table:table-cell table:formula="of:=[.B201]/[.D201]" office:value-type="float" office:value="9.96200000000001" calcext:value-type="float">
            <text:p>9.96200000000001</text:p>
          </table:table-cell>
          <table:table-cell table:formula="of:=([.B201]+[.D201])/2" office:value-type="float" office:value="13.0928886769725" calcext:value-type="float">
            <text:p>13.0928886769725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17.644" calcext:value-type="float">
            <text:p>17.644</text:p>
          </table:table-cell>
          <table:table-cell office:value-type="float" office:value="0.815443271643197" calcext:value-type="float">
            <text:p>0.815443271643197</text:p>
          </table:table-cell>
          <table:table-cell table:formula="of:=1/SQRT(1-([.C202]*[.C202]))" office:value-type="float" office:value="1.72760207578576" calcext:value-type="float">
            <text:p>1.72760207578576</text:p>
          </table:table-cell>
          <table:table-cell office:value-type="float" office:value="566.10925334551" calcext:value-type="float">
            <text:p>566.10925334551</text:p>
          </table:table-cell>
          <table:table-cell table:formula="of:=[.B202]/[.D202]" office:value-type="float" office:value="10.213" calcext:value-type="float">
            <text:p>10.213</text:p>
          </table:table-cell>
          <table:table-cell table:formula="of:=([.B202]+[.D202])/2" office:value-type="float" office:value="9.68580103789288" calcext:value-type="float">
            <text:p>9.68580103789288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18.375" calcext:value-type="float">
            <text:p>18.375</text:p>
          </table:table-cell>
          <table:table-cell office:value-type="float" office:value="0.463607238730604" calcext:value-type="float">
            <text:p>0.463607238730604</text:p>
          </table:table-cell>
          <table:table-cell table:formula="of:=1/SQRT(1-([.C203]*[.C203]))" office:value-type="float" office:value="1.12861617836742" calcext:value-type="float">
            <text:p>1.12861617836742</text:p>
          </table:table-cell>
          <table:table-cell office:value-type="float" office:value="939.849461123128" calcext:value-type="float">
            <text:p>939.849461123128</text:p>
          </table:table-cell>
          <table:table-cell table:formula="of:=[.B203]/[.D203]" office:value-type="float" office:value="16.281" calcext:value-type="float">
            <text:p>16.281</text:p>
          </table:table-cell>
          <table:table-cell table:formula="of:=([.B203]+[.D203])/2" office:value-type="float" office:value="9.75180808918371" calcext:value-type="float">
            <text:p>9.75180808918371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8.321" calcext:value-type="float">
            <text:p>28.321</text:p>
          </table:table-cell>
          <table:table-cell office:value-type="float" office:value="0.84149142509957" calcext:value-type="float">
            <text:p>0.84149142509957</text:p>
          </table:table-cell>
          <table:table-cell table:formula="of:=1/SQRT(1-([.C204]*[.C204]))" office:value-type="float" office:value="1.85092477615842" calcext:value-type="float">
            <text:p>1.85092477615842</text:p>
          </table:table-cell>
          <table:table-cell office:value-type="float" office:value="1361.37656984299" calcext:value-type="float">
            <text:p>1361.37656984299</text:p>
          </table:table-cell>
          <table:table-cell table:formula="of:=[.B204]/[.D204]" office:value-type="float" office:value="15.301" calcext:value-type="float">
            <text:p>15.301</text:p>
          </table:table-cell>
          <table:table-cell table:formula="of:=([.B204]+[.D204])/2" office:value-type="float" office:value="15.0859623880792" calcext:value-type="float">
            <text:p>15.0859623880792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7.14" calcext:value-type="float">
            <text:p>27.14</text:p>
          </table:table-cell>
          <table:table-cell office:value-type="float" office:value="0.824992484268765" calcext:value-type="float">
            <text:p>0.824992484268765</text:p>
          </table:table-cell>
          <table:table-cell table:formula="of:=1/SQRT(1-([.C205]*[.C205]))" office:value-type="float" office:value="1.7694614682488" calcext:value-type="float">
            <text:p>1.7694614682488</text:p>
          </table:table-cell>
          <table:table-cell office:value-type="float" office:value="1307.76120399743" calcext:value-type="float">
            <text:p>1307.76120399743</text:p>
          </table:table-cell>
          <table:table-cell table:formula="of:=[.B205]/[.D205]" office:value-type="float" office:value="15.338" calcext:value-type="float">
            <text:p>15.338</text:p>
          </table:table-cell>
          <table:table-cell table:formula="of:=([.B205]+[.D205])/2" office:value-type="float" office:value="14.4547307341244" calcext:value-type="float">
            <text:p>14.4547307341244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7.117" calcext:value-type="float">
            <text:p>27.117</text:p>
          </table:table-cell>
          <table:table-cell office:value-type="float" office:value="0.779859821643397" calcext:value-type="float">
            <text:p>0.779859821643397</text:p>
          </table:table-cell>
          <table:table-cell table:formula="of:=1/SQRT(1-([.C206]*[.C206]))" office:value-type="float" office:value="1.59756097560976" calcext:value-type="float">
            <text:p>1.59756097560976</text:p>
          </table:table-cell>
          <table:table-cell office:value-type="float" office:value="1446.02470101803" calcext:value-type="float">
            <text:p>1446.02470101803</text:p>
          </table:table-cell>
          <table:table-cell table:formula="of:=[.B206]/[.D206]" office:value-type="float" office:value="16.974" calcext:value-type="float">
            <text:p>16.974</text:p>
          </table:table-cell>
          <table:table-cell table:formula="of:=([.B206]+[.D206])/2" office:value-type="float" office:value="14.3572804878049" calcext:value-type="float">
            <text:p>14.3572804878049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0.807" calcext:value-type="float">
            <text:p>30.807</text:p>
          </table:table-cell>
          <table:table-cell office:value-type="float" office:value="0.966207349253872" calcext:value-type="float">
            <text:p>0.966207349253872</text:p>
          </table:table-cell>
          <table:table-cell table:formula="of:=1/SQRT(1-([.C207]*[.C207]))" office:value-type="float" office:value="3.87948621080469" calcext:value-type="float">
            <text:p>3.87948621080469</text:p>
          </table:table-cell>
          <table:table-cell office:value-type="float" office:value="768.554159385257" calcext:value-type="float">
            <text:p>768.554159385257</text:p>
          </table:table-cell>
          <table:table-cell table:formula="of:=[.B207]/[.D207]" office:value-type="float" office:value="7.94099999999999" calcext:value-type="float">
            <text:p>7.94099999999999</text:p>
          </table:table-cell>
          <table:table-cell table:formula="of:=([.B207]+[.D207])/2" office:value-type="float" office:value="17.3432431054023" calcext:value-type="float">
            <text:p>17.3432431054023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16.002" calcext:value-type="float">
            <text:p>16.002</text:p>
          </table:table-cell>
          <table:table-cell office:value-type="float" office:value="0.837095607912807" calcext:value-type="float">
            <text:p>0.837095607912807</text:p>
          </table:table-cell>
          <table:table-cell table:formula="of:=1/SQRT(1-([.C208]*[.C208]))" office:value-type="float" office:value="1.8279643591501" calcext:value-type="float">
            <text:p>1.8279643591501</text:p>
          </table:table-cell>
          <table:table-cell office:value-type="float" office:value="440.07903643658" calcext:value-type="float">
            <text:p>440.07903643658</text:p>
          </table:table-cell>
          <table:table-cell table:formula="of:=[.B208]/[.D208]" office:value-type="float" office:value="8.754" calcext:value-type="float">
            <text:p>8.754</text:p>
          </table:table-cell>
          <table:table-cell table:formula="of:=([.B208]+[.D208])/2" office:value-type="float" office:value="8.91498217957505" calcext:value-type="float">
            <text:p>8.91498217957505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3.706" calcext:value-type="float">
            <text:p>33.706</text:p>
          </table:table-cell>
          <table:table-cell office:value-type="float" office:value="0.648343294943252" calcext:value-type="float">
            <text:p>0.648343294943252</text:p>
          </table:table-cell>
          <table:table-cell table:formula="of:=1/SQRT(1-([.C209]*[.C209]))" office:value-type="float" office:value="1.31345959005534" calcext:value-type="float">
            <text:p>1.31345959005534</text:p>
          </table:table-cell>
          <table:table-cell office:value-type="float" office:value="2717.36257509946" calcext:value-type="float">
            <text:p>2717.36257509946</text:p>
          </table:table-cell>
          <table:table-cell table:formula="of:=[.B209]/[.D209]" office:value-type="float" office:value="25.662" calcext:value-type="float">
            <text:p>25.662</text:p>
          </table:table-cell>
          <table:table-cell table:formula="of:=([.B209]+[.D209])/2" office:value-type="float" office:value="17.5097297950277" calcext:value-type="float">
            <text:p>17.5097297950277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7.483" calcext:value-type="float">
            <text:p>27.483</text:p>
          </table:table-cell>
          <table:table-cell office:value-type="float" office:value="0.90394620616512" calcext:value-type="float">
            <text:p>0.90394620616512</text:p>
          </table:table-cell>
          <table:table-cell table:formula="of:=1/SQRT(1-([.C210]*[.C210]))" office:value-type="float" office:value="2.33838168978134" calcext:value-type="float">
            <text:p>2.33838168978134</text:p>
          </table:table-cell>
          <table:table-cell office:value-type="float" office:value="1014.75861423134" calcext:value-type="float">
            <text:p>1014.75861423134</text:p>
          </table:table-cell>
          <table:table-cell table:formula="of:=[.B210]/[.D210]" office:value-type="float" office:value="11.753" calcext:value-type="float">
            <text:p>11.753</text:p>
          </table:table-cell>
          <table:table-cell table:formula="of:=([.B210]+[.D210])/2" office:value-type="float" office:value="14.9106908448907" calcext:value-type="float">
            <text:p>14.9106908448907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4.698" calcext:value-type="float">
            <text:p>24.698</text:p>
          </table:table-cell>
          <table:table-cell office:value-type="float" office:value="0.814755965702119" calcext:value-type="float">
            <text:p>0.814755965702119</text:p>
          </table:table-cell>
          <table:table-cell table:formula="of:=1/SQRT(1-([.C211]*[.C211]))" office:value-type="float" office:value="1.72472067039106" calcext:value-type="float">
            <text:p>1.72472067039106</text:p>
          </table:table-cell>
          <table:table-cell office:value-type="float" office:value="1111.10391273173" calcext:value-type="float">
            <text:p>1111.10391273173</text:p>
          </table:table-cell>
          <table:table-cell table:formula="of:=[.B211]/[.D211]" office:value-type="float" office:value="14.32" calcext:value-type="float">
            <text:p>14.32</text:p>
          </table:table-cell>
          <table:table-cell table:formula="of:=([.B211]+[.D211])/2" office:value-type="float" office:value="13.2113603351955" calcext:value-type="float">
            <text:p>13.2113603351955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3.879" calcext:value-type="float">
            <text:p>33.879</text:p>
          </table:table-cell>
          <table:table-cell office:value-type="float" office:value="0.868793823726594" calcext:value-type="float">
            <text:p>0.868793823726594</text:p>
          </table:table-cell>
          <table:table-cell table:formula="of:=1/SQRT(1-([.C212]*[.C212]))" office:value-type="float" office:value="2.01949213161659" calcext:value-type="float">
            <text:p>2.01949213161659</text:p>
          </table:table-cell>
          <table:table-cell office:value-type="float" office:value="1785.53707776401" calcext:value-type="float">
            <text:p>1785.53707776401</text:p>
          </table:table-cell>
          <table:table-cell table:formula="of:=[.B212]/[.D212]" office:value-type="float" office:value="16.776" calcext:value-type="float">
            <text:p>16.776</text:p>
          </table:table-cell>
          <table:table-cell table:formula="of:=([.B212]+[.D212])/2" office:value-type="float" office:value="17.9492460658083" calcext:value-type="float">
            <text:p>17.9492460658083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6.46" calcext:value-type="float">
            <text:p>26.46</text:p>
          </table:table-cell>
          <table:table-cell office:value-type="float" office:value="0.932581321951877" calcext:value-type="float">
            <text:p>0.932581321951877</text:p>
          </table:table-cell>
          <table:table-cell table:formula="of:=1/SQRT(1-([.C213]*[.C213]))" office:value-type="float" office:value="2.7703905350225" calcext:value-type="float">
            <text:p>2.7703905350225</text:p>
          </table:table-cell>
          <table:table-cell office:value-type="float" office:value="793.94159895518" calcext:value-type="float">
            <text:p>793.94159895518</text:p>
          </table:table-cell>
          <table:table-cell table:formula="of:=[.B213]/[.D213]" office:value-type="float" office:value="9.55100000000002" calcext:value-type="float">
            <text:p>9.55100000000002</text:p>
          </table:table-cell>
          <table:table-cell table:formula="of:=([.B213]+[.D213])/2" office:value-type="float" office:value="14.6151952675113" calcext:value-type="float">
            <text:p>14.6151952675113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7.618" calcext:value-type="float">
            <text:p>27.618</text:p>
          </table:table-cell>
          <table:table-cell office:value-type="float" office:value="0.760914466517507" calcext:value-type="float">
            <text:p>0.760914466517507</text:p>
          </table:table-cell>
          <table:table-cell table:formula="of:=1/SQRT(1-([.C214]*[.C214]))" office:value-type="float" office:value="1.54118303571428" calcext:value-type="float">
            <text:p>1.54118303571428</text:p>
          </table:table-cell>
          <table:table-cell office:value-type="float" office:value="1554.81994585062" calcext:value-type="float">
            <text:p>1554.81994585062</text:p>
          </table:table-cell>
          <table:table-cell table:formula="of:=[.B214]/[.D214]" office:value-type="float" office:value="17.92" calcext:value-type="float">
            <text:p>17.92</text:p>
          </table:table-cell>
          <table:table-cell table:formula="of:=([.B214]+[.D214])/2" office:value-type="float" office:value="14.5795915178571" calcext:value-type="float">
            <text:p>14.5795915178571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1.34" calcext:value-type="float">
            <text:p>31.34</text:p>
          </table:table-cell>
          <table:table-cell office:value-type="float" office:value="0.882067436839611" calcext:value-type="float">
            <text:p>0.882067436839611</text:p>
          </table:table-cell>
          <table:table-cell table:formula="of:=1/SQRT(1-([.C215]*[.C215]))" office:value-type="float" office:value="2.12258719945818" calcext:value-type="float">
            <text:p>2.12258719945818</text:p>
          </table:table-cell>
          <table:table-cell office:value-type="float" office:value="1453.72519071814" calcext:value-type="float">
            <text:p>1453.72519071814</text:p>
          </table:table-cell>
          <table:table-cell table:formula="of:=[.B215]/[.D215]" office:value-type="float" office:value="14.765" calcext:value-type="float">
            <text:p>14.765</text:p>
          </table:table-cell>
          <table:table-cell table:formula="of:=([.B215]+[.D215])/2" office:value-type="float" office:value="16.7312935997291" calcext:value-type="float">
            <text:p>16.7312935997291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8.176" calcext:value-type="float">
            <text:p>38.176</text:p>
          </table:table-cell>
          <table:table-cell office:value-type="float" office:value="0.822176960871231" calcext:value-type="float">
            <text:p>0.822176960871231</text:p>
          </table:table-cell>
          <table:table-cell table:formula="of:=1/SQRT(1-([.C216]*[.C216]))" office:value-type="float" office:value="1.75675302563159" calcext:value-type="float">
            <text:p>1.75675302563159</text:p>
          </table:table-cell>
          <table:table-cell office:value-type="float" office:value="2606.27360948818" calcext:value-type="float">
            <text:p>2606.27360948818</text:p>
          </table:table-cell>
          <table:table-cell table:formula="of:=[.B216]/[.D216]" office:value-type="float" office:value="21.731" calcext:value-type="float">
            <text:p>21.731</text:p>
          </table:table-cell>
          <table:table-cell table:formula="of:=([.B216]+[.D216])/2" office:value-type="float" office:value="19.9663765128158" calcext:value-type="float">
            <text:p>19.9663765128158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1.542" calcext:value-type="float">
            <text:p>31.542</text:p>
          </table:table-cell>
          <table:table-cell office:value-type="float" office:value="0.92304440252819" calcext:value-type="float">
            <text:p>0.92304440252819</text:p>
          </table:table-cell>
          <table:table-cell table:formula="of:=1/SQRT(1-([.C217]*[.C217]))" office:value-type="float" office:value="2.59947255645294" calcext:value-type="float">
            <text:p>2.59947255645294</text:p>
          </table:table-cell>
          <table:table-cell office:value-type="float" office:value="1202.38372922861" calcext:value-type="float">
            <text:p>1202.38372922861</text:p>
          </table:table-cell>
          <table:table-cell table:formula="of:=[.B217]/[.D217]" office:value-type="float" office:value="12.134" calcext:value-type="float">
            <text:p>12.134</text:p>
          </table:table-cell>
          <table:table-cell table:formula="of:=([.B217]+[.D217])/2" office:value-type="float" office:value="17.0707362782265" calcext:value-type="float">
            <text:p>17.0707362782265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5.234" calcext:value-type="float">
            <text:p>35.234</text:p>
          </table:table-cell>
          <table:table-cell office:value-type="float" office:value="0.732081546227378" calcext:value-type="float">
            <text:p>0.732081546227378</text:p>
          </table:table-cell>
          <table:table-cell table:formula="of:=1/SQRT(1-([.C218]*[.C218]))" office:value-type="float" office:value="1.46796100324973" calcext:value-type="float">
            <text:p>1.46796100324973</text:p>
          </table:table-cell>
          <table:table-cell office:value-type="float" office:value="2656.8023951091" calcext:value-type="float">
            <text:p>2656.8023951091</text:p>
          </table:table-cell>
          <table:table-cell table:formula="of:=[.B218]/[.D218]" office:value-type="float" office:value="24.002" calcext:value-type="float">
            <text:p>24.002</text:p>
          </table:table-cell>
          <table:table-cell table:formula="of:=([.B218]+[.D218])/2" office:value-type="float" office:value="18.3509805016249" calcext:value-type="float">
            <text:p>18.3509805016249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4.588" calcext:value-type="float">
            <text:p>44.588</text:p>
          </table:table-cell>
          <table:table-cell office:value-type="float" office:value="0.750458357684921" calcext:value-type="float">
            <text:p>0.750458357684921</text:p>
          </table:table-cell>
          <table:table-cell table:formula="of:=1/SQRT(1-([.C219]*[.C219]))" office:value-type="float" office:value="1.5130476093522" calcext:value-type="float">
            <text:p>1.5130476093522</text:p>
          </table:table-cell>
          <table:table-cell office:value-type="float" office:value="4127.93893319833" calcext:value-type="float">
            <text:p>4127.93893319833</text:p>
          </table:table-cell>
          <table:table-cell table:formula="of:=[.B219]/[.D219]" office:value-type="float" office:value="29.469" calcext:value-type="float">
            <text:p>29.469</text:p>
          </table:table-cell>
          <table:table-cell table:formula="of:=([.B219]+[.D219])/2" office:value-type="float" office:value="23.0505238046761" calcext:value-type="float">
            <text:p>23.0505238046761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9.282" calcext:value-type="float">
            <text:p>29.282</text:p>
          </table:table-cell>
          <table:table-cell office:value-type="float" office:value="0.881472421388846" calcext:value-type="float">
            <text:p>0.881472421388846</text:p>
          </table:table-cell>
          <table:table-cell table:formula="of:=1/SQRT(1-([.C220]*[.C220]))" office:value-type="float" office:value="2.11758750361585" calcext:value-type="float">
            <text:p>2.11758750361585</text:p>
          </table:table-cell>
          <table:table-cell office:value-type="float" office:value="1272.06698118765" calcext:value-type="float">
            <text:p>1272.06698118765</text:p>
          </table:table-cell>
          <table:table-cell table:formula="of:=[.B220]/[.D220]" office:value-type="float" office:value="13.828" calcext:value-type="float">
            <text:p>13.828</text:p>
          </table:table-cell>
          <table:table-cell table:formula="of:=([.B220]+[.D220])/2" office:value-type="float" office:value="15.6997937518079" calcext:value-type="float">
            <text:p>15.6997937518079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0.562" calcext:value-type="float">
            <text:p>20.562</text:p>
          </table:table-cell>
          <table:table-cell office:value-type="float" office:value="0.675478554672673" calcext:value-type="float">
            <text:p>0.675478554672673</text:p>
          </table:table-cell>
          <table:table-cell table:formula="of:=1/SQRT(1-([.C221]*[.C221]))" office:value-type="float" office:value="1.35615354174911" calcext:value-type="float">
            <text:p>1.35615354174911</text:p>
          </table:table-cell>
          <table:table-cell office:value-type="float" office:value="979.426205505884" calcext:value-type="float">
            <text:p>979.426205505884</text:p>
          </table:table-cell>
          <table:table-cell table:formula="of:=[.B221]/[.D221]" office:value-type="float" office:value="15.162" calcext:value-type="float">
            <text:p>15.162</text:p>
          </table:table-cell>
          <table:table-cell table:formula="of:=([.B221]+[.D221])/2" office:value-type="float" office:value="10.9590767708746" calcext:value-type="float">
            <text:p>10.9590767708746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81.419" calcext:value-type="float">
            <text:p>81.419</text:p>
          </table:table-cell>
          <table:table-cell office:value-type="float" office:value="0.963535974797885" calcext:value-type="float">
            <text:p>0.963535974797885</text:p>
          </table:table-cell>
          <table:table-cell table:formula="of:=1/SQRT(1-([.C222]*[.C222]))" office:value-type="float" office:value="3.73721656109426" calcext:value-type="float">
            <text:p>3.73721656109426</text:p>
          </table:table-cell>
          <table:table-cell office:value-type="float" office:value="5572.5392486736" calcext:value-type="float">
            <text:p>5572.5392486736</text:p>
          </table:table-cell>
          <table:table-cell table:formula="of:=[.B222]/[.D222]" office:value-type="float" office:value="21.7860000000001" calcext:value-type="float">
            <text:p>21.7860000000001</text:p>
          </table:table-cell>
          <table:table-cell table:formula="of:=([.B222]+[.D222])/2" office:value-type="float" office:value="42.5781082805471" calcext:value-type="float">
            <text:p>42.5781082805471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7.601" calcext:value-type="float">
            <text:p>37.601</text:p>
          </table:table-cell>
          <table:table-cell office:value-type="float" office:value="0.733426135209074" calcext:value-type="float">
            <text:p>0.733426135209074</text:p>
          </table:table-cell>
          <table:table-cell table:formula="of:=1/SQRT(1-([.C223]*[.C223]))" office:value-type="float" office:value="1.47108763693271" calcext:value-type="float">
            <text:p>1.47108763693271</text:p>
          </table:table-cell>
          <table:table-cell office:value-type="float" office:value="3019.32676839662" calcext:value-type="float">
            <text:p>3019.32676839662</text:p>
          </table:table-cell>
          <table:table-cell table:formula="of:=[.B223]/[.D223]" office:value-type="float" office:value="25.56" calcext:value-type="float">
            <text:p>25.56</text:p>
          </table:table-cell>
          <table:table-cell table:formula="of:=([.B223]+[.D223])/2" office:value-type="float" office:value="19.5360438184664" calcext:value-type="float">
            <text:p>19.5360438184664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2.263" calcext:value-type="float">
            <text:p>22.263</text:p>
          </table:table-cell>
          <table:table-cell office:value-type="float" office:value="0.869127880145467" calcext:value-type="float">
            <text:p>0.869127880145467</text:p>
          </table:table-cell>
          <table:table-cell table:formula="of:=1/SQRT(1-([.C224]*[.C224]))" office:value-type="float" office:value="2.02188720370539" calcext:value-type="float">
            <text:p>2.02188720370539</text:p>
          </table:table-cell>
          <table:table-cell office:value-type="float" office:value="770.123403765281" calcext:value-type="float">
            <text:p>770.123403765281</text:p>
          </table:table-cell>
          <table:table-cell table:formula="of:=[.B224]/[.D224]" office:value-type="float" office:value="11.011" calcext:value-type="float">
            <text:p>11.011</text:p>
          </table:table-cell>
          <table:table-cell table:formula="of:=([.B224]+[.D224])/2" office:value-type="float" office:value="12.1424436018527" calcext:value-type="float">
            <text:p>12.1424436018527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6.099" calcext:value-type="float">
            <text:p>46.099</text:p>
          </table:table-cell>
          <table:table-cell office:value-type="float" office:value="0.566197650952529" calcext:value-type="float">
            <text:p>0.566197650952529</text:p>
          </table:table-cell>
          <table:table-cell table:formula="of:=1/SQRT(1-([.C225]*[.C225]))" office:value-type="float" office:value="1.21319543133849" calcext:value-type="float">
            <text:p>1.21319543133849</text:p>
          </table:table-cell>
          <table:table-cell office:value-type="float" office:value="5503.03298147829" calcext:value-type="float">
            <text:p>5503.03298147829</text:p>
          </table:table-cell>
          <table:table-cell table:formula="of:=[.B225]/[.D225]" office:value-type="float" office:value="37.998" calcext:value-type="float">
            <text:p>37.998</text:p>
          </table:table-cell>
          <table:table-cell table:formula="of:=([.B225]+[.D225])/2" office:value-type="float" office:value="23.6560977156692" calcext:value-type="float">
            <text:p>23.6560977156692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0.7" calcext:value-type="float">
            <text:p>20.7</text:p>
          </table:table-cell>
          <table:table-cell office:value-type="float" office:value="0.131589095221057" calcext:value-type="float">
            <text:p>0.131589095221057</text:p>
          </table:table-cell>
          <table:table-cell table:formula="of:=1/SQRT(1-([.C226]*[.C226]))" office:value-type="float" office:value="1.00877192982456" calcext:value-type="float">
            <text:p>1.00877192982456</text:p>
          </table:table-cell>
          <table:table-cell office:value-type="float" office:value="1334.43546190942" calcext:value-type="float">
            <text:p>1334.43546190942</text:p>
          </table:table-cell>
          <table:table-cell table:formula="of:=[.B226]/[.D226]" office:value-type="float" office:value="20.52" calcext:value-type="float">
            <text:p>20.52</text:p>
          </table:table-cell>
          <table:table-cell table:formula="of:=([.B226]+[.D226])/2" office:value-type="float" office:value="10.8543859649123" calcext:value-type="float">
            <text:p>10.8543859649123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9.1" calcext:value-type="float">
            <text:p>29.1</text:p>
          </table:table-cell>
          <table:table-cell office:value-type="float" office:value="0.529600141537026" calcext:value-type="float">
            <text:p>0.529600141537026</text:p>
          </table:table-cell>
          <table:table-cell table:formula="of:=1/SQRT(1-([.C227]*[.C227]))" office:value-type="float" office:value="1.17890131259115" calcext:value-type="float">
            <text:p>1.17890131259115</text:p>
          </table:table-cell>
          <table:table-cell office:value-type="float" office:value="2256.61982608122" calcext:value-type="float">
            <text:p>2256.61982608122</text:p>
          </table:table-cell>
          <table:table-cell table:formula="of:=[.B227]/[.D227]" office:value-type="float" office:value="24.684" calcext:value-type="float">
            <text:p>24.684</text:p>
          </table:table-cell>
          <table:table-cell table:formula="of:=([.B227]+[.D227])/2" office:value-type="float" office:value="15.1394506562956" calcext:value-type="float">
            <text:p>15.1394506562956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52.66" calcext:value-type="float">
            <text:p>52.66</text:p>
          </table:table-cell>
          <table:table-cell office:value-type="float" office:value="0.869073562417086" calcext:value-type="float">
            <text:p>0.869073562417086</text:p>
          </table:table-cell>
          <table:table-cell table:formula="of:=1/SQRT(1-([.C228]*[.C228]))" office:value-type="float" office:value="2.0214971209213" calcext:value-type="float">
            <text:p>2.0214971209213</text:p>
          </table:table-cell>
          <table:table-cell office:value-type="float" office:value="4309.6148110459" calcext:value-type="float">
            <text:p>4309.6148110459</text:p>
          </table:table-cell>
          <table:table-cell table:formula="of:=[.B228]/[.D228]" office:value-type="float" office:value="26.05" calcext:value-type="float">
            <text:p>26.05</text:p>
          </table:table-cell>
          <table:table-cell table:formula="of:=([.B228]+[.D228])/2" office:value-type="float" office:value="27.3407485604606" calcext:value-type="float">
            <text:p>27.3407485604606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1.227" calcext:value-type="float">
            <text:p>41.227</text:p>
          </table:table-cell>
          <table:table-cell office:value-type="float" office:value="0.798928323484798" calcext:value-type="float">
            <text:p>0.798928323484798</text:p>
          </table:table-cell>
          <table:table-cell table:formula="of:=1/SQRT(1-([.C229]*[.C229]))" office:value-type="float" office:value="1.66271425690663" calcext:value-type="float">
            <text:p>1.66271425690663</text:p>
          </table:table-cell>
          <table:table-cell office:value-type="float" office:value="3211.4097279711" calcext:value-type="float">
            <text:p>3211.4097279711</text:p>
          </table:table-cell>
          <table:table-cell table:formula="of:=[.B229]/[.D229]" office:value-type="float" office:value="24.795" calcext:value-type="float">
            <text:p>24.795</text:p>
          </table:table-cell>
          <table:table-cell table:formula="of:=([.B229]+[.D229])/2" office:value-type="float" office:value="21.4448571284533" calcext:value-type="float">
            <text:p>21.4448571284533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2.515" calcext:value-type="float">
            <text:p>42.515</text:p>
          </table:table-cell>
          <table:table-cell office:value-type="float" office:value="0.760451840900781" calcext:value-type="float">
            <text:p>0.760451840900781</text:p>
          </table:table-cell>
          <table:table-cell table:formula="of:=1/SQRT(1-([.C230]*[.C230]))" office:value-type="float" office:value="1.53989641059075" calcext:value-type="float">
            <text:p>1.53989641059075</text:p>
          </table:table-cell>
          <table:table-cell office:value-type="float" office:value="3687.59088532442" calcext:value-type="float">
            <text:p>3687.59088532442</text:p>
          </table:table-cell>
          <table:table-cell table:formula="of:=[.B230]/[.D230]" office:value-type="float" office:value="27.609" calcext:value-type="float">
            <text:p>27.609</text:p>
          </table:table-cell>
          <table:table-cell table:formula="of:=([.B230]+[.D230])/2" office:value-type="float" office:value="22.0274482052954" calcext:value-type="float">
            <text:p>22.0274482052954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7.155" calcext:value-type="float">
            <text:p>47.155</text:p>
          </table:table-cell>
          <table:table-cell office:value-type="float" office:value="0.917548077933289" calcext:value-type="float">
            <text:p>0.917548077933289</text:p>
          </table:table-cell>
          <table:table-cell table:formula="of:=1/SQRT(1-([.C231]*[.C231]))" office:value-type="float" office:value="2.51493333333334" calcext:value-type="float">
            <text:p>2.51493333333334</text:p>
          </table:table-cell>
          <table:table-cell office:value-type="float" office:value="2777.6587796255" calcext:value-type="float">
            <text:p>2777.6587796255</text:p>
          </table:table-cell>
          <table:table-cell table:formula="of:=[.B231]/[.D231]" office:value-type="float" office:value="18.75" calcext:value-type="float">
            <text:p>18.75</text:p>
          </table:table-cell>
          <table:table-cell table:formula="of:=([.B231]+[.D231])/2" office:value-type="float" office:value="24.8349666666667" calcext:value-type="float">
            <text:p>24.8349666666667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8.205" calcext:value-type="float">
            <text:p>38.205</text:p>
          </table:table-cell>
          <table:table-cell office:value-type="float" office:value="0.830111674716627" calcext:value-type="float">
            <text:p>0.830111674716627</text:p>
          </table:table-cell>
          <table:table-cell table:formula="of:=1/SQRT(1-([.C232]*[.C232]))" office:value-type="float" office:value="1.79340937896071" calcext:value-type="float">
            <text:p>1.79340937896071</text:p>
          </table:table-cell>
          <table:table-cell office:value-type="float" office:value="2556.88293177947" calcext:value-type="float">
            <text:p>2556.88293177947</text:p>
          </table:table-cell>
          <table:table-cell table:formula="of:=[.B232]/[.D232]" office:value-type="float" office:value="21.303" calcext:value-type="float">
            <text:p>21.303</text:p>
          </table:table-cell>
          <table:table-cell table:formula="of:=([.B232]+[.D232])/2" office:value-type="float" office:value="19.9992046894804" calcext:value-type="float">
            <text:p>19.9992046894804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8.108" calcext:value-type="float">
            <text:p>28.108</text:p>
          </table:table-cell>
          <table:table-cell office:value-type="float" office:value="0.843083400118046" calcext:value-type="float">
            <text:p>0.843083400118046</text:p>
          </table:table-cell>
          <table:table-cell table:formula="of:=1/SQRT(1-([.C233]*[.C233]))" office:value-type="float" office:value="1.85948663667637" calcext:value-type="float">
            <text:p>1.85948663667637</text:p>
          </table:table-cell>
          <table:table-cell office:value-type="float" office:value="1334.80154541815" calcext:value-type="float">
            <text:p>1334.80154541815</text:p>
          </table:table-cell>
          <table:table-cell table:formula="of:=[.B233]/[.D233]" office:value-type="float" office:value="15.116" calcext:value-type="float">
            <text:p>15.116</text:p>
          </table:table-cell>
          <table:table-cell table:formula="of:=([.B233]+[.D233])/2" office:value-type="float" office:value="14.9837433183382" calcext:value-type="float">
            <text:p>14.9837433183382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7.415" calcext:value-type="float">
            <text:p>27.415</text:p>
          </table:table-cell>
          <table:table-cell office:value-type="float" office:value="0.923019624434616" calcext:value-type="float">
            <text:p>0.923019624434616</text:p>
          </table:table-cell>
          <table:table-cell table:formula="of:=1/SQRT(1-([.C234]*[.C234]))" office:value-type="float" office:value="2.59907091391732" calcext:value-type="float">
            <text:p>2.59907091391732</text:p>
          </table:table-cell>
          <table:table-cell office:value-type="float" office:value="908.465091885436" calcext:value-type="float">
            <text:p>908.465091885436</text:p>
          </table:table-cell>
          <table:table-cell table:formula="of:=[.B234]/[.D234]" office:value-type="float" office:value="10.548" calcext:value-type="float">
            <text:p>10.548</text:p>
          </table:table-cell>
          <table:table-cell table:formula="of:=([.B234]+[.D234])/2" office:value-type="float" office:value="15.0070354569587" calcext:value-type="float">
            <text:p>15.0070354569587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1.151" calcext:value-type="float">
            <text:p>41.151</text:p>
          </table:table-cell>
          <table:table-cell office:value-type="float" office:value="0.952547127948212" calcext:value-type="float">
            <text:p>0.952547127948212</text:p>
          </table:table-cell>
          <table:table-cell table:formula="of:=1/SQRT(1-([.C235]*[.C235]))" office:value-type="float" office:value="3.28524668689128" calcext:value-type="float">
            <text:p>3.28524668689128</text:p>
          </table:table-cell>
          <table:table-cell office:value-type="float" office:value="1619.3572627599" calcext:value-type="float">
            <text:p>1619.3572627599</text:p>
          </table:table-cell>
          <table:table-cell table:formula="of:=[.B235]/[.D235]" office:value-type="float" office:value="12.526" calcext:value-type="float">
            <text:p>12.526</text:p>
          </table:table-cell>
          <table:table-cell table:formula="of:=([.B235]+[.D235])/2" office:value-type="float" office:value="22.2181233434456" calcext:value-type="float">
            <text:p>22.2181233434456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7.57" calcext:value-type="float">
            <text:p>27.57</text:p>
          </table:table-cell>
          <table:table-cell office:value-type="float" office:value="0.969574842455478" calcext:value-type="float">
            <text:p>0.969574842455478</text:p>
          </table:table-cell>
          <table:table-cell table:formula="of:=1/SQRT(1-([.C236]*[.C236]))" office:value-type="float" office:value="4.08504963698324" calcext:value-type="float">
            <text:p>4.08504963698324</text:p>
          </table:table-cell>
          <table:table-cell office:value-type="float" office:value="584.555925141967" calcext:value-type="float">
            <text:p>584.555925141967</text:p>
          </table:table-cell>
          <table:table-cell table:formula="of:=[.B236]/[.D236]" office:value-type="float" office:value="6.74900000000002" calcext:value-type="float">
            <text:p>6.74900000000002</text:p>
          </table:table-cell>
          <table:table-cell table:formula="of:=([.B236]+[.D236])/2" office:value-type="float" office:value="15.8275248184916" calcext:value-type="float">
            <text:p>15.8275248184916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18.918" calcext:value-type="float">
            <text:p>18.918</text:p>
          </table:table-cell>
          <table:table-cell office:value-type="float" office:value="0.919103460156581" calcext:value-type="float">
            <text:p>0.919103460156581</text:p>
          </table:table-cell>
          <table:table-cell table:formula="of:=1/SQRT(1-([.C237]*[.C237]))" office:value-type="float" office:value="2.53796619264824" calcext:value-type="float">
            <text:p>2.53796619264824</text:p>
          </table:table-cell>
          <table:table-cell office:value-type="float" office:value="443.01097176284" calcext:value-type="float">
            <text:p>443.01097176284</text:p>
          </table:table-cell>
          <table:table-cell table:formula="of:=[.B237]/[.D237]" office:value-type="float" office:value="7.45400000000001" calcext:value-type="float">
            <text:p>7.45400000000001</text:p>
          </table:table-cell>
          <table:table-cell table:formula="of:=([.B237]+[.D237])/2" office:value-type="float" office:value="10.7279830963241" calcext:value-type="float">
            <text:p>10.7279830963241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5.962" calcext:value-type="float">
            <text:p>25.962</text:p>
          </table:table-cell>
          <table:table-cell office:value-type="float" office:value="0.922391270522461" calcext:value-type="float">
            <text:p>0.922391270522461</text:p>
          </table:table-cell>
          <table:table-cell table:formula="of:=1/SQRT(1-([.C238]*[.C238]))" office:value-type="float" office:value="2.58895093737535" calcext:value-type="float">
            <text:p>2.58895093737535</text:p>
          </table:table-cell>
          <table:table-cell office:value-type="float" office:value="817.904021522212" calcext:value-type="float">
            <text:p>817.904021522212</text:p>
          </table:table-cell>
          <table:table-cell table:formula="of:=[.B238]/[.D238]" office:value-type="float" office:value="10.028" calcext:value-type="float">
            <text:p>10.028</text:p>
          </table:table-cell>
          <table:table-cell table:formula="of:=([.B238]+[.D238])/2" office:value-type="float" office:value="14.2754754686877" calcext:value-type="float">
            <text:p>14.2754754686877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4.879" calcext:value-type="float">
            <text:p>34.879</text:p>
          </table:table-cell>
          <table:table-cell office:value-type="float" office:value="0.73753761118443" calcext:value-type="float">
            <text:p>0.73753761118443</text:p>
          </table:table-cell>
          <table:table-cell table:formula="of:=1/SQRT(1-([.C239]*[.C239]))" office:value-type="float" office:value="1.4808100534941" calcext:value-type="float">
            <text:p>1.4808100534941</text:p>
          </table:table-cell>
          <table:table-cell office:value-type="float" office:value="2580.94392181601" calcext:value-type="float">
            <text:p>2580.94392181601</text:p>
          </table:table-cell>
          <table:table-cell table:formula="of:=[.B239]/[.D239]" office:value-type="float" office:value="23.554" calcext:value-type="float">
            <text:p>23.554</text:p>
          </table:table-cell>
          <table:table-cell table:formula="of:=([.B239]+[.D239])/2" office:value-type="float" office:value="18.179905026747" calcext:value-type="float">
            <text:p>18.179905026747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9.092" calcext:value-type="float">
            <text:p>39.092</text:p>
          </table:table-cell>
          <table:table-cell office:value-type="float" office:value="0.900652999821779" calcext:value-type="float">
            <text:p>0.900652999821779</text:p>
          </table:table-cell>
          <table:table-cell table:formula="of:=1/SQRT(1-([.C240]*[.C240]))" office:value-type="float" office:value="2.30128922116913" calcext:value-type="float">
            <text:p>2.30128922116913</text:p>
          </table:table-cell>
          <table:table-cell office:value-type="float" office:value="2086.19283542006" calcext:value-type="float">
            <text:p>2086.19283542006</text:p>
          </table:table-cell>
          <table:table-cell table:formula="of:=[.B240]/[.D240]" office:value-type="float" office:value="16.987" calcext:value-type="float">
            <text:p>16.987</text:p>
          </table:table-cell>
          <table:table-cell table:formula="of:=([.B240]+[.D240])/2" office:value-type="float" office:value="20.6966446105846" calcext:value-type="float">
            <text:p>20.6966446105846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4.827" calcext:value-type="float">
            <text:p>44.827</text:p>
          </table:table-cell>
          <table:table-cell office:value-type="float" office:value="0.95050619628433" calcext:value-type="float">
            <text:p>0.95050619628433</text:p>
          </table:table-cell>
          <table:table-cell table:formula="of:=1/SQRT(1-([.C241]*[.C241]))" office:value-type="float" office:value="3.21848075818496" calcext:value-type="float">
            <text:p>3.21848075818496</text:p>
          </table:table-cell>
          <table:table-cell office:value-type="float" office:value="1961.45480583504" calcext:value-type="float">
            <text:p>1961.45480583504</text:p>
          </table:table-cell>
          <table:table-cell table:formula="of:=[.B241]/[.D241]" office:value-type="float" office:value="13.928" calcext:value-type="float">
            <text:p>13.928</text:p>
          </table:table-cell>
          <table:table-cell table:formula="of:=([.B241]+[.D241])/2" office:value-type="float" office:value="24.0227403790925" calcext:value-type="float">
            <text:p>24.0227403790925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9.402" calcext:value-type="float">
            <text:p>39.402</text:p>
          </table:table-cell>
          <table:table-cell office:value-type="float" office:value="0.945212568724001" calcext:value-type="float">
            <text:p>0.945212568724001</text:p>
          </table:table-cell>
          <table:table-cell table:formula="of:=1/SQRT(1-([.C242]*[.C242]))" office:value-type="float" office:value="3.06320454015394" calcext:value-type="float">
            <text:p>3.06320454015394</text:p>
          </table:table-cell>
          <table:table-cell office:value-type="float" office:value="1592.24688895575" calcext:value-type="float">
            <text:p>1592.24688895575</text:p>
          </table:table-cell>
          <table:table-cell table:formula="of:=[.B242]/[.D242]" office:value-type="float" office:value="12.863" calcext:value-type="float">
            <text:p>12.863</text:p>
          </table:table-cell>
          <table:table-cell table:formula="of:=([.B242]+[.D242])/2" office:value-type="float" office:value="21.232602270077" calcext:value-type="float">
            <text:p>21.232602270077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5.629" calcext:value-type="float">
            <text:p>35.629</text:p>
          </table:table-cell>
          <table:table-cell office:value-type="float" office:value="0.962448521929484" calcext:value-type="float">
            <text:p>0.962448521929484</text:p>
          </table:table-cell>
          <table:table-cell table:formula="of:=1/SQRT(1-([.C243]*[.C243]))" office:value-type="float" office:value="3.68372622001652" calcext:value-type="float">
            <text:p>3.68372622001652</text:p>
          </table:table-cell>
          <table:table-cell office:value-type="float" office:value="1082.60441462075" calcext:value-type="float">
            <text:p>1082.60441462075</text:p>
          </table:table-cell>
          <table:table-cell table:formula="of:=[.B243]/[.D243]" office:value-type="float" office:value="9.67200000000005" calcext:value-type="float">
            <text:p>9.67200000000005</text:p>
          </table:table-cell>
          <table:table-cell table:formula="of:=([.B243]+[.D243])/2" office:value-type="float" office:value="19.6563631100083" calcext:value-type="float">
            <text:p>19.6563631100083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8.001" calcext:value-type="float">
            <text:p>38.001</text:p>
          </table:table-cell>
          <table:table-cell office:value-type="float" office:value="0.755164462033829" calcext:value-type="float">
            <text:p>0.755164462033829</text:p>
          </table:table-cell>
          <table:table-cell table:formula="of:=1/SQRT(1-([.C244]*[.C244]))" office:value-type="float" office:value="1.52547067560515" calcext:value-type="float">
            <text:p>1.52547067560515</text:p>
          </table:table-cell>
          <table:table-cell office:value-type="float" office:value="2973.96641477046" calcext:value-type="float">
            <text:p>2973.96641477046</text:p>
          </table:table-cell>
          <table:table-cell table:formula="of:=[.B244]/[.D244]" office:value-type="float" office:value="24.911" calcext:value-type="float">
            <text:p>24.911</text:p>
          </table:table-cell>
          <table:table-cell table:formula="of:=([.B244]+[.D244])/2" office:value-type="float" office:value="19.7632353378026" calcext:value-type="float">
            <text:p>19.7632353378026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61.688" calcext:value-type="float">
            <text:p>61.688</text:p>
          </table:table-cell>
          <table:table-cell office:value-type="float" office:value="0.961157113999611" calcext:value-type="float">
            <text:p>0.961157113999611</text:p>
          </table:table-cell>
          <table:table-cell table:formula="of:=1/SQRT(1-([.C245]*[.C245]))" office:value-type="float" office:value="3.62316457183132" calcext:value-type="float">
            <text:p>3.62316457183132</text:p>
          </table:table-cell>
          <table:table-cell office:value-type="float" office:value="3299.61441220698" calcext:value-type="float">
            <text:p>3299.61441220698</text:p>
          </table:table-cell>
          <table:table-cell table:formula="of:=[.B245]/[.D245]" office:value-type="float" office:value="17.026" calcext:value-type="float">
            <text:p>17.026</text:p>
          </table:table-cell>
          <table:table-cell table:formula="of:=([.B245]+[.D245])/2" office:value-type="float" office:value="32.6555822859157" calcext:value-type="float">
            <text:p>32.6555822859157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5.517" calcext:value-type="float">
            <text:p>35.517</text:p>
          </table:table-cell>
          <table:table-cell office:value-type="float" office:value="0.735412987899941" calcext:value-type="float">
            <text:p>0.735412987899941</text:p>
          </table:table-cell>
          <table:table-cell table:formula="of:=1/SQRT(1-([.C246]*[.C246]))" office:value-type="float" office:value="1.47575518344621" calcext:value-type="float">
            <text:p>1.47575518344621</text:p>
          </table:table-cell>
          <table:table-cell office:value-type="float" office:value="2685.39456706176" calcext:value-type="float">
            <text:p>2685.39456706176</text:p>
          </table:table-cell>
          <table:table-cell table:formula="of:=[.B246]/[.D246]" office:value-type="float" office:value="24.067" calcext:value-type="float">
            <text:p>24.067</text:p>
          </table:table-cell>
          <table:table-cell table:formula="of:=([.B246]+[.D246])/2" office:value-type="float" office:value="18.4963775917231" calcext:value-type="float">
            <text:p>18.4963775917231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7.204" calcext:value-type="float">
            <text:p>37.204</text:p>
          </table:table-cell>
          <table:table-cell office:value-type="float" office:value="0.931852495007844" calcext:value-type="float">
            <text:p>0.931852495007844</text:p>
          </table:table-cell>
          <table:table-cell table:formula="of:=1/SQRT(1-([.C247]*[.C247]))" office:value-type="float" office:value="2.75605600414844" calcext:value-type="float">
            <text:p>2.75605600414844</text:p>
          </table:table-cell>
          <table:table-cell office:value-type="float" office:value="1577.760596823" calcext:value-type="float">
            <text:p>1577.760596823</text:p>
          </table:table-cell>
          <table:table-cell table:formula="of:=[.B247]/[.D247]" office:value-type="float" office:value="13.4990000000001" calcext:value-type="float">
            <text:p>13.4990000000001</text:p>
          </table:table-cell>
          <table:table-cell table:formula="of:=([.B247]+[.D247])/2" office:value-type="float" office:value="19.9800280020742" calcext:value-type="float">
            <text:p>19.9800280020742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6.264" calcext:value-type="float">
            <text:p>26.264</text:p>
          </table:table-cell>
          <table:table-cell office:value-type="float" office:value="0.790461736791993" calcext:value-type="float">
            <text:p>0.790461736791993</text:p>
          </table:table-cell>
          <table:table-cell table:formula="of:=1/SQRT(1-([.C248]*[.C248]))" office:value-type="float" office:value="1.63262261453348" calcext:value-type="float">
            <text:p>1.63262261453348</text:p>
          </table:table-cell>
          <table:table-cell office:value-type="float" office:value="1327.35106994461" calcext:value-type="float">
            <text:p>1327.35106994461</text:p>
          </table:table-cell>
          <table:table-cell table:formula="of:=[.B248]/[.D248]" office:value-type="float" office:value="16.087" calcext:value-type="float">
            <text:p>16.087</text:p>
          </table:table-cell>
          <table:table-cell table:formula="of:=([.B248]+[.D248])/2" office:value-type="float" office:value="13.9483113072667" calcext:value-type="float">
            <text:p>13.9483113072667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7.172" calcext:value-type="float">
            <text:p>37.172</text:p>
          </table:table-cell>
          <table:table-cell office:value-type="float" office:value="0.908135977585287" calcext:value-type="float">
            <text:p>0.908135977585287</text:p>
          </table:table-cell>
          <table:table-cell table:formula="of:=1/SQRT(1-([.C249]*[.C249]))" office:value-type="float" office:value="2.38848551050569" calcext:value-type="float">
            <text:p>2.38848551050569</text:p>
          </table:table-cell>
          <table:table-cell office:value-type="float" office:value="1817.43596762173" calcext:value-type="float">
            <text:p>1817.43596762173</text:p>
          </table:table-cell>
          <table:table-cell table:formula="of:=[.B249]/[.D249]" office:value-type="float" office:value="15.563" calcext:value-type="float">
            <text:p>15.563</text:p>
          </table:table-cell>
          <table:table-cell table:formula="of:=([.B249]+[.D249])/2" office:value-type="float" office:value="19.7802427552528" calcext:value-type="float">
            <text:p>19.7802427552528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7.17" calcext:value-type="float">
            <text:p>47.17</text:p>
          </table:table-cell>
          <table:table-cell office:value-type="float" office:value="0.793959103947101" calcext:value-type="float">
            <text:p>0.793959103947101</text:p>
          </table:table-cell>
          <table:table-cell table:formula="of:=1/SQRT(1-([.C250]*[.C250]))" office:value-type="float" office:value="1.6448148406444" calcext:value-type="float">
            <text:p>1.6448148406444</text:p>
          </table:table-cell>
          <table:table-cell office:value-type="float" office:value="4249.7620046238" calcext:value-type="float">
            <text:p>4249.7620046238</text:p>
          </table:table-cell>
          <table:table-cell table:formula="of:=[.B250]/[.D250]" office:value-type="float" office:value="28.678" calcext:value-type="float">
            <text:p>28.678</text:p>
          </table:table-cell>
          <table:table-cell table:formula="of:=([.B250]+[.D250])/2" office:value-type="float" office:value="24.4074074203222" calcext:value-type="float">
            <text:p>24.4074074203222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4.286" calcext:value-type="float">
            <text:p>34.286</text:p>
          </table:table-cell>
          <table:table-cell office:value-type="float" office:value="0.854161288440743" calcext:value-type="float">
            <text:p>0.854161288440743</text:p>
          </table:table-cell>
          <table:table-cell table:formula="of:=1/SQRT(1-([.C251]*[.C251]))" office:value-type="float" office:value="1.92304672163329" calcext:value-type="float">
            <text:p>1.92304672163329</text:p>
          </table:table-cell>
          <table:table-cell office:value-type="float" office:value="1920.40876055935" calcext:value-type="float">
            <text:p>1920.40876055935</text:p>
          </table:table-cell>
          <table:table-cell table:formula="of:=[.B251]/[.D251]" office:value-type="float" office:value="17.829" calcext:value-type="float">
            <text:p>17.829</text:p>
          </table:table-cell>
          <table:table-cell table:formula="of:=([.B251]+[.D251])/2" office:value-type="float" office:value="18.1045233608166" calcext:value-type="float">
            <text:p>18.1045233608166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8.831" calcext:value-type="float">
            <text:p>48.831</text:p>
          </table:table-cell>
          <table:table-cell office:value-type="float" office:value="0.918868063205436" calcext:value-type="float">
            <text:p>0.918868063205436</text:p>
          </table:table-cell>
          <table:table-cell table:formula="of:=1/SQRT(1-([.C252]*[.C252]))" office:value-type="float" office:value="2.53443712046504" calcext:value-type="float">
            <text:p>2.53443712046504</text:p>
          </table:table-cell>
          <table:table-cell office:value-type="float" office:value="2955.69480508303" calcext:value-type="float">
            <text:p>2955.69480508303</text:p>
          </table:table-cell>
          <table:table-cell table:formula="of:=[.B252]/[.D252]" office:value-type="float" office:value="19.267" calcext:value-type="float">
            <text:p>19.267</text:p>
          </table:table-cell>
          <table:table-cell table:formula="of:=([.B252]+[.D252])/2" office:value-type="float" office:value="25.6827185602325" calcext:value-type="float">
            <text:p>25.6827185602325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8.723" calcext:value-type="float">
            <text:p>48.723</text:p>
          </table:table-cell>
          <table:table-cell office:value-type="float" office:value="0.795122616028331" calcext:value-type="float">
            <text:p>0.795122616028331</text:p>
          </table:table-cell>
          <table:table-cell table:formula="of:=1/SQRT(1-([.C253]*[.C253]))" office:value-type="float" office:value="1.64894409097062" calcext:value-type="float">
            <text:p>1.64894409097062</text:p>
          </table:table-cell>
          <table:table-cell office:value-type="float" office:value="4522.84791170056" calcext:value-type="float">
            <text:p>4522.84791170056</text:p>
          </table:table-cell>
          <table:table-cell table:formula="of:=[.B253]/[.D253]" office:value-type="float" office:value="29.548" calcext:value-type="float">
            <text:p>29.548</text:p>
          </table:table-cell>
          <table:table-cell table:formula="of:=([.B253]+[.D253])/2" office:value-type="float" office:value="25.1859720454853" calcext:value-type="float">
            <text:p>25.1859720454853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54.247" calcext:value-type="float">
            <text:p>54.247</text:p>
          </table:table-cell>
          <table:table-cell office:value-type="float" office:value="0.69006741841551" calcext:value-type="float">
            <text:p>0.69006741841551</text:p>
          </table:table-cell>
          <table:table-cell table:formula="of:=1/SQRT(1-([.C254]*[.C254]))" office:value-type="float" office:value="1.3817019434044" calcext:value-type="float">
            <text:p>1.3817019434044</text:p>
          </table:table-cell>
          <table:table-cell office:value-type="float" office:value="6690.93722640543" calcext:value-type="float">
            <text:p>6690.93722640543</text:p>
          </table:table-cell>
          <table:table-cell table:formula="of:=[.B254]/[.D254]" office:value-type="float" office:value="39.261" calcext:value-type="float">
            <text:p>39.261</text:p>
          </table:table-cell>
          <table:table-cell table:formula="of:=([.B254]+[.D254])/2" office:value-type="float" office:value="27.8143509717022" calcext:value-type="float">
            <text:p>27.8143509717022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8.135" calcext:value-type="float">
            <text:p>28.135</text:p>
          </table:table-cell>
          <table:table-cell office:value-type="float" office:value="0.579362212724765" calcext:value-type="float">
            <text:p>0.579362212724765</text:p>
          </table:table-cell>
          <table:table-cell table:formula="of:=1/SQRT(1-([.C255]*[.C255]))" office:value-type="float" office:value="1.22688819117391" calcext:value-type="float">
            <text:p>1.22688819117391</text:p>
          </table:table-cell>
          <table:table-cell office:value-type="float" office:value="2026.92988186823" calcext:value-type="float">
            <text:p>2026.92988186823</text:p>
          </table:table-cell>
          <table:table-cell table:formula="of:=[.B255]/[.D255]" office:value-type="float" office:value="22.932" calcext:value-type="float">
            <text:p>22.932</text:p>
          </table:table-cell>
          <table:table-cell table:formula="of:=([.B255]+[.D255])/2" office:value-type="float" office:value="14.680944095587" calcext:value-type="float">
            <text:p>14.680944095587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0.31" calcext:value-type="float">
            <text:p>40.31</text:p>
          </table:table-cell>
          <table:table-cell office:value-type="float" office:value="0.870756642770626" calcext:value-type="float">
            <text:p>0.870756642770626</text:p>
          </table:table-cell>
          <table:table-cell table:formula="of:=1/SQRT(1-([.C256]*[.C256]))" office:value-type="float" office:value="2.03370162958478" calcext:value-type="float">
            <text:p>2.03370162958478</text:p>
          </table:table-cell>
          <table:table-cell office:value-type="float" office:value="2510.08386694804" calcext:value-type="float">
            <text:p>2510.08386694804</text:p>
          </table:table-cell>
          <table:table-cell table:formula="of:=[.B256]/[.D256]" office:value-type="float" office:value="19.821" calcext:value-type="float">
            <text:p>19.821</text:p>
          </table:table-cell>
          <table:table-cell table:formula="of:=([.B256]+[.D256])/2" office:value-type="float" office:value="21.1718508147924" calcext:value-type="float">
            <text:p>21.1718508147924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4.619" calcext:value-type="float">
            <text:p>34.619</text:p>
          </table:table-cell>
          <table:table-cell office:value-type="float" office:value="0.821621245393418" calcext:value-type="float">
            <text:p>0.821621245393418</text:p>
          </table:table-cell>
          <table:table-cell table:formula="of:=1/SQRT(1-([.C257]*[.C257]))" office:value-type="float" office:value="1.75428194993412" calcext:value-type="float">
            <text:p>1.75428194993412</text:p>
          </table:table-cell>
          <table:table-cell office:value-type="float" office:value="2146.24608173665" calcext:value-type="float">
            <text:p>2146.24608173665</text:p>
          </table:table-cell>
          <table:table-cell table:formula="of:=[.B257]/[.D257]" office:value-type="float" office:value="19.734" calcext:value-type="float">
            <text:p>19.734</text:p>
          </table:table-cell>
          <table:table-cell table:formula="of:=([.B257]+[.D257])/2" office:value-type="float" office:value="18.1866409749671" calcext:value-type="float">
            <text:p>18.1866409749671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56.073" calcext:value-type="float">
            <text:p>56.073</text:p>
          </table:table-cell>
          <table:table-cell office:value-type="float" office:value="0.83935922685083" calcext:value-type="float">
            <text:p>0.83935922685083</text:p>
          </table:table-cell>
          <table:table-cell table:formula="of:=1/SQRT(1-([.C258]*[.C258]))" office:value-type="float" office:value="1.83966535433071" calcext:value-type="float">
            <text:p>1.83966535433071</text:p>
          </table:table-cell>
          <table:table-cell office:value-type="float" office:value="5369.31183787729" calcext:value-type="float">
            <text:p>5369.31183787729</text:p>
          </table:table-cell>
          <table:table-cell table:formula="of:=[.B258]/[.D258]" office:value-type="float" office:value="30.48" calcext:value-type="float">
            <text:p>30.48</text:p>
          </table:table-cell>
          <table:table-cell table:formula="of:=([.B258]+[.D258])/2" office:value-type="float" office:value="28.9563326771654" calcext:value-type="float">
            <text:p>28.9563326771654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6.064" calcext:value-type="float">
            <text:p>46.064</text:p>
          </table:table-cell>
          <table:table-cell office:value-type="float" office:value="0.771128613360105" calcext:value-type="float">
            <text:p>0.771128613360105</text:p>
          </table:table-cell>
          <table:table-cell table:formula="of:=1/SQRT(1-([.C259]*[.C259]))" office:value-type="float" office:value="1.57064920894708" calcext:value-type="float">
            <text:p>1.57064920894708</text:p>
          </table:table-cell>
          <table:table-cell office:value-type="float" office:value="4244.18169412419" calcext:value-type="float">
            <text:p>4244.18169412419</text:p>
          </table:table-cell>
          <table:table-cell table:formula="of:=[.B259]/[.D259]" office:value-type="float" office:value="29.328" calcext:value-type="float">
            <text:p>29.328</text:p>
          </table:table-cell>
          <table:table-cell table:formula="of:=([.B259]+[.D259])/2" office:value-type="float" office:value="23.8173246044735" calcext:value-type="float">
            <text:p>23.8173246044735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51.971" calcext:value-type="float">
            <text:p>51.971</text:p>
          </table:table-cell>
          <table:table-cell office:value-type="float" office:value="0.892143590454019" calcext:value-type="float">
            <text:p>0.892143590454019</text:p>
          </table:table-cell>
          <table:table-cell table:formula="of:=1/SQRT(1-([.C260]*[.C260]))" office:value-type="float" office:value="2.21360422523213" calcext:value-type="float">
            <text:p>2.21360422523213</text:p>
          </table:table-cell>
          <table:table-cell office:value-type="float" office:value="3833.29324963371" calcext:value-type="float">
            <text:p>3833.29324963371</text:p>
          </table:table-cell>
          <table:table-cell table:formula="of:=[.B260]/[.D260]" office:value-type="float" office:value="23.478" calcext:value-type="float">
            <text:p>23.478</text:p>
          </table:table-cell>
          <table:table-cell table:formula="of:=([.B260]+[.D260])/2" office:value-type="float" office:value="27.0923021126161" calcext:value-type="float">
            <text:p>27.0923021126161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67.857" calcext:value-type="float">
            <text:p>67.857</text:p>
          </table:table-cell>
          <table:table-cell office:value-type="float" office:value="0.908719557369063" calcext:value-type="float">
            <text:p>0.908719557369063</text:p>
          </table:table-cell>
          <table:table-cell table:formula="of:=1/SQRT(1-([.C261]*[.C261]))" office:value-type="float" office:value="2.39574212681824" calcext:value-type="float">
            <text:p>2.39574212681824</text:p>
          </table:table-cell>
          <table:table-cell office:value-type="float" office:value="6038.08348852306" calcext:value-type="float">
            <text:p>6038.08348852306</text:p>
          </table:table-cell>
          <table:table-cell table:formula="of:=[.B261]/[.D261]" office:value-type="float" office:value="28.324" calcext:value-type="float">
            <text:p>28.324</text:p>
          </table:table-cell>
          <table:table-cell table:formula="of:=([.B261]+[.D261])/2" office:value-type="float" office:value="35.1263710634091" calcext:value-type="float">
            <text:p>35.1263710634091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8.466" calcext:value-type="float">
            <text:p>48.466</text:p>
          </table:table-cell>
          <table:table-cell office:value-type="float" office:value="0.957619288336233" calcext:value-type="float">
            <text:p>0.957619288336233</text:p>
          </table:table-cell>
          <table:table-cell table:formula="of:=1/SQRT(1-([.C262]*[.C262]))" office:value-type="float" office:value="3.47177650429798" calcext:value-type="float">
            <text:p>3.47177650429798</text:p>
          </table:table-cell>
          <table:table-cell office:value-type="float" office:value="2125.55559650241" calcext:value-type="float">
            <text:p>2125.55559650241</text:p>
          </table:table-cell>
          <table:table-cell table:formula="of:=[.B262]/[.D262]" office:value-type="float" office:value="13.96" calcext:value-type="float">
            <text:p>13.96</text:p>
          </table:table-cell>
          <table:table-cell table:formula="of:=([.B262]+[.D262])/2" office:value-type="float" office:value="25.968888252149" calcext:value-type="float">
            <text:p>25.968888252149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2.745" calcext:value-type="float">
            <text:p>32.745</text:p>
          </table:table-cell>
          <table:table-cell office:value-type="float" office:value="0.85510137638965" calcext:value-type="float">
            <text:p>0.85510137638965</text:p>
          </table:table-cell>
          <table:table-cell table:formula="of:=1/SQRT(1-([.C263]*[.C263]))" office:value-type="float" office:value="1.92878600459445" calcext:value-type="float">
            <text:p>1.92878600459445</text:p>
          </table:table-cell>
          <table:table-cell office:value-type="float" office:value="1746.4486311274" calcext:value-type="float">
            <text:p>1746.4486311274</text:p>
          </table:table-cell>
          <table:table-cell table:formula="of:=[.B263]/[.D263]" office:value-type="float" office:value="16.977" calcext:value-type="float">
            <text:p>16.977</text:p>
          </table:table-cell>
          <table:table-cell table:formula="of:=([.B263]+[.D263])/2" office:value-type="float" office:value="17.3368930022972" calcext:value-type="float">
            <text:p>17.3368930022972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6.696" calcext:value-type="float">
            <text:p>46.696</text:p>
          </table:table-cell>
          <table:table-cell office:value-type="float" office:value="0.94373868784855" calcext:value-type="float">
            <text:p>0.94373868784855</text:p>
          </table:table-cell>
          <table:table-cell table:formula="of:=1/SQRT(1-([.C264]*[.C264]))" office:value-type="float" office:value="3.02396062686179" calcext:value-type="float">
            <text:p>3.02396062686179</text:p>
          </table:table-cell>
          <table:table-cell office:value-type="float" office:value="2265.33847454443" calcext:value-type="float">
            <text:p>2265.33847454443</text:p>
          </table:table-cell>
          <table:table-cell table:formula="of:=[.B264]/[.D264]" office:value-type="float" office:value="15.4420000000001" calcext:value-type="float">
            <text:p>15.4420000000001</text:p>
          </table:table-cell>
          <table:table-cell table:formula="of:=([.B264]+[.D264])/2" office:value-type="float" office:value="24.8599803134309" calcext:value-type="float">
            <text:p>24.8599803134309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1.27" calcext:value-type="float">
            <text:p>41.27</text:p>
          </table:table-cell>
          <table:table-cell office:value-type="float" office:value="0.961077714754464" calcext:value-type="float">
            <text:p>0.961077714754464</text:p>
          </table:table-cell>
          <table:table-cell table:formula="of:=1/SQRT(1-([.C265]*[.C265]))" office:value-type="float" office:value="3.61954043150327" calcext:value-type="float">
            <text:p>3.61954043150327</text:p>
          </table:table-cell>
          <table:table-cell office:value-type="float" office:value="1478.30953553325" calcext:value-type="float">
            <text:p>1478.30953553325</text:p>
          </table:table-cell>
          <table:table-cell table:formula="of:=[.B265]/[.D265]" office:value-type="float" office:value="11.4019999999999" calcext:value-type="float">
            <text:p>11.4019999999999</text:p>
          </table:table-cell>
          <table:table-cell table:formula="of:=([.B265]+[.D265])/2" office:value-type="float" office:value="22.4447702157516" calcext:value-type="float">
            <text:p>22.4447702157516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1.603" calcext:value-type="float">
            <text:p>31.603</text:p>
          </table:table-cell>
          <table:table-cell office:value-type="float" office:value="0.934143934471138" calcext:value-type="float">
            <text:p>0.934143934471138</text:p>
          </table:table-cell>
          <table:table-cell table:formula="of:=1/SQRT(1-([.C266]*[.C266]))" office:value-type="float" office:value="2.80193279546058" calcext:value-type="float">
            <text:p>2.80193279546058</text:p>
          </table:table-cell>
          <table:table-cell office:value-type="float" office:value="1119.82144592954" calcext:value-type="float">
            <text:p>1119.82144592954</text:p>
          </table:table-cell>
          <table:table-cell table:formula="of:=[.B266]/[.D266]" office:value-type="float" office:value="11.279" calcext:value-type="float">
            <text:p>11.279</text:p>
          </table:table-cell>
          <table:table-cell table:formula="of:=([.B266]+[.D266])/2" office:value-type="float" office:value="17.2024663977303" calcext:value-type="float">
            <text:p>17.2024663977303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4.485" calcext:value-type="float">
            <text:p>44.485</text:p>
          </table:table-cell>
          <table:table-cell office:value-type="float" office:value="0.733312167123556" calcext:value-type="float">
            <text:p>0.733312167123556</text:p>
          </table:table-cell>
          <table:table-cell table:formula="of:=1/SQRT(1-([.C267]*[.C267]))" office:value-type="float" office:value="1.47082162340883" calcext:value-type="float">
            <text:p>1.47082162340883</text:p>
          </table:table-cell>
          <table:table-cell office:value-type="float" office:value="4226.85214440102" calcext:value-type="float">
            <text:p>4226.85214440102</text:p>
          </table:table-cell>
          <table:table-cell table:formula="of:=[.B267]/[.D267]" office:value-type="float" office:value="30.245" calcext:value-type="float">
            <text:p>30.245</text:p>
          </table:table-cell>
          <table:table-cell table:formula="of:=([.B267]+[.D267])/2" office:value-type="float" office:value="22.9779108117044" calcext:value-type="float">
            <text:p>22.9779108117044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4.642" calcext:value-type="float">
            <text:p>24.642</text:p>
          </table:table-cell>
          <table:table-cell office:value-type="float" office:value="0.927364995373305" calcext:value-type="float">
            <text:p>0.927364995373305</text:p>
          </table:table-cell>
          <table:table-cell table:formula="of:=1/SQRT(1-([.C268]*[.C268]))" office:value-type="float" office:value="2.67266811279826" calcext:value-type="float">
            <text:p>2.67266811279826</text:p>
          </table:table-cell>
          <table:table-cell office:value-type="float" office:value="713.767463285184" calcext:value-type="float">
            <text:p>713.767463285184</text:p>
          </table:table-cell>
          <table:table-cell table:formula="of:=[.B268]/[.D268]" office:value-type="float" office:value="9.22000000000002" calcext:value-type="float">
            <text:p>9.22000000000002</text:p>
          </table:table-cell>
          <table:table-cell table:formula="of:=([.B268]+[.D268])/2" office:value-type="float" office:value="13.6573340563991" calcext:value-type="float">
            <text:p>13.6573340563991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9.801" calcext:value-type="float">
            <text:p>29.801</text:p>
          </table:table-cell>
          <table:table-cell office:value-type="float" office:value="0.777509240075657" calcext:value-type="float">
            <text:p>0.777509240075657</text:p>
          </table:table-cell>
          <table:table-cell table:formula="of:=1/SQRT(1-([.C269]*[.C269]))" office:value-type="float" office:value="1.59014993863721" calcext:value-type="float">
            <text:p>1.59014993863721</text:p>
          </table:table-cell>
          <table:table-cell office:value-type="float" office:value="1754.58119663152" calcext:value-type="float">
            <text:p>1754.58119663152</text:p>
          </table:table-cell>
          <table:table-cell table:formula="of:=[.B269]/[.D269]" office:value-type="float" office:value="18.741" calcext:value-type="float">
            <text:p>18.741</text:p>
          </table:table-cell>
          <table:table-cell table:formula="of:=([.B269]+[.D269])/2" office:value-type="float" office:value="15.6955749693186" calcext:value-type="float">
            <text:p>15.6955749693186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1.603" calcext:value-type="float">
            <text:p>31.603</text:p>
          </table:table-cell>
          <table:table-cell office:value-type="float" office:value="0.842407329092244" calcext:value-type="float">
            <text:p>0.842407329092244</text:p>
          </table:table-cell>
          <table:table-cell table:formula="of:=1/SQRT(1-([.C270]*[.C270]))" office:value-type="float" office:value="1.85583416524752" calcext:value-type="float">
            <text:p>1.85583416524752</text:p>
          </table:table-cell>
          <table:table-cell office:value-type="float" office:value="1690.70302356008" calcext:value-type="float">
            <text:p>1690.70302356008</text:p>
          </table:table-cell>
          <table:table-cell table:formula="of:=[.B270]/[.D270]" office:value-type="float" office:value="17.029" calcext:value-type="float">
            <text:p>17.029</text:p>
          </table:table-cell>
          <table:table-cell table:formula="of:=([.B270]+[.D270])/2" office:value-type="float" office:value="16.7294170826238" calcext:value-type="float">
            <text:p>16.7294170826238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4.989" calcext:value-type="float">
            <text:p>24.989</text:p>
          </table:table-cell>
          <table:table-cell office:value-type="float" office:value="0.793670655111144" calcext:value-type="float">
            <text:p>0.793670655111144</text:p>
          </table:table-cell>
          <table:table-cell table:formula="of:=1/SQRT(1-([.C271]*[.C271]))" office:value-type="float" office:value="1.64379686883305" calcext:value-type="float">
            <text:p>1.64379686883305</text:p>
          </table:table-cell>
          <table:table-cell office:value-type="float" office:value="1193.43694459008" calcext:value-type="float">
            <text:p>1193.43694459008</text:p>
          </table:table-cell>
          <table:table-cell table:formula="of:=[.B271]/[.D271]" office:value-type="float" office:value="15.202" calcext:value-type="float">
            <text:p>15.202</text:p>
          </table:table-cell>
          <table:table-cell table:formula="of:=([.B271]+[.D271])/2" office:value-type="float" office:value="13.3163984344165" calcext:value-type="float">
            <text:p>13.3163984344165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3.343" calcext:value-type="float">
            <text:p>23.343</text:p>
          </table:table-cell>
          <table:table-cell office:value-type="float" office:value="0.745317673564008" calcext:value-type="float">
            <text:p>0.745317673564008</text:p>
          </table:table-cell>
          <table:table-cell table:formula="of:=1/SQRT(1-([.C272]*[.C272]))" office:value-type="float" office:value="1.49990361755446" calcext:value-type="float">
            <text:p>1.49990361755446</text:p>
          </table:table-cell>
          <table:table-cell office:value-type="float" office:value="1141.30011277827" calcext:value-type="float">
            <text:p>1141.30011277827</text:p>
          </table:table-cell>
          <table:table-cell table:formula="of:=[.B272]/[.D272]" office:value-type="float" office:value="15.563" calcext:value-type="float">
            <text:p>15.563</text:p>
          </table:table-cell>
          <table:table-cell table:formula="of:=([.B272]+[.D272])/2" office:value-type="float" office:value="12.4214518087772" calcext:value-type="float">
            <text:p>12.4214518087772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4.842" calcext:value-type="float">
            <text:p>44.842</text:p>
          </table:table-cell>
          <table:table-cell office:value-type="float" office:value="0.734977063460245" calcext:value-type="float">
            <text:p>0.734977063460245</text:p>
          </table:table-cell>
          <table:table-cell table:formula="of:=1/SQRT(1-([.C273]*[.C273]))" office:value-type="float" office:value="1.47472621435854" calcext:value-type="float">
            <text:p>1.47472621435854</text:p>
          </table:table-cell>
          <table:table-cell office:value-type="float" office:value="4283.59517936152" calcext:value-type="float">
            <text:p>4283.59517936152</text:p>
          </table:table-cell>
          <table:table-cell table:formula="of:=[.B273]/[.D273]" office:value-type="float" office:value="30.407" calcext:value-type="float">
            <text:p>30.407</text:p>
          </table:table-cell>
          <table:table-cell table:formula="of:=([.B273]+[.D273])/2" office:value-type="float" office:value="23.1583631071793" calcext:value-type="float">
            <text:p>23.1583631071793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4.359" calcext:value-type="float">
            <text:p>34.359</text:p>
          </table:table-cell>
          <table:table-cell office:value-type="float" office:value="0.623086232897212" calcext:value-type="float">
            <text:p>0.623086232897212</text:p>
          </table:table-cell>
          <table:table-cell table:formula="of:=1/SQRT(1-([.C274]*[.C274]))" office:value-type="float" office:value="1.27852199151596" calcext:value-type="float">
            <text:p>1.27852199151596</text:p>
          </table:table-cell>
          <table:table-cell office:value-type="float" office:value="2900.8328238566" calcext:value-type="float">
            <text:p>2900.8328238566</text:p>
          </table:table-cell>
          <table:table-cell table:formula="of:=[.B274]/[.D274]" office:value-type="float" office:value="26.874" calcext:value-type="float">
            <text:p>26.874</text:p>
          </table:table-cell>
          <table:table-cell table:formula="of:=([.B274]+[.D274])/2" office:value-type="float" office:value="17.818760995758" calcext:value-type="float">
            <text:p>17.818760995758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5.99" calcext:value-type="float">
            <text:p>35.99</text:p>
          </table:table-cell>
          <table:table-cell office:value-type="float" office:value="0.647883576788482" calcext:value-type="float">
            <text:p>0.647883576788482</text:p>
          </table:table-cell>
          <table:table-cell table:formula="of:=1/SQRT(1-([.C275]*[.C275]))" office:value-type="float" office:value="1.3127849717308" calcext:value-type="float">
            <text:p>1.3127849717308</text:p>
          </table:table-cell>
          <table:table-cell office:value-type="float" office:value="3099.70218590793" calcext:value-type="float">
            <text:p>3099.70218590793</text:p>
          </table:table-cell>
          <table:table-cell table:formula="of:=[.B275]/[.D275]" office:value-type="float" office:value="27.415" calcext:value-type="float">
            <text:p>27.415</text:p>
          </table:table-cell>
          <table:table-cell table:formula="of:=([.B275]+[.D275])/2" office:value-type="float" office:value="18.6513924858654" calcext:value-type="float">
            <text:p>18.6513924858654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4.635" calcext:value-type="float">
            <text:p>44.635</text:p>
          </table:table-cell>
          <table:table-cell office:value-type="float" office:value="0.674227648174019" calcext:value-type="float">
            <text:p>0.674227648174019</text:p>
          </table:table-cell>
          <table:table-cell table:formula="of:=1/SQRT(1-([.C276]*[.C276]))" office:value-type="float" office:value="1.3540529062007" calcext:value-type="float">
            <text:p>1.3540529062007</text:p>
          </table:table-cell>
          <table:table-cell office:value-type="float" office:value="4622.37650749701" calcext:value-type="float">
            <text:p>4622.37650749701</text:p>
          </table:table-cell>
          <table:table-cell table:formula="of:=[.B276]/[.D276]" office:value-type="float" office:value="32.964" calcext:value-type="float">
            <text:p>32.964</text:p>
          </table:table-cell>
          <table:table-cell table:formula="of:=([.B276]+[.D276])/2" office:value-type="float" office:value="22.9945264531003" calcext:value-type="float">
            <text:p>22.9945264531003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3.508" calcext:value-type="float">
            <text:p>33.508</text:p>
          </table:table-cell>
          <table:table-cell office:value-type="float" office:value="0.752946571220721" calcext:value-type="float">
            <text:p>0.752946571220721</text:p>
          </table:table-cell>
          <table:table-cell table:formula="of:=1/SQRT(1-([.C277]*[.C277]))" office:value-type="float" office:value="1.51956827354769" calcext:value-type="float">
            <text:p>1.51956827354769</text:p>
          </table:table-cell>
          <table:table-cell office:value-type="float" office:value="2321.27539882117" calcext:value-type="float">
            <text:p>2321.27539882117</text:p>
          </table:table-cell>
          <table:table-cell table:formula="of:=[.B277]/[.D277]" office:value-type="float" office:value="22.051" calcext:value-type="float">
            <text:p>22.051</text:p>
          </table:table-cell>
          <table:table-cell table:formula="of:=([.B277]+[.D277])/2" office:value-type="float" office:value="17.5137841367738" calcext:value-type="float">
            <text:p>17.5137841367738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3.75" calcext:value-type="float">
            <text:p>33.75</text:p>
          </table:table-cell>
          <table:table-cell office:value-type="float" office:value="0.950693071162063" calcext:value-type="float">
            <text:p>0.950693071162063</text:p>
          </table:table-cell>
          <table:table-cell table:formula="of:=1/SQRT(1-([.C278]*[.C278]))" office:value-type="float" office:value="3.22441960447119" calcext:value-type="float">
            <text:p>3.22441960447119</text:p>
          </table:table-cell>
          <table:table-cell office:value-type="float" office:value="1109.80294779795" calcext:value-type="float">
            <text:p>1109.80294779795</text:p>
          </table:table-cell>
          <table:table-cell table:formula="of:=[.B278]/[.D278]" office:value-type="float" office:value="10.467" calcext:value-type="float">
            <text:p>10.467</text:p>
          </table:table-cell>
          <table:table-cell table:formula="of:=([.B278]+[.D278])/2" office:value-type="float" office:value="18.4872098022356" calcext:value-type="float">
            <text:p>18.4872098022356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7.336" calcext:value-type="float">
            <text:p>37.336</text:p>
          </table:table-cell>
          <table:table-cell office:value-type="float" office:value="0.870977981771842" calcext:value-type="float">
            <text:p>0.870977981771842</text:p>
          </table:table-cell>
          <table:table-cell table:formula="of:=1/SQRT(1-([.C279]*[.C279]))" office:value-type="float" office:value="2.03532490187527" calcext:value-type="float">
            <text:p>2.03532490187527</text:p>
          </table:table-cell>
          <table:table-cell office:value-type="float" office:value="2151.65036879988" calcext:value-type="float">
            <text:p>2151.65036879988</text:p>
          </table:table-cell>
          <table:table-cell table:formula="of:=[.B279]/[.D279]" office:value-type="float" office:value="18.344" calcext:value-type="float">
            <text:p>18.344</text:p>
          </table:table-cell>
          <table:table-cell table:formula="of:=([.B279]+[.D279])/2" office:value-type="float" office:value="19.6856624509376" calcext:value-type="float">
            <text:p>19.6856624509376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8.086" calcext:value-type="float">
            <text:p>38.086</text:p>
          </table:table-cell>
          <table:table-cell office:value-type="float" office:value="0.777683343847336" calcext:value-type="float">
            <text:p>0.777683343847336</text:p>
          </table:table-cell>
          <table:table-cell table:formula="of:=1/SQRT(1-([.C280]*[.C280]))" office:value-type="float" office:value="1.59069456626154" calcext:value-type="float">
            <text:p>1.59069456626154</text:p>
          </table:table-cell>
          <table:table-cell office:value-type="float" office:value="2864.79665753604" calcext:value-type="float">
            <text:p>2864.79665753604</text:p>
          </table:table-cell>
          <table:table-cell table:formula="of:=[.B280]/[.D280]" office:value-type="float" office:value="23.943" calcext:value-type="float">
            <text:p>23.943</text:p>
          </table:table-cell>
          <table:table-cell table:formula="of:=([.B280]+[.D280])/2" office:value-type="float" office:value="19.8383472831308" calcext:value-type="float">
            <text:p>19.8383472831308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1.262" calcext:value-type="float">
            <text:p>41.262</text:p>
          </table:table-cell>
          <table:table-cell office:value-type="float" office:value="0.793515346720461" calcext:value-type="float">
            <text:p>0.793515346720461</text:p>
          </table:table-cell>
          <table:table-cell table:formula="of:=1/SQRT(1-([.C281]*[.C281]))" office:value-type="float" office:value="1.64324970131422" calcext:value-type="float">
            <text:p>1.64324970131422</text:p>
          </table:table-cell>
          <table:table-cell office:value-type="float" office:value="3254.96902537852" calcext:value-type="float">
            <text:p>3254.96902537852</text:p>
          </table:table-cell>
          <table:table-cell table:formula="of:=[.B281]/[.D281]" office:value-type="float" office:value="25.11" calcext:value-type="float">
            <text:p>25.11</text:p>
          </table:table-cell>
          <table:table-cell table:formula="of:=([.B281]+[.D281])/2" office:value-type="float" office:value="21.4526248506571" calcext:value-type="float">
            <text:p>21.4526248506571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1.025" calcext:value-type="float">
            <text:p>31.025</text:p>
          </table:table-cell>
          <table:table-cell office:value-type="float" office:value="0.673969616141172" calcext:value-type="float">
            <text:p>0.673969616141172</text:p>
          </table:table-cell>
          <table:table-cell table:formula="of:=1/SQRT(1-([.C282]*[.C282]))" office:value-type="float" office:value="1.35362129144852" calcext:value-type="float">
            <text:p>1.35362129144852</text:p>
          </table:table-cell>
          <table:table-cell office:value-type="float" office:value="2233.96454481913" calcext:value-type="float">
            <text:p>2233.96454481913</text:p>
          </table:table-cell>
          <table:table-cell table:formula="of:=[.B282]/[.D282]" office:value-type="float" office:value="22.92" calcext:value-type="float">
            <text:p>22.92</text:p>
          </table:table-cell>
          <table:table-cell table:formula="of:=([.B282]+[.D282])/2" office:value-type="float" office:value="16.1893106457243" calcext:value-type="float">
            <text:p>16.1893106457243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9.224" calcext:value-type="float">
            <text:p>39.224</text:p>
          </table:table-cell>
          <table:table-cell office:value-type="float" office:value="0.746206214077188" calcext:value-type="float">
            <text:p>0.746206214077188</text:p>
          </table:table-cell>
          <table:table-cell table:formula="of:=1/SQRT(1-([.C283]*[.C283]))" office:value-type="float" office:value="1.50214460784314" calcext:value-type="float">
            <text:p>1.50214460784314</text:p>
          </table:table-cell>
          <table:table-cell office:value-type="float" office:value="3217.67287934193" calcext:value-type="float">
            <text:p>3217.67287934193</text:p>
          </table:table-cell>
          <table:table-cell table:formula="of:=[.B283]/[.D283]" office:value-type="float" office:value="26.112" calcext:value-type="float">
            <text:p>26.112</text:p>
          </table:table-cell>
          <table:table-cell table:formula="of:=([.B283]+[.D283])/2" office:value-type="float" office:value="20.3630723039216" calcext:value-type="float">
            <text:p>20.3630723039216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5.897" calcext:value-type="float">
            <text:p>35.897</text:p>
          </table:table-cell>
          <table:table-cell office:value-type="float" office:value="0.89188299615436" calcext:value-type="float">
            <text:p>0.89188299615436</text:p>
          </table:table-cell>
          <table:table-cell table:formula="of:=1/SQRT(1-([.C284]*[.C284]))" office:value-type="float" office:value="2.21108715737604" calcext:value-type="float">
            <text:p>2.21108715737604</text:p>
          </table:table-cell>
          <table:table-cell office:value-type="float" office:value="1830.88185537379" calcext:value-type="float">
            <text:p>1830.88185537379</text:p>
          </table:table-cell>
          <table:table-cell table:formula="of:=[.B284]/[.D284]" office:value-type="float" office:value="16.235" calcext:value-type="float">
            <text:p>16.235</text:p>
          </table:table-cell>
          <table:table-cell table:formula="of:=([.B284]+[.D284])/2" office:value-type="float" office:value="19.054043578688" calcext:value-type="float">
            <text:p>19.054043578688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19.342" calcext:value-type="float">
            <text:p>19.342</text:p>
          </table:table-cell>
          <table:table-cell office:value-type="float" office:value="0.354616360698429" calcext:value-type="float">
            <text:p>0.354616360698429</text:p>
          </table:table-cell>
          <table:table-cell table:formula="of:=1/SQRT(1-([.C285]*[.C285]))" office:value-type="float" office:value="1.06950511473597" calcext:value-type="float">
            <text:p>1.06950511473597</text:p>
          </table:table-cell>
          <table:table-cell office:value-type="float" office:value="1098.9293301372" calcext:value-type="float">
            <text:p>1098.9293301372</text:p>
          </table:table-cell>
          <table:table-cell table:formula="of:=[.B285]/[.D285]" office:value-type="float" office:value="18.085" calcext:value-type="float">
            <text:p>18.085</text:p>
          </table:table-cell>
          <table:table-cell table:formula="of:=([.B285]+[.D285])/2" office:value-type="float" office:value="10.205752557368" calcext:value-type="float">
            <text:p>10.205752557368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4.533" calcext:value-type="float">
            <text:p>34.533</text:p>
          </table:table-cell>
          <table:table-cell office:value-type="float" office:value="0.906743037249494" calcext:value-type="float">
            <text:p>0.906743037249494</text:p>
          </table:table-cell>
          <table:table-cell table:formula="of:=1/SQRT(1-([.C286]*[.C286]))" office:value-type="float" office:value="2.37144622991347" calcext:value-type="float">
            <text:p>2.37144622991347</text:p>
          </table:table-cell>
          <table:table-cell office:value-type="float" office:value="1579.81127142763" calcext:value-type="float">
            <text:p>1579.81127142763</text:p>
          </table:table-cell>
          <table:table-cell table:formula="of:=[.B286]/[.D286]" office:value-type="float" office:value="14.562" calcext:value-type="float">
            <text:p>14.562</text:p>
          </table:table-cell>
          <table:table-cell table:formula="of:=([.B286]+[.D286])/2" office:value-type="float" office:value="18.4522231149567" calcext:value-type="float">
            <text:p>18.4522231149567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2.621" calcext:value-type="float">
            <text:p>32.621</text:p>
          </table:table-cell>
          <table:table-cell office:value-type="float" office:value="0.881862807795436" calcext:value-type="float">
            <text:p>0.881862807795436</text:p>
          </table:table-cell>
          <table:table-cell table:formula="of:=1/SQRT(1-([.C287]*[.C287]))" office:value-type="float" office:value="2.12086340289968" calcext:value-type="float">
            <text:p>2.12086340289968</text:p>
          </table:table-cell>
          <table:table-cell office:value-type="float" office:value="1576.27401088729" calcext:value-type="float">
            <text:p>1576.27401088729</text:p>
          </table:table-cell>
          <table:table-cell table:formula="of:=[.B287]/[.D287]" office:value-type="float" office:value="15.381" calcext:value-type="float">
            <text:p>15.381</text:p>
          </table:table-cell>
          <table:table-cell table:formula="of:=([.B287]+[.D287])/2" office:value-type="float" office:value="17.3709317014498" calcext:value-type="float">
            <text:p>17.3709317014498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18.792" calcext:value-type="float">
            <text:p>18.792</text:p>
          </table:table-cell>
          <table:table-cell office:value-type="float" office:value="0.483352687896683" calcext:value-type="float">
            <text:p>0.483352687896683</text:p>
          </table:table-cell>
          <table:table-cell table:formula="of:=1/SQRT(1-([.C288]*[.C288]))" office:value-type="float" office:value="1.14230137985533" calcext:value-type="float">
            <text:p>1.14230137985533</text:p>
          </table:table-cell>
          <table:table-cell office:value-type="float" office:value="971.214547265113" calcext:value-type="float">
            <text:p>971.214547265113</text:p>
          </table:table-cell>
          <table:table-cell table:formula="of:=[.B288]/[.D288]" office:value-type="float" office:value="16.451" calcext:value-type="float">
            <text:p>16.451</text:p>
          </table:table-cell>
          <table:table-cell table:formula="of:=([.B288]+[.D288])/2" office:value-type="float" office:value="9.96715068992767" calcext:value-type="float">
            <text:p>9.96715068992767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0.81" calcext:value-type="float">
            <text:p>20.81</text:p>
          </table:table-cell>
          <table:table-cell office:value-type="float" office:value="0.635699562298525" calcext:value-type="float">
            <text:p>0.635699562298525</text:p>
          </table:table-cell>
          <table:table-cell table:formula="of:=1/SQRT(1-([.C289]*[.C289]))" office:value-type="float" office:value="1.29544322709163" calcext:value-type="float">
            <text:p>1.29544322709163</text:p>
          </table:table-cell>
          <table:table-cell office:value-type="float" office:value="1050.20878869901" calcext:value-type="float">
            <text:p>1050.20878869901</text:p>
          </table:table-cell>
          <table:table-cell table:formula="of:=[.B289]/[.D289]" office:value-type="float" office:value="16.064" calcext:value-type="float">
            <text:p>16.064</text:p>
          </table:table-cell>
          <table:table-cell table:formula="of:=([.B289]+[.D289])/2" office:value-type="float" office:value="11.0527216135458" calcext:value-type="float">
            <text:p>11.0527216135458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55.483" calcext:value-type="float">
            <text:p>55.483</text:p>
          </table:table-cell>
          <table:table-cell office:value-type="float" office:value="0.917230775477613" calcext:value-type="float">
            <text:p>0.917230775477613</text:p>
          </table:table-cell>
          <table:table-cell table:formula="of:=1/SQRT(1-([.C290]*[.C290]))" office:value-type="float" office:value="2.51031580852411" calcext:value-type="float">
            <text:p>2.51031580852411</text:p>
          </table:table-cell>
          <table:table-cell office:value-type="float" office:value="3852.488782871" calcext:value-type="float">
            <text:p>3852.488782871</text:p>
          </table:table-cell>
          <table:table-cell table:formula="of:=[.B290]/[.D290]" office:value-type="float" office:value="22.102" calcext:value-type="float">
            <text:p>22.102</text:p>
          </table:table-cell>
          <table:table-cell table:formula="of:=([.B290]+[.D290])/2" office:value-type="float" office:value="28.9966579042621" calcext:value-type="float">
            <text:p>28.9966579042621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6.792" calcext:value-type="float">
            <text:p>26.792</text:p>
          </table:table-cell>
          <table:table-cell office:value-type="float" office:value="0.800676644953765" calcext:value-type="float">
            <text:p>0.800676644953765</text:p>
          </table:table-cell>
          <table:table-cell table:formula="of:=1/SQRT(1-([.C291]*[.C291]))" office:value-type="float" office:value="1.66917949037443" calcext:value-type="float">
            <text:p>1.66917949037443</text:p>
          </table:table-cell>
          <table:table-cell office:value-type="float" office:value="1351.00545306877" calcext:value-type="float">
            <text:p>1351.00545306877</text:p>
          </table:table-cell>
          <table:table-cell table:formula="of:=[.B291]/[.D291]" office:value-type="float" office:value="16.051" calcext:value-type="float">
            <text:p>16.051</text:p>
          </table:table-cell>
          <table:table-cell table:formula="of:=([.B291]+[.D291])/2" office:value-type="float" office:value="14.2305897451872" calcext:value-type="float">
            <text:p>14.2305897451872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18.4" calcext:value-type="float">
            <text:p>18.4</text:p>
          </table:table-cell>
          <table:table-cell office:value-type="float" office:value="0.852938832540626" calcext:value-type="float">
            <text:p>0.852938832540626</text:p>
          </table:table-cell>
          <table:table-cell table:formula="of:=1/SQRT(1-([.C292]*[.C292]))" office:value-type="float" office:value="1.91566892243623" calcext:value-type="float">
            <text:p>1.91566892243623</text:p>
          </table:table-cell>
          <table:table-cell office:value-type="float" office:value="555.219952854231" calcext:value-type="float">
            <text:p>555.219952854231</text:p>
          </table:table-cell>
          <table:table-cell table:formula="of:=[.B292]/[.D292]" office:value-type="float" office:value="9.60499999999999" calcext:value-type="float">
            <text:p>9.60499999999999</text:p>
          </table:table-cell>
          <table:table-cell table:formula="of:=([.B292]+[.D292])/2" office:value-type="float" office:value="10.1578344612181" calcext:value-type="float">
            <text:p>10.1578344612181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4.691" calcext:value-type="float">
            <text:p>24.691</text:p>
          </table:table-cell>
          <table:table-cell office:value-type="float" office:value="0.832565551304389" calcext:value-type="float">
            <text:p>0.832565551304389</text:p>
          </table:table-cell>
          <table:table-cell table:formula="of:=1/SQRT(1-([.C293]*[.C293]))" office:value-type="float" office:value="1.80529355852892" calcext:value-type="float">
            <text:p>1.80529355852892</text:p>
          </table:table-cell>
          <table:table-cell office:value-type="float" office:value="1060.91209119724" calcext:value-type="float">
            <text:p>1060.91209119724</text:p>
          </table:table-cell>
          <table:table-cell table:formula="of:=[.B293]/[.D293]" office:value-type="float" office:value="13.677" calcext:value-type="float">
            <text:p>13.677</text:p>
          </table:table-cell>
          <table:table-cell table:formula="of:=([.B293]+[.D293])/2" office:value-type="float" office:value="13.2481467792645" calcext:value-type="float">
            <text:p>13.2481467792645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18.398" calcext:value-type="float">
            <text:p>18.398</text:p>
          </table:table-cell>
          <table:table-cell office:value-type="float" office:value="0.944933004817574" calcext:value-type="float">
            <text:p>0.944933004817574</text:p>
          </table:table-cell>
          <table:table-cell table:formula="of:=1/SQRT(1-([.C294]*[.C294]))" office:value-type="float" office:value="3.05563859823949" calcext:value-type="float">
            <text:p>3.05563859823949</text:p>
          </table:table-cell>
          <table:table-cell office:value-type="float" office:value="348.007909298926" calcext:value-type="float">
            <text:p>348.007909298926</text:p>
          </table:table-cell>
          <table:table-cell table:formula="of:=[.B294]/[.D294]" office:value-type="float" office:value="6.02100000000001" calcext:value-type="float">
            <text:p>6.02100000000001</text:p>
          </table:table-cell>
          <table:table-cell table:formula="of:=([.B294]+[.D294])/2" office:value-type="float" office:value="10.7268192991197" calcext:value-type="float">
            <text:p>10.7268192991197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7.782" calcext:value-type="float">
            <text:p>27.782</text:p>
          </table:table-cell>
          <table:table-cell office:value-type="float" office:value="0.972366283044605" calcext:value-type="float">
            <text:p>0.972366283044605</text:p>
          </table:table-cell>
          <table:table-cell table:formula="of:=1/SQRT(1-([.C295]*[.C295]))" office:value-type="float" office:value="4.28337958680231" calcext:value-type="float">
            <text:p>4.28337958680231</text:p>
          </table:table-cell>
          <table:table-cell office:value-type="float" office:value="566.096309983777" calcext:value-type="float">
            <text:p>566.096309983777</text:p>
          </table:table-cell>
          <table:table-cell table:formula="of:=[.B295]/[.D295]" office:value-type="float" office:value="6.48600000000006" calcext:value-type="float">
            <text:p>6.48600000000006</text:p>
          </table:table-cell>
          <table:table-cell table:formula="of:=([.B295]+[.D295])/2" office:value-type="float" office:value="16.0326897934012" calcext:value-type="float">
            <text:p>16.0326897934012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7.26" calcext:value-type="float">
            <text:p>27.26</text:p>
          </table:table-cell>
          <table:table-cell office:value-type="float" office:value="0.893157904242594" calcext:value-type="float">
            <text:p>0.893157904242594</text:p>
          </table:table-cell>
          <table:table-cell table:formula="of:=1/SQRT(1-([.C296]*[.C296]))" office:value-type="float" office:value="2.22349102773246" calcext:value-type="float">
            <text:p>2.22349102773246</text:p>
          </table:table-cell>
          <table:table-cell office:value-type="float" office:value="1049.94414093388" calcext:value-type="float">
            <text:p>1049.94414093388</text:p>
          </table:table-cell>
          <table:table-cell table:formula="of:=[.B296]/[.D296]" office:value-type="float" office:value="12.26" calcext:value-type="float">
            <text:p>12.26</text:p>
          </table:table-cell>
          <table:table-cell table:formula="of:=([.B296]+[.D296])/2" office:value-type="float" office:value="14.7417455138662" calcext:value-type="float">
            <text:p>14.7417455138662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14.682" calcext:value-type="float">
            <text:p>14.682</text:p>
          </table:table-cell>
          <table:table-cell office:value-type="float" office:value="0.691067934154757" calcext:value-type="float">
            <text:p>0.691067934154757</text:p>
          </table:table-cell>
          <table:table-cell table:formula="of:=1/SQRT(1-([.C297]*[.C297]))" office:value-type="float" office:value="1.38352808141726" calcext:value-type="float">
            <text:p>1.38352808141726</text:p>
          </table:table-cell>
          <table:table-cell office:value-type="float" office:value="489.477049764137" calcext:value-type="float">
            <text:p>489.477049764137</text:p>
          </table:table-cell>
          <table:table-cell table:formula="of:=[.B297]/[.D297]" office:value-type="float" office:value="10.612" calcext:value-type="float">
            <text:p>10.612</text:p>
          </table:table-cell>
          <table:table-cell table:formula="of:=([.B297]+[.D297])/2" office:value-type="float" office:value="8.03276404070863" calcext:value-type="float">
            <text:p>8.03276404070863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6.202" calcext:value-type="float">
            <text:p>26.202</text:p>
          </table:table-cell>
          <table:table-cell office:value-type="float" office:value="0.954114256859058" calcext:value-type="float">
            <text:p>0.954114256859058</text:p>
          </table:table-cell>
          <table:table-cell table:formula="of:=1/SQRT(1-([.C298]*[.C298]))" office:value-type="float" office:value="3.3395360693347" calcext:value-type="float">
            <text:p>3.3395360693347</text:p>
          </table:table-cell>
          <table:table-cell office:value-type="float" office:value="645.851420025637" calcext:value-type="float">
            <text:p>645.851420025637</text:p>
          </table:table-cell>
          <table:table-cell table:formula="of:=[.B298]/[.D298]" office:value-type="float" office:value="7.84599999999999" calcext:value-type="float">
            <text:p>7.84599999999999</text:p>
          </table:table-cell>
          <table:table-cell table:formula="of:=([.B298]+[.D298])/2" office:value-type="float" office:value="14.7707680346673" calcext:value-type="float">
            <text:p>14.7707680346673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2.216" calcext:value-type="float">
            <text:p>22.216</text:p>
          </table:table-cell>
          <table:table-cell office:value-type="float" office:value="0.826690079808302" calcext:value-type="float">
            <text:p>0.826690079808302</text:p>
          </table:table-cell>
          <table:table-cell table:formula="of:=1/SQRT(1-([.C299]*[.C299]))" office:value-type="float" office:value="1.77728" calcext:value-type="float">
            <text:p>1.77728</text:p>
          </table:table-cell>
          <table:table-cell office:value-type="float" office:value="872.420279901886" calcext:value-type="float">
            <text:p>872.420279901886</text:p>
          </table:table-cell>
          <table:table-cell table:formula="of:=[.B299]/[.D299]" office:value-type="float" office:value="12.5" calcext:value-type="float">
            <text:p>12.5</text:p>
          </table:table-cell>
          <table:table-cell table:formula="of:=([.B299]+[.D299])/2" office:value-type="float" office:value="11.99664" calcext:value-type="float">
            <text:p>11.99664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1.501" calcext:value-type="float">
            <text:p>21.501</text:p>
          </table:table-cell>
          <table:table-cell office:value-type="float" office:value="0.947657906793048" calcext:value-type="float">
            <text:p>0.947657906793048</text:p>
          </table:table-cell>
          <table:table-cell table:formula="of:=1/SQRT(1-([.C300]*[.C300]))" office:value-type="float" office:value="3.13197378004369" calcext:value-type="float">
            <text:p>3.13197378004369</text:p>
          </table:table-cell>
          <table:table-cell office:value-type="float" office:value="463.712788721786" calcext:value-type="float">
            <text:p>463.712788721786</text:p>
          </table:table-cell>
          <table:table-cell table:formula="of:=[.B300]/[.D300]" office:value-type="float" office:value="6.86500000000003" calcext:value-type="float">
            <text:p>6.86500000000003</text:p>
          </table:table-cell>
          <table:table-cell table:formula="of:=([.B300]+[.D300])/2" office:value-type="float" office:value="12.3164868900218" calcext:value-type="float">
            <text:p>12.3164868900218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15.662" calcext:value-type="float">
            <text:p>15.662</text:p>
          </table:table-cell>
          <table:table-cell office:value-type="float" office:value="0.752883776071029" calcext:value-type="float">
            <text:p>0.752883776071029</text:p>
          </table:table-cell>
          <table:table-cell table:formula="of:=1/SQRT(1-([.C301]*[.C301]))" office:value-type="float" office:value="1.51940240589833" calcext:value-type="float">
            <text:p>1.51940240589833</text:p>
          </table:table-cell>
          <table:table-cell office:value-type="float" office:value="507.190957640515" calcext:value-type="float">
            <text:p>507.190957640515</text:p>
          </table:table-cell>
          <table:table-cell table:formula="of:=[.B301]/[.D301]" office:value-type="float" office:value="10.308" calcext:value-type="float">
            <text:p>10.308</text:p>
          </table:table-cell>
          <table:table-cell table:formula="of:=([.B301]+[.D301])/2" office:value-type="float" office:value="8.59070120294917" calcext:value-type="float">
            <text:p>8.59070120294917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1.991" calcext:value-type="float">
            <text:p>21.991</text:p>
          </table:table-cell>
          <table:table-cell office:value-type="float" office:value="0.776348982464857" calcext:value-type="float">
            <text:p>0.776348982464857</text:p>
          </table:table-cell>
          <table:table-cell table:formula="of:=1/SQRT(1-([.C302]*[.C302]))" office:value-type="float" office:value="1.58653776783782" calcext:value-type="float">
            <text:p>1.58653776783782</text:p>
          </table:table-cell>
          <table:table-cell office:value-type="float" office:value="957.611636429036" calcext:value-type="float">
            <text:p>957.611636429036</text:p>
          </table:table-cell>
          <table:table-cell table:formula="of:=[.B302]/[.D302]" office:value-type="float" office:value="13.861" calcext:value-type="float">
            <text:p>13.861</text:p>
          </table:table-cell>
          <table:table-cell table:formula="of:=([.B302]+[.D302])/2" office:value-type="float" office:value="11.7887688839189" calcext:value-type="float">
            <text:p>11.7887688839189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9.023" calcext:value-type="float">
            <text:p>29.023</text:p>
          </table:table-cell>
          <table:table-cell office:value-type="float" office:value="0.834133531999064" calcext:value-type="float">
            <text:p>0.834133531999064</text:p>
          </table:table-cell>
          <table:table-cell table:formula="of:=1/SQRT(1-([.C303]*[.C303]))" office:value-type="float" office:value="1.81303098450774" calcext:value-type="float">
            <text:p>1.81303098450774</text:p>
          </table:table-cell>
          <table:table-cell office:value-type="float" office:value="1459.58452491087" calcext:value-type="float">
            <text:p>1459.58452491087</text:p>
          </table:table-cell>
          <table:table-cell table:formula="of:=[.B303]/[.D303]" office:value-type="float" office:value="16.008" calcext:value-type="float">
            <text:p>16.008</text:p>
          </table:table-cell>
          <table:table-cell table:formula="of:=([.B303]+[.D303])/2" office:value-type="float" office:value="15.4180154922539" calcext:value-type="float">
            <text:p>15.4180154922539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18.942" calcext:value-type="float">
            <text:p>18.942</text:p>
          </table:table-cell>
          <table:table-cell office:value-type="float" office:value="0.877041897200339" calcext:value-type="float">
            <text:p>0.877041897200339</text:p>
          </table:table-cell>
          <table:table-cell table:formula="of:=1/SQRT(1-([.C304]*[.C304]))" office:value-type="float" office:value="2.08153846153846" calcext:value-type="float">
            <text:p>2.08153846153846</text:p>
          </table:table-cell>
          <table:table-cell office:value-type="float" office:value="541.523237203111" calcext:value-type="float">
            <text:p>541.523237203111</text:p>
          </table:table-cell>
          <table:table-cell table:formula="of:=[.B304]/[.D304]" office:value-type="float" office:value="9.09999999999999" calcext:value-type="float">
            <text:p>9.09999999999999</text:p>
          </table:table-cell>
          <table:table-cell table:formula="of:=([.B304]+[.D304])/2" office:value-type="float" office:value="10.5117692307692" calcext:value-type="float">
            <text:p>10.5117692307692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1.593" calcext:value-type="float">
            <text:p>21.593</text:p>
          </table:table-cell>
          <table:table-cell office:value-type="float" office:value="0.914217467884022" calcext:value-type="float">
            <text:p>0.914217467884022</text:p>
          </table:table-cell>
          <table:table-cell table:formula="of:=1/SQRT(1-([.C305]*[.C305]))" office:value-type="float" office:value="2.46777142857143" calcext:value-type="float">
            <text:p>2.46777142857143</text:p>
          </table:table-cell>
          <table:table-cell office:value-type="float" office:value="593.568588978439" calcext:value-type="float">
            <text:p>593.568588978439</text:p>
          </table:table-cell>
          <table:table-cell table:formula="of:=[.B305]/[.D305]" office:value-type="float" office:value="8.75000000000001" calcext:value-type="float">
            <text:p>8.75000000000001</text:p>
          </table:table-cell>
          <table:table-cell table:formula="of:=([.B305]+[.D305])/2" office:value-type="float" office:value="12.0303857142857" calcext:value-type="float">
            <text:p>12.0303857142857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5.301" calcext:value-type="float">
            <text:p>25.301</text:p>
          </table:table-cell>
          <table:table-cell office:value-type="float" office:value="0.926510174436891" calcext:value-type="float">
            <text:p>0.926510174436891</text:p>
          </table:table-cell>
          <table:table-cell table:formula="of:=1/SQRT(1-([.C306]*[.C306]))" office:value-type="float" office:value="2.65766806722689" calcext:value-type="float">
            <text:p>2.65766806722689</text:p>
          </table:table-cell>
          <table:table-cell office:value-type="float" office:value="756.701348135085" calcext:value-type="float">
            <text:p>756.701348135085</text:p>
          </table:table-cell>
          <table:table-cell table:formula="of:=[.B306]/[.D306]" office:value-type="float" office:value="9.52" calcext:value-type="float">
            <text:p>9.52</text:p>
          </table:table-cell>
          <table:table-cell table:formula="of:=([.B306]+[.D306])/2" office:value-type="float" office:value="13.9793340336134" calcext:value-type="float">
            <text:p>13.9793340336134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5.659" calcext:value-type="float">
            <text:p>35.659</text:p>
          </table:table-cell>
          <table:table-cell office:value-type="float" office:value="0.867196064119324" calcext:value-type="float">
            <text:p>0.867196064119324</text:p>
          </table:table-cell>
          <table:table-cell table:formula="of:=1/SQRT(1-([.C307]*[.C307]))" office:value-type="float" office:value="2.00816579377147" calcext:value-type="float">
            <text:p>2.00816579377147</text:p>
          </table:table-cell>
          <table:table-cell office:value-type="float" office:value="1989.2466130769" calcext:value-type="float">
            <text:p>1989.2466130769</text:p>
          </table:table-cell>
          <table:table-cell table:formula="of:=[.B307]/[.D307]" office:value-type="float" office:value="17.757" calcext:value-type="float">
            <text:p>17.757</text:p>
          </table:table-cell>
          <table:table-cell table:formula="of:=([.B307]+[.D307])/2" office:value-type="float" office:value="18.8335828968857" calcext:value-type="float">
            <text:p>18.8335828968857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0.027" calcext:value-type="float">
            <text:p>30.027</text:p>
          </table:table-cell>
          <table:table-cell office:value-type="float" office:value="0.786326914644534" calcext:value-type="float">
            <text:p>0.786326914644534</text:p>
          </table:table-cell>
          <table:table-cell table:formula="of:=1/SQRT(1-([.C308]*[.C308]))" office:value-type="float" office:value="1.61861894237507" calcext:value-type="float">
            <text:p>1.61861894237507</text:p>
          </table:table-cell>
          <table:table-cell office:value-type="float" office:value="1749.96411100588" calcext:value-type="float">
            <text:p>1749.96411100588</text:p>
          </table:table-cell>
          <table:table-cell table:formula="of:=[.B308]/[.D308]" office:value-type="float" office:value="18.551" calcext:value-type="float">
            <text:p>18.551</text:p>
          </table:table-cell>
          <table:table-cell table:formula="of:=([.B308]+[.D308])/2" office:value-type="float" office:value="15.8228094711875" calcext:value-type="float">
            <text:p>15.8228094711875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5.604" calcext:value-type="float">
            <text:p>25.604</text:p>
          </table:table-cell>
          <table:table-cell office:value-type="float" office:value="0.867239642422374" calcext:value-type="float">
            <text:p>0.867239642422374</text:p>
          </table:table-cell>
          <table:table-cell table:formula="of:=1/SQRT(1-([.C309]*[.C309]))" office:value-type="float" office:value="2.00847191716348" calcext:value-type="float">
            <text:p>2.00847191716348</text:p>
          </table:table-cell>
          <table:table-cell office:value-type="float" office:value="1025.41518868044" calcext:value-type="float">
            <text:p>1025.41518868044</text:p>
          </table:table-cell>
          <table:table-cell table:formula="of:=[.B309]/[.D309]" office:value-type="float" office:value="12.748" calcext:value-type="float">
            <text:p>12.748</text:p>
          </table:table-cell>
          <table:table-cell table:formula="of:=([.B309]+[.D309])/2" office:value-type="float" office:value="13.8062359585817" calcext:value-type="float">
            <text:p>13.8062359585817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2.127" calcext:value-type="float">
            <text:p>22.127</text:p>
          </table:table-cell>
          <table:table-cell office:value-type="float" office:value="0.812278839556635" calcext:value-type="float">
            <text:p>0.812278839556635</text:p>
          </table:table-cell>
          <table:table-cell table:formula="of:=1/SQRT(1-([.C310]*[.C310]))" office:value-type="float" office:value="1.71447388811406" calcext:value-type="float">
            <text:p>1.71447388811406</text:p>
          </table:table-cell>
          <table:table-cell office:value-type="float" office:value="897.147950457035" calcext:value-type="float">
            <text:p>897.147950457035</text:p>
          </table:table-cell>
          <table:table-cell table:formula="of:=[.B310]/[.D310]" office:value-type="float" office:value="12.906" calcext:value-type="float">
            <text:p>12.906</text:p>
          </table:table-cell>
          <table:table-cell table:formula="of:=([.B310]+[.D310])/2" office:value-type="float" office:value="11.920736944057" calcext:value-type="float">
            <text:p>11.920736944057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5.458" calcext:value-type="float">
            <text:p>25.458</text:p>
          </table:table-cell>
          <table:table-cell office:value-type="float" office:value="0.926622978354029" calcext:value-type="float">
            <text:p>0.926622978354029</text:p>
          </table:table-cell>
          <table:table-cell table:formula="of:=1/SQRT(1-([.C311]*[.C311]))" office:value-type="float" office:value="2.65963226076054" calcext:value-type="float">
            <text:p>2.65963226076054</text:p>
          </table:table-cell>
          <table:table-cell office:value-type="float" office:value="765.555788799151" calcext:value-type="float">
            <text:p>765.555788799151</text:p>
          </table:table-cell>
          <table:table-cell table:formula="of:=[.B311]/[.D311]" office:value-type="float" office:value="9.57200000000003" calcext:value-type="float">
            <text:p>9.57200000000003</text:p>
          </table:table-cell>
          <table:table-cell table:formula="of:=([.B311]+[.D311])/2" office:value-type="float" office:value="14.0588161303803" calcext:value-type="float">
            <text:p>14.0588161303803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6.517" calcext:value-type="float">
            <text:p>26.517</text:p>
          </table:table-cell>
          <table:table-cell office:value-type="float" office:value="0.839530968474046" calcext:value-type="float">
            <text:p>0.839530968474046</text:p>
          </table:table-cell>
          <table:table-cell table:formula="of:=1/SQRT(1-([.C312]*[.C312]))" office:value-type="float" office:value="1.84056361490942" calcext:value-type="float">
            <text:p>1.84056361490942</text:p>
          </table:table-cell>
          <table:table-cell office:value-type="float" office:value="1200.18395777823" calcext:value-type="float">
            <text:p>1200.18395777823</text:p>
          </table:table-cell>
          <table:table-cell table:formula="of:=[.B312]/[.D312]" office:value-type="float" office:value="14.407" calcext:value-type="float">
            <text:p>14.407</text:p>
          </table:table-cell>
          <table:table-cell table:formula="of:=([.B312]+[.D312])/2" office:value-type="float" office:value="14.1787818074547" calcext:value-type="float">
            <text:p>14.1787818074547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18.156" calcext:value-type="float">
            <text:p>18.156</text:p>
          </table:table-cell>
          <table:table-cell office:value-type="float" office:value="0.842555312954014" calcext:value-type="float">
            <text:p>0.842555312954014</text:p>
          </table:table-cell>
          <table:table-cell table:formula="of:=1/SQRT(1-([.C313]*[.C313]))" office:value-type="float" office:value="1.85663155741896" calcext:value-type="float">
            <text:p>1.85663155741896</text:p>
          </table:table-cell>
          <table:table-cell office:value-type="float" office:value="557.781997061457" calcext:value-type="float">
            <text:p>557.781997061457</text:p>
          </table:table-cell>
          <table:table-cell table:formula="of:=[.B313]/[.D313]" office:value-type="float" office:value="9.77900000000001" calcext:value-type="float">
            <text:p>9.77900000000001</text:p>
          </table:table-cell>
          <table:table-cell table:formula="of:=([.B313]+[.D313])/2" office:value-type="float" office:value="10.0063157787095" calcext:value-type="float">
            <text:p>10.0063157787095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19.769" calcext:value-type="float">
            <text:p>19.769</text:p>
          </table:table-cell>
          <table:table-cell office:value-type="float" office:value="0.858070869993898" calcext:value-type="float">
            <text:p>0.858070869993898</text:p>
          </table:table-cell>
          <table:table-cell table:formula="of:=1/SQRT(1-([.C314]*[.C314]))" office:value-type="float" office:value="1.94730102442868" calcext:value-type="float">
            <text:p>1.94730102442868</text:p>
          </table:table-cell>
          <table:table-cell office:value-type="float" office:value="630.501585753826" calcext:value-type="float">
            <text:p>630.501585753826</text:p>
          </table:table-cell>
          <table:table-cell table:formula="of:=[.B314]/[.D314]" office:value-type="float" office:value="10.152" calcext:value-type="float">
            <text:p>10.152</text:p>
          </table:table-cell>
          <table:table-cell table:formula="of:=([.B314]+[.D314])/2" office:value-type="float" office:value="10.8581505122143" calcext:value-type="float">
            <text:p>10.8581505122143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3.783" calcext:value-type="float">
            <text:p>23.783</text:p>
          </table:table-cell>
          <table:table-cell office:value-type="float" office:value="0.934193231896643" calcext:value-type="float">
            <text:p>0.934193231896643</text:p>
          </table:table-cell>
          <table:table-cell table:formula="of:=1/SQRT(1-([.C315]*[.C315]))" office:value-type="float" office:value="2.80294637595758" calcext:value-type="float">
            <text:p>2.80294637595758</text:p>
          </table:table-cell>
          <table:table-cell office:value-type="float" office:value="633.969486211567" calcext:value-type="float">
            <text:p>633.969486211567</text:p>
          </table:table-cell>
          <table:table-cell table:formula="of:=[.B315]/[.D315]" office:value-type="float" office:value="8.48499999999998" calcext:value-type="float">
            <text:p>8.48499999999998</text:p>
          </table:table-cell>
          <table:table-cell table:formula="of:=([.B315]+[.D315])/2" office:value-type="float" office:value="13.2929731879788" calcext:value-type="float">
            <text:p>13.2929731879788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0.304" calcext:value-type="float">
            <text:p>20.304</text:p>
          </table:table-cell>
          <table:table-cell office:value-type="float" office:value="0.816758341690799" calcext:value-type="float">
            <text:p>0.816758341690799</text:p>
          </table:table-cell>
          <table:table-cell table:formula="of:=1/SQRT(1-([.C316]*[.C316]))" office:value-type="float" office:value="1.73316261203585" calcext:value-type="float">
            <text:p>1.73316261203585</text:p>
          </table:table-cell>
          <table:table-cell office:value-type="float" office:value="747.263501148877" calcext:value-type="float">
            <text:p>747.263501148877</text:p>
          </table:table-cell>
          <table:table-cell table:formula="of:=[.B316]/[.D316]" office:value-type="float" office:value="11.715" calcext:value-type="float">
            <text:p>11.715</text:p>
          </table:table-cell>
          <table:table-cell table:formula="of:=([.B316]+[.D316])/2" office:value-type="float" office:value="11.0185813060179" calcext:value-type="float">
            <text:p>11.0185813060179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18.576" calcext:value-type="float">
            <text:p>18.576</text:p>
          </table:table-cell>
          <table:table-cell office:value-type="float" office:value="0.745837138920432" calcext:value-type="float">
            <text:p>0.745837138920432</text:p>
          </table:table-cell>
          <table:table-cell table:formula="of:=1/SQRT(1-([.C317]*[.C317]))" office:value-type="float" office:value="1.50121221916923" calcext:value-type="float">
            <text:p>1.50121221916923</text:p>
          </table:table-cell>
          <table:table-cell office:value-type="float" office:value="722.124677796781" calcext:value-type="float">
            <text:p>722.124677796781</text:p>
          </table:table-cell>
          <table:table-cell table:formula="of:=[.B317]/[.D317]" office:value-type="float" office:value="12.374" calcext:value-type="float">
            <text:p>12.374</text:p>
          </table:table-cell>
          <table:table-cell table:formula="of:=([.B317]+[.D317])/2" office:value-type="float" office:value="10.0386061095846" calcext:value-type="float">
            <text:p>10.0386061095846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7.756" calcext:value-type="float">
            <text:p>47.756</text:p>
          </table:table-cell>
          <table:table-cell office:value-type="float" office:value="0.974209122179836" calcext:value-type="float">
            <text:p>0.974209122179836</text:p>
          </table:table-cell>
          <table:table-cell table:formula="of:=1/SQRT(1-([.C318]*[.C318]))" office:value-type="float" office:value="4.43170007423907" calcext:value-type="float">
            <text:p>4.43170007423907</text:p>
          </table:table-cell>
          <table:table-cell office:value-type="float" office:value="1616.72218908985" calcext:value-type="float">
            <text:p>1616.72218908985</text:p>
          </table:table-cell>
          <table:table-cell table:formula="of:=[.B318]/[.D318]" office:value-type="float" office:value="10.776" calcext:value-type="float">
            <text:p>10.776</text:p>
          </table:table-cell>
          <table:table-cell table:formula="of:=([.B318]+[.D318])/2" office:value-type="float" office:value="26.0938500371195" calcext:value-type="float">
            <text:p>26.0938500371195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0.066" calcext:value-type="float">
            <text:p>20.066</text:p>
          </table:table-cell>
          <table:table-cell office:value-type="float" office:value="0.84299279825065" calcext:value-type="float">
            <text:p>0.84299279825065</text:p>
          </table:table-cell>
          <table:table-cell table:formula="of:=1/SQRT(1-([.C319]*[.C319]))" office:value-type="float" office:value="1.85899573837317" calcext:value-type="float">
            <text:p>1.85899573837317</text:p>
          </table:table-cell>
          <table:table-cell office:value-type="float" office:value="680.445105229753" calcext:value-type="float">
            <text:p>680.445105229753</text:p>
          </table:table-cell>
          <table:table-cell table:formula="of:=[.B319]/[.D319]" office:value-type="float" office:value="10.794" calcext:value-type="float">
            <text:p>10.794</text:p>
          </table:table-cell>
          <table:table-cell table:formula="of:=([.B319]+[.D319])/2" office:value-type="float" office:value="10.9624978691866" calcext:value-type="float">
            <text:p>10.9624978691866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16.677" calcext:value-type="float">
            <text:p>16.677</text:p>
          </table:table-cell>
          <table:table-cell office:value-type="float" office:value="0.831959741358262" calcext:value-type="float">
            <text:p>0.831959741358262</text:p>
          </table:table-cell>
          <table:table-cell table:formula="of:=1/SQRT(1-([.C320]*[.C320]))" office:value-type="float" office:value="1.80233437803956" calcext:value-type="float">
            <text:p>1.80233437803956</text:p>
          </table:table-cell>
          <table:table-cell office:value-type="float" office:value="484.786328348284" calcext:value-type="float">
            <text:p>484.786328348284</text:p>
          </table:table-cell>
          <table:table-cell table:formula="of:=[.B320]/[.D320]" office:value-type="float" office:value="9.253" calcext:value-type="float">
            <text:p>9.253</text:p>
          </table:table-cell>
          <table:table-cell table:formula="of:=([.B320]+[.D320])/2" office:value-type="float" office:value="9.23966718901978" calcext:value-type="float">
            <text:p>9.23966718901978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1.721" calcext:value-type="float">
            <text:p>41.721</text:p>
          </table:table-cell>
          <table:table-cell office:value-type="float" office:value="0.919018697065059" calcext:value-type="float">
            <text:p>0.919018697065059</text:p>
          </table:table-cell>
          <table:table-cell table:formula="of:=1/SQRT(1-([.C321]*[.C321]))" office:value-type="float" office:value="2.53669362193713" calcext:value-type="float">
            <text:p>2.53669362193713</text:p>
          </table:table-cell>
          <table:table-cell office:value-type="float" office:value="2155.7146566406" calcext:value-type="float">
            <text:p>2155.7146566406</text:p>
          </table:table-cell>
          <table:table-cell table:formula="of:=[.B321]/[.D321]" office:value-type="float" office:value="16.447" calcext:value-type="float">
            <text:p>16.447</text:p>
          </table:table-cell>
          <table:table-cell table:formula="of:=([.B321]+[.D321])/2" office:value-type="float" office:value="22.1288468109686" calcext:value-type="float">
            <text:p>22.1288468109686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5.183" calcext:value-type="float">
            <text:p>35.183</text:p>
          </table:table-cell>
          <table:table-cell office:value-type="float" office:value="0.875861482124179" calcext:value-type="float">
            <text:p>0.875861482124179</text:p>
          </table:table-cell>
          <table:table-cell table:formula="of:=1/SQRT(1-([.C322]*[.C322]))" office:value-type="float" office:value="2.07226999646601" calcext:value-type="float">
            <text:p>2.07226999646601</text:p>
          </table:table-cell>
          <table:table-cell office:value-type="float" office:value="1876.58944923596" calcext:value-type="float">
            <text:p>1876.58944923596</text:p>
          </table:table-cell>
          <table:table-cell table:formula="of:=[.B322]/[.D322]" office:value-type="float" office:value="16.978" calcext:value-type="float">
            <text:p>16.978</text:p>
          </table:table-cell>
          <table:table-cell table:formula="of:=([.B322]+[.D322])/2" office:value-type="float" office:value="18.627634998233" calcext:value-type="float">
            <text:p>18.627634998233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2.716" calcext:value-type="float">
            <text:p>32.716</text:p>
          </table:table-cell>
          <table:table-cell office:value-type="float" office:value="0.423257796912813" calcext:value-type="float">
            <text:p>0.423257796912813</text:p>
          </table:table-cell>
          <table:table-cell table:formula="of:=1/SQRT(1-([.C323]*[.C323]))" office:value-type="float" office:value="1.1037414392227" calcext:value-type="float">
            <text:p>1.1037414392227</text:p>
          </table:table-cell>
          <table:table-cell office:value-type="float" office:value="3046.51221369882" calcext:value-type="float">
            <text:p>3046.51221369882</text:p>
          </table:table-cell>
          <table:table-cell table:formula="of:=[.B323]/[.D323]" office:value-type="float" office:value="29.641" calcext:value-type="float">
            <text:p>29.641</text:p>
          </table:table-cell>
          <table:table-cell table:formula="of:=([.B323]+[.D323])/2" office:value-type="float" office:value="16.9098707196114" calcext:value-type="float">
            <text:p>16.9098707196114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8.858" calcext:value-type="float">
            <text:p>28.858</text:p>
          </table:table-cell>
          <table:table-cell office:value-type="float" office:value="0.745748351682865" calcext:value-type="float">
            <text:p>0.745748351682865</text:p>
          </table:table-cell>
          <table:table-cell table:formula="of:=1/SQRT(1-([.C324]*[.C324]))" office:value-type="float" office:value="1.50098824508478" calcext:value-type="float">
            <text:p>1.50098824508478</text:p>
          </table:table-cell>
          <table:table-cell office:value-type="float" office:value="1743.03071340878" calcext:value-type="float">
            <text:p>1743.03071340878</text:p>
          </table:table-cell>
          <table:table-cell table:formula="of:=[.B324]/[.D324]" office:value-type="float" office:value="19.226" calcext:value-type="float">
            <text:p>19.226</text:p>
          </table:table-cell>
          <table:table-cell table:formula="of:=([.B324]+[.D324])/2" office:value-type="float" office:value="15.1794941225424" calcext:value-type="float">
            <text:p>15.1794941225424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7.052" calcext:value-type="float">
            <text:p>27.052</text:p>
          </table:table-cell>
          <table:table-cell office:value-type="float" office:value="0.6891649792432" calcext:value-type="float">
            <text:p>0.6891649792432</text:p>
          </table:table-cell>
          <table:table-cell table:formula="of:=1/SQRT(1-([.C325]*[.C325]))" office:value-type="float" office:value="1.38006325885114" calcext:value-type="float">
            <text:p>1.38006325885114</text:p>
          </table:table-cell>
          <table:table-cell office:value-type="float" office:value="1665.90271624119" calcext:value-type="float">
            <text:p>1665.90271624119</text:p>
          </table:table-cell>
          <table:table-cell table:formula="of:=[.B325]/[.D325]" office:value-type="float" office:value="19.602" calcext:value-type="float">
            <text:p>19.602</text:p>
          </table:table-cell>
          <table:table-cell table:formula="of:=([.B325]+[.D325])/2" office:value-type="float" office:value="14.2160316294256" calcext:value-type="float">
            <text:p>14.2160316294256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9.885" calcext:value-type="float">
            <text:p>29.885</text:p>
          </table:table-cell>
          <table:table-cell office:value-type="float" office:value="0.415953290800789" calcext:value-type="float">
            <text:p>0.415953290800789</text:p>
          </table:table-cell>
          <table:table-cell table:formula="of:=1/SQRT(1-([.C326]*[.C326]))" office:value-type="float" office:value="1.09964308054605" calcext:value-type="float">
            <text:p>1.09964308054605</text:p>
          </table:table-cell>
          <table:table-cell office:value-type="float" office:value="2551.55331409043" calcext:value-type="float">
            <text:p>2551.55331409043</text:p>
          </table:table-cell>
          <table:table-cell table:formula="of:=[.B326]/[.D326]" office:value-type="float" office:value="27.177" calcext:value-type="float">
            <text:p>27.177</text:p>
          </table:table-cell>
          <table:table-cell table:formula="of:=([.B326]+[.D326])/2" office:value-type="float" office:value="15.492321540273" calcext:value-type="float">
            <text:p>15.492321540273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8.706" calcext:value-type="float">
            <text:p>28.706</text:p>
          </table:table-cell>
          <table:table-cell office:value-type="float" office:value="0.869832966751309" calcext:value-type="float">
            <text:p>0.869832966751309</text:p>
          </table:table-cell>
          <table:table-cell table:formula="of:=1/SQRT(1-([.C327]*[.C327]))" office:value-type="float" office:value="2.02697359130066" calcext:value-type="float">
            <text:p>2.02697359130066</text:p>
          </table:table-cell>
          <table:table-cell office:value-type="float" office:value="1277.16539650694" calcext:value-type="float">
            <text:p>1277.16539650694</text:p>
          </table:table-cell>
          <table:table-cell table:formula="of:=[.B327]/[.D327]" office:value-type="float" office:value="14.162" calcext:value-type="float">
            <text:p>14.162</text:p>
          </table:table-cell>
          <table:table-cell table:formula="of:=([.B327]+[.D327])/2" office:value-type="float" office:value="15.3664867956503" calcext:value-type="float">
            <text:p>15.3664867956503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2.553" calcext:value-type="float">
            <text:p>22.553</text:p>
          </table:table-cell>
          <table:table-cell office:value-type="float" office:value="0.15984947888032" calcext:value-type="float">
            <text:p>0.15984947888032</text:p>
          </table:table-cell>
          <table:table-cell table:formula="of:=1/SQRT(1-([.C328]*[.C328]))" office:value-type="float" office:value="1.0130260971118" calcext:value-type="float">
            <text:p>1.0130260971118</text:p>
          </table:table-cell>
          <table:table-cell office:value-type="float" office:value="1577.38562574865" calcext:value-type="float">
            <text:p>1577.38562574865</text:p>
          </table:table-cell>
          <table:table-cell table:formula="of:=[.B328]/[.D328]" office:value-type="float" office:value="22.263" calcext:value-type="float">
            <text:p>22.263</text:p>
          </table:table-cell>
          <table:table-cell table:formula="of:=([.B328]+[.D328])/2" office:value-type="float" office:value="11.7830130485559" calcext:value-type="float">
            <text:p>11.7830130485559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8.018" calcext:value-type="float">
            <text:p>28.018</text:p>
          </table:table-cell>
          <table:table-cell office:value-type="float" office:value="0.705773620513556" calcext:value-type="float">
            <text:p>0.705773620513556</text:p>
          </table:table-cell>
          <table:table-cell table:formula="of:=1/SQRT(1-([.C329]*[.C329]))" office:value-type="float" office:value="1.41155725729256" calcext:value-type="float">
            <text:p>1.41155725729256</text:p>
          </table:table-cell>
          <table:table-cell office:value-type="float" office:value="1747.13166677737" calcext:value-type="float">
            <text:p>1747.13166677737</text:p>
          </table:table-cell>
          <table:table-cell table:formula="of:=[.B329]/[.D329]" office:value-type="float" office:value="19.849" calcext:value-type="float">
            <text:p>19.849</text:p>
          </table:table-cell>
          <table:table-cell table:formula="of:=([.B329]+[.D329])/2" office:value-type="float" office:value="14.7147786286463" calcext:value-type="float">
            <text:p>14.7147786286463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1.498" calcext:value-type="float">
            <text:p>31.498</text:p>
          </table:table-cell>
          <table:table-cell office:value-type="float" office:value="0.738431469570823" calcext:value-type="float">
            <text:p>0.738431469570823</text:p>
          </table:table-cell>
          <table:table-cell table:formula="of:=1/SQRT(1-([.C330]*[.C330]))" office:value-type="float" office:value="1.48295668549906" calcext:value-type="float">
            <text:p>1.48295668549906</text:p>
          </table:table-cell>
          <table:table-cell office:value-type="float" office:value="2101.78052595486" calcext:value-type="float">
            <text:p>2101.78052595486</text:p>
          </table:table-cell>
          <table:table-cell table:formula="of:=[.B330]/[.D330]" office:value-type="float" office:value="21.24" calcext:value-type="float">
            <text:p>21.24</text:p>
          </table:table-cell>
          <table:table-cell table:formula="of:=([.B330]+[.D330])/2" office:value-type="float" office:value="16.4904783427495" calcext:value-type="float">
            <text:p>16.4904783427495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5.48" calcext:value-type="float">
            <text:p>25.48</text:p>
          </table:table-cell>
          <table:table-cell office:value-type="float" office:value="0.732570897202145" calcext:value-type="float">
            <text:p>0.732570897202145</text:p>
          </table:table-cell>
          <table:table-cell table:formula="of:=1/SQRT(1-([.C331]*[.C331]))" office:value-type="float" office:value="1.46909594095941" calcext:value-type="float">
            <text:p>1.46909594095941</text:p>
          </table:table-cell>
          <table:table-cell office:value-type="float" office:value="1388.34871042879" calcext:value-type="float">
            <text:p>1388.34871042879</text:p>
          </table:table-cell>
          <table:table-cell table:formula="of:=[.B331]/[.D331]" office:value-type="float" office:value="17.344" calcext:value-type="float">
            <text:p>17.344</text:p>
          </table:table-cell>
          <table:table-cell table:formula="of:=([.B331]+[.D331])/2" office:value-type="float" office:value="13.4745479704797" calcext:value-type="float">
            <text:p>13.4745479704797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6.968" calcext:value-type="float">
            <text:p>36.968</text:p>
          </table:table-cell>
          <table:table-cell office:value-type="float" office:value="0.881654964021906" calcext:value-type="float">
            <text:p>0.881654964021906</text:p>
          </table:table-cell>
          <table:table-cell table:formula="of:=1/SQRT(1-([.C332]*[.C332]))" office:value-type="float" office:value="2.11911722556607" calcext:value-type="float">
            <text:p>2.11911722556607</text:p>
          </table:table-cell>
          <table:table-cell office:value-type="float" office:value="2026.0343394664" calcext:value-type="float">
            <text:p>2026.0343394664</text:p>
          </table:table-cell>
          <table:table-cell table:formula="of:=[.B332]/[.D332]" office:value-type="float" office:value="17.445" calcext:value-type="float">
            <text:p>17.445</text:p>
          </table:table-cell>
          <table:table-cell table:formula="of:=([.B332]+[.D332])/2" office:value-type="float" office:value="19.543558612783" calcext:value-type="float">
            <text:p>19.543558612783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0.416" calcext:value-type="float">
            <text:p>40.416</text:p>
          </table:table-cell>
          <table:table-cell office:value-type="float" office:value="0.898349479744103" calcext:value-type="float">
            <text:p>0.898349479744103</text:p>
          </table:table-cell>
          <table:table-cell table:formula="of:=1/SQRT(1-([.C333]*[.C333]))" office:value-type="float" office:value="2.27644474484623" calcext:value-type="float">
            <text:p>2.27644474484623</text:p>
          </table:table-cell>
          <table:table-cell office:value-type="float" office:value="2254.23618663761" calcext:value-type="float">
            <text:p>2254.23618663761</text:p>
          </table:table-cell>
          <table:table-cell table:formula="of:=[.B333]/[.D333]" office:value-type="float" office:value="17.754" calcext:value-type="float">
            <text:p>17.754</text:p>
          </table:table-cell>
          <table:table-cell table:formula="of:=([.B333]+[.D333])/2" office:value-type="float" office:value="21.3462223724231" calcext:value-type="float">
            <text:p>21.3462223724231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6.249" calcext:value-type="float">
            <text:p>26.249</text:p>
          </table:table-cell>
          <table:table-cell office:value-type="float" office:value="0.923374533799371" calcext:value-type="float">
            <text:p>0.923374533799371</text:p>
          </table:table-cell>
          <table:table-cell table:formula="of:=1/SQRT(1-([.C334]*[.C334]))" office:value-type="float" office:value="2.60484271112434" calcext:value-type="float">
            <text:p>2.60484271112434</text:p>
          </table:table-cell>
          <table:table-cell office:value-type="float" office:value="830.986357889219" calcext:value-type="float">
            <text:p>830.986357889219</text:p>
          </table:table-cell>
          <table:table-cell table:formula="of:=[.B334]/[.D334]" office:value-type="float" office:value="10.077" calcext:value-type="float">
            <text:p>10.077</text:p>
          </table:table-cell>
          <table:table-cell table:formula="of:=([.B334]+[.D334])/2" office:value-type="float" office:value="14.4269213555622" calcext:value-type="float">
            <text:p>14.4269213555622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2.769" calcext:value-type="float">
            <text:p>22.769</text:p>
          </table:table-cell>
          <table:table-cell office:value-type="float" office:value="0.959192794445759" calcext:value-type="float">
            <text:p>0.959192794445759</text:p>
          </table:table-cell>
          <table:table-cell table:formula="of:=1/SQRT(1-([.C335]*[.C335]))" office:value-type="float" office:value="3.53665734700219" calcext:value-type="float">
            <text:p>3.53665734700219</text:p>
          </table:table-cell>
          <table:table-cell office:value-type="float" office:value="460.516083108275" calcext:value-type="float">
            <text:p>460.516083108275</text:p>
          </table:table-cell>
          <table:table-cell table:formula="of:=[.B335]/[.D335]" office:value-type="float" office:value="6.43799999999997" calcext:value-type="float">
            <text:p>6.43799999999997</text:p>
          </table:table-cell>
          <table:table-cell table:formula="of:=([.B335]+[.D335])/2" office:value-type="float" office:value="13.1528286735011" calcext:value-type="float">
            <text:p>13.1528286735011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9.335" calcext:value-type="float">
            <text:p>39.335</text:p>
          </table:table-cell>
          <table:table-cell office:value-type="float" office:value="0.971993680058366" calcext:value-type="float">
            <text:p>0.971993680058366</text:p>
          </table:table-cell>
          <table:table-cell table:formula="of:=1/SQRT(1-([.C336]*[.C336]))" office:value-type="float" office:value="4.25519255733447" calcext:value-type="float">
            <text:p>4.25519255733447</text:p>
          </table:table-cell>
          <table:table-cell office:value-type="float" office:value="1142.32311273566" calcext:value-type="float">
            <text:p>1142.32311273566</text:p>
          </table:table-cell>
          <table:table-cell table:formula="of:=[.B336]/[.D336]" office:value-type="float" office:value="9.24400000000005" calcext:value-type="float">
            <text:p>9.24400000000005</text:p>
          </table:table-cell>
          <table:table-cell table:formula="of:=([.B336]+[.D336])/2" office:value-type="float" office:value="21.7950962786672" calcext:value-type="float">
            <text:p>21.7950962786672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4.801" calcext:value-type="float">
            <text:p>34.801</text:p>
          </table:table-cell>
          <table:table-cell office:value-type="float" office:value="0.949845060753722" calcext:value-type="float">
            <text:p>0.949845060753722</text:p>
          </table:table-cell>
          <table:table-cell table:formula="of:=1/SQRT(1-([.C337]*[.C337]))" office:value-type="float" office:value="3.19773959386197" calcext:value-type="float">
            <text:p>3.19773959386197</text:p>
          </table:table-cell>
          <table:table-cell office:value-type="float" office:value="1189.84454909867" calcext:value-type="float">
            <text:p>1189.84454909867</text:p>
          </table:table-cell>
          <table:table-cell table:formula="of:=[.B337]/[.D337]" office:value-type="float" office:value="10.8830000000001" calcext:value-type="float">
            <text:p>10.8830000000001</text:p>
          </table:table-cell>
          <table:table-cell table:formula="of:=([.B337]+[.D337])/2" office:value-type="float" office:value="18.999369796931" calcext:value-type="float">
            <text:p>18.999369796931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0.541" calcext:value-type="float">
            <text:p>40.541</text:p>
          </table:table-cell>
          <table:table-cell office:value-type="float" office:value="0.864775712442429" calcext:value-type="float">
            <text:p>0.864775712442429</text:p>
          </table:table-cell>
          <table:table-cell table:formula="of:=1/SQRT(1-([.C338]*[.C338]))" office:value-type="float" office:value="1.99140387071421" calcext:value-type="float">
            <text:p>1.99140387071421</text:p>
          </table:table-cell>
          <table:table-cell office:value-type="float" office:value="2592.86221956504" calcext:value-type="float">
            <text:p>2592.86221956504</text:p>
          </table:table-cell>
          <table:table-cell table:formula="of:=[.B338]/[.D338]" office:value-type="float" office:value="20.358" calcext:value-type="float">
            <text:p>20.358</text:p>
          </table:table-cell>
          <table:table-cell table:formula="of:=([.B338]+[.D338])/2" office:value-type="float" office:value="21.2662019353571" calcext:value-type="float">
            <text:p>21.2662019353571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3.403" calcext:value-type="float">
            <text:p>33.403</text:p>
          </table:table-cell>
          <table:table-cell office:value-type="float" office:value="0.830722644871681" calcext:value-type="float">
            <text:p>0.830722644871681</text:p>
          </table:table-cell>
          <table:table-cell table:formula="of:=1/SQRT(1-([.C339]*[.C339]))" office:value-type="float" office:value="1.79634310298467" calcext:value-type="float">
            <text:p>1.79634310298467</text:p>
          </table:table-cell>
          <table:table-cell office:value-type="float" office:value="1951.33362788915" calcext:value-type="float">
            <text:p>1951.33362788915</text:p>
          </table:table-cell>
          <table:table-cell table:formula="of:=[.B339]/[.D339]" office:value-type="float" office:value="18.595" calcext:value-type="float">
            <text:p>18.595</text:p>
          </table:table-cell>
          <table:table-cell table:formula="of:=([.B339]+[.D339])/2" office:value-type="float" office:value="17.5996715514923" calcext:value-type="float">
            <text:p>17.5996715514923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4.464" calcext:value-type="float">
            <text:p>34.464</text:p>
          </table:table-cell>
          <table:table-cell office:value-type="float" office:value="0.886704023539806" calcext:value-type="float">
            <text:p>0.886704023539806</text:p>
          </table:table-cell>
          <table:table-cell table:formula="of:=1/SQRT(1-([.C340]*[.C340]))" office:value-type="float" office:value="2.16292205347056" calcext:value-type="float">
            <text:p>2.16292205347056</text:p>
          </table:table-cell>
          <table:table-cell office:value-type="float" office:value="1725.20364536502" calcext:value-type="float">
            <text:p>1725.20364536502</text:p>
          </table:table-cell>
          <table:table-cell table:formula="of:=[.B340]/[.D340]" office:value-type="float" office:value="15.934" calcext:value-type="float">
            <text:p>15.934</text:p>
          </table:table-cell>
          <table:table-cell table:formula="of:=([.B340]+[.D340])/2" office:value-type="float" office:value="18.3134610267353" calcext:value-type="float">
            <text:p>18.3134610267353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5.904" calcext:value-type="float">
            <text:p>45.904</text:p>
          </table:table-cell>
          <table:table-cell office:value-type="float" office:value="0.958291647949953" calcext:value-type="float">
            <text:p>0.958291647949953</text:p>
          </table:table-cell>
          <table:table-cell table:formula="of:=1/SQRT(1-([.C341]*[.C341]))" office:value-type="float" office:value="3.49904718347437" calcext:value-type="float">
            <text:p>3.49904718347437</text:p>
          </table:table-cell>
          <table:table-cell office:value-type="float" office:value="1891.91288784629" calcext:value-type="float">
            <text:p>1891.91288784629</text:p>
          </table:table-cell>
          <table:table-cell table:formula="of:=[.B341]/[.D341]" office:value-type="float" office:value="13.1189999999999" calcext:value-type="float">
            <text:p>13.1189999999999</text:p>
          </table:table-cell>
          <table:table-cell table:formula="of:=([.B341]+[.D341])/2" office:value-type="float" office:value="24.7015235917372" calcext:value-type="float">
            <text:p>24.7015235917372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2.648" calcext:value-type="float">
            <text:p>42.648</text:p>
          </table:table-cell>
          <table:table-cell office:value-type="float" office:value="0.821552933659051" calcext:value-type="float">
            <text:p>0.821552933659051</text:p>
          </table:table-cell>
          <table:table-cell table:formula="of:=1/SQRT(1-([.C342]*[.C342]))" office:value-type="float" office:value="1.75397902529303" calcext:value-type="float">
            <text:p>1.75397902529303</text:p>
          </table:table-cell>
          <table:table-cell office:value-type="float" office:value="3257.78797646658" calcext:value-type="float">
            <text:p>3257.78797646658</text:p>
          </table:table-cell>
          <table:table-cell table:formula="of:=[.B342]/[.D342]" office:value-type="float" office:value="24.315" calcext:value-type="float">
            <text:p>24.315</text:p>
          </table:table-cell>
          <table:table-cell table:formula="of:=([.B342]+[.D342])/2" office:value-type="float" office:value="22.2009895126465" calcext:value-type="float">
            <text:p>22.2009895126465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6.059" calcext:value-type="float">
            <text:p>46.059</text:p>
          </table:table-cell>
          <table:table-cell office:value-type="float" office:value="0.942516943634501" calcext:value-type="float">
            <text:p>0.942516943634501</text:p>
          </table:table-cell>
          <table:table-cell table:formula="of:=1/SQRT(1-([.C343]*[.C343]))" office:value-type="float" office:value="2.99259307387434" calcext:value-type="float">
            <text:p>2.99259307387434</text:p>
          </table:table-cell>
          <table:table-cell office:value-type="float" office:value="2227.05639934378" calcext:value-type="float">
            <text:p>2227.05639934378</text:p>
          </table:table-cell>
          <table:table-cell table:formula="of:=[.B343]/[.D343]" office:value-type="float" office:value="15.391" calcext:value-type="float">
            <text:p>15.391</text:p>
          </table:table-cell>
          <table:table-cell table:formula="of:=([.B343]+[.D343])/2" office:value-type="float" office:value="24.5257965369372" calcext:value-type="float">
            <text:p>24.5257965369372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51.418" calcext:value-type="float">
            <text:p>51.418</text:p>
          </table:table-cell>
          <table:table-cell office:value-type="float" office:value="0.881215994868317" calcext:value-type="float">
            <text:p>0.881215994868317</text:p>
          </table:table-cell>
          <table:table-cell table:formula="of:=1/SQRT(1-([.C344]*[.C344]))" office:value-type="float" office:value="2.11544474615322" calcext:value-type="float">
            <text:p>2.11544474615322</text:p>
          </table:table-cell>
          <table:table-cell office:value-type="float" office:value="3926.25539527978" calcext:value-type="float">
            <text:p>3926.25539527978</text:p>
          </table:table-cell>
          <table:table-cell table:formula="of:=[.B344]/[.D344]" office:value-type="float" office:value="24.306" calcext:value-type="float">
            <text:p>24.306</text:p>
          </table:table-cell>
          <table:table-cell table:formula="of:=([.B344]+[.D344])/2" office:value-type="float" office:value="26.7667223730766" calcext:value-type="float">
            <text:p>26.7667223730766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51.088" calcext:value-type="float">
            <text:p>51.088</text:p>
          </table:table-cell>
          <table:table-cell office:value-type="float" office:value="0.827502131458853" calcext:value-type="float">
            <text:p>0.827502131458853</text:p>
          </table:table-cell>
          <table:table-cell table:formula="of:=1/SQRT(1-([.C345]*[.C345]))" office:value-type="float" office:value="1.78106261330359" calcext:value-type="float">
            <text:p>1.78106261330359</text:p>
          </table:table-cell>
          <table:table-cell office:value-type="float" office:value="4603.7156104975" calcext:value-type="float">
            <text:p>4603.7156104975</text:p>
          </table:table-cell>
          <table:table-cell table:formula="of:=[.B345]/[.D345]" office:value-type="float" office:value="28.684" calcext:value-type="float">
            <text:p>28.684</text:p>
          </table:table-cell>
          <table:table-cell table:formula="of:=([.B345]+[.D345])/2" office:value-type="float" office:value="26.4345313066518" calcext:value-type="float">
            <text:p>26.4345313066518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3.944" calcext:value-type="float">
            <text:p>33.944</text:p>
          </table:table-cell>
          <table:table-cell office:value-type="float" office:value="0.901616691985442" calcext:value-type="float">
            <text:p>0.901616691985442</text:p>
          </table:table-cell>
          <table:table-cell table:formula="of:=1/SQRT(1-([.C346]*[.C346]))" office:value-type="float" office:value="2.31194660128048" calcext:value-type="float">
            <text:p>2.31194660128048</text:p>
          </table:table-cell>
          <table:table-cell office:value-type="float" office:value="1565.66236121314" calcext:value-type="float">
            <text:p>1565.66236121314</text:p>
          </table:table-cell>
          <table:table-cell table:formula="of:=[.B346]/[.D346]" office:value-type="float" office:value="14.682" calcext:value-type="float">
            <text:p>14.682</text:p>
          </table:table-cell>
          <table:table-cell table:formula="of:=([.B346]+[.D346])/2" office:value-type="float" office:value="18.1279733006402" calcext:value-type="float">
            <text:p>18.1279733006402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8.766" calcext:value-type="float">
            <text:p>38.766</text:p>
          </table:table-cell>
          <table:table-cell office:value-type="float" office:value="0.721478659577156" calcext:value-type="float">
            <text:p>0.721478659577156</text:p>
          </table:table-cell>
          <table:table-cell table:formula="of:=1/SQRT(1-([.C347]*[.C347]))" office:value-type="float" office:value="1.44417539023209" calcext:value-type="float">
            <text:p>1.44417539023209</text:p>
          </table:table-cell>
          <table:table-cell office:value-type="float" office:value="3269.12792585765" calcext:value-type="float">
            <text:p>3269.12792585765</text:p>
          </table:table-cell>
          <table:table-cell table:formula="of:=[.B347]/[.D347]" office:value-type="float" office:value="26.843" calcext:value-type="float">
            <text:p>26.843</text:p>
          </table:table-cell>
          <table:table-cell table:formula="of:=([.B347]+[.D347])/2" office:value-type="float" office:value="20.105087695116" calcext:value-type="float">
            <text:p>20.105087695116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76.655" calcext:value-type="float">
            <text:p>76.655</text:p>
          </table:table-cell>
          <table:table-cell office:value-type="float" office:value="0.85975672480885" calcext:value-type="float">
            <text:p>0.85975672480885</text:p>
          </table:table-cell>
          <table:table-cell table:formula="of:=1/SQRT(1-([.C348]*[.C348]))" office:value-type="float" office:value="1.95808214979054" calcext:value-type="float">
            <text:p>1.95808214979054</text:p>
          </table:table-cell>
          <table:table-cell office:value-type="float" office:value="9427.57378973552" calcext:value-type="float">
            <text:p>9427.57378973552</text:p>
          </table:table-cell>
          <table:table-cell table:formula="of:=[.B348]/[.D348]" office:value-type="float" office:value="39.148" calcext:value-type="float">
            <text:p>39.148</text:p>
          </table:table-cell>
          <table:table-cell table:formula="of:=([.B348]+[.D348])/2" office:value-type="float" office:value="39.3065410748953" calcext:value-type="float">
            <text:p>39.3065410748953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4.001" calcext:value-type="float">
            <text:p>44.001</text:p>
          </table:table-cell>
          <table:table-cell office:value-type="float" office:value="0.695121004209278" calcext:value-type="float">
            <text:p>0.695121004209278</text:p>
          </table:table-cell>
          <table:table-cell table:formula="of:=1/SQRT(1-([.C349]*[.C349]))" office:value-type="float" office:value="1.39102807283763" calcext:value-type="float">
            <text:p>1.39102807283763</text:p>
          </table:table-cell>
          <table:table-cell office:value-type="float" office:value="4372.59316286632" calcext:value-type="float">
            <text:p>4372.59316286632</text:p>
          </table:table-cell>
          <table:table-cell table:formula="of:=[.B349]/[.D349]" office:value-type="float" office:value="31.632" calcext:value-type="float">
            <text:p>31.632</text:p>
          </table:table-cell>
          <table:table-cell table:formula="of:=([.B349]+[.D349])/2" office:value-type="float" office:value="22.6960140364188" calcext:value-type="float">
            <text:p>22.6960140364188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8.568" calcext:value-type="float">
            <text:p>28.568</text:p>
          </table:table-cell>
          <table:table-cell office:value-type="float" office:value="0.830990401188485" calcext:value-type="float">
            <text:p>0.830990401188485</text:p>
          </table:table-cell>
          <table:table-cell table:formula="of:=1/SQRT(1-([.C350]*[.C350]))" office:value-type="float" office:value="1.79763402970048" calcext:value-type="float">
            <text:p>1.79763402970048</text:p>
          </table:table-cell>
          <table:table-cell office:value-type="float" office:value="1426.29140879985" calcext:value-type="float">
            <text:p>1426.29140879985</text:p>
          </table:table-cell>
          <table:table-cell table:formula="of:=[.B350]/[.D350]" office:value-type="float" office:value="15.892" calcext:value-type="float">
            <text:p>15.892</text:p>
          </table:table-cell>
          <table:table-cell table:formula="of:=([.B350]+[.D350])/2" office:value-type="float" office:value="15.1828170148502" calcext:value-type="float">
            <text:p>15.1828170148502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2.475" calcext:value-type="float">
            <text:p>42.475</text:p>
          </table:table-cell>
          <table:table-cell office:value-type="float" office:value="0.82446746328953" calcext:value-type="float">
            <text:p>0.82446746328953</text:p>
          </table:table-cell>
          <table:table-cell table:formula="of:=1/SQRT(1-([.C351]*[.C351]))" office:value-type="float" office:value="1.76706743770021" calcext:value-type="float">
            <text:p>1.76706743770021</text:p>
          </table:table-cell>
          <table:table-cell office:value-type="float" office:value="3207.476799544" calcext:value-type="float">
            <text:p>3207.476799544</text:p>
          </table:table-cell>
          <table:table-cell table:formula="of:=[.B351]/[.D351]" office:value-type="float" office:value="24.037" calcext:value-type="float">
            <text:p>24.037</text:p>
          </table:table-cell>
          <table:table-cell table:formula="of:=([.B351]+[.D351])/2" office:value-type="float" office:value="22.1210337188501" calcext:value-type="float">
            <text:p>22.1210337188501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5.51" calcext:value-type="float">
            <text:p>25.51</text:p>
          </table:table-cell>
          <table:table-cell office:value-type="float" office:value="0.466732997384663" calcext:value-type="float">
            <text:p>0.466732997384663</text:p>
          </table:table-cell>
          <table:table-cell table:formula="of:=1/SQRT(1-([.C352]*[.C352]))" office:value-type="float" office:value="1.13071229112185" calcext:value-type="float">
            <text:p>1.13071229112185</text:p>
          </table:table-cell>
          <table:table-cell office:value-type="float" office:value="1808.08430708838" calcext:value-type="float">
            <text:p>1808.08430708838</text:p>
          </table:table-cell>
          <table:table-cell table:formula="of:=[.B352]/[.D352]" office:value-type="float" office:value="22.561" calcext:value-type="float">
            <text:p>22.561</text:p>
          </table:table-cell>
          <table:table-cell table:formula="of:=([.B352]+[.D352])/2" office:value-type="float" office:value="13.3203561455609" calcext:value-type="float">
            <text:p>13.3203561455609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3.391" calcext:value-type="float">
            <text:p>43.391</text:p>
          </table:table-cell>
          <table:table-cell office:value-type="float" office:value="0.555442523716003" calcext:value-type="float">
            <text:p>0.555442523716003</text:p>
          </table:table-cell>
          <table:table-cell table:formula="of:=1/SQRT(1-([.C353]*[.C353]))" office:value-type="float" office:value="1.20256637658666" calcext:value-type="float">
            <text:p>1.20256637658666</text:p>
          </table:table-cell>
          <table:table-cell office:value-type="float" office:value="4918.58446738915" calcext:value-type="float">
            <text:p>4918.58446738915</text:p>
          </table:table-cell>
          <table:table-cell table:formula="of:=[.B353]/[.D353]" office:value-type="float" office:value="36.082" calcext:value-type="float">
            <text:p>36.082</text:p>
          </table:table-cell>
          <table:table-cell table:formula="of:=([.B353]+[.D353])/2" office:value-type="float" office:value="22.2967831882933" calcext:value-type="float">
            <text:p>22.2967831882933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14.213" calcext:value-type="float">
            <text:p>14.213</text:p>
          </table:table-cell>
          <table:table-cell office:value-type="float" office:value="0.476721496260408" calcext:value-type="float">
            <text:p>0.476721496260408</text:p>
          </table:table-cell>
          <table:table-cell table:formula="of:=1/SQRT(1-([.C354]*[.C354]))" office:value-type="float" office:value="1.13758604129982" calcext:value-type="float">
            <text:p>1.13758604129982</text:p>
          </table:table-cell>
          <table:table-cell office:value-type="float" office:value="557.875296080084" calcext:value-type="float">
            <text:p>557.875296080084</text:p>
          </table:table-cell>
          <table:table-cell table:formula="of:=[.B354]/[.D354]" office:value-type="float" office:value="12.494" calcext:value-type="float">
            <text:p>12.494</text:p>
          </table:table-cell>
          <table:table-cell table:formula="of:=([.B354]+[.D354])/2" office:value-type="float" office:value="7.67529302064991" calcext:value-type="float">
            <text:p>7.67529302064991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3.087" calcext:value-type="float">
            <text:p>23.087</text:p>
          </table:table-cell>
          <table:table-cell office:value-type="float" office:value="0.734381474865877" calcext:value-type="float">
            <text:p>0.734381474865877</text:p>
          </table:table-cell>
          <table:table-cell table:formula="of:=1/SQRT(1-([.C355]*[.C355]))" office:value-type="float" office:value="1.47332482450542" calcext:value-type="float">
            <text:p>1.47332482450542</text:p>
          </table:table-cell>
          <table:table-cell office:value-type="float" office:value="1136.54431012901" calcext:value-type="float">
            <text:p>1136.54431012901</text:p>
          </table:table-cell>
          <table:table-cell table:formula="of:=[.B355]/[.D355]" office:value-type="float" office:value="15.67" calcext:value-type="float">
            <text:p>15.67</text:p>
          </table:table-cell>
          <table:table-cell table:formula="of:=([.B355]+[.D355])/2" office:value-type="float" office:value="12.2801624122527" calcext:value-type="float">
            <text:p>12.2801624122527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19.345" calcext:value-type="float">
            <text:p>19.345</text:p>
          </table:table-cell>
          <table:table-cell office:value-type="float" office:value="0.557867223465671" calcext:value-type="float">
            <text:p>0.557867223465671</text:p>
          </table:table-cell>
          <table:table-cell table:formula="of:=1/SQRT(1-([.C356]*[.C356]))" office:value-type="float" office:value="1.20492058548739" calcext:value-type="float">
            <text:p>1.20492058548739</text:p>
          </table:table-cell>
          <table:table-cell office:value-type="float" office:value="975.728334182716" calcext:value-type="float">
            <text:p>975.728334182716</text:p>
          </table:table-cell>
          <table:table-cell table:formula="of:=[.B356]/[.D356]" office:value-type="float" office:value="16.055" calcext:value-type="float">
            <text:p>16.055</text:p>
          </table:table-cell>
          <table:table-cell table:formula="of:=([.B356]+[.D356])/2" office:value-type="float" office:value="10.2749602927437" calcext:value-type="float">
            <text:p>10.2749602927437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0.206" calcext:value-type="float">
            <text:p>40.206</text:p>
          </table:table-cell>
          <table:table-cell office:value-type="float" office:value="0.315013468059363" calcext:value-type="float">
            <text:p>0.315013468059363</text:p>
          </table:table-cell>
          <table:table-cell table:formula="of:=1/SQRT(1-([.C357]*[.C357]))" office:value-type="float" office:value="1.05364396341623" calcext:value-type="float">
            <text:p>1.05364396341623</text:p>
          </table:table-cell>
          <table:table-cell office:value-type="float" office:value="4819.89664975139" calcext:value-type="float">
            <text:p>4819.89664975139</text:p>
          </table:table-cell>
          <table:table-cell table:formula="of:=[.B357]/[.D357]" office:value-type="float" office:value="38.159" calcext:value-type="float">
            <text:p>38.159</text:p>
          </table:table-cell>
          <table:table-cell table:formula="of:=([.B357]+[.D357])/2" office:value-type="float" office:value="20.6298219817081" calcext:value-type="float">
            <text:p>20.6298219817081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7.588" calcext:value-type="float">
            <text:p>27.588</text:p>
          </table:table-cell>
          <table:table-cell office:value-type="float" office:value="0.632081234345289" calcext:value-type="float">
            <text:p>0.632081234345289</text:p>
          </table:table-cell>
          <table:table-cell table:formula="of:=1/SQRT(1-([.C358]*[.C358]))" office:value-type="float" office:value="1.2904855458883" calcext:value-type="float">
            <text:p>1.2904855458883</text:p>
          </table:table-cell>
          <table:table-cell office:value-type="float" office:value="1852.83677824403" calcext:value-type="float">
            <text:p>1852.83677824403</text:p>
          </table:table-cell>
          <table:table-cell table:formula="of:=[.B358]/[.D358]" office:value-type="float" office:value="21.378" calcext:value-type="float">
            <text:p>21.378</text:p>
          </table:table-cell>
          <table:table-cell table:formula="of:=([.B358]+[.D358])/2" office:value-type="float" office:value="14.4392427729441" calcext:value-type="float">
            <text:p>14.4392427729441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6.358" calcext:value-type="float">
            <text:p>36.358</text:p>
          </table:table-cell>
          <table:table-cell office:value-type="float" office:value="0.795673012849548" calcext:value-type="float">
            <text:p>0.795673012849548</text:p>
          </table:table-cell>
          <table:table-cell table:formula="of:=1/SQRT(1-([.C359]*[.C359]))" office:value-type="float" office:value="1.65091041184217" calcext:value-type="float">
            <text:p>1.65091041184217</text:p>
          </table:table-cell>
          <table:table-cell office:value-type="float" office:value="2515.51167197387" calcext:value-type="float">
            <text:p>2515.51167197387</text:p>
          </table:table-cell>
          <table:table-cell table:formula="of:=[.B359]/[.D359]" office:value-type="float" office:value="22.023" calcext:value-type="float">
            <text:p>22.023</text:p>
          </table:table-cell>
          <table:table-cell table:formula="of:=([.B359]+[.D359])/2" office:value-type="float" office:value="19.0044552059211" calcext:value-type="float">
            <text:p>19.0044552059211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9.226" calcext:value-type="float">
            <text:p>49.226</text:p>
          </table:table-cell>
          <table:table-cell office:value-type="float" office:value="0.896933871302888" calcext:value-type="float">
            <text:p>0.896933871302888</text:p>
          </table:table-cell>
          <table:table-cell table:formula="of:=1/SQRT(1-([.C360]*[.C360]))" office:value-type="float" office:value="2.26160066158229" calcext:value-type="float">
            <text:p>2.26160066158229</text:p>
          </table:table-cell>
          <table:table-cell office:value-type="float" office:value="3366.06923789149" calcext:value-type="float">
            <text:p>3366.06923789149</text:p>
          </table:table-cell>
          <table:table-cell table:formula="of:=[.B360]/[.D360]" office:value-type="float" office:value="21.766" calcext:value-type="float">
            <text:p>21.766</text:p>
          </table:table-cell>
          <table:table-cell table:formula="of:=([.B360]+[.D360])/2" office:value-type="float" office:value="25.7438003307911" calcext:value-type="float">
            <text:p>25.7438003307911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5.618" calcext:value-type="float">
            <text:p>45.618</text:p>
          </table:table-cell>
          <table:table-cell office:value-type="float" office:value="0.743448650546448" calcext:value-type="float">
            <text:p>0.743448650546448</text:p>
          </table:table-cell>
          <table:table-cell table:formula="of:=1/SQRT(1-([.C361]*[.C361]))" office:value-type="float" office:value="1.49523091546757" calcext:value-type="float">
            <text:p>1.49523091546757</text:p>
          </table:table-cell>
          <table:table-cell office:value-type="float" office:value="4372.34161554255" calcext:value-type="float">
            <text:p>4372.34161554255</text:p>
          </table:table-cell>
          <table:table-cell table:formula="of:=[.B361]/[.D361]" office:value-type="float" office:value="30.509" calcext:value-type="float">
            <text:p>30.509</text:p>
          </table:table-cell>
          <table:table-cell table:formula="of:=([.B361]+[.D361])/2" office:value-type="float" office:value="23.5566154577338" calcext:value-type="float">
            <text:p>23.5566154577338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9.486" calcext:value-type="float">
            <text:p>29.486</text:p>
          </table:table-cell>
          <table:table-cell office:value-type="float" office:value="0.942300211128047" calcext:value-type="float">
            <text:p>0.942300211128047</text:p>
          </table:table-cell>
          <table:table-cell table:formula="of:=1/SQRT(1-([.C362]*[.C362]))" office:value-type="float" office:value="2.98713402897376" calcext:value-type="float">
            <text:p>2.98713402897376</text:p>
          </table:table-cell>
          <table:table-cell office:value-type="float" office:value="914.380352710583" calcext:value-type="float">
            <text:p>914.380352710583</text:p>
          </table:table-cell>
          <table:table-cell table:formula="of:=[.B362]/[.D362]" office:value-type="float" office:value="9.871" calcext:value-type="float">
            <text:p>9.871</text:p>
          </table:table-cell>
          <table:table-cell table:formula="of:=([.B362]+[.D362])/2" office:value-type="float" office:value="16.2365670144869" calcext:value-type="float">
            <text:p>16.2365670144869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15.794" calcext:value-type="float">
            <text:p>15.794</text:p>
          </table:table-cell>
          <table:table-cell office:value-type="float" office:value="0.741730780353746" calcext:value-type="float">
            <text:p>0.741730780353746</text:p>
          </table:table-cell>
          <table:table-cell table:formula="of:=1/SQRT(1-([.C363]*[.C363]))" office:value-type="float" office:value="1.49098461247994" calcext:value-type="float">
            <text:p>1.49098461247994</text:p>
          </table:table-cell>
          <table:table-cell office:value-type="float" office:value="525.606804129855" calcext:value-type="float">
            <text:p>525.606804129855</text:p>
          </table:table-cell>
          <table:table-cell table:formula="of:=[.B363]/[.D363]" office:value-type="float" office:value="10.593" calcext:value-type="float">
            <text:p>10.593</text:p>
          </table:table-cell>
          <table:table-cell table:formula="of:=([.B363]+[.D363])/2" office:value-type="float" office:value="8.64249230623997" calcext:value-type="float">
            <text:p>8.64249230623997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19.067" calcext:value-type="float">
            <text:p>19.067</text:p>
          </table:table-cell>
          <table:table-cell office:value-type="float" office:value="0.854288833079157" calcext:value-type="float">
            <text:p>0.854288833079157</text:p>
          </table:table-cell>
          <table:table-cell table:formula="of:=1/SQRT(1-([.C364]*[.C364]))" office:value-type="float" office:value="1.92382201594188" calcext:value-type="float">
            <text:p>1.92382201594188</text:p>
          </table:table-cell>
          <table:table-cell office:value-type="float" office:value="593.676304765752" calcext:value-type="float">
            <text:p>593.676304765752</text:p>
          </table:table-cell>
          <table:table-cell table:formula="of:=[.B364]/[.D364]" office:value-type="float" office:value="9.91099999999999" calcext:value-type="float">
            <text:p>9.91099999999999</text:p>
          </table:table-cell>
          <table:table-cell table:formula="of:=([.B364]+[.D364])/2" office:value-type="float" office:value="10.4954110079709" calcext:value-type="float">
            <text:p>10.4954110079709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2.472" calcext:value-type="float">
            <text:p>22.472</text:p>
          </table:table-cell>
          <table:table-cell office:value-type="float" office:value="0.590545599425929" calcext:value-type="float">
            <text:p>0.590545599425929</text:p>
          </table:table-cell>
          <table:table-cell table:formula="of:=1/SQRT(1-([.C365]*[.C365]))" office:value-type="float" office:value="1.23915081334436" calcext:value-type="float">
            <text:p>1.23915081334436</text:p>
          </table:table-cell>
          <table:table-cell office:value-type="float" office:value="1280.29237447151" calcext:value-type="float">
            <text:p>1280.29237447151</text:p>
          </table:table-cell>
          <table:table-cell table:formula="of:=[.B365]/[.D365]" office:value-type="float" office:value="18.135" calcext:value-type="float">
            <text:p>18.135</text:p>
          </table:table-cell>
          <table:table-cell table:formula="of:=([.B365]+[.D365])/2" office:value-type="float" office:value="11.8555754066722" calcext:value-type="float">
            <text:p>11.8555754066722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8.241" calcext:value-type="float">
            <text:p>28.241</text:p>
          </table:table-cell>
          <table:table-cell office:value-type="float" office:value="0.855226989203906" calcext:value-type="float">
            <text:p>0.855226989203906</text:p>
          </table:table-cell>
          <table:table-cell table:formula="of:=1/SQRT(1-([.C366]*[.C366]))" office:value-type="float" office:value="1.9295572560809" calcext:value-type="float">
            <text:p>1.9295572560809</text:p>
          </table:table-cell>
          <table:table-cell office:value-type="float" office:value="1298.53106655111" calcext:value-type="float">
            <text:p>1298.53106655111</text:p>
          </table:table-cell>
          <table:table-cell table:formula="of:=[.B366]/[.D366]" office:value-type="float" office:value="14.636" calcext:value-type="float">
            <text:p>14.636</text:p>
          </table:table-cell>
          <table:table-cell table:formula="of:=([.B366]+[.D366])/2" office:value-type="float" office:value="15.0852786280404" calcext:value-type="float">
            <text:p>15.0852786280404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19.88" calcext:value-type="float">
            <text:p>19.88</text:p>
          </table:table-cell>
          <table:table-cell office:value-type="float" office:value="0.826197711327463" calcext:value-type="float">
            <text:p>0.826197711327463</text:p>
          </table:table-cell>
          <table:table-cell table:formula="of:=1/SQRT(1-([.C367]*[.C367]))" office:value-type="float" office:value="1.775" calcext:value-type="float">
            <text:p>1.775</text:p>
          </table:table-cell>
          <table:table-cell office:value-type="float" office:value="699.494453877689" calcext:value-type="float">
            <text:p>699.494453877689</text:p>
          </table:table-cell>
          <table:table-cell table:formula="of:=[.B367]/[.D367]" office:value-type="float" office:value="11.2" calcext:value-type="float">
            <text:p>11.2</text:p>
          </table:table-cell>
          <table:table-cell table:formula="of:=([.B367]+[.D367])/2" office:value-type="float" office:value="10.8275" calcext:value-type="float">
            <text:p>10.8275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3.621" calcext:value-type="float">
            <text:p>43.621</text:p>
          </table:table-cell>
          <table:table-cell office:value-type="float" office:value="0.867075080434622" calcext:value-type="float">
            <text:p>0.867075080434622</text:p>
          </table:table-cell>
          <table:table-cell table:formula="of:=1/SQRT(1-([.C368]*[.C368]))" office:value-type="float" office:value="2.00731673645944" calcext:value-type="float">
            <text:p>2.00731673645944</text:p>
          </table:table-cell>
          <table:table-cell office:value-type="float" office:value="2978.00348699403" calcext:value-type="float">
            <text:p>2978.00348699403</text:p>
          </table:table-cell>
          <table:table-cell table:formula="of:=[.B368]/[.D368]" office:value-type="float" office:value="21.731" calcext:value-type="float">
            <text:p>21.731</text:p>
          </table:table-cell>
          <table:table-cell table:formula="of:=([.B368]+[.D368])/2" office:value-type="float" office:value="22.8141583682297" calcext:value-type="float">
            <text:p>22.8141583682297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7.156" calcext:value-type="float">
            <text:p>27.156</text:p>
          </table:table-cell>
          <table:table-cell office:value-type="float" office:value="0.787114743567338" calcext:value-type="float">
            <text:p>0.787114743567338</text:p>
          </table:table-cell>
          <table:table-cell table:formula="of:=1/SQRT(1-([.C369]*[.C369]))" office:value-type="float" office:value="1.62125373134328" calcext:value-type="float">
            <text:p>1.62125373134328</text:p>
          </table:table-cell>
          <table:table-cell office:value-type="float" office:value="1428.99425918981" calcext:value-type="float">
            <text:p>1428.99425918981</text:p>
          </table:table-cell>
          <table:table-cell table:formula="of:=[.B369]/[.D369]" office:value-type="float" office:value="16.75" calcext:value-type="float">
            <text:p>16.75</text:p>
          </table:table-cell>
          <table:table-cell table:formula="of:=([.B369]+[.D369])/2" office:value-type="float" office:value="14.3886268656716" calcext:value-type="float">
            <text:p>14.3886268656716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0.928" calcext:value-type="float">
            <text:p>30.928</text:p>
          </table:table-cell>
          <table:table-cell office:value-type="float" office:value="0.931130669887715" calcext:value-type="float">
            <text:p>0.931130669887715</text:p>
          </table:table-cell>
          <table:table-cell table:formula="of:=1/SQRT(1-([.C370]*[.C370]))" office:value-type="float" office:value="2.74208706445607" calcext:value-type="float">
            <text:p>2.74208706445607</text:p>
          </table:table-cell>
          <table:table-cell office:value-type="float" office:value="1095.90348004015" calcext:value-type="float">
            <text:p>1095.90348004015</text:p>
          </table:table-cell>
          <table:table-cell table:formula="of:=[.B370]/[.D370]" office:value-type="float" office:value="11.279" calcext:value-type="float">
            <text:p>11.279</text:p>
          </table:table-cell>
          <table:table-cell table:formula="of:=([.B370]+[.D370])/2" office:value-type="float" office:value="16.835043532228" calcext:value-type="float">
            <text:p>16.835043532228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5.942" calcext:value-type="float">
            <text:p>25.942</text:p>
          </table:table-cell>
          <table:table-cell office:value-type="float" office:value="0.717579353503609" calcext:value-type="float">
            <text:p>0.717579353503609</text:p>
          </table:table-cell>
          <table:table-cell table:formula="of:=1/SQRT(1-([.C371]*[.C371]))" office:value-type="float" office:value="1.43579809608147" calcext:value-type="float">
            <text:p>1.43579809608147</text:p>
          </table:table-cell>
          <table:table-cell office:value-type="float" office:value="1472.5274845198" calcext:value-type="float">
            <text:p>1472.5274845198</text:p>
          </table:table-cell>
          <table:table-cell table:formula="of:=[.B371]/[.D371]" office:value-type="float" office:value="18.068" calcext:value-type="float">
            <text:p>18.068</text:p>
          </table:table-cell>
          <table:table-cell table:formula="of:=([.B371]+[.D371])/2" office:value-type="float" office:value="13.6888990480407" calcext:value-type="float">
            <text:p>13.6888990480407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6.566" calcext:value-type="float">
            <text:p>26.566</text:p>
          </table:table-cell>
          <table:table-cell office:value-type="float" office:value="0.874879366157093" calcext:value-type="float">
            <text:p>0.874879366157093</text:p>
          </table:table-cell>
          <table:table-cell table:formula="of:=1/SQRT(1-([.C372]*[.C372]))" office:value-type="float" office:value="2.06466153726587" calcext:value-type="float">
            <text:p>2.06466153726587</text:p>
          </table:table-cell>
          <table:table-cell office:value-type="float" office:value="1073.87403545057" calcext:value-type="float">
            <text:p>1073.87403545057</text:p>
          </table:table-cell>
          <table:table-cell table:formula="of:=[.B372]/[.D372]" office:value-type="float" office:value="12.867" calcext:value-type="float">
            <text:p>12.867</text:p>
          </table:table-cell>
          <table:table-cell table:formula="of:=([.B372]+[.D372])/2" office:value-type="float" office:value="14.3153307686329" calcext:value-type="float">
            <text:p>14.3153307686329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16.035" calcext:value-type="float">
            <text:p>16.035</text:p>
          </table:table-cell>
          <table:table-cell office:value-type="float" office:value="0.24703992960536" calcext:value-type="float">
            <text:p>0.24703992960536</text:p>
          </table:table-cell>
          <table:table-cell table:formula="of:=1/SQRT(1-([.C373]*[.C373]))" office:value-type="float" office:value="1.03198609859699" calcext:value-type="float">
            <text:p>1.03198609859699</text:p>
          </table:table-cell>
          <table:table-cell office:value-type="float" office:value="782.733558756453" calcext:value-type="float">
            <text:p>782.733558756453</text:p>
          </table:table-cell>
          <table:table-cell table:formula="of:=[.B373]/[.D373]" office:value-type="float" office:value="15.538" calcext:value-type="float">
            <text:p>15.538</text:p>
          </table:table-cell>
          <table:table-cell table:formula="of:=([.B373]+[.D373])/2" office:value-type="float" office:value="8.53349304929849" calcext:value-type="float">
            <text:p>8.53349304929849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2.825" calcext:value-type="float">
            <text:p>22.825</text:p>
          </table:table-cell>
          <table:table-cell office:value-type="float" office:value="0.864566068160958" calcext:value-type="float">
            <text:p>0.864566068160958</text:p>
          </table:table-cell>
          <table:table-cell table:formula="of:=1/SQRT(1-([.C374]*[.C374]))" office:value-type="float" office:value="1.98997384481255" calcext:value-type="float">
            <text:p>1.98997384481255</text:p>
          </table:table-cell>
          <table:table-cell office:value-type="float" office:value="822.477596089605" calcext:value-type="float">
            <text:p>822.477596089605</text:p>
          </table:table-cell>
          <table:table-cell table:formula="of:=[.B374]/[.D374]" office:value-type="float" office:value="11.47" calcext:value-type="float">
            <text:p>11.47</text:p>
          </table:table-cell>
          <table:table-cell table:formula="of:=([.B374]+[.D374])/2" office:value-type="float" office:value="12.4074869224063" calcext:value-type="float">
            <text:p>12.4074869224063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14.38" calcext:value-type="float">
            <text:p>14.38</text:p>
          </table:table-cell>
          <table:table-cell office:value-type="float" office:value="0.573020507002979" calcext:value-type="float">
            <text:p>0.573020507002979</text:p>
          </table:table-cell>
          <table:table-cell table:formula="of:=1/SQRT(1-([.C375]*[.C375]))" office:value-type="float" office:value="1.22019516334323" calcext:value-type="float">
            <text:p>1.22019516334323</text:p>
          </table:table-cell>
          <table:table-cell office:value-type="float" office:value="532.400366296351" calcext:value-type="float">
            <text:p>532.400366296351</text:p>
          </table:table-cell>
          <table:table-cell table:formula="of:=[.B375]/[.D375]" office:value-type="float" office:value="11.785" calcext:value-type="float">
            <text:p>11.785</text:p>
          </table:table-cell>
          <table:table-cell table:formula="of:=([.B375]+[.D375])/2" office:value-type="float" office:value="7.80009758167162" calcext:value-type="float">
            <text:p>7.80009758167162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6.285" calcext:value-type="float">
            <text:p>26.285</text:p>
          </table:table-cell>
          <table:table-cell office:value-type="float" office:value="0.755914835429587" calcext:value-type="float">
            <text:p>0.755914835429587</text:p>
          </table:table-cell>
          <table:table-cell table:formula="of:=1/SQRT(1-([.C376]*[.C376]))" office:value-type="float" office:value="1.52748721524872" calcext:value-type="float">
            <text:p>1.52748721524872</text:p>
          </table:table-cell>
          <table:table-cell office:value-type="float" office:value="1420.98093597645" calcext:value-type="float">
            <text:p>1420.98093597645</text:p>
          </table:table-cell>
          <table:table-cell table:formula="of:=[.B376]/[.D376]" office:value-type="float" office:value="17.208" calcext:value-type="float">
            <text:p>17.208</text:p>
          </table:table-cell>
          <table:table-cell table:formula="of:=([.B376]+[.D376])/2" office:value-type="float" office:value="13.9062436076244" calcext:value-type="float">
            <text:p>13.9062436076244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9.335" calcext:value-type="float">
            <text:p>29.335</text:p>
          </table:table-cell>
          <table:table-cell office:value-type="float" office:value="0.855700987457023" calcext:value-type="float">
            <text:p>0.855700987457023</text:p>
          </table:table-cell>
          <table:table-cell table:formula="of:=1/SQRT(1-([.C377]*[.C377]))" office:value-type="float" office:value="1.93247694334651" calcext:value-type="float">
            <text:p>1.93247694334651</text:p>
          </table:table-cell>
          <table:table-cell office:value-type="float" office:value="1398.9678590846" calcext:value-type="float">
            <text:p>1398.9678590846</text:p>
          </table:table-cell>
          <table:table-cell table:formula="of:=[.B377]/[.D377]" office:value-type="float" office:value="15.18" calcext:value-type="float">
            <text:p>15.18</text:p>
          </table:table-cell>
          <table:table-cell table:formula="of:=([.B377]+[.D377])/2" office:value-type="float" office:value="15.6337384716733" calcext:value-type="float">
            <text:p>15.6337384716733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19.143" calcext:value-type="float">
            <text:p>19.143</text:p>
          </table:table-cell>
          <table:table-cell office:value-type="float" office:value="0.708626004592004" calcext:value-type="float">
            <text:p>0.708626004592004</text:p>
          </table:table-cell>
          <table:table-cell table:formula="of:=1/SQRT(1-([.C378]*[.C378]))" office:value-type="float" office:value="1.4172651217887" calcext:value-type="float">
            <text:p>1.4172651217887</text:p>
          </table:table-cell>
          <table:table-cell office:value-type="float" office:value="812.304336820711" calcext:value-type="float">
            <text:p>812.304336820711</text:p>
          </table:table-cell>
          <table:table-cell table:formula="of:=[.B378]/[.D378]" office:value-type="float" office:value="13.507" calcext:value-type="float">
            <text:p>13.507</text:p>
          </table:table-cell>
          <table:table-cell table:formula="of:=([.B378]+[.D378])/2" office:value-type="float" office:value="10.2801325608944" calcext:value-type="float">
            <text:p>10.2801325608944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6.721" calcext:value-type="float">
            <text:p>36.721</text:p>
          </table:table-cell>
          <table:table-cell office:value-type="float" office:value="0.771948311706603" calcext:value-type="float">
            <text:p>0.771948311706603</text:p>
          </table:table-cell>
          <table:table-cell table:formula="of:=1/SQRT(1-([.C379]*[.C379]))" office:value-type="float" office:value="1.57310542775136" calcext:value-type="float">
            <text:p>1.57310542775136</text:p>
          </table:table-cell>
          <table:table-cell office:value-type="float" office:value="2692.90505952137" calcext:value-type="float">
            <text:p>2692.90505952137</text:p>
          </table:table-cell>
          <table:table-cell table:formula="of:=[.B379]/[.D379]" office:value-type="float" office:value="23.343" calcext:value-type="float">
            <text:p>23.343</text:p>
          </table:table-cell>
          <table:table-cell table:formula="of:=([.B379]+[.D379])/2" office:value-type="float" office:value="19.1470527138757" calcext:value-type="float">
            <text:p>19.1470527138757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6.72" calcext:value-type="float">
            <text:p>46.72</text:p>
          </table:table-cell>
          <table:table-cell office:value-type="float" office:value="0.873469270155701" calcext:value-type="float">
            <text:p>0.873469270155701</text:p>
          </table:table-cell>
          <table:table-cell table:formula="of:=1/SQRT(1-([.C380]*[.C380]))" office:value-type="float" office:value="2.05389721721546" calcext:value-type="float">
            <text:p>2.05389721721546</text:p>
          </table:table-cell>
          <table:table-cell office:value-type="float" office:value="3338.69567402119" calcext:value-type="float">
            <text:p>3338.69567402119</text:p>
          </table:table-cell>
          <table:table-cell table:formula="of:=[.B380]/[.D380]" office:value-type="float" office:value="22.747" calcext:value-type="float">
            <text:p>22.747</text:p>
          </table:table-cell>
          <table:table-cell table:formula="of:=([.B380]+[.D380])/2" office:value-type="float" office:value="24.3869486086077" calcext:value-type="float">
            <text:p>24.3869486086077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9.76" calcext:value-type="float">
            <text:p>39.76</text:p>
          </table:table-cell>
          <table:table-cell office:value-type="float" office:value="0.868135097996119" calcext:value-type="float">
            <text:p>0.868135097996119</text:p>
          </table:table-cell>
          <table:table-cell table:formula="of:=1/SQRT(1-([.C381]*[.C381]))" office:value-type="float" office:value="2.01479679740549" calcext:value-type="float">
            <text:p>2.01479679740549</text:p>
          </table:table-cell>
          <table:table-cell office:value-type="float" office:value="2464.96849157541" calcext:value-type="float">
            <text:p>2464.96849157541</text:p>
          </table:table-cell>
          <table:table-cell table:formula="of:=[.B381]/[.D381]" office:value-type="float" office:value="19.734" calcext:value-type="float">
            <text:p>19.734</text:p>
          </table:table-cell>
          <table:table-cell table:formula="of:=([.B381]+[.D381])/2" office:value-type="float" office:value="20.8873983987027" calcext:value-type="float">
            <text:p>20.8873983987027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8.013" calcext:value-type="float">
            <text:p>38.013</text:p>
          </table:table-cell>
          <table:table-cell office:value-type="float" office:value="0.654019085678227" calcext:value-type="float">
            <text:p>0.654019085678227</text:p>
          </table:table-cell>
          <table:table-cell table:formula="of:=1/SQRT(1-([.C382]*[.C382]))" office:value-type="float" office:value="1.32191542634581" calcext:value-type="float">
            <text:p>1.32191542634581</text:p>
          </table:table-cell>
          <table:table-cell office:value-type="float" office:value="3434.08067247037" calcext:value-type="float">
            <text:p>3434.08067247037</text:p>
          </table:table-cell>
          <table:table-cell table:formula="of:=[.B382]/[.D382]" office:value-type="float" office:value="28.756" calcext:value-type="float">
            <text:p>28.756</text:p>
          </table:table-cell>
          <table:table-cell table:formula="of:=([.B382]+[.D382])/2" office:value-type="float" office:value="19.6674577131729" calcext:value-type="float">
            <text:p>19.6674577131729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4.757" calcext:value-type="float">
            <text:p>44.757</text:p>
          </table:table-cell>
          <table:table-cell office:value-type="float" office:value="0.834285440428222" calcext:value-type="float">
            <text:p>0.834285440428222</text:p>
          </table:table-cell>
          <table:table-cell table:formula="of:=1/SQRT(1-([.C383]*[.C383]))" office:value-type="float" office:value="1.81378667531204" calcext:value-type="float">
            <text:p>1.81378667531204</text:p>
          </table:table-cell>
          <table:table-cell office:value-type="float" office:value="3469.64948290142" calcext:value-type="float">
            <text:p>3469.64948290142</text:p>
          </table:table-cell>
          <table:table-cell table:formula="of:=[.B383]/[.D383]" office:value-type="float" office:value="24.676" calcext:value-type="float">
            <text:p>24.676</text:p>
          </table:table-cell>
          <table:table-cell table:formula="of:=([.B383]+[.D383])/2" office:value-type="float" office:value="23.285393337656" calcext:value-type="float">
            <text:p>23.285393337656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6.675" calcext:value-type="float">
            <text:p>26.675</text:p>
          </table:table-cell>
          <table:table-cell office:value-type="float" office:value="0.799746842874587" calcext:value-type="float">
            <text:p>0.799746842874587</text:p>
          </table:table-cell>
          <table:table-cell table:formula="of:=1/SQRT(1-([.C384]*[.C384]))" office:value-type="float" office:value="1.66572998626202" calcext:value-type="float">
            <text:p>1.66572998626202</text:p>
          </table:table-cell>
          <table:table-cell office:value-type="float" office:value="1342.00497232861" calcext:value-type="float">
            <text:p>1342.00497232861</text:p>
          </table:table-cell>
          <table:table-cell table:formula="of:=[.B384]/[.D384]" office:value-type="float" office:value="16.014" calcext:value-type="float">
            <text:p>16.014</text:p>
          </table:table-cell>
          <table:table-cell table:formula="of:=([.B384]+[.D384])/2" office:value-type="float" office:value="14.170364993131" calcext:value-type="float">
            <text:p>14.170364993131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2.808" calcext:value-type="float">
            <text:p>42.808</text:p>
          </table:table-cell>
          <table:table-cell office:value-type="float" office:value="0.845373382568899" calcext:value-type="float">
            <text:p>0.845373382568899</text:p>
          </table:table-cell>
          <table:table-cell table:formula="of:=1/SQRT(1-([.C385]*[.C385]))" office:value-type="float" office:value="1.87204268159356" calcext:value-type="float">
            <text:p>1.87204268159356</text:p>
          </table:table-cell>
          <table:table-cell office:value-type="float" office:value="3075.27531656617" calcext:value-type="float">
            <text:p>3075.27531656617</text:p>
          </table:table-cell>
          <table:table-cell table:formula="of:=[.B385]/[.D385]" office:value-type="float" office:value="22.867" calcext:value-type="float">
            <text:p>22.867</text:p>
          </table:table-cell>
          <table:table-cell table:formula="of:=([.B385]+[.D385])/2" office:value-type="float" office:value="22.3400213407968" calcext:value-type="float">
            <text:p>22.3400213407968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6.603" calcext:value-type="float">
            <text:p>36.603</text:p>
          </table:table-cell>
          <table:table-cell office:value-type="float" office:value="0.847717273425123" calcext:value-type="float">
            <text:p>0.847717273425123</text:p>
          </table:table-cell>
          <table:table-cell table:formula="of:=1/SQRT(1-([.C386]*[.C386]))" office:value-type="float" office:value="1.8851977750309" calcext:value-type="float">
            <text:p>1.8851977750309</text:p>
          </table:table-cell>
          <table:table-cell office:value-type="float" office:value="2232.67915590172" calcext:value-type="float">
            <text:p>2232.67915590172</text:p>
          </table:table-cell>
          <table:table-cell table:formula="of:=[.B386]/[.D386]" office:value-type="float" office:value="19.416" calcext:value-type="float">
            <text:p>19.416</text:p>
          </table:table-cell>
          <table:table-cell table:formula="of:=([.B386]+[.D386])/2" office:value-type="float" office:value="19.2440988875155" calcext:value-type="float">
            <text:p>19.2440988875155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6.272" calcext:value-type="float">
            <text:p>26.272</text:p>
          </table:table-cell>
          <table:table-cell office:value-type="float" office:value="0.640308136597085" calcext:value-type="float">
            <text:p>0.640308136597085</text:p>
          </table:table-cell>
          <table:table-cell table:formula="of:=1/SQRT(1-([.C387]*[.C387]))" office:value-type="float" office:value="1.30188305252725" calcext:value-type="float">
            <text:p>1.30188305252725</text:p>
          </table:table-cell>
          <table:table-cell office:value-type="float" office:value="1665.57490989734" calcext:value-type="float">
            <text:p>1665.57490989734</text:p>
          </table:table-cell>
          <table:table-cell table:formula="of:=[.B387]/[.D387]" office:value-type="float" office:value="20.18" calcext:value-type="float">
            <text:p>20.18</text:p>
          </table:table-cell>
          <table:table-cell table:formula="of:=([.B387]+[.D387])/2" office:value-type="float" office:value="13.7869415262636" calcext:value-type="float">
            <text:p>13.7869415262636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8.257" calcext:value-type="float">
            <text:p>28.257</text:p>
          </table:table-cell>
          <table:table-cell office:value-type="float" office:value="0.708580023241094" calcext:value-type="float">
            <text:p>0.708580023241094</text:p>
          </table:table-cell>
          <table:table-cell table:formula="of:=1/SQRT(1-([.C388]*[.C388]))" office:value-type="float" office:value="1.41717237574602" calcext:value-type="float">
            <text:p>1.41717237574602</text:p>
          </table:table-cell>
          <table:table-cell office:value-type="float" office:value="1770.02458124937" calcext:value-type="float">
            <text:p>1770.02458124937</text:p>
          </table:table-cell>
          <table:table-cell table:formula="of:=[.B388]/[.D388]" office:value-type="float" office:value="19.939" calcext:value-type="float">
            <text:p>19.939</text:p>
          </table:table-cell>
          <table:table-cell table:formula="of:=([.B388]+[.D388])/2" office:value-type="float" office:value="14.837086187873" calcext:value-type="float">
            <text:p>14.837086187873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0.083" calcext:value-type="float">
            <text:p>30.083</text:p>
          </table:table-cell>
          <table:table-cell office:value-type="float" office:value="0.915863751713437" calcext:value-type="float">
            <text:p>0.915863751713437</text:p>
          </table:table-cell>
          <table:table-cell table:formula="of:=1/SQRT(1-([.C389]*[.C389]))" office:value-type="float" office:value="2.49072694154662" calcext:value-type="float">
            <text:p>2.49072694154662</text:p>
          </table:table-cell>
          <table:table-cell office:value-type="float" office:value="1141.47404705554" calcext:value-type="float">
            <text:p>1141.47404705554</text:p>
          </table:table-cell>
          <table:table-cell table:formula="of:=[.B389]/[.D389]" office:value-type="float" office:value="12.078" calcext:value-type="float">
            <text:p>12.078</text:p>
          </table:table-cell>
          <table:table-cell table:formula="of:=([.B389]+[.D389])/2" office:value-type="float" office:value="16.2868634707733" calcext:value-type="float">
            <text:p>16.2868634707733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1.575" calcext:value-type="float">
            <text:p>41.575</text:p>
          </table:table-cell>
          <table:table-cell office:value-type="float" office:value="0.754200136198324" calcext:value-type="float">
            <text:p>0.754200136198324</text:p>
          </table:table-cell>
          <table:table-cell table:formula="of:=1/SQRT(1-([.C390]*[.C390]))" office:value-type="float" office:value="1.52289377289377" calcext:value-type="float">
            <text:p>1.52289377289377</text:p>
          </table:table-cell>
          <table:table-cell office:value-type="float" office:value="3565.69980784278" calcext:value-type="float">
            <text:p>3565.69980784278</text:p>
          </table:table-cell>
          <table:table-cell table:formula="of:=[.B390]/[.D390]" office:value-type="float" office:value="27.3" calcext:value-type="float">
            <text:p>27.3</text:p>
          </table:table-cell>
          <table:table-cell table:formula="of:=([.B390]+[.D390])/2" office:value-type="float" office:value="21.5489468864469" calcext:value-type="float">
            <text:p>21.5489468864469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3.706" calcext:value-type="float">
            <text:p>33.706</text:p>
          </table:table-cell>
          <table:table-cell office:value-type="float" office:value="0.76494216275904" calcext:value-type="float">
            <text:p>0.76494216275904</text:p>
          </table:table-cell>
          <table:table-cell table:formula="of:=1/SQRT(1-([.C391]*[.C391]))" office:value-type="float" office:value="1.55255642561032" calcext:value-type="float">
            <text:p>1.55255642561032</text:p>
          </table:table-cell>
          <table:table-cell office:value-type="float" office:value="2298.883232227" calcext:value-type="float">
            <text:p>2298.883232227</text:p>
          </table:table-cell>
          <table:table-cell table:formula="of:=[.B391]/[.D391]" office:value-type="float" office:value="21.71" calcext:value-type="float">
            <text:p>21.71</text:p>
          </table:table-cell>
          <table:table-cell table:formula="of:=([.B391]+[.D391])/2" office:value-type="float" office:value="17.6292782128052" calcext:value-type="float">
            <text:p>17.6292782128052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7.8" calcext:value-type="float">
            <text:p>27.8</text:p>
          </table:table-cell>
          <table:table-cell office:value-type="float" office:value="0.870607395410961" calcext:value-type="float">
            <text:p>0.870607395410961</text:p>
          </table:table-cell>
          <table:table-cell table:formula="of:=1/SQRT(1-([.C392]*[.C392]))" office:value-type="float" office:value="2.03260949038532" calcext:value-type="float">
            <text:p>2.03260949038532</text:p>
          </table:table-cell>
          <table:table-cell office:value-type="float" office:value="1194.4982437035" calcext:value-type="float">
            <text:p>1194.4982437035</text:p>
          </table:table-cell>
          <table:table-cell table:formula="of:=[.B392]/[.D392]" office:value-type="float" office:value="13.677" calcext:value-type="float">
            <text:p>13.677</text:p>
          </table:table-cell>
          <table:table-cell table:formula="of:=([.B392]+[.D392])/2" office:value-type="float" office:value="14.9163047451927" calcext:value-type="float">
            <text:p>14.9163047451927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7.19" calcext:value-type="float">
            <text:p>37.19</text:p>
          </table:table-cell>
          <table:table-cell office:value-type="float" office:value="0.640995018017622" calcext:value-type="float">
            <text:p>0.640995018017622</text:p>
          </table:table-cell>
          <table:table-cell table:formula="of:=1/SQRT(1-([.C393]*[.C393]))" office:value-type="float" office:value="1.30285514100543" calcext:value-type="float">
            <text:p>1.30285514100543</text:p>
          </table:table-cell>
          <table:table-cell office:value-type="float" office:value="3335.07878981504" calcext:value-type="float">
            <text:p>3335.07878981504</text:p>
          </table:table-cell>
          <table:table-cell table:formula="of:=[.B393]/[.D393]" office:value-type="float" office:value="28.545" calcext:value-type="float">
            <text:p>28.545</text:p>
          </table:table-cell>
          <table:table-cell table:formula="of:=([.B393]+[.D393])/2" office:value-type="float" office:value="19.2464275705027" calcext:value-type="float">
            <text:p>19.2464275705027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6.978" calcext:value-type="float">
            <text:p>26.978</text:p>
          </table:table-cell>
          <table:table-cell office:value-type="float" office:value="0.438193703788605" calcext:value-type="float">
            <text:p>0.438193703788605</text:p>
          </table:table-cell>
          <table:table-cell table:formula="of:=1/SQRT(1-([.C394]*[.C394]))" office:value-type="float" office:value="1.11249484536083" calcext:value-type="float">
            <text:p>1.11249484536083</text:p>
          </table:table-cell>
          <table:table-cell office:value-type="float" office:value="2055.28175025723" calcext:value-type="float">
            <text:p>2055.28175025723</text:p>
          </table:table-cell>
          <table:table-cell table:formula="of:=[.B394]/[.D394]" office:value-type="float" office:value="24.25" calcext:value-type="float">
            <text:p>24.25</text:p>
          </table:table-cell>
          <table:table-cell table:formula="of:=([.B394]+[.D394])/2" office:value-type="float" office:value="14.0452474226804" calcext:value-type="float">
            <text:p>14.0452474226804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2.757" calcext:value-type="float">
            <text:p>32.757</text:p>
          </table:table-cell>
          <table:table-cell office:value-type="float" office:value="0.851204362478061" calcext:value-type="float">
            <text:p>0.851204362478061</text:p>
          </table:table-cell>
          <table:table-cell table:formula="of:=1/SQRT(1-([.C395]*[.C395]))" office:value-type="float" office:value="1.90536295951605" calcext:value-type="float">
            <text:p>1.90536295951605</text:p>
          </table:table-cell>
          <table:table-cell office:value-type="float" office:value="1769.21411631819" calcext:value-type="float">
            <text:p>1769.21411631819</text:p>
          </table:table-cell>
          <table:table-cell table:formula="of:=[.B395]/[.D395]" office:value-type="float" office:value="17.192" calcext:value-type="float">
            <text:p>17.192</text:p>
          </table:table-cell>
          <table:table-cell table:formula="of:=([.B395]+[.D395])/2" office:value-type="float" office:value="17.331181479758" calcext:value-type="float">
            <text:p>17.331181479758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2.268" calcext:value-type="float">
            <text:p>42.268</text:p>
          </table:table-cell>
          <table:table-cell office:value-type="float" office:value="0.514279256467062" calcext:value-type="float">
            <text:p>0.514279256467062</text:p>
          </table:table-cell>
          <table:table-cell table:formula="of:=1/SQRT(1-([.C396]*[.C396]))" office:value-type="float" office:value="1.16601379310345" calcext:value-type="float">
            <text:p>1.16601379310345</text:p>
          </table:table-cell>
          <table:table-cell office:value-type="float" office:value="4813.59538772009" calcext:value-type="float">
            <text:p>4813.59538772009</text:p>
          </table:table-cell>
          <table:table-cell table:formula="of:=[.B396]/[.D396]" office:value-type="float" office:value="36.25" calcext:value-type="float">
            <text:p>36.25</text:p>
          </table:table-cell>
          <table:table-cell table:formula="of:=([.B396]+[.D396])/2" office:value-type="float" office:value="21.7170068965517" calcext:value-type="float">
            <text:p>21.7170068965517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6.059" calcext:value-type="float">
            <text:p>26.059</text:p>
          </table:table-cell>
          <table:table-cell office:value-type="float" office:value="0.836788169318629" calcext:value-type="float">
            <text:p>0.836788169318629</text:p>
          </table:table-cell>
          <table:table-cell table:formula="of:=1/SQRT(1-([.C397]*[.C397]))" office:value-type="float" office:value="1.82639472946453" calcext:value-type="float">
            <text:p>1.82639472946453</text:p>
          </table:table-cell>
          <table:table-cell office:value-type="float" office:value="1168.0749739118" calcext:value-type="float">
            <text:p>1168.0749739118</text:p>
          </table:table-cell>
          <table:table-cell table:formula="of:=[.B397]/[.D397]" office:value-type="float" office:value="14.268" calcext:value-type="float">
            <text:p>14.268</text:p>
          </table:table-cell>
          <table:table-cell table:formula="of:=([.B397]+[.D397])/2" office:value-type="float" office:value="13.9426973647323" calcext:value-type="float">
            <text:p>13.9426973647323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0.67" calcext:value-type="float">
            <text:p>20.67</text:p>
          </table:table-cell>
          <table:table-cell office:value-type="float" office:value="0.791905665821425" calcext:value-type="float">
            <text:p>0.791905665821425</text:p>
          </table:table-cell>
          <table:table-cell table:formula="of:=1/SQRT(1-([.C398]*[.C398]))" office:value-type="float" office:value="1.63761685945175" calcext:value-type="float">
            <text:p>1.63761685945175</text:p>
          </table:table-cell>
          <table:table-cell office:value-type="float" office:value="819.631281729527" calcext:value-type="float">
            <text:p>819.631281729527</text:p>
          </table:table-cell>
          <table:table-cell table:formula="of:=[.B398]/[.D398]" office:value-type="float" office:value="12.622" calcext:value-type="float">
            <text:p>12.622</text:p>
          </table:table-cell>
          <table:table-cell table:formula="of:=([.B398]+[.D398])/2" office:value-type="float" office:value="11.1538084297259" calcext:value-type="float">
            <text:p>11.1538084297259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3.944" calcext:value-type="float">
            <text:p>23.944</text:p>
          </table:table-cell>
          <table:table-cell office:value-type="float" office:value="0.648378583778395" calcext:value-type="float">
            <text:p>0.648378583778395</text:p>
          </table:table-cell>
          <table:table-cell table:formula="of:=1/SQRT(1-([.C399]*[.C399]))" office:value-type="float" office:value="1.31351143781886" calcext:value-type="float">
            <text:p>1.31351143781886</text:p>
          </table:table-cell>
          <table:table-cell office:value-type="float" office:value="1371.22720639591" calcext:value-type="float">
            <text:p>1371.22720639591</text:p>
          </table:table-cell>
          <table:table-cell table:formula="of:=[.B399]/[.D399]" office:value-type="float" office:value="18.229" calcext:value-type="float">
            <text:p>18.229</text:p>
          </table:table-cell>
          <table:table-cell table:formula="of:=([.B399]+[.D399])/2" office:value-type="float" office:value="12.6287557189094" calcext:value-type="float">
            <text:p>12.6287557189094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7.518" calcext:value-type="float">
            <text:p>27.518</text:p>
          </table:table-cell>
          <table:table-cell office:value-type="float" office:value="0.886222201967419" calcext:value-type="float">
            <text:p>0.886222201967419</text:p>
          </table:table-cell>
          <table:table-cell table:formula="of:=1/SQRT(1-([.C400]*[.C400]))" office:value-type="float" office:value="2.15861311578287" calcext:value-type="float">
            <text:p>2.15861311578287</text:p>
          </table:table-cell>
          <table:table-cell office:value-type="float" office:value="1102.06901898564" calcext:value-type="float">
            <text:p>1102.06901898564</text:p>
          </table:table-cell>
          <table:table-cell table:formula="of:=[.B400]/[.D400]" office:value-type="float" office:value="12.748" calcext:value-type="float">
            <text:p>12.748</text:p>
          </table:table-cell>
          <table:table-cell table:formula="of:=([.B400]+[.D400])/2" office:value-type="float" office:value="14.8383065578914" calcext:value-type="float">
            <text:p>14.8383065578914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0.202" calcext:value-type="float">
            <text:p>20.202</text:p>
          </table:table-cell>
          <table:table-cell office:value-type="float" office:value="0.708735098563192" calcext:value-type="float">
            <text:p>0.708735098563192</text:p>
          </table:table-cell>
          <table:table-cell table:formula="of:=1/SQRT(1-([.C401]*[.C401]))" office:value-type="float" office:value="1.41748526522593" calcext:value-type="float">
            <text:p>1.41748526522593</text:p>
          </table:table-cell>
          <table:table-cell office:value-type="float" office:value="904.523913636025" calcext:value-type="float">
            <text:p>904.523913636025</text:p>
          </table:table-cell>
          <table:table-cell table:formula="of:=[.B401]/[.D401]" office:value-type="float" office:value="14.252" calcext:value-type="float">
            <text:p>14.252</text:p>
          </table:table-cell>
          <table:table-cell table:formula="of:=([.B401]+[.D401])/2" office:value-type="float" office:value="10.809742632613" calcext:value-type="float">
            <text:p>10.809742632613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7.765" calcext:value-type="float">
            <text:p>37.765</text:p>
          </table:table-cell>
          <table:table-cell office:value-type="float" office:value="0.912924169708184" calcext:value-type="float">
            <text:p>0.912924169708184</text:p>
          </table:table-cell>
          <table:table-cell table:formula="of:=1/SQRT(1-([.C402]*[.C402]))" office:value-type="float" office:value="2.45020437293194" calcext:value-type="float">
            <text:p>2.45020437293194</text:p>
          </table:table-cell>
          <table:table-cell office:value-type="float" office:value="1828.63294627272" calcext:value-type="float">
            <text:p>1828.63294627272</text:p>
          </table:table-cell>
          <table:table-cell table:formula="of:=[.B402]/[.D402]" office:value-type="float" office:value="15.413" calcext:value-type="float">
            <text:p>15.413</text:p>
          </table:table-cell>
          <table:table-cell table:formula="of:=([.B402]+[.D402])/2" office:value-type="float" office:value="20.107602186466" calcext:value-type="float">
            <text:p>20.107602186466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0.509" calcext:value-type="float">
            <text:p>30.509</text:p>
          </table:table-cell>
          <table:table-cell office:value-type="float" office:value="0.893787543739699" calcext:value-type="float">
            <text:p>0.893787543739699</text:p>
          </table:table-cell>
          <table:table-cell table:formula="of:=1/SQRT(1-([.C403]*[.C403]))" office:value-type="float" office:value="2.22970108894248" calcext:value-type="float">
            <text:p>2.22970108894248</text:p>
          </table:table-cell>
          <table:table-cell office:value-type="float" office:value="1311.47245222212" calcext:value-type="float">
            <text:p>1311.47245222212</text:p>
          </table:table-cell>
          <table:table-cell table:formula="of:=[.B403]/[.D403]" office:value-type="float" office:value="13.683" calcext:value-type="float">
            <text:p>13.683</text:p>
          </table:table-cell>
          <table:table-cell table:formula="of:=([.B403]+[.D403])/2" office:value-type="float" office:value="16.3693505444712" calcext:value-type="float">
            <text:p>16.3693505444712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3" calcext:value-type="float">
            <text:p>23</text:p>
          </table:table-cell>
          <table:table-cell office:value-type="float" office:value="0.584201442262664" calcext:value-type="float">
            <text:p>0.584201442262664</text:p>
          </table:table-cell>
          <table:table-cell table:formula="of:=1/SQRT(1-([.C404]*[.C404]))" office:value-type="float" office:value="1.23212085498473" calcext:value-type="float">
            <text:p>1.23212085498473</text:p>
          </table:table-cell>
          <table:table-cell office:value-type="float" office:value="1348.8145314849" calcext:value-type="float">
            <text:p>1348.8145314849</text:p>
          </table:table-cell>
          <table:table-cell table:formula="of:=[.B404]/[.D404]" office:value-type="float" office:value="18.667" calcext:value-type="float">
            <text:p>18.667</text:p>
          </table:table-cell>
          <table:table-cell table:formula="of:=([.B404]+[.D404])/2" office:value-type="float" office:value="12.1160604274924" calcext:value-type="float">
            <text:p>12.1160604274924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0.003" calcext:value-type="float">
            <text:p>20.003</text:p>
          </table:table-cell>
          <table:table-cell office:value-type="float" office:value="0.576315322303379" calcext:value-type="float">
            <text:p>0.576315322303379</text:p>
          </table:table-cell>
          <table:table-cell table:formula="of:=1/SQRT(1-([.C405]*[.C405]))" office:value-type="float" office:value="1.22364959931486" calcext:value-type="float">
            <text:p>1.22364959931486</text:p>
          </table:table-cell>
          <table:table-cell office:value-type="float" office:value="1027.26636900997" calcext:value-type="float">
            <text:p>1027.26636900997</text:p>
          </table:table-cell>
          <table:table-cell table:formula="of:=[.B405]/[.D405]" office:value-type="float" office:value="16.347" calcext:value-type="float">
            <text:p>16.347</text:p>
          </table:table-cell>
          <table:table-cell table:formula="of:=([.B405]+[.D405])/2" office:value-type="float" office:value="10.6133247996574" calcext:value-type="float">
            <text:p>10.6133247996574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9.732" calcext:value-type="float">
            <text:p>29.732</text:p>
          </table:table-cell>
          <table:table-cell office:value-type="float" office:value="0.884485327377329" calcext:value-type="float">
            <text:p>0.884485327377329</text:p>
          </table:table-cell>
          <table:table-cell table:formula="of:=1/SQRT(1-([.C406]*[.C406]))" office:value-type="float" office:value="2.14331026528258" calcext:value-type="float">
            <text:p>2.14331026528258</text:p>
          </table:table-cell>
          <table:table-cell office:value-type="float" office:value="1295.72571227605" calcext:value-type="float">
            <text:p>1295.72571227605</text:p>
          </table:table-cell>
          <table:table-cell table:formula="of:=[.B406]/[.D406]" office:value-type="float" office:value="13.872" calcext:value-type="float">
            <text:p>13.872</text:p>
          </table:table-cell>
          <table:table-cell table:formula="of:=([.B406]+[.D406])/2" office:value-type="float" office:value="15.9376551326413" calcext:value-type="float">
            <text:p>15.9376551326413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6.818" calcext:value-type="float">
            <text:p>36.818</text:p>
          </table:table-cell>
          <table:table-cell office:value-type="float" office:value="0.786146581930817" calcext:value-type="float">
            <text:p>0.786146581930817</text:p>
          </table:table-cell>
          <table:table-cell table:formula="of:=1/SQRT(1-([.C407]*[.C407]))" office:value-type="float" office:value="1.61801801801802" calcext:value-type="float">
            <text:p>1.61801801801802</text:p>
          </table:table-cell>
          <table:table-cell office:value-type="float" office:value="2632.00618756862" calcext:value-type="float">
            <text:p>2632.00618756862</text:p>
          </table:table-cell>
          <table:table-cell table:formula="of:=[.B407]/[.D407]" office:value-type="float" office:value="22.755" calcext:value-type="float">
            <text:p>22.755</text:p>
          </table:table-cell>
          <table:table-cell table:formula="of:=([.B407]+[.D407])/2" office:value-type="float" office:value="19.218009009009" calcext:value-type="float">
            <text:p>19.218009009009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1.52" calcext:value-type="float">
            <text:p>21.52</text:p>
          </table:table-cell>
          <table:table-cell office:value-type="float" office:value="0.814636324521613" calcext:value-type="float">
            <text:p>0.814636324521613</text:p>
          </table:table-cell>
          <table:table-cell table:formula="of:=1/SQRT(1-([.C408]*[.C408]))" office:value-type="float" office:value="1.72422081563977" calcext:value-type="float">
            <text:p>1.72422081563977</text:p>
          </table:table-cell>
          <table:table-cell office:value-type="float" office:value="843.803889411455" calcext:value-type="float">
            <text:p>843.803889411455</text:p>
          </table:table-cell>
          <table:table-cell table:formula="of:=[.B408]/[.D408]" office:value-type="float" office:value="12.481" calcext:value-type="float">
            <text:p>12.481</text:p>
          </table:table-cell>
          <table:table-cell table:formula="of:=([.B408]+[.D408])/2" office:value-type="float" office:value="11.6221104078199" calcext:value-type="float">
            <text:p>11.6221104078199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52.926" calcext:value-type="float">
            <text:p>52.926</text:p>
          </table:table-cell>
          <table:table-cell office:value-type="float" office:value="0.864140971232467" calcext:value-type="float">
            <text:p>0.864140971232467</text:p>
          </table:table-cell>
          <table:table-cell table:formula="of:=1/SQRT(1-([.C409]*[.C409]))" office:value-type="float" office:value="1.98708466303736" calcext:value-type="float">
            <text:p>1.98708466303736</text:p>
          </table:table-cell>
          <table:table-cell office:value-type="float" office:value="4428.652929699" calcext:value-type="float">
            <text:p>4428.652929699</text:p>
          </table:table-cell>
          <table:table-cell table:formula="of:=[.B409]/[.D409]" office:value-type="float" office:value="26.635" calcext:value-type="float">
            <text:p>26.635</text:p>
          </table:table-cell>
          <table:table-cell table:formula="of:=([.B409]+[.D409])/2" office:value-type="float" office:value="27.4565423315187" calcext:value-type="float">
            <text:p>27.4565423315187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5.517" calcext:value-type="float">
            <text:p>25.517</text:p>
          </table:table-cell>
          <table:table-cell office:value-type="float" office:value="0.754391178949084" calcext:value-type="float">
            <text:p>0.754391178949084</text:p>
          </table:table-cell>
          <table:table-cell table:formula="of:=1/SQRT(1-([.C410]*[.C410]))" office:value-type="float" office:value="1.52340298507463" calcext:value-type="float">
            <text:p>1.52340298507463</text:p>
          </table:table-cell>
          <table:table-cell office:value-type="float" office:value="1342.74733067265" calcext:value-type="float">
            <text:p>1342.74733067265</text:p>
          </table:table-cell>
          <table:table-cell table:formula="of:=[.B410]/[.D410]" office:value-type="float" office:value="16.75" calcext:value-type="float">
            <text:p>16.75</text:p>
          </table:table-cell>
          <table:table-cell table:formula="of:=([.B410]+[.D410])/2" office:value-type="float" office:value="13.5202014925373" calcext:value-type="float">
            <text:p>13.5202014925373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3.298" calcext:value-type="float">
            <text:p>23.298</text:p>
          </table:table-cell>
          <table:table-cell office:value-type="float" office:value="0.526872712155617" calcext:value-type="float">
            <text:p>0.526872712155617</text:p>
          </table:table-cell>
          <table:table-cell table:formula="of:=1/SQRT(1-([.C411]*[.C411]))" office:value-type="float" office:value="1.17654782345218" calcext:value-type="float">
            <text:p>1.17654782345218</text:p>
          </table:table-cell>
          <table:table-cell office:value-type="float" office:value="1449.36433338932" calcext:value-type="float">
            <text:p>1449.36433338932</text:p>
          </table:table-cell>
          <table:table-cell table:formula="of:=[.B411]/[.D411]" office:value-type="float" office:value="19.802" calcext:value-type="float">
            <text:p>19.802</text:p>
          </table:table-cell>
          <table:table-cell table:formula="of:=([.B411]+[.D411])/2" office:value-type="float" office:value="12.2372739117261" calcext:value-type="float">
            <text:p>12.2372739117261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7.315" calcext:value-type="float">
            <text:p>37.315</text:p>
          </table:table-cell>
          <table:table-cell office:value-type="float" office:value="0.809001547774595" calcext:value-type="float">
            <text:p>0.809001547774595</text:p>
          </table:table-cell>
          <table:table-cell table:formula="of:=1/SQRT(1-([.C412]*[.C412]))" office:value-type="float" office:value="1.70124008388803" calcext:value-type="float">
            <text:p>1.70124008388803</text:p>
          </table:table-cell>
          <table:table-cell office:value-type="float" office:value="2571.29057414013" calcext:value-type="float">
            <text:p>2571.29057414013</text:p>
          </table:table-cell>
          <table:table-cell table:formula="of:=[.B412]/[.D412]" office:value-type="float" office:value="21.934" calcext:value-type="float">
            <text:p>21.934</text:p>
          </table:table-cell>
          <table:table-cell table:formula="of:=([.B412]+[.D412])/2" office:value-type="float" office:value="19.508120041944" calcext:value-type="float">
            <text:p>19.508120041944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2.284" calcext:value-type="float">
            <text:p>22.284</text:p>
          </table:table-cell>
          <table:table-cell office:value-type="float" office:value="0.775571202420032" calcext:value-type="float">
            <text:p>0.775571202420032</text:p>
          </table:table-cell>
          <table:table-cell table:formula="of:=1/SQRT(1-([.C413]*[.C413]))" office:value-type="float" office:value="1.58413307741523" calcext:value-type="float">
            <text:p>1.58413307741523</text:p>
          </table:table-cell>
          <table:table-cell office:value-type="float" office:value="984.791995492733" calcext:value-type="float">
            <text:p>984.791995492733</text:p>
          </table:table-cell>
          <table:table-cell table:formula="of:=[.B413]/[.D413]" office:value-type="float" office:value="14.067" calcext:value-type="float">
            <text:p>14.067</text:p>
          </table:table-cell>
          <table:table-cell table:formula="of:=([.B413]+[.D413])/2" office:value-type="float" office:value="11.9340665387076" calcext:value-type="float">
            <text:p>11.9340665387076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4.331" calcext:value-type="float">
            <text:p>24.331</text:p>
          </table:table-cell>
          <table:table-cell office:value-type="float" office:value="0.856657795859866" calcext:value-type="float">
            <text:p>0.856657795859866</text:p>
          </table:table-cell>
          <table:table-cell table:formula="of:=1/SQRT(1-([.C414]*[.C414]))" office:value-type="float" office:value="1.93841618865519" calcext:value-type="float">
            <text:p>1.93841618865519</text:p>
          </table:table-cell>
          <table:table-cell office:value-type="float" office:value="959.450916405599" calcext:value-type="float">
            <text:p>959.450916405599</text:p>
          </table:table-cell>
          <table:table-cell table:formula="of:=[.B414]/[.D414]" office:value-type="float" office:value="12.552" calcext:value-type="float">
            <text:p>12.552</text:p>
          </table:table-cell>
          <table:table-cell table:formula="of:=([.B414]+[.D414])/2" office:value-type="float" office:value="13.1347080943276" calcext:value-type="float">
            <text:p>13.1347080943276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17.537" calcext:value-type="float">
            <text:p>17.537</text:p>
          </table:table-cell>
          <table:table-cell office:value-type="float" office:value="0.167915170246416" calcext:value-type="float">
            <text:p>0.167915170246416</text:p>
          </table:table-cell>
          <table:table-cell table:formula="of:=1/SQRT(1-([.C415]*[.C415]))" office:value-type="float" office:value="1.0144030541416" calcext:value-type="float">
            <text:p>1.0144030541416</text:p>
          </table:table-cell>
          <table:table-cell office:value-type="float" office:value="952.466980007481" calcext:value-type="float">
            <text:p>952.466980007481</text:p>
          </table:table-cell>
          <table:table-cell table:formula="of:=[.B415]/[.D415]" office:value-type="float" office:value="17.288" calcext:value-type="float">
            <text:p>17.288</text:p>
          </table:table-cell>
          <table:table-cell table:formula="of:=([.B415]+[.D415])/2" office:value-type="float" office:value="9.2757015270708" calcext:value-type="float">
            <text:p>9.2757015270708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3.286" calcext:value-type="float">
            <text:p>23.286</text:p>
          </table:table-cell>
          <table:table-cell office:value-type="float" office:value="0.909756560313629" calcext:value-type="float">
            <text:p>0.909756560313629</text:p>
          </table:table-cell>
          <table:table-cell table:formula="of:=1/SQRT(1-([.C416]*[.C416]))" office:value-type="float" office:value="2.40881348919003" calcext:value-type="float">
            <text:p>2.40881348919003</text:p>
          </table:table-cell>
          <table:table-cell office:value-type="float" office:value="707.190608179933" calcext:value-type="float">
            <text:p>707.190608179933</text:p>
          </table:table-cell>
          <table:table-cell table:formula="of:=[.B416]/[.D416]" office:value-type="float" office:value="9.66700000000001" calcext:value-type="float">
            <text:p>9.66700000000001</text:p>
          </table:table-cell>
          <table:table-cell table:formula="of:=([.B416]+[.D416])/2" office:value-type="float" office:value="12.847406744595" calcext:value-type="float">
            <text:p>12.847406744595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4.877" calcext:value-type="float">
            <text:p>24.877</text:p>
          </table:table-cell>
          <table:table-cell office:value-type="float" office:value="0.892818786008133" calcext:value-type="float">
            <text:p>0.892818786008133</text:p>
          </table:table-cell>
          <table:table-cell table:formula="of:=1/SQRT(1-([.C417]*[.C417]))" office:value-type="float" office:value="2.22016956715752" calcext:value-type="float">
            <text:p>2.22016956715752</text:p>
          </table:table-cell>
          <table:table-cell office:value-type="float" office:value="875.708851967774" calcext:value-type="float">
            <text:p>875.708851967774</text:p>
          </table:table-cell>
          <table:table-cell table:formula="of:=[.B417]/[.D417]" office:value-type="float" office:value="11.205" calcext:value-type="float">
            <text:p>11.205</text:p>
          </table:table-cell>
          <table:table-cell table:formula="of:=([.B417]+[.D417])/2" office:value-type="float" office:value="13.5485847835788" calcext:value-type="float">
            <text:p>13.5485847835788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2.284" calcext:value-type="float">
            <text:p>22.284</text:p>
          </table:table-cell>
          <table:table-cell office:value-type="float" office:value="0.890519408829303" calcext:value-type="float">
            <text:p>0.890519408829303</text:p>
          </table:table-cell>
          <table:table-cell table:formula="of:=1/SQRT(1-([.C418]*[.C418]))" office:value-type="float" office:value="2.19806667981851" calcext:value-type="float">
            <text:p>2.19806667981851</text:p>
          </table:table-cell>
          <table:table-cell office:value-type="float" office:value="709.733507521528" calcext:value-type="float">
            <text:p>709.733507521528</text:p>
          </table:table-cell>
          <table:table-cell table:formula="of:=[.B418]/[.D418]" office:value-type="float" office:value="10.138" calcext:value-type="float">
            <text:p>10.138</text:p>
          </table:table-cell>
          <table:table-cell table:formula="of:=([.B418]+[.D418])/2" office:value-type="float" office:value="12.2410333399093" calcext:value-type="float">
            <text:p>12.2410333399093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4.66" calcext:value-type="float">
            <text:p>24.66</text:p>
          </table:table-cell>
          <table:table-cell office:value-type="float" office:value="0.618420298273161" calcext:value-type="float">
            <text:p>0.618420298273161</text:p>
          </table:table-cell>
          <table:table-cell table:formula="of:=1/SQRT(1-([.C419]*[.C419]))" office:value-type="float" office:value="1.27251148150059" calcext:value-type="float">
            <text:p>1.27251148150059</text:p>
          </table:table-cell>
          <table:table-cell office:value-type="float" office:value="1501.32358667638" calcext:value-type="float">
            <text:p>1501.32358667638</text:p>
          </table:table-cell>
          <table:table-cell table:formula="of:=[.B419]/[.D419]" office:value-type="float" office:value="19.379" calcext:value-type="float">
            <text:p>19.379</text:p>
          </table:table-cell>
          <table:table-cell table:formula="of:=([.B419]+[.D419])/2" office:value-type="float" office:value="12.9662557407503" calcext:value-type="float">
            <text:p>12.9662557407503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0.421" calcext:value-type="float">
            <text:p>40.421</text:p>
          </table:table-cell>
          <table:table-cell office:value-type="float" office:value="0.660953614352046" calcext:value-type="float">
            <text:p>0.660953614352046</text:p>
          </table:table-cell>
          <table:table-cell table:formula="of:=1/SQRT(1-([.C420]*[.C420]))" office:value-type="float" office:value="1.33257508324267" calcext:value-type="float">
            <text:p>1.33257508324267</text:p>
          </table:table-cell>
          <table:table-cell office:value-type="float" office:value="3851.87594296729" calcext:value-type="float">
            <text:p>3851.87594296729</text:p>
          </table:table-cell>
          <table:table-cell table:formula="of:=[.B420]/[.D420]" office:value-type="float" office:value="30.333" calcext:value-type="float">
            <text:p>30.333</text:p>
          </table:table-cell>
          <table:table-cell table:formula="of:=([.B420]+[.D420])/2" office:value-type="float" office:value="20.8767875416213" calcext:value-type="float">
            <text:p>20.8767875416213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2.931" calcext:value-type="float">
            <text:p>32.931</text:p>
          </table:table-cell>
          <table:table-cell office:value-type="float" office:value="0.196040542442818" calcext:value-type="float">
            <text:p>0.196040542442818</text:p>
          </table:table-cell>
          <table:table-cell table:formula="of:=1/SQRT(1-([.C421]*[.C421]))" office:value-type="float" office:value="1.01978818283166" calcext:value-type="float">
            <text:p>1.01978818283166</text:p>
          </table:table-cell>
          <table:table-cell office:value-type="float" office:value="3340.7942956129" calcext:value-type="float">
            <text:p>3340.7942956129</text:p>
          </table:table-cell>
          <table:table-cell table:formula="of:=[.B421]/[.D421]" office:value-type="float" office:value="32.292" calcext:value-type="float">
            <text:p>32.292</text:p>
          </table:table-cell>
          <table:table-cell table:formula="of:=([.B421]+[.D421])/2" office:value-type="float" office:value="16.9753940914158" calcext:value-type="float">
            <text:p>16.9753940914158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7.759" calcext:value-type="float">
            <text:p>37.759</text:p>
          </table:table-cell>
          <table:table-cell office:value-type="float" office:value="0.651278315674679" calcext:value-type="float">
            <text:p>0.651278315674679</text:p>
          </table:table-cell>
          <table:table-cell table:formula="of:=1/SQRT(1-([.C422]*[.C422]))" office:value-type="float" office:value="1.31780267336754" calcext:value-type="float">
            <text:p>1.31780267336754</text:p>
          </table:table-cell>
          <table:table-cell office:value-type="float" office:value="3398.91619443862" calcext:value-type="float">
            <text:p>3398.91619443862</text:p>
          </table:table-cell>
          <table:table-cell table:formula="of:=[.B422]/[.D422]" office:value-type="float" office:value="28.653" calcext:value-type="float">
            <text:p>28.653</text:p>
          </table:table-cell>
          <table:table-cell table:formula="of:=([.B422]+[.D422])/2" office:value-type="float" office:value="19.5384013366838" calcext:value-type="float">
            <text:p>19.5384013366838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3.405" calcext:value-type="float">
            <text:p>23.405</text:p>
          </table:table-cell>
          <table:table-cell office:value-type="float" office:value="0.884170083201561" calcext:value-type="float">
            <text:p>0.884170083201561</text:p>
          </table:table-cell>
          <table:table-cell table:formula="of:=1/SQRT(1-([.C423]*[.C423]))" office:value-type="float" office:value="2.14057069690872" calcext:value-type="float">
            <text:p>2.14057069690872</text:p>
          </table:table-cell>
          <table:table-cell office:value-type="float" office:value="803.96582421018" calcext:value-type="float">
            <text:p>803.96582421018</text:p>
          </table:table-cell>
          <table:table-cell table:formula="of:=[.B423]/[.D423]" office:value-type="float" office:value="10.934" calcext:value-type="float">
            <text:p>10.934</text:p>
          </table:table-cell>
          <table:table-cell table:formula="of:=([.B423]+[.D423])/2" office:value-type="float" office:value="12.7727853484544" calcext:value-type="float">
            <text:p>12.7727853484544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59.114" calcext:value-type="float">
            <text:p>59.114</text:p>
          </table:table-cell>
          <table:table-cell office:value-type="float" office:value="0.786144212368535" calcext:value-type="float">
            <text:p>0.786144212368535</text:p>
          </table:table-cell>
          <table:table-cell table:formula="of:=1/SQRT(1-([.C424]*[.C424]))" office:value-type="float" office:value="1.61801012727521" calcext:value-type="float">
            <text:p>1.61801012727521</text:p>
          </table:table-cell>
          <table:table-cell office:value-type="float" office:value="6784.99187032156" calcext:value-type="float">
            <text:p>6784.99187032156</text:p>
          </table:table-cell>
          <table:table-cell table:formula="of:=[.B424]/[.D424]" office:value-type="float" office:value="36.535" calcext:value-type="float">
            <text:p>36.535</text:p>
          </table:table-cell>
          <table:table-cell table:formula="of:=([.B424]+[.D424])/2" office:value-type="float" office:value="30.3660050636376" calcext:value-type="float">
            <text:p>30.3660050636376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9.21" calcext:value-type="float">
            <text:p>39.21</text:p>
          </table:table-cell>
          <table:table-cell office:value-type="float" office:value="0.41740130041354" calcext:value-type="float">
            <text:p>0.41740130041354</text:p>
          </table:table-cell>
          <table:table-cell table:formula="of:=1/SQRT(1-([.C425]*[.C425]))" office:value-type="float" office:value="1.10044624063316" calcext:value-type="float">
            <text:p>1.10044624063316</text:p>
          </table:table-cell>
          <table:table-cell office:value-type="float" office:value="4389.09242420867" calcext:value-type="float">
            <text:p>4389.09242420867</text:p>
          </table:table-cell>
          <table:table-cell table:formula="of:=[.B425]/[.D425]" office:value-type="float" office:value="35.631" calcext:value-type="float">
            <text:p>35.631</text:p>
          </table:table-cell>
          <table:table-cell table:formula="of:=([.B425]+[.D425])/2" office:value-type="float" office:value="20.1552231203166" calcext:value-type="float">
            <text:p>20.1552231203166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5.706" calcext:value-type="float">
            <text:p>35.706</text:p>
          </table:table-cell>
          <table:table-cell office:value-type="float" office:value="0.828196367971704" calcext:value-type="float">
            <text:p>0.828196367971704</text:p>
          </table:table-cell>
          <table:table-cell table:formula="of:=1/SQRT(1-([.C426]*[.C426]))" office:value-type="float" office:value="1.78431862475639" calcext:value-type="float">
            <text:p>1.78431862475639</text:p>
          </table:table-cell>
          <table:table-cell office:value-type="float" office:value="2244.70805656172" calcext:value-type="float">
            <text:p>2244.70805656172</text:p>
          </table:table-cell>
          <table:table-cell table:formula="of:=[.B426]/[.D426]" office:value-type="float" office:value="20.011" calcext:value-type="float">
            <text:p>20.011</text:p>
          </table:table-cell>
          <table:table-cell table:formula="of:=([.B426]+[.D426])/2" office:value-type="float" office:value="18.7451593123782" calcext:value-type="float">
            <text:p>18.7451593123782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5.509" calcext:value-type="float">
            <text:p>35.509</text:p>
          </table:table-cell>
          <table:table-cell office:value-type="float" office:value="0.692494933732059" calcext:value-type="float">
            <text:p>0.692494933732059</text:p>
          </table:table-cell>
          <table:table-cell table:formula="of:=1/SQRT(1-([.C427]*[.C427]))" office:value-type="float" office:value="1.38614982238357" calcext:value-type="float">
            <text:p>1.38614982238357</text:p>
          </table:table-cell>
          <table:table-cell office:value-type="float" office:value="2857.69965835991" calcext:value-type="float">
            <text:p>2857.69965835991</text:p>
          </table:table-cell>
          <table:table-cell table:formula="of:=[.B427]/[.D427]" office:value-type="float" office:value="25.617" calcext:value-type="float">
            <text:p>25.617</text:p>
          </table:table-cell>
          <table:table-cell table:formula="of:=([.B427]+[.D427])/2" office:value-type="float" office:value="18.4475749111918" calcext:value-type="float">
            <text:p>18.4475749111918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9.363" calcext:value-type="float">
            <text:p>39.363</text:p>
          </table:table-cell>
          <table:table-cell office:value-type="float" office:value="0.646487505396301" calcext:value-type="float">
            <text:p>0.646487505396301</text:p>
          </table:table-cell>
          <table:table-cell table:formula="of:=1/SQRT(1-([.C428]*[.C428]))" office:value-type="float" office:value="1.31074556291832" calcext:value-type="float">
            <text:p>1.31074556291832</text:p>
          </table:table-cell>
          <table:table-cell office:value-type="float" office:value="3713.70888655797" calcext:value-type="float">
            <text:p>3713.70888655797</text:p>
          </table:table-cell>
          <table:table-cell table:formula="of:=[.B428]/[.D428]" office:value-type="float" office:value="30.031" calcext:value-type="float">
            <text:p>30.031</text:p>
          </table:table-cell>
          <table:table-cell table:formula="of:=([.B428]+[.D428])/2" office:value-type="float" office:value="20.3368727814592" calcext:value-type="float">
            <text:p>20.3368727814592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7.877" calcext:value-type="float">
            <text:p>27.877</text:p>
          </table:table-cell>
          <table:table-cell office:value-type="float" office:value="0.565683495642739" calcext:value-type="float">
            <text:p>0.565683495642739</text:p>
          </table:table-cell>
          <table:table-cell table:formula="of:=1/SQRT(1-([.C429]*[.C429]))" office:value-type="float" office:value="1.21267617887594" calcext:value-type="float">
            <text:p>1.21267617887594</text:p>
          </table:table-cell>
          <table:table-cell office:value-type="float" office:value="2013.24716515397" calcext:value-type="float">
            <text:p>2013.24716515397</text:p>
          </table:table-cell>
          <table:table-cell table:formula="of:=[.B429]/[.D429]" office:value-type="float" office:value="22.988" calcext:value-type="float">
            <text:p>22.988</text:p>
          </table:table-cell>
          <table:table-cell table:formula="of:=([.B429]+[.D429])/2" office:value-type="float" office:value="14.544838089438" calcext:value-type="float">
            <text:p>14.544838089438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6.025" calcext:value-type="float">
            <text:p>36.025</text:p>
          </table:table-cell>
          <table:table-cell office:value-type="float" office:value="0.521289998530354" calcext:value-type="float">
            <text:p>0.521289998530354</text:p>
          </table:table-cell>
          <table:table-cell table:formula="of:=1/SQRT(1-([.C430]*[.C430]))" office:value-type="float" office:value="1.17181146927756" calcext:value-type="float">
            <text:p>1.17181146927756</text:p>
          </table:table-cell>
          <table:table-cell office:value-type="float" office:value="3479.36593574893" calcext:value-type="float">
            <text:p>3479.36593574893</text:p>
          </table:table-cell>
          <table:table-cell table:formula="of:=[.B430]/[.D430]" office:value-type="float" office:value="30.743" calcext:value-type="float">
            <text:p>30.743</text:p>
          </table:table-cell>
          <table:table-cell table:formula="of:=([.B430]+[.D430])/2" office:value-type="float" office:value="18.5984057346388" calcext:value-type="float">
            <text:p>18.5984057346388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7.175" calcext:value-type="float">
            <text:p>47.175</text:p>
          </table:table-cell>
          <table:table-cell office:value-type="float" office:value="0.777217867161631" calcext:value-type="float">
            <text:p>0.777217867161631</text:p>
          </table:table-cell>
          <table:table-cell table:formula="of:=1/SQRT(1-([.C431]*[.C431]))" office:value-type="float" office:value="1.58923999460989" calcext:value-type="float">
            <text:p>1.58923999460989</text:p>
          </table:table-cell>
          <table:table-cell office:value-type="float" office:value="4399.3063388281" calcext:value-type="float">
            <text:p>4399.3063388281</text:p>
          </table:table-cell>
          <table:table-cell table:formula="of:=[.B431]/[.D431]" office:value-type="float" office:value="29.684" calcext:value-type="float">
            <text:p>29.684</text:p>
          </table:table-cell>
          <table:table-cell table:formula="of:=([.B431]+[.D431])/2" office:value-type="float" office:value="24.3821199973049" calcext:value-type="float">
            <text:p>24.3821199973049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7.631" calcext:value-type="float">
            <text:p>37.631</text:p>
          </table:table-cell>
          <table:table-cell office:value-type="float" office:value="0.900718867914968" calcext:value-type="float">
            <text:p>0.900718867914968</text:p>
          </table:table-cell>
          <table:table-cell table:formula="of:=1/SQRT(1-([.C432]*[.C432]))" office:value-type="float" office:value="2.30201260170062" calcext:value-type="float">
            <text:p>2.30201260170062</text:p>
          </table:table-cell>
          <table:table-cell office:value-type="float" office:value="1932.56315213789" calcext:value-type="float">
            <text:p>1932.56315213789</text:p>
          </table:table-cell>
          <table:table-cell table:formula="of:=[.B432]/[.D432]" office:value-type="float" office:value="16.347" calcext:value-type="float">
            <text:p>16.347</text:p>
          </table:table-cell>
          <table:table-cell table:formula="of:=([.B432]+[.D432])/2" office:value-type="float" office:value="19.9665063008503" calcext:value-type="float">
            <text:p>19.9665063008503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3.403" calcext:value-type="float">
            <text:p>33.403</text:p>
          </table:table-cell>
          <table:table-cell office:value-type="float" office:value="0.309949791050955" calcext:value-type="float">
            <text:p>0.309949791050955</text:p>
          </table:table-cell>
          <table:table-cell table:formula="of:=1/SQRT(1-([.C433]*[.C433]))" office:value-type="float" office:value="1.05179797216449" calcext:value-type="float">
            <text:p>1.05179797216449</text:p>
          </table:table-cell>
          <table:table-cell office:value-type="float" office:value="3332.64067515481" calcext:value-type="float">
            <text:p>3332.64067515481</text:p>
          </table:table-cell>
          <table:table-cell table:formula="of:=[.B433]/[.D433]" office:value-type="float" office:value="31.758" calcext:value-type="float">
            <text:p>31.758</text:p>
          </table:table-cell>
          <table:table-cell table:formula="of:=([.B433]+[.D433])/2" office:value-type="float" office:value="17.2273989860822" calcext:value-type="float">
            <text:p>17.2273989860822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7.165" calcext:value-type="float">
            <text:p>47.165</text:p>
          </table:table-cell>
          <table:table-cell office:value-type="float" office:value="0.939741844402938" calcext:value-type="float">
            <text:p>0.939741844402938</text:p>
          </table:table-cell>
          <table:table-cell table:formula="of:=1/SQRT(1-([.C434]*[.C434]))" office:value-type="float" office:value="2.92496124031008" calcext:value-type="float">
            <text:p>2.92496124031008</text:p>
          </table:table-cell>
          <table:table-cell office:value-type="float" office:value="2389.29313229332" calcext:value-type="float">
            <text:p>2389.29313229332</text:p>
          </table:table-cell>
          <table:table-cell table:formula="of:=[.B434]/[.D434]" office:value-type="float" office:value="16.125" calcext:value-type="float">
            <text:p>16.125</text:p>
          </table:table-cell>
          <table:table-cell table:formula="of:=([.B434]+[.D434])/2" office:value-type="float" office:value="25.044980620155" calcext:value-type="float">
            <text:p>25.044980620155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9.679" calcext:value-type="float">
            <text:p>49.679</text:p>
          </table:table-cell>
          <table:table-cell office:value-type="float" office:value="0.908963207191084" calcext:value-type="float">
            <text:p>0.908963207191084</text:p>
          </table:table-cell>
          <table:table-cell table:formula="of:=1/SQRT(1-([.C435]*[.C435]))" office:value-type="float" office:value="2.39879285369387" calcext:value-type="float">
            <text:p>2.39879285369387</text:p>
          </table:table-cell>
          <table:table-cell office:value-type="float" office:value="3232.2341675745" calcext:value-type="float">
            <text:p>3232.2341675745</text:p>
          </table:table-cell>
          <table:table-cell table:formula="of:=[.B435]/[.D435]" office:value-type="float" office:value="20.71" calcext:value-type="float">
            <text:p>20.71</text:p>
          </table:table-cell>
          <table:table-cell table:formula="of:=([.B435]+[.D435])/2" office:value-type="float" office:value="26.0388964268469" calcext:value-type="float">
            <text:p>26.0388964268469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4.746" calcext:value-type="float">
            <text:p>44.746</text:p>
          </table:table-cell>
          <table:table-cell office:value-type="float" office:value="0.62655534855911" calcext:value-type="float">
            <text:p>0.62655534855911</text:p>
          </table:table-cell>
          <table:table-cell table:formula="of:=1/SQRT(1-([.C436]*[.C436]))" office:value-type="float" office:value="1.2830762172392" calcext:value-type="float">
            <text:p>1.2830762172392</text:p>
          </table:table-cell>
          <table:table-cell office:value-type="float" office:value="4902.36738389894" calcext:value-type="float">
            <text:p>4902.36738389894</text:p>
          </table:table-cell>
          <table:table-cell table:formula="of:=[.B436]/[.D436]" office:value-type="float" office:value="34.874" calcext:value-type="float">
            <text:p>34.874</text:p>
          </table:table-cell>
          <table:table-cell table:formula="of:=([.B436]+[.D436])/2" office:value-type="float" office:value="23.0145381086196" calcext:value-type="float">
            <text:p>23.0145381086196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60.722" calcext:value-type="float">
            <text:p>60.722</text:p>
          </table:table-cell>
          <table:table-cell office:value-type="float" office:value="0.917509366036112" calcext:value-type="float">
            <text:p>0.917509366036112</text:p>
          </table:table-cell>
          <table:table-cell table:formula="of:=1/SQRT(1-([.C437]*[.C437]))" office:value-type="float" office:value="2.5143685300207" calcext:value-type="float">
            <text:p>2.5143685300207</text:p>
          </table:table-cell>
          <table:table-cell office:value-type="float" office:value="4606.9455070374" calcext:value-type="float">
            <text:p>4606.9455070374</text:p>
          </table:table-cell>
          <table:table-cell table:formula="of:=[.B437]/[.D437]" office:value-type="float" office:value="24.15" calcext:value-type="float">
            <text:p>24.15</text:p>
          </table:table-cell>
          <table:table-cell table:formula="of:=([.B437]+[.D437])/2" office:value-type="float" office:value="31.6181842650104" calcext:value-type="float">
            <text:p>31.6181842650104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9" calcext:value-type="float">
            <text:p>39</text:p>
          </table:table-cell>
          <table:table-cell office:value-type="float" office:value="0.920901709153816" calcext:value-type="float">
            <text:p>0.920901709153816</text:p>
          </table:table-cell>
          <table:table-cell table:formula="of:=1/SQRT(1-([.C438]*[.C438]))" office:value-type="float" office:value="2.56545191422181" calcext:value-type="float">
            <text:p>2.56545191422181</text:p>
          </table:table-cell>
          <table:table-cell office:value-type="float" office:value="1862.58116927501" calcext:value-type="float">
            <text:p>1862.58116927501</text:p>
          </table:table-cell>
          <table:table-cell table:formula="of:=[.B438]/[.D438]" office:value-type="float" office:value="15.202" calcext:value-type="float">
            <text:p>15.202</text:p>
          </table:table-cell>
          <table:table-cell table:formula="of:=([.B438]+[.D438])/2" office:value-type="float" office:value="20.7827259571109" calcext:value-type="float">
            <text:p>20.7827259571109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3.177" calcext:value-type="float">
            <text:p>43.177</text:p>
          </table:table-cell>
          <table:table-cell office:value-type="float" office:value="0.660563606384428" calcext:value-type="float">
            <text:p>0.660563606384428</text:p>
          </table:table-cell>
          <table:table-cell table:formula="of:=1/SQRT(1-([.C439]*[.C439]))" office:value-type="float" office:value="1.33196569595262" calcext:value-type="float">
            <text:p>1.33196569595262</text:p>
          </table:table-cell>
          <table:table-cell office:value-type="float" office:value="4397.05360326717" calcext:value-type="float">
            <text:p>4397.05360326717</text:p>
          </table:table-cell>
          <table:table-cell table:formula="of:=[.B439]/[.D439]" office:value-type="float" office:value="32.416" calcext:value-type="float">
            <text:p>32.416</text:p>
          </table:table-cell>
          <table:table-cell table:formula="of:=([.B439]+[.D439])/2" office:value-type="float" office:value="22.2544828479763" calcext:value-type="float">
            <text:p>22.2544828479763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6.986" calcext:value-type="float">
            <text:p>26.986</text:p>
          </table:table-cell>
          <table:table-cell office:value-type="float" office:value="0.598703314961458" calcext:value-type="float">
            <text:p>0.598703314961458</text:p>
          </table:table-cell>
          <table:table-cell table:formula="of:=1/SQRT(1-([.C440]*[.C440]))" office:value-type="float" office:value="1.24848484848485" calcext:value-type="float">
            <text:p>1.24848484848485</text:p>
          </table:table-cell>
          <table:table-cell office:value-type="float" office:value="1832.49850324537" calcext:value-type="float">
            <text:p>1832.49850324537</text:p>
          </table:table-cell>
          <table:table-cell table:formula="of:=[.B440]/[.D440]" office:value-type="float" office:value="21.615" calcext:value-type="float">
            <text:p>21.615</text:p>
          </table:table-cell>
          <table:table-cell table:formula="of:=([.B440]+[.D440])/2" office:value-type="float" office:value="14.1172424242424" calcext:value-type="float">
            <text:p>14.1172424242424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8.127" calcext:value-type="float">
            <text:p>28.127</text:p>
          </table:table-cell>
          <table:table-cell office:value-type="float" office:value="0.778034142812547" calcext:value-type="float">
            <text:p>0.778034142812547</text:p>
          </table:table-cell>
          <table:table-cell table:formula="of:=1/SQRT(1-([.C441]*[.C441]))" office:value-type="float" office:value="1.59179400113186" calcext:value-type="float">
            <text:p>1.59179400113186</text:p>
          </table:table-cell>
          <table:table-cell office:value-type="float" office:value="1561.38439794808" calcext:value-type="float">
            <text:p>1561.38439794808</text:p>
          </table:table-cell>
          <table:table-cell table:formula="of:=[.B441]/[.D441]" office:value-type="float" office:value="17.67" calcext:value-type="float">
            <text:p>17.67</text:p>
          </table:table-cell>
          <table:table-cell table:formula="of:=([.B441]+[.D441])/2" office:value-type="float" office:value="14.8593970005659" calcext:value-type="float">
            <text:p>14.8593970005659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5.978" calcext:value-type="float">
            <text:p>35.978</text:p>
          </table:table-cell>
          <table:table-cell office:value-type="float" office:value="0.843497051927157" calcext:value-type="float">
            <text:p>0.843497051927157</text:p>
          </table:table-cell>
          <table:table-cell table:formula="of:=1/SQRT(1-([.C442]*[.C442]))" office:value-type="float" office:value="1.86173350582147" calcext:value-type="float">
            <text:p>1.86173350582147</text:p>
          </table:table-cell>
          <table:table-cell office:value-type="float" office:value="2184.27036098575" calcext:value-type="float">
            <text:p>2184.27036098575</text:p>
          </table:table-cell>
          <table:table-cell table:formula="of:=[.B442]/[.D442]" office:value-type="float" office:value="19.325" calcext:value-type="float">
            <text:p>19.325</text:p>
          </table:table-cell>
          <table:table-cell table:formula="of:=([.B442]+[.D442])/2" office:value-type="float" office:value="18.9198667529107" calcext:value-type="float">
            <text:p>18.9198667529107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60.005" calcext:value-type="float">
            <text:p>60.005</text:p>
          </table:table-cell>
          <table:table-cell office:value-type="float" office:value="0.989880303888333" calcext:value-type="float">
            <text:p>0.989880303888333</text:p>
          </table:table-cell>
          <table:table-cell table:formula="of:=1/SQRT(1-([.C443]*[.C443]))" office:value-type="float" office:value="7.0469759248386" calcext:value-type="float">
            <text:p>7.0469759248386</text:p>
          </table:table-cell>
          <table:table-cell office:value-type="float" office:value="1605.17344002625" calcext:value-type="float">
            <text:p>1605.17344002625</text:p>
          </table:table-cell>
          <table:table-cell table:formula="of:=[.B443]/[.D443]" office:value-type="float" office:value="8.5149999999999" calcext:value-type="float">
            <text:p>8.5149999999999</text:p>
          </table:table-cell>
          <table:table-cell table:formula="of:=([.B443]+[.D443])/2" office:value-type="float" office:value="33.5259879624193" calcext:value-type="float">
            <text:p>33.5259879624193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58.924" calcext:value-type="float">
            <text:p>58.924</text:p>
          </table:table-cell>
          <table:table-cell office:value-type="float" office:value="0.834674657593645" calcext:value-type="float">
            <text:p>0.834674657593645</text:p>
          </table:table-cell>
          <table:table-cell table:formula="of:=1/SQRT(1-([.C444]*[.C444]))" office:value-type="float" office:value="1.81572784420067" calcext:value-type="float">
            <text:p>1.81572784420067</text:p>
          </table:table-cell>
          <table:table-cell office:value-type="float" office:value="6007.35864953909" calcext:value-type="float">
            <text:p>6007.35864953909</text:p>
          </table:table-cell>
          <table:table-cell table:formula="of:=[.B444]/[.D444]" office:value-type="float" office:value="32.452" calcext:value-type="float">
            <text:p>32.452</text:p>
          </table:table-cell>
          <table:table-cell table:formula="of:=([.B444]+[.D444])/2" office:value-type="float" office:value="30.3698639221003" calcext:value-type="float">
            <text:p>30.3698639221003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5.795" calcext:value-type="float">
            <text:p>35.795</text:p>
          </table:table-cell>
          <table:table-cell office:value-type="float" office:value="0.568982702765493" calcext:value-type="float">
            <text:p>0.568982702765493</text:p>
          </table:table-cell>
          <table:table-cell table:formula="of:=1/SQRT(1-([.C445]*[.C445]))" office:value-type="float" office:value="1.21602799293382" calcext:value-type="float">
            <text:p>1.21602799293382</text:p>
          </table:table-cell>
          <table:table-cell office:value-type="float" office:value="3310.17560476152" calcext:value-type="float">
            <text:p>3310.17560476152</text:p>
          </table:table-cell>
          <table:table-cell table:formula="of:=[.B445]/[.D445]" office:value-type="float" office:value="29.436" calcext:value-type="float">
            <text:p>29.436</text:p>
          </table:table-cell>
          <table:table-cell table:formula="of:=([.B445]+[.D445])/2" office:value-type="float" office:value="18.5055139964669" calcext:value-type="float">
            <text:p>18.5055139964669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6.011" calcext:value-type="float">
            <text:p>26.011</text:p>
          </table:table-cell>
          <table:table-cell office:value-type="float" office:value="0.663665275731527" calcext:value-type="float">
            <text:p>0.663665275731527</text:p>
          </table:table-cell>
          <table:table-cell table:formula="of:=1/SQRT(1-([.C446]*[.C446]))" office:value-type="float" office:value="1.33684535128745" calcext:value-type="float">
            <text:p>1.33684535128745</text:p>
          </table:table-cell>
          <table:table-cell office:value-type="float" office:value="1589.94756043418" calcext:value-type="float">
            <text:p>1589.94756043418</text:p>
          </table:table-cell>
          <table:table-cell table:formula="of:=[.B446]/[.D446]" office:value-type="float" office:value="19.457" calcext:value-type="float">
            <text:p>19.457</text:p>
          </table:table-cell>
          <table:table-cell table:formula="of:=([.B446]+[.D446])/2" office:value-type="float" office:value="13.6739226756437" calcext:value-type="float">
            <text:p>13.6739226756437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69.013" calcext:value-type="float">
            <text:p>69.013</text:p>
          </table:table-cell>
          <table:table-cell office:value-type="float" office:value="0.933541747970601" calcext:value-type="float">
            <text:p>0.933541747970601</text:p>
          </table:table-cell>
          <table:table-cell table:formula="of:=1/SQRT(1-([.C447]*[.C447]))" office:value-type="float" office:value="2.78964388212942" calcext:value-type="float">
            <text:p>2.78964388212942</text:p>
          </table:table-cell>
          <table:table-cell office:value-type="float" office:value="5363.68074353244" calcext:value-type="float">
            <text:p>5363.68074353244</text:p>
          </table:table-cell>
          <table:table-cell table:formula="of:=[.B447]/[.D447]" office:value-type="float" office:value="24.7390000000001" calcext:value-type="float">
            <text:p>24.7390000000001</text:p>
          </table:table-cell>
          <table:table-cell table:formula="of:=([.B447]+[.D447])/2" office:value-type="float" office:value="35.9013219410647" calcext:value-type="float">
            <text:p>35.9013219410647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7.832" calcext:value-type="float">
            <text:p>37.832</text:p>
          </table:table-cell>
          <table:table-cell office:value-type="float" office:value="0.957324692197822" calcext:value-type="float">
            <text:p>0.957324692197822</text:p>
          </table:table-cell>
          <table:table-cell table:formula="of:=1/SQRT(1-([.C448]*[.C448]))" office:value-type="float" office:value="3.46003292482166" calcext:value-type="float">
            <text:p>3.46003292482166</text:p>
          </table:table-cell>
          <table:table-cell office:value-type="float" office:value="1299.53578558084" calcext:value-type="float">
            <text:p>1299.53578558084</text:p>
          </table:table-cell>
          <table:table-cell table:formula="of:=[.B448]/[.D448]" office:value-type="float" office:value="10.934" calcext:value-type="float">
            <text:p>10.934</text:p>
          </table:table-cell>
          <table:table-cell table:formula="of:=([.B448]+[.D448])/2" office:value-type="float" office:value="20.6460164624108" calcext:value-type="float">
            <text:p>20.6460164624108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6.638" calcext:value-type="float">
            <text:p>46.638</text:p>
          </table:table-cell>
          <table:table-cell office:value-type="float" office:value="0.88507030970503" calcext:value-type="float">
            <text:p>0.88507030970503</text:p>
          </table:table-cell>
          <table:table-cell table:formula="of:=1/SQRT(1-([.C449]*[.C449]))" office:value-type="float" office:value="2.14842454394693" calcext:value-type="float">
            <text:p>2.14842454394693</text:p>
          </table:table-cell>
          <table:table-cell office:value-type="float" office:value="3180.60402125065" calcext:value-type="float">
            <text:p>3180.60402125065</text:p>
          </table:table-cell>
          <table:table-cell table:formula="of:=[.B449]/[.D449]" office:value-type="float" office:value="21.708" calcext:value-type="float">
            <text:p>21.708</text:p>
          </table:table-cell>
          <table:table-cell table:formula="of:=([.B449]+[.D449])/2" office:value-type="float" office:value="24.3932122719735" calcext:value-type="float">
            <text:p>24.3932122719735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2.823" calcext:value-type="float">
            <text:p>42.823</text:p>
          </table:table-cell>
          <table:table-cell office:value-type="float" office:value="0.890138695825283" calcext:value-type="float">
            <text:p>0.890138695825283</text:p>
          </table:table-cell>
          <table:table-cell table:formula="of:=1/SQRT(1-([.C450]*[.C450]))" office:value-type="float" office:value="2.19447576099211" calcext:value-type="float">
            <text:p>2.19447576099211</text:p>
          </table:table-cell>
          <table:table-cell office:value-type="float" office:value="2625.26568690204" calcext:value-type="float">
            <text:p>2625.26568690204</text:p>
          </table:table-cell>
          <table:table-cell table:formula="of:=[.B450]/[.D450]" office:value-type="float" office:value="19.514" calcext:value-type="float">
            <text:p>19.514</text:p>
          </table:table-cell>
          <table:table-cell table:formula="of:=([.B450]+[.D450])/2" office:value-type="float" office:value="22.5087378804961" calcext:value-type="float">
            <text:p>22.5087378804961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0.751" calcext:value-type="float">
            <text:p>40.751</text:p>
          </table:table-cell>
          <table:table-cell office:value-type="float" office:value="0.963618413936029" calcext:value-type="float">
            <text:p>0.963618413936029</text:p>
          </table:table-cell>
          <table:table-cell table:formula="of:=1/SQRT(1-([.C451]*[.C451]))" office:value-type="float" office:value="3.74136981270658" calcext:value-type="float">
            <text:p>3.74136981270658</text:p>
          </table:table-cell>
          <table:table-cell office:value-type="float" office:value="1394.42697593036" calcext:value-type="float">
            <text:p>1394.42697593036</text:p>
          </table:table-cell>
          <table:table-cell table:formula="of:=[.B451]/[.D451]" office:value-type="float" office:value="10.892" calcext:value-type="float">
            <text:p>10.892</text:p>
          </table:table-cell>
          <table:table-cell table:formula="of:=([.B451]+[.D451])/2" office:value-type="float" office:value="22.2461849063533" calcext:value-type="float">
            <text:p>22.2461849063533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2.103" calcext:value-type="float">
            <text:p>32.103</text:p>
          </table:table-cell>
          <table:table-cell office:value-type="float" office:value="0.509746620003611" calcext:value-type="float">
            <text:p>0.509746620003611</text:p>
          </table:table-cell>
          <table:table-cell table:formula="of:=1/SQRT(1-([.C452]*[.C452]))" office:value-type="float" office:value="1.16235200405518" calcext:value-type="float">
            <text:p>1.16235200405518</text:p>
          </table:table-cell>
          <table:table-cell office:value-type="float" office:value="2785.50178767634" calcext:value-type="float">
            <text:p>2785.50178767634</text:p>
          </table:table-cell>
          <table:table-cell table:formula="of:=[.B452]/[.D452]" office:value-type="float" office:value="27.619" calcext:value-type="float">
            <text:p>27.619</text:p>
          </table:table-cell>
          <table:table-cell table:formula="of:=([.B452]+[.D452])/2" office:value-type="float" office:value="16.6326760020276" calcext:value-type="float">
            <text:p>16.6326760020276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18.495" calcext:value-type="float">
            <text:p>18.495</text:p>
          </table:table-cell>
          <table:table-cell office:value-type="float" office:value="0.770386037146254" calcext:value-type="float">
            <text:p>0.770386037146254</text:p>
          </table:table-cell>
          <table:table-cell table:formula="of:=1/SQRT(1-([.C453]*[.C453]))" office:value-type="float" office:value="1.56843622795115" calcext:value-type="float">
            <text:p>1.56843622795115</text:p>
          </table:table-cell>
          <table:table-cell office:value-type="float" office:value="685.159492263065" calcext:value-type="float">
            <text:p>685.159492263065</text:p>
          </table:table-cell>
          <table:table-cell table:formula="of:=[.B453]/[.D453]" office:value-type="float" office:value="11.792" calcext:value-type="float">
            <text:p>11.792</text:p>
          </table:table-cell>
          <table:table-cell table:formula="of:=([.B453]+[.D453])/2" office:value-type="float" office:value="10.0317181139756" calcext:value-type="float">
            <text:p>10.0317181139756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9.007" calcext:value-type="float">
            <text:p>39.007</text:p>
          </table:table-cell>
          <table:table-cell office:value-type="float" office:value="0.882410840754552" calcext:value-type="float">
            <text:p>0.882410840754552</text:p>
          </table:table-cell>
          <table:table-cell table:formula="of:=1/SQRT(1-([.C454]*[.C454]))" office:value-type="float" office:value="2.1254904097646" calcext:value-type="float">
            <text:p>2.1254904097646</text:p>
          </table:table-cell>
          <table:table-cell office:value-type="float" office:value="2248.92940832717" calcext:value-type="float">
            <text:p>2248.92940832717</text:p>
          </table:table-cell>
          <table:table-cell table:formula="of:=[.B454]/[.D454]" office:value-type="float" office:value="18.352" calcext:value-type="float">
            <text:p>18.352</text:p>
          </table:table-cell>
          <table:table-cell table:formula="of:=([.B454]+[.D454])/2" office:value-type="float" office:value="20.5662452048823" calcext:value-type="float">
            <text:p>20.5662452048823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4.192" calcext:value-type="float">
            <text:p>44.192</text:p>
          </table:table-cell>
          <table:table-cell office:value-type="float" office:value="0.825980075756208" calcext:value-type="float">
            <text:p>0.825980075756208</text:p>
          </table:table-cell>
          <table:table-cell table:formula="of:=1/SQRT(1-([.C455]*[.C455]))" office:value-type="float" office:value="1.7739954237084" calcext:value-type="float">
            <text:p>1.7739954237084</text:p>
          </table:table-cell>
          <table:table-cell office:value-type="float" office:value="3458.47540331928" calcext:value-type="float">
            <text:p>3458.47540331928</text:p>
          </table:table-cell>
          <table:table-cell table:formula="of:=[.B455]/[.D455]" office:value-type="float" office:value="24.911" calcext:value-type="float">
            <text:p>24.911</text:p>
          </table:table-cell>
          <table:table-cell table:formula="of:=([.B455]+[.D455])/2" office:value-type="float" office:value="22.9829977118542" calcext:value-type="float">
            <text:p>22.9829977118542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6.223" calcext:value-type="float">
            <text:p>36.223</text:p>
          </table:table-cell>
          <table:table-cell office:value-type="float" office:value="0.869542854470552" calcext:value-type="float">
            <text:p>0.869542854470552</text:p>
          </table:table-cell>
          <table:table-cell table:formula="of:=1/SQRT(1-([.C456]*[.C456]))" office:value-type="float" office:value="2.02487562189055" calcext:value-type="float">
            <text:p>2.02487562189055</text:p>
          </table:table-cell>
          <table:table-cell office:value-type="float" office:value="2035.730824351" calcext:value-type="float">
            <text:p>2035.730824351</text:p>
          </table:table-cell>
          <table:table-cell table:formula="of:=[.B456]/[.D456]" office:value-type="float" office:value="17.889" calcext:value-type="float">
            <text:p>17.889</text:p>
          </table:table-cell>
          <table:table-cell table:formula="of:=([.B456]+[.D456])/2" office:value-type="float" office:value="19.1239378109453" calcext:value-type="float">
            <text:p>19.1239378109453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6.437" calcext:value-type="float">
            <text:p>26.437</text:p>
          </table:table-cell>
          <table:table-cell office:value-type="float" office:value="0.710598998249645" calcext:value-type="float">
            <text:p>0.710598998249645</text:p>
          </table:table-cell>
          <table:table-cell table:formula="of:=1/SQRT(1-([.C457]*[.C457]))" office:value-type="float" office:value="1.42126767378098" calcext:value-type="float">
            <text:p>1.42126767378098</text:p>
          </table:table-cell>
          <table:table-cell office:value-type="float" office:value="1544.89275496792" calcext:value-type="float">
            <text:p>1544.89275496792</text:p>
          </table:table-cell>
          <table:table-cell table:formula="of:=[.B457]/[.D457]" office:value-type="float" office:value="18.601" calcext:value-type="float">
            <text:p>18.601</text:p>
          </table:table-cell>
          <table:table-cell table:formula="of:=([.B457]+[.D457])/2" office:value-type="float" office:value="13.9291338368905" calcext:value-type="float">
            <text:p>13.9291338368905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1.903" calcext:value-type="float">
            <text:p>31.903</text:p>
          </table:table-cell>
          <table:table-cell office:value-type="float" office:value="0.650153188273742" calcext:value-type="float">
            <text:p>0.650153188273742</text:p>
          </table:table-cell>
          <table:table-cell table:formula="of:=1/SQRT(1-([.C458]*[.C458]))" office:value-type="float" office:value="1.3161303630363" calcext:value-type="float">
            <text:p>1.3161303630363</text:p>
          </table:table-cell>
          <table:table-cell office:value-type="float" office:value="2429.483825562" calcext:value-type="float">
            <text:p>2429.483825562</text:p>
          </table:table-cell>
          <table:table-cell table:formula="of:=[.B458]/[.D458]" office:value-type="float" office:value="24.24" calcext:value-type="float">
            <text:p>24.24</text:p>
          </table:table-cell>
          <table:table-cell table:formula="of:=([.B458]+[.D458])/2" office:value-type="float" office:value="16.6095651815181" calcext:value-type="float">
            <text:p>16.6095651815181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2.676" calcext:value-type="float">
            <text:p>22.676</text:p>
          </table:table-cell>
          <table:table-cell office:value-type="float" office:value="0.665515710167528" calcext:value-type="float">
            <text:p>0.665515710167528</text:p>
          </table:table-cell>
          <table:table-cell table:formula="of:=1/SQRT(1-([.C459]*[.C459]))" office:value-type="float" office:value="1.33979320531758" calcext:value-type="float">
            <text:p>1.33979320531758</text:p>
          </table:table-cell>
          <table:table-cell office:value-type="float" office:value="1205.71592859168" calcext:value-type="float">
            <text:p>1205.71592859168</text:p>
          </table:table-cell>
          <table:table-cell table:formula="of:=[.B459]/[.D459]" office:value-type="float" office:value="16.925" calcext:value-type="float">
            <text:p>16.925</text:p>
          </table:table-cell>
          <table:table-cell table:formula="of:=([.B459]+[.D459])/2" office:value-type="float" office:value="12.0078966026588" calcext:value-type="float">
            <text:p>12.0078966026588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18.658" calcext:value-type="float">
            <text:p>18.658</text:p>
          </table:table-cell>
          <table:table-cell office:value-type="float" office:value="0.676298456384939" calcext:value-type="float">
            <text:p>0.676298456384939</text:p>
          </table:table-cell>
          <table:table-cell table:formula="of:=1/SQRT(1-([.C460]*[.C460]))" office:value-type="float" office:value="1.3575378346915" calcext:value-type="float">
            <text:p>1.3575378346915</text:p>
          </table:table-cell>
          <table:table-cell office:value-type="float" office:value="805.616046282444" calcext:value-type="float">
            <text:p>805.616046282444</text:p>
          </table:table-cell>
          <table:table-cell table:formula="of:=[.B460]/[.D460]" office:value-type="float" office:value="13.744" calcext:value-type="float">
            <text:p>13.744</text:p>
          </table:table-cell>
          <table:table-cell table:formula="of:=([.B460]+[.D460])/2" office:value-type="float" office:value="10.0077689173458" calcext:value-type="float">
            <text:p>10.0077689173458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1.314" calcext:value-type="float">
            <text:p>31.314</text:p>
          </table:table-cell>
          <table:table-cell office:value-type="float" office:value="0.843310052574317" calcext:value-type="float">
            <text:p>0.843310052574317</text:p>
          </table:table-cell>
          <table:table-cell table:formula="of:=1/SQRT(1-([.C461]*[.C461]))" office:value-type="float" office:value="1.86071662012003" calcext:value-type="float">
            <text:p>1.86071662012003</text:p>
          </table:table-cell>
          <table:table-cell office:value-type="float" office:value="1655.56688269406" calcext:value-type="float">
            <text:p>1655.56688269406</text:p>
          </table:table-cell>
          <table:table-cell table:formula="of:=[.B461]/[.D461]" office:value-type="float" office:value="16.829" calcext:value-type="float">
            <text:p>16.829</text:p>
          </table:table-cell>
          <table:table-cell table:formula="of:=([.B461]+[.D461])/2" office:value-type="float" office:value="16.58735831006" calcext:value-type="float">
            <text:p>16.58735831006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3.32" calcext:value-type="float">
            <text:p>33.32</text:p>
          </table:table-cell>
          <table:table-cell office:value-type="float" office:value="0.875679278428274" calcext:value-type="float">
            <text:p>0.875679278428274</text:p>
          </table:table-cell>
          <table:table-cell table:formula="of:=1/SQRT(1-([.C462]*[.C462]))" office:value-type="float" office:value="2.07085146053449" calcext:value-type="float">
            <text:p>2.07085146053449</text:p>
          </table:table-cell>
          <table:table-cell office:value-type="float" office:value="1684.26688353138" calcext:value-type="float">
            <text:p>1684.26688353138</text:p>
          </table:table-cell>
          <table:table-cell table:formula="of:=[.B462]/[.D462]" office:value-type="float" office:value="16.09" calcext:value-type="float">
            <text:p>16.09</text:p>
          </table:table-cell>
          <table:table-cell table:formula="of:=([.B462]+[.D462])/2" office:value-type="float" office:value="17.6954257302672" calcext:value-type="float">
            <text:p>17.6954257302672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6.884" calcext:value-type="float">
            <text:p>36.884</text:p>
          </table:table-cell>
          <table:table-cell office:value-type="float" office:value="0.774253132488052" calcext:value-type="float">
            <text:p>0.774253132488052</text:p>
          </table:table-cell>
          <table:table-cell table:formula="of:=1/SQRT(1-([.C463]*[.C463]))" office:value-type="float" office:value="1.58008824915392" calcext:value-type="float">
            <text:p>1.58008824915392</text:p>
          </table:table-cell>
          <table:table-cell office:value-type="float" office:value="2704.85853368334" calcext:value-type="float">
            <text:p>2704.85853368334</text:p>
          </table:table-cell>
          <table:table-cell table:formula="of:=[.B463]/[.D463]" office:value-type="float" office:value="23.343" calcext:value-type="float">
            <text:p>23.343</text:p>
          </table:table-cell>
          <table:table-cell table:formula="of:=([.B463]+[.D463])/2" office:value-type="float" office:value="19.232044124577" calcext:value-type="float">
            <text:p>19.232044124577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8.568" calcext:value-type="float">
            <text:p>28.568</text:p>
          </table:table-cell>
          <table:table-cell office:value-type="float" office:value="0.793355932343066" calcext:value-type="float">
            <text:p>0.793355932343066</text:p>
          </table:table-cell>
          <table:table-cell table:formula="of:=1/SQRT(1-([.C464]*[.C464]))" office:value-type="float" office:value="1.64268874705307" calcext:value-type="float">
            <text:p>1.64268874705307</text:p>
          </table:table-cell>
          <table:table-cell office:value-type="float" office:value="1560.82518817256" calcext:value-type="float">
            <text:p>1560.82518817256</text:p>
          </table:table-cell>
          <table:table-cell table:formula="of:=[.B464]/[.D464]" office:value-type="float" office:value="17.391" calcext:value-type="float">
            <text:p>17.391</text:p>
          </table:table-cell>
          <table:table-cell table:formula="of:=([.B464]+[.D464])/2" office:value-type="float" office:value="15.1053443735265" calcext:value-type="float">
            <text:p>15.1053443735265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2.635" calcext:value-type="float">
            <text:p>42.635</text:p>
          </table:table-cell>
          <table:table-cell office:value-type="float" office:value="0.854297588663302" calcext:value-type="float">
            <text:p>0.854297588663302</text:p>
          </table:table-cell>
          <table:table-cell table:formula="of:=1/SQRT(1-([.C465]*[.C465]))" office:value-type="float" office:value="1.92387527638644" calcext:value-type="float">
            <text:p>1.92387527638644</text:p>
          </table:table-cell>
          <table:table-cell office:value-type="float" office:value="2968.28429153613" calcext:value-type="float">
            <text:p>2968.28429153613</text:p>
          </table:table-cell>
          <table:table-cell table:formula="of:=[.B465]/[.D465]" office:value-type="float" office:value="22.161" calcext:value-type="float">
            <text:p>22.161</text:p>
          </table:table-cell>
          <table:table-cell table:formula="of:=([.B465]+[.D465])/2" office:value-type="float" office:value="22.2794376381932" calcext:value-type="float">
            <text:p>22.2794376381932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54.407" calcext:value-type="float">
            <text:p>54.407</text:p>
          </table:table-cell>
          <table:table-cell office:value-type="float" office:value="0.881982973493687" calcext:value-type="float">
            <text:p>0.881982973493687</text:p>
          </table:table-cell>
          <table:table-cell table:formula="of:=1/SQRT(1-([.C466]*[.C466]))" office:value-type="float" office:value="2.12187512187512" calcext:value-type="float">
            <text:p>2.12187512187512</text:p>
          </table:table-cell>
          <table:table-cell office:value-type="float" office:value="4382.67847639047" calcext:value-type="float">
            <text:p>4382.67847639047</text:p>
          </table:table-cell>
          <table:table-cell table:formula="of:=[.B466]/[.D466]" office:value-type="float" office:value="25.641" calcext:value-type="float">
            <text:p>25.641</text:p>
          </table:table-cell>
          <table:table-cell table:formula="of:=([.B466]+[.D466])/2" office:value-type="float" office:value="28.2644375609376" calcext:value-type="float">
            <text:p>28.2644375609376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1.447" calcext:value-type="float">
            <text:p>31.447</text:p>
          </table:table-cell>
          <table:table-cell office:value-type="float" office:value="0.543298588443776" calcext:value-type="float">
            <text:p>0.543298588443776</text:p>
          </table:table-cell>
          <table:table-cell table:formula="of:=1/SQRT(1-([.C467]*[.C467]))" office:value-type="float" office:value="1.19112912389682" calcext:value-type="float">
            <text:p>1.19112912389682</text:p>
          </table:table-cell>
          <table:table-cell office:value-type="float" office:value="2608.25152794855" calcext:value-type="float">
            <text:p>2608.25152794855</text:p>
          </table:table-cell>
          <table:table-cell table:formula="of:=[.B467]/[.D467]" office:value-type="float" office:value="26.401" calcext:value-type="float">
            <text:p>26.401</text:p>
          </table:table-cell>
          <table:table-cell table:formula="of:=([.B467]+[.D467])/2" office:value-type="float" office:value="16.3190645619484" calcext:value-type="float">
            <text:p>16.3190645619484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3.275" calcext:value-type="float">
            <text:p>33.275</text:p>
          </table:table-cell>
          <table:table-cell office:value-type="float" office:value="0.406143826815373" calcext:value-type="float">
            <text:p>0.406143826815373</text:p>
          </table:table-cell>
          <table:table-cell table:formula="of:=1/SQRT(1-([.C468]*[.C468]))" office:value-type="float" office:value="1.09432038675305" calcext:value-type="float">
            <text:p>1.09432038675305</text:p>
          </table:table-cell>
          <table:table-cell office:value-type="float" office:value="3178.64122013413" calcext:value-type="float">
            <text:p>3178.64122013413</text:p>
          </table:table-cell>
          <table:table-cell table:formula="of:=[.B468]/[.D468]" office:value-type="float" office:value="30.407" calcext:value-type="float">
            <text:p>30.407</text:p>
          </table:table-cell>
          <table:table-cell table:formula="of:=([.B468]+[.D468])/2" office:value-type="float" office:value="17.1846601933765" calcext:value-type="float">
            <text:p>17.1846601933765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2.423" calcext:value-type="float">
            <text:p>22.423</text:p>
          </table:table-cell>
          <table:table-cell office:value-type="float" office:value="0.509826250606051" calcext:value-type="float">
            <text:p>0.509826250606051</text:p>
          </table:table-cell>
          <table:table-cell table:formula="of:=1/SQRT(1-([.C469]*[.C469]))" office:value-type="float" office:value="1.16241575946086" calcext:value-type="float">
            <text:p>1.16241575946086</text:p>
          </table:table-cell>
          <table:table-cell office:value-type="float" office:value="1358.86344965815" calcext:value-type="float">
            <text:p>1358.86344965815</text:p>
          </table:table-cell>
          <table:table-cell table:formula="of:=[.B469]/[.D469]" office:value-type="float" office:value="19.29" calcext:value-type="float">
            <text:p>19.29</text:p>
          </table:table-cell>
          <table:table-cell table:formula="of:=([.B469]+[.D469])/2" office:value-type="float" office:value="11.7927078797304" calcext:value-type="float">
            <text:p>11.7927078797304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8.529" calcext:value-type="float">
            <text:p>28.529</text:p>
          </table:table-cell>
          <table:table-cell office:value-type="float" office:value="0.771152536936574" calcext:value-type="float">
            <text:p>0.771152536936574</text:p>
          </table:table-cell>
          <table:table-cell table:formula="of:=1/SQRT(1-([.C470]*[.C470]))" office:value-type="float" office:value="1.57072069592028" calcext:value-type="float">
            <text:p>1.57072069592028</text:p>
          </table:table-cell>
          <table:table-cell office:value-type="float" office:value="1627.88606163746" calcext:value-type="float">
            <text:p>1627.88606163746</text:p>
          </table:table-cell>
          <table:table-cell table:formula="of:=[.B470]/[.D470]" office:value-type="float" office:value="18.163" calcext:value-type="float">
            <text:p>18.163</text:p>
          </table:table-cell>
          <table:table-cell table:formula="of:=([.B470]+[.D470])/2" office:value-type="float" office:value="15.0498603479601" calcext:value-type="float">
            <text:p>15.0498603479601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8.873" calcext:value-type="float">
            <text:p>38.873</text:p>
          </table:table-cell>
          <table:table-cell office:value-type="float" office:value="0.856425316748908" calcext:value-type="float">
            <text:p>0.856425316748908</text:p>
          </table:table-cell>
          <table:table-cell table:formula="of:=1/SQRT(1-([.C471]*[.C471]))" office:value-type="float" office:value="1.93696746225522" calcext:value-type="float">
            <text:p>1.93696746225522</text:p>
          </table:table-cell>
          <table:table-cell office:value-type="float" office:value="2450.88912051431" calcext:value-type="float">
            <text:p>2450.88912051431</text:p>
          </table:table-cell>
          <table:table-cell table:formula="of:=[.B471]/[.D471]" office:value-type="float" office:value="20.069" calcext:value-type="float">
            <text:p>20.069</text:p>
          </table:table-cell>
          <table:table-cell table:formula="of:=([.B471]+[.D471])/2" office:value-type="float" office:value="20.4049837311276" calcext:value-type="float">
            <text:p>20.4049837311276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2.558" calcext:value-type="float">
            <text:p>32.558</text:p>
          </table:table-cell>
          <table:table-cell office:value-type="float" office:value="0.59656101642869" calcext:value-type="float">
            <text:p>0.59656101642869</text:p>
          </table:table-cell>
          <table:table-cell table:formula="of:=1/SQRT(1-([.C472]*[.C472]))" office:value-type="float" office:value="1.24600076540375" calcext:value-type="float">
            <text:p>1.24600076540375</text:p>
          </table:table-cell>
          <table:table-cell office:value-type="float" office:value="2672.68023057501" calcext:value-type="float">
            <text:p>2672.68023057501</text:p>
          </table:table-cell>
          <table:table-cell table:formula="of:=[.B472]/[.D472]" office:value-type="float" office:value="26.13" calcext:value-type="float">
            <text:p>26.13</text:p>
          </table:table-cell>
          <table:table-cell table:formula="of:=([.B472]+[.D472])/2" office:value-type="float" office:value="16.9020003827019" calcext:value-type="float">
            <text:p>16.9020003827019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0.907" calcext:value-type="float">
            <text:p>30.907</text:p>
          </table:table-cell>
          <table:table-cell office:value-type="float" office:value="0.79218389195288" calcext:value-type="float">
            <text:p>0.79218389195288</text:p>
          </table:table-cell>
          <table:table-cell table:formula="of:=1/SQRT(1-([.C473]*[.C473]))" office:value-type="float" office:value="1.63858551585198" calcext:value-type="float">
            <text:p>1.63858551585198</text:p>
          </table:table-cell>
          <table:table-cell office:value-type="float" office:value="1831.44746457355" calcext:value-type="float">
            <text:p>1831.44746457355</text:p>
          </table:table-cell>
          <table:table-cell table:formula="of:=[.B473]/[.D473]" office:value-type="float" office:value="18.862" calcext:value-type="float">
            <text:p>18.862</text:p>
          </table:table-cell>
          <table:table-cell table:formula="of:=([.B473]+[.D473])/2" office:value-type="float" office:value="16.272792757926" calcext:value-type="float">
            <text:p>16.272792757926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7.21" calcext:value-type="float">
            <text:p>37.21</text:p>
          </table:table-cell>
          <table:table-cell office:value-type="float" office:value="0.760772129246203" calcext:value-type="float">
            <text:p>0.760772129246203</text:p>
          </table:table-cell>
          <table:table-cell table:formula="of:=1/SQRT(1-([.C474]*[.C474]))" office:value-type="float" office:value="1.5407867494824" calcext:value-type="float">
            <text:p>1.5407867494824</text:p>
          </table:table-cell>
          <table:table-cell office:value-type="float" office:value="2823.10270275784" calcext:value-type="float">
            <text:p>2823.10270275784</text:p>
          </table:table-cell>
          <table:table-cell table:formula="of:=[.B474]/[.D474]" office:value-type="float" office:value="24.15" calcext:value-type="float">
            <text:p>24.15</text:p>
          </table:table-cell>
          <table:table-cell table:formula="of:=([.B474]+[.D474])/2" office:value-type="float" office:value="19.3753933747412" calcext:value-type="float">
            <text:p>19.3753933747412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8.302" calcext:value-type="float">
            <text:p>28.302</text:p>
          </table:table-cell>
          <table:table-cell office:value-type="float" office:value="0.8118138446651" calcext:value-type="float">
            <text:p>0.8118138446651</text:p>
          </table:table-cell>
          <table:table-cell table:formula="of:=1/SQRT(1-([.C475]*[.C475]))" office:value-type="float" office:value="1.71257412562024" calcext:value-type="float">
            <text:p>1.71257412562024</text:p>
          </table:table-cell>
          <table:table-cell office:value-type="float" office:value="1469.38210938865" calcext:value-type="float">
            <text:p>1469.38210938865</text:p>
          </table:table-cell>
          <table:table-cell table:formula="of:=[.B475]/[.D475]" office:value-type="float" office:value="16.526" calcext:value-type="float">
            <text:p>16.526</text:p>
          </table:table-cell>
          <table:table-cell table:formula="of:=([.B475]+[.D475])/2" office:value-type="float" office:value="15.0072870628101" calcext:value-type="float">
            <text:p>15.0072870628101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64.374" calcext:value-type="float">
            <text:p>64.374</text:p>
          </table:table-cell>
          <table:table-cell office:value-type="float" office:value="0.871672305940924" calcext:value-type="float">
            <text:p>0.871672305940924</text:p>
          </table:table-cell>
          <table:table-cell table:formula="of:=1/SQRT(1-([.C476]*[.C476]))" office:value-type="float" office:value="2.04044502202923" calcext:value-type="float">
            <text:p>2.04044502202923</text:p>
          </table:table-cell>
          <table:table-cell office:value-type="float" office:value="6380.37150007759" calcext:value-type="float">
            <text:p>6380.37150007759</text:p>
          </table:table-cell>
          <table:table-cell table:formula="of:=[.B476]/[.D476]" office:value-type="float" office:value="31.5489999999999" calcext:value-type="float">
            <text:p>31.5489999999999</text:p>
          </table:table-cell>
          <table:table-cell table:formula="of:=([.B476]+[.D476])/2" office:value-type="float" office:value="33.2072225110146" calcext:value-type="float">
            <text:p>33.2072225110146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68.784" calcext:value-type="float">
            <text:p>68.784</text:p>
          </table:table-cell>
          <table:table-cell office:value-type="float" office:value="0.960205459531341" calcext:value-type="float">
            <text:p>0.960205459531341</text:p>
          </table:table-cell>
          <table:table-cell table:formula="of:=1/SQRT(1-([.C477]*[.C477]))" office:value-type="float" office:value="3.5804487012649" calcext:value-type="float">
            <text:p>3.5804487012649</text:p>
          </table:table-cell>
          <table:table-cell office:value-type="float" office:value="4151.33013882272" calcext:value-type="float">
            <text:p>4151.33013882272</text:p>
          </table:table-cell>
          <table:table-cell table:formula="of:=[.B477]/[.D477]" office:value-type="float" office:value="19.211" calcext:value-type="float">
            <text:p>19.211</text:p>
          </table:table-cell>
          <table:table-cell table:formula="of:=([.B477]+[.D477])/2" office:value-type="float" office:value="36.1822243506325" calcext:value-type="float">
            <text:p>36.1822243506325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6.142" calcext:value-type="float">
            <text:p>46.142</text:p>
          </table:table-cell>
          <table:table-cell office:value-type="float" office:value="0.731045735093254" calcext:value-type="float">
            <text:p>0.731045735093254</text:p>
          </table:table-cell>
          <table:table-cell table:formula="of:=1/SQRT(1-([.C478]*[.C478]))" office:value-type="float" office:value="1.46556981323847" calcext:value-type="float">
            <text:p>1.46556981323847</text:p>
          </table:table-cell>
          <table:table-cell office:value-type="float" office:value="4563.90074909957" calcext:value-type="float">
            <text:p>4563.90074909957</text:p>
          </table:table-cell>
          <table:table-cell table:formula="of:=[.B478]/[.D478]" office:value-type="float" office:value="31.484" calcext:value-type="float">
            <text:p>31.484</text:p>
          </table:table-cell>
          <table:table-cell table:formula="of:=([.B478]+[.D478])/2" office:value-type="float" office:value="23.8037849066192" calcext:value-type="float">
            <text:p>23.8037849066192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4.335" calcext:value-type="float">
            <text:p>44.335</text:p>
          </table:table-cell>
          <table:table-cell office:value-type="float" office:value="0.940993955507231" calcext:value-type="float">
            <text:p>0.940993955507231</text:p>
          </table:table-cell>
          <table:table-cell table:formula="of:=1/SQRT(1-([.C479]*[.C479]))" office:value-type="float" office:value="2.9548786990136" calcext:value-type="float">
            <text:p>2.9548786990136</text:p>
          </table:table-cell>
          <table:table-cell office:value-type="float" office:value="2089.79478449474" calcext:value-type="float">
            <text:p>2089.79478449474</text:p>
          </table:table-cell>
          <table:table-cell table:formula="of:=[.B479]/[.D479]" office:value-type="float" office:value="15.004" calcext:value-type="float">
            <text:p>15.004</text:p>
          </table:table-cell>
          <table:table-cell table:formula="of:=([.B479]+[.D479])/2" office:value-type="float" office:value="23.6449393495068" calcext:value-type="float">
            <text:p>23.6449393495068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54.752" calcext:value-type="float">
            <text:p>54.752</text:p>
          </table:table-cell>
          <table:table-cell office:value-type="float" office:value="0.857598887249444" calcext:value-type="float">
            <text:p>0.857598887249444</text:p>
          </table:table-cell>
          <table:table-cell table:formula="of:=1/SQRT(1-([.C480]*[.C480]))" office:value-type="float" office:value="1.94431818181818" calcext:value-type="float">
            <text:p>1.94431818181818</text:p>
          </table:table-cell>
          <table:table-cell office:value-type="float" office:value="4843.75882409685" calcext:value-type="float">
            <text:p>4843.75882409685</text:p>
          </table:table-cell>
          <table:table-cell table:formula="of:=[.B480]/[.D480]" office:value-type="float" office:value="28.16" calcext:value-type="float">
            <text:p>28.16</text:p>
          </table:table-cell>
          <table:table-cell table:formula="of:=([.B480]+[.D480])/2" office:value-type="float" office:value="28.3481590909091" calcext:value-type="float">
            <text:p>28.3481590909091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3.956" calcext:value-type="float">
            <text:p>43.956</text:p>
          </table:table-cell>
          <table:table-cell office:value-type="float" office:value="0.879063887663812" calcext:value-type="float">
            <text:p>0.879063887663812</text:p>
          </table:table-cell>
          <table:table-cell table:formula="of:=1/SQRT(1-([.C481]*[.C481]))" office:value-type="float" office:value="2.09773790207121" calcext:value-type="float">
            <text:p>2.09773790207121</text:p>
          </table:table-cell>
          <table:table-cell office:value-type="float" office:value="2893.57655535772" calcext:value-type="float">
            <text:p>2893.57655535772</text:p>
          </table:table-cell>
          <table:table-cell table:formula="of:=[.B481]/[.D481]" office:value-type="float" office:value="20.954" calcext:value-type="float">
            <text:p>20.954</text:p>
          </table:table-cell>
          <table:table-cell table:formula="of:=([.B481]+[.D481])/2" office:value-type="float" office:value="23.0268689510356" calcext:value-type="float">
            <text:p>23.0268689510356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65.883" calcext:value-type="float">
            <text:p>65.883</text:p>
          </table:table-cell>
          <table:table-cell office:value-type="float" office:value="0.942071265294568" calcext:value-type="float">
            <text:p>0.942071265294568</text:p>
          </table:table-cell>
          <table:table-cell table:formula="of:=1/SQRT(1-([.C482]*[.C482]))" office:value-type="float" office:value="2.98140103176759" calcext:value-type="float">
            <text:p>2.98140103176759</text:p>
          </table:table-cell>
          <table:table-cell office:value-type="float" office:value="4573.78987330409" calcext:value-type="float">
            <text:p>4573.78987330409</text:p>
          </table:table-cell>
          <table:table-cell table:formula="of:=[.B482]/[.D482]" office:value-type="float" office:value="22.0979999999999" calcext:value-type="float">
            <text:p>22.0979999999999</text:p>
          </table:table-cell>
          <table:table-cell table:formula="of:=([.B482]+[.D482])/2" office:value-type="float" office:value="34.4322005158838" calcext:value-type="float">
            <text:p>34.4322005158838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50.589" calcext:value-type="float">
            <text:p>50.589</text:p>
          </table:table-cell>
          <table:table-cell office:value-type="float" office:value="0.912436017663496" calcext:value-type="float">
            <text:p>0.912436017663496</text:p>
          </table:table-cell>
          <table:table-cell table:formula="of:=1/SQRT(1-([.C483]*[.C483]))" office:value-type="float" office:value="2.44367693942614" calcext:value-type="float">
            <text:p>2.44367693942614</text:p>
          </table:table-cell>
          <table:table-cell office:value-type="float" office:value="3290.1694966373" calcext:value-type="float">
            <text:p>3290.1694966373</text:p>
          </table:table-cell>
          <table:table-cell table:formula="of:=[.B483]/[.D483]" office:value-type="float" office:value="20.702" calcext:value-type="float">
            <text:p>20.702</text:p>
          </table:table-cell>
          <table:table-cell table:formula="of:=([.B483]+[.D483])/2" office:value-type="float" office:value="26.5163384697131" calcext:value-type="float">
            <text:p>26.5163384697131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51.243" calcext:value-type="float">
            <text:p>51.243</text:p>
          </table:table-cell>
          <table:table-cell office:value-type="float" office:value="0.744464609299045" calcext:value-type="float">
            <text:p>0.744464609299045</text:p>
          </table:table-cell>
          <table:table-cell table:formula="of:=1/SQRT(1-([.C484]*[.C484]))" office:value-type="float" office:value="1.49776400783328" calcext:value-type="float">
            <text:p>1.49776400783328</text:p>
          </table:table-cell>
          <table:table-cell office:value-type="float" office:value="5507.76722651876" calcext:value-type="float">
            <text:p>5507.76722651876</text:p>
          </table:table-cell>
          <table:table-cell table:formula="of:=[.B484]/[.D484]" office:value-type="float" office:value="34.213" calcext:value-type="float">
            <text:p>34.213</text:p>
          </table:table-cell>
          <table:table-cell table:formula="of:=([.B484]+[.D484])/2" office:value-type="float" office:value="26.3703820039166" calcext:value-type="float">
            <text:p>26.3703820039166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9.806" calcext:value-type="float">
            <text:p>49.806</text:p>
          </table:table-cell>
          <table:table-cell office:value-type="float" office:value="0.866742914789955" calcext:value-type="float">
            <text:p>0.866742914789955</text:p>
          </table:table-cell>
          <table:table-cell table:formula="of:=1/SQRT(1-([.C485]*[.C485]))" office:value-type="float" office:value="2.00499174751419" calcext:value-type="float">
            <text:p>2.00499174751419</text:p>
          </table:table-cell>
          <table:table-cell office:value-type="float" office:value="3886.87533658828" calcext:value-type="float">
            <text:p>3886.87533658828</text:p>
          </table:table-cell>
          <table:table-cell table:formula="of:=[.B485]/[.D485]" office:value-type="float" office:value="24.841" calcext:value-type="float">
            <text:p>24.841</text:p>
          </table:table-cell>
          <table:table-cell table:formula="of:=([.B485]+[.D485])/2" office:value-type="float" office:value="25.9054958737571" calcext:value-type="float">
            <text:p>25.9054958737571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5.907" calcext:value-type="float">
            <text:p>35.907</text:p>
          </table:table-cell>
          <table:table-cell office:value-type="float" office:value="0.683361166881224" calcext:value-type="float">
            <text:p>0.683361166881224</text:p>
          </table:table-cell>
          <table:table-cell table:formula="of:=1/SQRT(1-([.C486]*[.C486]))" office:value-type="float" office:value="1.36971199694831" calcext:value-type="float">
            <text:p>1.36971199694831</text:p>
          </table:table-cell>
          <table:table-cell office:value-type="float" office:value="2957.18746371734" calcext:value-type="float">
            <text:p>2957.18746371734</text:p>
          </table:table-cell>
          <table:table-cell table:formula="of:=[.B486]/[.D486]" office:value-type="float" office:value="26.215" calcext:value-type="float">
            <text:p>26.215</text:p>
          </table:table-cell>
          <table:table-cell table:formula="of:=([.B486]+[.D486])/2" office:value-type="float" office:value="18.6383559984742" calcext:value-type="float">
            <text:p>18.6383559984742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51.82" calcext:value-type="float">
            <text:p>51.82</text:p>
          </table:table-cell>
          <table:table-cell office:value-type="float" office:value="0.786310951942396" calcext:value-type="float">
            <text:p>0.786310951942396</text:p>
          </table:table-cell>
          <table:table-cell table:formula="of:=1/SQRT(1-([.C487]*[.C487]))" office:value-type="float" office:value="1.61856571714143" calcext:value-type="float">
            <text:p>1.61856571714143</text:p>
          </table:table-cell>
          <table:table-cell office:value-type="float" office:value="5212.11935918968" calcext:value-type="float">
            <text:p>5212.11935918968</text:p>
          </table:table-cell>
          <table:table-cell table:formula="of:=[.B487]/[.D487]" office:value-type="float" office:value="32.016" calcext:value-type="float">
            <text:p>32.016</text:p>
          </table:table-cell>
          <table:table-cell table:formula="of:=([.B487]+[.D487])/2" office:value-type="float" office:value="26.7192828585707" calcext:value-type="float">
            <text:p>26.7192828585707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71.907" calcext:value-type="float">
            <text:p>71.907</text:p>
          </table:table-cell>
          <table:table-cell office:value-type="float" office:value="0.93269186682357" calcext:value-type="float">
            <text:p>0.93269186682357</text:p>
          </table:table-cell>
          <table:table-cell table:formula="of:=1/SQRT(1-([.C488]*[.C488]))" office:value-type="float" office:value="2.77258530942742" calcext:value-type="float">
            <text:p>2.77258530942742</text:p>
          </table:table-cell>
          <table:table-cell office:value-type="float" office:value="5858.7814137925" calcext:value-type="float">
            <text:p>5858.7814137925</text:p>
          </table:table-cell>
          <table:table-cell table:formula="of:=[.B488]/[.D488]" office:value-type="float" office:value="25.9349999999999" calcext:value-type="float">
            <text:p>25.9349999999999</text:p>
          </table:table-cell>
          <table:table-cell table:formula="of:=([.B488]+[.D488])/2" office:value-type="float" office:value="37.3397926547137" calcext:value-type="float">
            <text:p>37.3397926547137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4.637" calcext:value-type="float">
            <text:p>44.637</text:p>
          </table:table-cell>
          <table:table-cell office:value-type="float" office:value="0.388005823741648" calcext:value-type="float">
            <text:p>0.388005823741648</text:p>
          </table:table-cell>
          <table:table-cell table:formula="of:=1/SQRT(1-([.C489]*[.C489]))" office:value-type="float" office:value="1.08500243072436" calcext:value-type="float">
            <text:p>1.08500243072436</text:p>
          </table:table-cell>
          <table:table-cell office:value-type="float" office:value="5769.11450038875" calcext:value-type="float">
            <text:p>5769.11450038875</text:p>
          </table:table-cell>
          <table:table-cell table:formula="of:=[.B489]/[.D489]" office:value-type="float" office:value="41.14" calcext:value-type="float">
            <text:p>41.14</text:p>
          </table:table-cell>
          <table:table-cell table:formula="of:=([.B489]+[.D489])/2" office:value-type="float" office:value="22.8610012153622" calcext:value-type="float">
            <text:p>22.8610012153622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3.119" calcext:value-type="float">
            <text:p>23.119</text:p>
          </table:table-cell>
          <table:table-cell office:value-type="float" office:value="0.426761146434657" calcext:value-type="float">
            <text:p>0.426761146434657</text:p>
          </table:table-cell>
          <table:table-cell table:formula="of:=1/SQRT(1-([.C490]*[.C490]))" office:value-type="float" office:value="1.10574899559977" calcext:value-type="float">
            <text:p>1.10574899559977</text:p>
          </table:table-cell>
          <table:table-cell office:value-type="float" office:value="1518.55808751382" calcext:value-type="float">
            <text:p>1518.55808751382</text:p>
          </table:table-cell>
          <table:table-cell table:formula="of:=[.B490]/[.D490]" office:value-type="float" office:value="20.908" calcext:value-type="float">
            <text:p>20.908</text:p>
          </table:table-cell>
          <table:table-cell table:formula="of:=([.B490]+[.D490])/2" office:value-type="float" office:value="12.1123744977999" calcext:value-type="float">
            <text:p>12.1123744977999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8.978" calcext:value-type="float">
            <text:p>38.978</text:p>
          </table:table-cell>
          <table:table-cell office:value-type="float" office:value="0.727768593478127" calcext:value-type="float">
            <text:p>0.727768593478127</text:p>
          </table:table-cell>
          <table:table-cell table:formula="of:=1/SQRT(1-([.C491]*[.C491]))" office:value-type="float" office:value="1.45810264851115" calcext:value-type="float">
            <text:p>1.45810264851115</text:p>
          </table:table-cell>
          <table:table-cell office:value-type="float" office:value="3273.41355460879" calcext:value-type="float">
            <text:p>3273.41355460879</text:p>
          </table:table-cell>
          <table:table-cell table:formula="of:=[.B491]/[.D491]" office:value-type="float" office:value="26.732" calcext:value-type="float">
            <text:p>26.732</text:p>
          </table:table-cell>
          <table:table-cell table:formula="of:=([.B491]+[.D491])/2" office:value-type="float" office:value="20.2180513242556" calcext:value-type="float">
            <text:p>20.2180513242556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57.016" calcext:value-type="float">
            <text:p>57.016</text:p>
          </table:table-cell>
          <table:table-cell office:value-type="float" office:value="0.805402442797678" calcext:value-type="float">
            <text:p>0.805402442797678</text:p>
          </table:table-cell>
          <table:table-cell table:formula="of:=1/SQRT(1-([.C492]*[.C492]))" office:value-type="float" office:value="1.68711347832519" calcext:value-type="float">
            <text:p>1.68711347832519</text:p>
          </table:table-cell>
          <table:table-cell office:value-type="float" office:value="6053.39577447947" calcext:value-type="float">
            <text:p>6053.39577447947</text:p>
          </table:table-cell>
          <table:table-cell table:formula="of:=[.B492]/[.D492]" office:value-type="float" office:value="33.795" calcext:value-type="float">
            <text:p>33.795</text:p>
          </table:table-cell>
          <table:table-cell table:formula="of:=([.B492]+[.D492])/2" office:value-type="float" office:value="29.3515567391626" calcext:value-type="float">
            <text:p>29.3515567391626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62.169" calcext:value-type="float">
            <text:p>62.169</text:p>
          </table:table-cell>
          <table:table-cell office:value-type="float" office:value="0.735159541987078" calcext:value-type="float">
            <text:p>0.735159541987078</text:p>
          </table:table-cell>
          <table:table-cell table:formula="of:=1/SQRT(1-([.C493]*[.C493]))" office:value-type="float" office:value="1.47515660592255" calcext:value-type="float">
            <text:p>1.47515660592255</text:p>
          </table:table-cell>
          <table:table-cell office:value-type="float" office:value="8231.13088761307" calcext:value-type="float">
            <text:p>8231.13088761307</text:p>
          </table:table-cell>
          <table:table-cell table:formula="of:=[.B493]/[.D493]" office:value-type="float" office:value="42.144" calcext:value-type="float">
            <text:p>42.144</text:p>
          </table:table-cell>
          <table:table-cell table:formula="of:=([.B493]+[.D493])/2" office:value-type="float" office:value="31.8220783029613" calcext:value-type="float">
            <text:p>31.8220783029613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62.846" calcext:value-type="float">
            <text:p>62.846</text:p>
          </table:table-cell>
          <table:table-cell office:value-type="float" office:value="0.851309726551399" calcext:value-type="float">
            <text:p>0.851309726551399</text:p>
          </table:table-cell>
          <table:table-cell table:formula="of:=1/SQRT(1-([.C494]*[.C494]))" office:value-type="float" office:value="1.90598368361993" calcext:value-type="float">
            <text:p>1.90598368361993</text:p>
          </table:table-cell>
          <table:table-cell office:value-type="float" office:value="6510.07476658613" calcext:value-type="float">
            <text:p>6510.07476658613</text:p>
          </table:table-cell>
          <table:table-cell table:formula="of:=[.B494]/[.D494]" office:value-type="float" office:value="32.973" calcext:value-type="float">
            <text:p>32.973</text:p>
          </table:table-cell>
          <table:table-cell table:formula="of:=([.B494]+[.D494])/2" office:value-type="float" office:value="32.37599184181" calcext:value-type="float">
            <text:p>32.37599184181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0.593" calcext:value-type="float">
            <text:p>40.593</text:p>
          </table:table-cell>
          <table:table-cell office:value-type="float" office:value="0.612486410445351" calcext:value-type="float">
            <text:p>0.612486410445351</text:p>
          </table:table-cell>
          <table:table-cell table:formula="of:=1/SQRT(1-([.C495]*[.C495]))" office:value-type="float" office:value="1.26505235602094" calcext:value-type="float">
            <text:p>1.26505235602094</text:p>
          </table:table-cell>
          <table:table-cell office:value-type="float" office:value="4092.07580580113" calcext:value-type="float">
            <text:p>4092.07580580113</text:p>
          </table:table-cell>
          <table:table-cell table:formula="of:=[.B495]/[.D495]" office:value-type="float" office:value="32.088" calcext:value-type="float">
            <text:p>32.088</text:p>
          </table:table-cell>
          <table:table-cell table:formula="of:=([.B495]+[.D495])/2" office:value-type="float" office:value="20.9290261780105" calcext:value-type="float">
            <text:p>20.9290261780105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6.34" calcext:value-type="float">
            <text:p>36.34</text:p>
          </table:table-cell>
          <table:table-cell office:value-type="float" office:value="0.480549636630739" calcext:value-type="float">
            <text:p>0.480549636630739</text:p>
          </table:table-cell>
          <table:table-cell table:formula="of:=1/SQRT(1-([.C496]*[.C496]))" office:value-type="float" office:value="1.14029307477486" calcext:value-type="float">
            <text:p>1.14029307477486</text:p>
          </table:table-cell>
          <table:table-cell office:value-type="float" office:value="3638.33958751538" calcext:value-type="float">
            <text:p>3638.33958751538</text:p>
          </table:table-cell>
          <table:table-cell table:formula="of:=[.B496]/[.D496]" office:value-type="float" office:value="31.869" calcext:value-type="float">
            <text:p>31.869</text:p>
          </table:table-cell>
          <table:table-cell table:formula="of:=([.B496]+[.D496])/2" office:value-type="float" office:value="18.7401465373874" calcext:value-type="float">
            <text:p>18.7401465373874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9.317" calcext:value-type="float">
            <text:p>39.317</text:p>
          </table:table-cell>
          <table:table-cell office:value-type="float" office:value="0.812924600616632" calcext:value-type="float">
            <text:p>0.812924600616632</text:p>
          </table:table-cell>
          <table:table-cell table:formula="of:=1/SQRT(1-([.C497]*[.C497]))" office:value-type="float" office:value="1.71712451412849" calcext:value-type="float">
            <text:p>1.71712451412849</text:p>
          </table:table-cell>
          <table:table-cell office:value-type="float" office:value="2828.19160847616" calcext:value-type="float">
            <text:p>2828.19160847616</text:p>
          </table:table-cell>
          <table:table-cell table:formula="of:=[.B497]/[.D497]" office:value-type="float" office:value="22.897" calcext:value-type="float">
            <text:p>22.897</text:p>
          </table:table-cell>
          <table:table-cell table:formula="of:=([.B497]+[.D497])/2" office:value-type="float" office:value="20.5170622570642" calcext:value-type="float">
            <text:p>20.5170622570642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51.382" calcext:value-type="float">
            <text:p>51.382</text:p>
          </table:table-cell>
          <table:table-cell office:value-type="float" office:value="0.959800834783689" calcext:value-type="float">
            <text:p>0.959800834783689</text:p>
          </table:table-cell>
          <table:table-cell table:formula="of:=1/SQRT(1-([.C498]*[.C498]))" office:value-type="float" office:value="3.56275135210096" calcext:value-type="float">
            <text:p>3.56275135210096</text:p>
          </table:table-cell>
          <table:table-cell office:value-type="float" office:value="2328.0181865672" calcext:value-type="float">
            <text:p>2328.0181865672</text:p>
          </table:table-cell>
          <table:table-cell table:formula="of:=[.B498]/[.D498]" office:value-type="float" office:value="14.422" calcext:value-type="float">
            <text:p>14.422</text:p>
          </table:table-cell>
          <table:table-cell table:formula="of:=([.B498]+[.D498])/2" office:value-type="float" office:value="27.4723756760505" calcext:value-type="float">
            <text:p>27.4723756760505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1.804" calcext:value-type="float">
            <text:p>41.804</text:p>
          </table:table-cell>
          <table:table-cell office:value-type="float" office:value="0.940238122733634" calcext:value-type="float">
            <text:p>0.940238122733634</text:p>
          </table:table-cell>
          <table:table-cell table:formula="of:=1/SQRT(1-([.C499]*[.C499]))" office:value-type="float" office:value="2.9367053038286" calcext:value-type="float">
            <text:p>2.9367053038286</text:p>
          </table:table-cell>
          <table:table-cell office:value-type="float" office:value="1869.49876780266" calcext:value-type="float">
            <text:p>1869.49876780266</text:p>
          </table:table-cell>
          <table:table-cell table:formula="of:=[.B499]/[.D499]" office:value-type="float" office:value="14.235" calcext:value-type="float">
            <text:p>14.235</text:p>
          </table:table-cell>
          <table:table-cell table:formula="of:=([.B499]+[.D499])/2" office:value-type="float" office:value="22.3703526519143" calcext:value-type="float">
            <text:p>22.3703526519143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0.863" calcext:value-type="float">
            <text:p>20.863</text:p>
          </table:table-cell>
          <table:table-cell office:value-type="float" office:value="0.764208258502017" calcext:value-type="float">
            <text:p>0.764208258502017</text:p>
          </table:table-cell>
          <table:table-cell table:formula="of:=1/SQRT(1-([.C500]*[.C500]))" office:value-type="float" office:value="1.55046076099881" calcext:value-type="float">
            <text:p>1.55046076099881</text:p>
          </table:table-cell>
          <table:table-cell office:value-type="float" office:value="881.947247588491" calcext:value-type="float">
            <text:p>881.947247588491</text:p>
          </table:table-cell>
          <table:table-cell table:formula="of:=[.B500]/[.D500]" office:value-type="float" office:value="13.456" calcext:value-type="float">
            <text:p>13.456</text:p>
          </table:table-cell>
          <table:table-cell table:formula="of:=([.B500]+[.D500])/2" office:value-type="float" office:value="11.2067303804994" calcext:value-type="float">
            <text:p>11.2067303804994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17.357" calcext:value-type="float">
            <text:p>17.357</text:p>
          </table:table-cell>
          <table:table-cell office:value-type="float" office:value="0.238528225966912" calcext:value-type="float">
            <text:p>0.238528225966912</text:p>
          </table:table-cell>
          <table:table-cell table:formula="of:=1/SQRT(1-([.C501]*[.C501]))" office:value-type="float" office:value="1.0297223540579" calcext:value-type="float">
            <text:p>1.0297223540579</text:p>
          </table:table-cell>
          <table:table-cell office:value-type="float" office:value="919.134480890963" calcext:value-type="float">
            <text:p>919.134480890963</text:p>
          </table:table-cell>
          <table:table-cell table:formula="of:=[.B501]/[.D501]" office:value-type="float" office:value="16.856" calcext:value-type="float">
            <text:p>16.856</text:p>
          </table:table-cell>
          <table:table-cell table:formula="of:=([.B501]+[.D501])/2" office:value-type="float" office:value="9.19336117702895" calcext:value-type="float">
            <text:p>9.19336117702895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7.319" calcext:value-type="float">
            <text:p>47.319</text:p>
          </table:table-cell>
          <table:table-cell office:value-type="float" office:value="0.911388466138278" calcext:value-type="float">
            <text:p>0.911388466138278</text:p>
          </table:table-cell>
          <table:table-cell table:formula="of:=1/SQRT(1-([.C502]*[.C502]))" office:value-type="float" office:value="2.42985519153743" calcext:value-type="float">
            <text:p>2.42985519153743</text:p>
          </table:table-cell>
          <table:table-cell office:value-type="float" office:value="2894.94686152455" calcext:value-type="float">
            <text:p>2894.94686152455</text:p>
          </table:table-cell>
          <table:table-cell table:formula="of:=[.B502]/[.D502]" office:value-type="float" office:value="19.474" calcext:value-type="float">
            <text:p>19.474</text:p>
          </table:table-cell>
          <table:table-cell table:formula="of:=([.B502]+[.D502])/2" office:value-type="float" office:value="24.8744275957687" calcext:value-type="float">
            <text:p>24.8744275957687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6.706" calcext:value-type="float">
            <text:p>36.706</text:p>
          </table:table-cell>
          <table:table-cell office:value-type="float" office:value="0.740957125390826" calcext:value-type="float">
            <text:p>0.740957125390826</text:p>
          </table:table-cell>
          <table:table-cell table:formula="of:=1/SQRT(1-([.C503]*[.C503]))" office:value-type="float" office:value="1.48908722109534" calcext:value-type="float">
            <text:p>1.48908722109534</text:p>
          </table:table-cell>
          <table:table-cell office:value-type="float" office:value="2842.52214358674" calcext:value-type="float">
            <text:p>2842.52214358674</text:p>
          </table:table-cell>
          <table:table-cell table:formula="of:=[.B503]/[.D503]" office:value-type="float" office:value="24.65" calcext:value-type="float">
            <text:p>24.65</text:p>
          </table:table-cell>
          <table:table-cell table:formula="of:=([.B503]+[.D503])/2" office:value-type="float" office:value="19.0975436105477" calcext:value-type="float">
            <text:p>19.0975436105477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1.042" calcext:value-type="float">
            <text:p>31.042</text:p>
          </table:table-cell>
          <table:table-cell office:value-type="float" office:value="0.714943966488918" calcext:value-type="float">
            <text:p>0.714943966488918</text:p>
          </table:table-cell>
          <table:table-cell table:formula="of:=1/SQRT(1-([.C504]*[.C504]))" office:value-type="float" office:value="1.43024327312938" calcext:value-type="float">
            <text:p>1.43024327312938</text:p>
          </table:table-cell>
          <table:table-cell office:value-type="float" office:value="2116.60271089095" calcext:value-type="float">
            <text:p>2116.60271089095</text:p>
          </table:table-cell>
          <table:table-cell table:formula="of:=[.B504]/[.D504]" office:value-type="float" office:value="21.704" calcext:value-type="float">
            <text:p>21.704</text:p>
          </table:table-cell>
          <table:table-cell table:formula="of:=([.B504]+[.D504])/2" office:value-type="float" office:value="16.2361216365647" calcext:value-type="float">
            <text:p>16.2361216365647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8.51" calcext:value-type="float">
            <text:p>28.51</text:p>
          </table:table-cell>
          <table:table-cell office:value-type="float" office:value="0.837658502745187" calcext:value-type="float">
            <text:p>0.837658502745187</text:p>
          </table:table-cell>
          <table:table-cell table:formula="of:=1/SQRT(1-([.C505]*[.C505]))" office:value-type="float" office:value="1.83085024402774" calcext:value-type="float">
            <text:p>1.83085024402774</text:p>
          </table:table-cell>
          <table:table-cell office:value-type="float" office:value="1394.73431165647" calcext:value-type="float">
            <text:p>1394.73431165647</text:p>
          </table:table-cell>
          <table:table-cell table:formula="of:=[.B505]/[.D505]" office:value-type="float" office:value="15.572" calcext:value-type="float">
            <text:p>15.572</text:p>
          </table:table-cell>
          <table:table-cell table:formula="of:=([.B505]+[.D505])/2" office:value-type="float" office:value="15.1704251220139" calcext:value-type="float">
            <text:p>15.1704251220139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4.555" calcext:value-type="float">
            <text:p>34.555</text:p>
          </table:table-cell>
          <table:table-cell office:value-type="float" office:value="0.592912399888291" calcext:value-type="float">
            <text:p>0.592912399888291</text:p>
          </table:table-cell>
          <table:table-cell table:formula="of:=1/SQRT(1-([.C506]*[.C506]))" office:value-type="float" office:value="1.2418241932006" calcext:value-type="float">
            <text:p>1.2418241932006</text:p>
          </table:table-cell>
          <table:table-cell office:value-type="float" office:value="3020.72751031307" calcext:value-type="float">
            <text:p>3020.72751031307</text:p>
          </table:table-cell>
          <table:table-cell table:formula="of:=[.B506]/[.D506]" office:value-type="float" office:value="27.826" calcext:value-type="float">
            <text:p>27.826</text:p>
          </table:table-cell>
          <table:table-cell table:formula="of:=([.B506]+[.D506])/2" office:value-type="float" office:value="17.8984120966003" calcext:value-type="float">
            <text:p>17.8984120966003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0.583" calcext:value-type="float">
            <text:p>30.583</text:p>
          </table:table-cell>
          <table:table-cell office:value-type="float" office:value="0.788948744295365" calcext:value-type="float">
            <text:p>0.788948744295365</text:p>
          </table:table-cell>
          <table:table-cell table:formula="of:=1/SQRT(1-([.C507]*[.C507]))" office:value-type="float" office:value="1.627447850149" calcext:value-type="float">
            <text:p>1.627447850149</text:p>
          </table:table-cell>
          <table:table-cell office:value-type="float" office:value="1805.52273412005" calcext:value-type="float">
            <text:p>1805.52273412005</text:p>
          </table:table-cell>
          <table:table-cell table:formula="of:=[.B507]/[.D507]" office:value-type="float" office:value="18.792" calcext:value-type="float">
            <text:p>18.792</text:p>
          </table:table-cell>
          <table:table-cell table:formula="of:=([.B507]+[.D507])/2" office:value-type="float" office:value="16.1052239250745" calcext:value-type="float">
            <text:p>16.1052239250745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9.369" calcext:value-type="float">
            <text:p>29.369</text:p>
          </table:table-cell>
          <table:table-cell office:value-type="float" office:value="0.816645816497605" calcext:value-type="float">
            <text:p>0.816645816497605</text:p>
          </table:table-cell>
          <table:table-cell table:formula="of:=1/SQRT(1-([.C508]*[.C508]))" office:value-type="float" office:value="1.73268436578171" calcext:value-type="float">
            <text:p>1.73268436578171</text:p>
          </table:table-cell>
          <table:table-cell office:value-type="float" office:value="1563.89911720357" calcext:value-type="float">
            <text:p>1563.89911720357</text:p>
          </table:table-cell>
          <table:table-cell table:formula="of:=[.B508]/[.D508]" office:value-type="float" office:value="16.95" calcext:value-type="float">
            <text:p>16.95</text:p>
          </table:table-cell>
          <table:table-cell table:formula="of:=([.B508]+[.D508])/2" office:value-type="float" office:value="15.5508421828909" calcext:value-type="float">
            <text:p>15.5508421828909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0.083" calcext:value-type="float">
            <text:p>30.083</text:p>
          </table:table-cell>
          <table:table-cell office:value-type="float" office:value="0.86582379491251" calcext:value-type="float">
            <text:p>0.86582379491251</text:p>
          </table:table-cell>
          <table:table-cell table:formula="of:=1/SQRT(1-([.C509]*[.C509]))" office:value-type="float" office:value="1.99860483656657" calcext:value-type="float">
            <text:p>1.99860483656657</text:p>
          </table:table-cell>
          <table:table-cell office:value-type="float" office:value="1422.54242062262" calcext:value-type="float">
            <text:p>1422.54242062262</text:p>
          </table:table-cell>
          <table:table-cell table:formula="of:=[.B509]/[.D509]" office:value-type="float" office:value="15.052" calcext:value-type="float">
            <text:p>15.052</text:p>
          </table:table-cell>
          <table:table-cell table:formula="of:=([.B509]+[.D509])/2" office:value-type="float" office:value="16.0408024182833" calcext:value-type="float">
            <text:p>16.0408024182833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18.087" calcext:value-type="float">
            <text:p>18.087</text:p>
          </table:table-cell>
          <table:table-cell office:value-type="float" office:value="0.389055938859842" calcext:value-type="float">
            <text:p>0.389055938859842</text:p>
          </table:table-cell>
          <table:table-cell table:formula="of:=1/SQRT(1-([.C510]*[.C510]))" office:value-type="float" office:value="1.08552394670508" calcext:value-type="float">
            <text:p>1.08552394670508</text:p>
          </table:table-cell>
          <table:table-cell office:value-type="float" office:value="946.767936155124" calcext:value-type="float">
            <text:p>946.767936155124</text:p>
          </table:table-cell>
          <table:table-cell table:formula="of:=[.B510]/[.D510]" office:value-type="float" office:value="16.662" calcext:value-type="float">
            <text:p>16.662</text:p>
          </table:table-cell>
          <table:table-cell table:formula="of:=([.B510]+[.D510])/2" office:value-type="float" office:value="9.58626197335254" calcext:value-type="float">
            <text:p>9.58626197335254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5.511" calcext:value-type="float">
            <text:p>25.511</text:p>
          </table:table-cell>
          <table:table-cell office:value-type="float" office:value="0.589606285176282" calcext:value-type="float">
            <text:p>0.589606285176282</text:p>
          </table:table-cell>
          <table:table-cell table:formula="of:=1/SQRT(1-([.C511]*[.C511]))" office:value-type="float" office:value="1.23809754913856" calcext:value-type="float">
            <text:p>1.23809754913856</text:p>
          </table:table-cell>
          <table:table-cell office:value-type="float" office:value="1651.39123167695" calcext:value-type="float">
            <text:p>1651.39123167695</text:p>
          </table:table-cell>
          <table:table-cell table:formula="of:=[.B511]/[.D511]" office:value-type="float" office:value="20.605" calcext:value-type="float">
            <text:p>20.605</text:p>
          </table:table-cell>
          <table:table-cell table:formula="of:=([.B511]+[.D511])/2" office:value-type="float" office:value="13.3745487745693" calcext:value-type="float">
            <text:p>13.3745487745693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19.231" calcext:value-type="float">
            <text:p>19.231</text:p>
          </table:table-cell>
          <table:table-cell office:value-type="float" office:value="0.765277698091838" calcext:value-type="float">
            <text:p>0.765277698091838</text:p>
          </table:table-cell>
          <table:table-cell table:formula="of:=1/SQRT(1-([.C512]*[.C512]))" office:value-type="float" office:value="1.55351805477018" calcext:value-type="float">
            <text:p>1.55351805477018</text:p>
          </table:table-cell>
          <table:table-cell office:value-type="float" office:value="747.889271847953" calcext:value-type="float">
            <text:p>747.889271847953</text:p>
          </table:table-cell>
          <table:table-cell table:formula="of:=[.B512]/[.D512]" office:value-type="float" office:value="12.379" calcext:value-type="float">
            <text:p>12.379</text:p>
          </table:table-cell>
          <table:table-cell table:formula="of:=([.B512]+[.D512])/2" office:value-type="float" office:value="10.3922590273851" calcext:value-type="float">
            <text:p>10.3922590273851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4.546" calcext:value-type="float">
            <text:p>24.546</text:p>
          </table:table-cell>
          <table:table-cell office:value-type="float" office:value="0.74775225260082" calcext:value-type="float">
            <text:p>0.74775225260082</text:p>
          </table:table-cell>
          <table:table-cell table:formula="of:=1/SQRT(1-([.C513]*[.C513]))" office:value-type="float" office:value="1.50607436495275" calcext:value-type="float">
            <text:p>1.50607436495275</text:p>
          </table:table-cell>
          <table:table-cell office:value-type="float" office:value="1256.7963653162" calcext:value-type="float">
            <text:p>1256.7963653162</text:p>
          </table:table-cell>
          <table:table-cell table:formula="of:=[.B513]/[.D513]" office:value-type="float" office:value="16.298" calcext:value-type="float">
            <text:p>16.298</text:p>
          </table:table-cell>
          <table:table-cell table:formula="of:=([.B513]+[.D513])/2" office:value-type="float" office:value="13.0260371824764" calcext:value-type="float">
            <text:p>13.0260371824764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2.001" calcext:value-type="float">
            <text:p>22.001</text:p>
          </table:table-cell>
          <table:table-cell office:value-type="float" office:value="0.710681917708299" calcext:value-type="float">
            <text:p>0.710681917708299</text:p>
          </table:table-cell>
          <table:table-cell table:formula="of:=1/SQRT(1-([.C514]*[.C514]))" office:value-type="float" office:value="1.42143687814963" calcext:value-type="float">
            <text:p>1.42143687814963</text:p>
          </table:table-cell>
          <table:table-cell office:value-type="float" office:value="1069.81118960087" calcext:value-type="float">
            <text:p>1069.81118960087</text:p>
          </table:table-cell>
          <table:table-cell table:formula="of:=[.B514]/[.D514]" office:value-type="float" office:value="15.478" calcext:value-type="float">
            <text:p>15.478</text:p>
          </table:table-cell>
          <table:table-cell table:formula="of:=([.B514]+[.D514])/2" office:value-type="float" office:value="11.7112184390748" calcext:value-type="float">
            <text:p>11.7112184390748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7.171" calcext:value-type="float">
            <text:p>27.171</text:p>
          </table:table-cell>
          <table:table-cell office:value-type="float" office:value="0.713445900434452" calcext:value-type="float">
            <text:p>0.713445900434452</text:p>
          </table:table-cell>
          <table:table-cell table:formula="of:=1/SQRT(1-([.C515]*[.C515]))" office:value-type="float" office:value="1.42712327328116" calcext:value-type="float">
            <text:p>1.42712327328116</text:p>
          </table:table-cell>
          <table:table-cell office:value-type="float" office:value="1625.17311416871" calcext:value-type="float">
            <text:p>1625.17311416871</text:p>
          </table:table-cell>
          <table:table-cell table:formula="of:=[.B515]/[.D515]" office:value-type="float" office:value="19.039" calcext:value-type="float">
            <text:p>19.039</text:p>
          </table:table-cell>
          <table:table-cell table:formula="of:=([.B515]+[.D515])/2" office:value-type="float" office:value="14.2990616366406" calcext:value-type="float">
            <text:p>14.2990616366406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4.194" calcext:value-type="float">
            <text:p>44.194</text:p>
          </table:table-cell>
          <table:table-cell office:value-type="float" office:value="0.890494558961984" calcext:value-type="float">
            <text:p>0.890494558961984</text:p>
          </table:table-cell>
          <table:table-cell table:formula="of:=1/SQRT(1-([.C516]*[.C516]))" office:value-type="float" office:value="2.19783170877263" calcext:value-type="float">
            <text:p>2.19783170877263</text:p>
          </table:table-cell>
          <table:table-cell office:value-type="float" office:value="2791.78558559408" calcext:value-type="float">
            <text:p>2791.78558559408</text:p>
          </table:table-cell>
          <table:table-cell table:formula="of:=[.B516]/[.D516]" office:value-type="float" office:value="20.108" calcext:value-type="float">
            <text:p>20.108</text:p>
          </table:table-cell>
          <table:table-cell table:formula="of:=([.B516]+[.D516])/2" office:value-type="float" office:value="23.1959158543863" calcext:value-type="float">
            <text:p>23.1959158543863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5.631" calcext:value-type="float">
            <text:p>35.631</text:p>
          </table:table-cell>
          <table:table-cell office:value-type="float" office:value="0.712535347110205" calcext:value-type="float">
            <text:p>0.712535347110205</text:p>
          </table:table-cell>
          <table:table-cell table:formula="of:=1/SQRT(1-([.C517]*[.C517]))" office:value-type="float" office:value="1.42524" calcext:value-type="float">
            <text:p>1.42524</text:p>
          </table:table-cell>
          <table:table-cell office:value-type="float" office:value="2798.45219600145" calcext:value-type="float">
            <text:p>2798.45219600145</text:p>
          </table:table-cell>
          <table:table-cell table:formula="of:=[.B517]/[.D517]" office:value-type="float" office:value="25" calcext:value-type="float">
            <text:p>25</text:p>
          </table:table-cell>
          <table:table-cell table:formula="of:=([.B517]+[.D517])/2" office:value-type="float" office:value="18.52812" calcext:value-type="float">
            <text:p>18.52812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7.316" calcext:value-type="float">
            <text:p>37.316</text:p>
          </table:table-cell>
          <table:table-cell office:value-type="float" office:value="0.721143291188871" calcext:value-type="float">
            <text:p>0.721143291188871</text:p>
          </table:table-cell>
          <table:table-cell table:formula="of:=1/SQRT(1-([.C518]*[.C518]))" office:value-type="float" office:value="1.44344731548816" calcext:value-type="float">
            <text:p>1.44344731548816</text:p>
          </table:table-cell>
          <table:table-cell office:value-type="float" office:value="3030.67317061899" calcext:value-type="float">
            <text:p>3030.67317061899</text:p>
          </table:table-cell>
          <table:table-cell table:formula="of:=[.B518]/[.D518]" office:value-type="float" office:value="25.852" calcext:value-type="float">
            <text:p>25.852</text:p>
          </table:table-cell>
          <table:table-cell table:formula="of:=([.B518]+[.D518])/2" office:value-type="float" office:value="19.3797236577441" calcext:value-type="float">
            <text:p>19.3797236577441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6.202" calcext:value-type="float">
            <text:p>36.202</text:p>
          </table:table-cell>
          <table:table-cell office:value-type="float" office:value="0.763559223496337" calcext:value-type="float">
            <text:p>0.763559223496337</text:p>
          </table:table-cell>
          <table:table-cell table:formula="of:=1/SQRT(1-([.C519]*[.C519]))" office:value-type="float" office:value="1.54861616118407" calcext:value-type="float">
            <text:p>1.54861616118407</text:p>
          </table:table-cell>
          <table:table-cell office:value-type="float" office:value="2658.71149698239" calcext:value-type="float">
            <text:p>2658.71149698239</text:p>
          </table:table-cell>
          <table:table-cell table:formula="of:=[.B519]/[.D519]" office:value-type="float" office:value="23.377" calcext:value-type="float">
            <text:p>23.377</text:p>
          </table:table-cell>
          <table:table-cell table:formula="of:=([.B519]+[.D519])/2" office:value-type="float" office:value="18.875308080592" calcext:value-type="float">
            <text:p>18.875308080592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7.351" calcext:value-type="float">
            <text:p>37.351</text:p>
          </table:table-cell>
          <table:table-cell office:value-type="float" office:value="0.593549167598589" calcext:value-type="float">
            <text:p>0.593549167598589</text:p>
          </table:table-cell>
          <table:table-cell table:formula="of:=1/SQRT(1-([.C520]*[.C520]))" office:value-type="float" office:value="1.24254823685961" calcext:value-type="float">
            <text:p>1.24254823685961</text:p>
          </table:table-cell>
          <table:table-cell office:value-type="float" office:value="3527.28931375922" calcext:value-type="float">
            <text:p>3527.28931375922</text:p>
          </table:table-cell>
          <table:table-cell table:formula="of:=[.B520]/[.D520]" office:value-type="float" office:value="30.06" calcext:value-type="float">
            <text:p>30.06</text:p>
          </table:table-cell>
          <table:table-cell table:formula="of:=([.B520]+[.D520])/2" office:value-type="float" office:value="19.2967741184298" calcext:value-type="float">
            <text:p>19.2967741184298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6.872" calcext:value-type="float">
            <text:p>46.872</text:p>
          </table:table-cell>
          <table:table-cell office:value-type="float" office:value="0.86902225498157" calcext:value-type="float">
            <text:p>0.86902225498157</text:p>
          </table:table-cell>
          <table:table-cell table:formula="of:=1/SQRT(1-([.C521]*[.C521]))" office:value-type="float" office:value="2.02112888620585" calcext:value-type="float">
            <text:p>2.02112888620585</text:p>
          </table:table-cell>
          <table:table-cell office:value-type="float" office:value="3414.93808135248" calcext:value-type="float">
            <text:p>3414.93808135248</text:p>
          </table:table-cell>
          <table:table-cell table:formula="of:=[.B521]/[.D521]" office:value-type="float" office:value="23.191" calcext:value-type="float">
            <text:p>23.191</text:p>
          </table:table-cell>
          <table:table-cell table:formula="of:=([.B521]+[.D521])/2" office:value-type="float" office:value="24.4465644431029" calcext:value-type="float">
            <text:p>24.4465644431029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1.651" calcext:value-type="float">
            <text:p>41.651</text:p>
          </table:table-cell>
          <table:table-cell office:value-type="float" office:value="0.804317754672868" calcext:value-type="float">
            <text:p>0.804317754672868</text:p>
          </table:table-cell>
          <table:table-cell table:formula="of:=1/SQRT(1-([.C522]*[.C522]))" office:value-type="float" office:value="1.68293668431048" calcext:value-type="float">
            <text:p>1.68293668431048</text:p>
          </table:table-cell>
          <table:table-cell office:value-type="float" office:value="3238.41842098743" calcext:value-type="float">
            <text:p>3238.41842098743</text:p>
          </table:table-cell>
          <table:table-cell table:formula="of:=[.B522]/[.D522]" office:value-type="float" office:value="24.749" calcext:value-type="float">
            <text:p>24.749</text:p>
          </table:table-cell>
          <table:table-cell table:formula="of:=([.B522]+[.D522])/2" office:value-type="float" office:value="21.6669683421552" calcext:value-type="float">
            <text:p>21.6669683421552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6.794" calcext:value-type="float">
            <text:p>36.794</text:p>
          </table:table-cell>
          <table:table-cell office:value-type="float" office:value="0.767380910699019" calcext:value-type="float">
            <text:p>0.767380910699019</text:p>
          </table:table-cell>
          <table:table-cell table:formula="of:=1/SQRT(1-([.C523]*[.C523]))" office:value-type="float" office:value="1.55959647338081" calcext:value-type="float">
            <text:p>1.55959647338081</text:p>
          </table:table-cell>
          <table:table-cell office:value-type="float" office:value="2727.04080418915" calcext:value-type="float">
            <text:p>2727.04080418915</text:p>
          </table:table-cell>
          <table:table-cell table:formula="of:=[.B523]/[.D523]" office:value-type="float" office:value="23.592" calcext:value-type="float">
            <text:p>23.592</text:p>
          </table:table-cell>
          <table:table-cell table:formula="of:=([.B523]+[.D523])/2" office:value-type="float" office:value="19.1767982366904" calcext:value-type="float">
            <text:p>19.1767982366904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57.451" calcext:value-type="float">
            <text:p>57.451</text:p>
          </table:table-cell>
          <table:table-cell office:value-type="float" office:value="0.882832896507197" calcext:value-type="float">
            <text:p>0.882832896507197</text:p>
          </table:table-cell>
          <table:table-cell table:formula="of:=1/SQRT(1-([.C524]*[.C524]))" office:value-type="float" office:value="2.12907648977171" calcext:value-type="float">
            <text:p>2.12907648977171</text:p>
          </table:table-cell>
          <table:table-cell office:value-type="float" office:value="4870.27846538479" calcext:value-type="float">
            <text:p>4870.27846538479</text:p>
          </table:table-cell>
          <table:table-cell table:formula="of:=[.B524]/[.D524]" office:value-type="float" office:value="26.984" calcext:value-type="float">
            <text:p>26.984</text:p>
          </table:table-cell>
          <table:table-cell table:formula="of:=([.B524]+[.D524])/2" office:value-type="float" office:value="29.7900382448859" calcext:value-type="float">
            <text:p>29.7900382448859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51.546" calcext:value-type="float">
            <text:p>51.546</text:p>
          </table:table-cell>
          <table:table-cell office:value-type="float" office:value="0.946315224459723" calcext:value-type="float">
            <text:p>0.946315224459723</text:p>
          </table:table-cell>
          <table:table-cell table:formula="of:=1/SQRT(1-([.C525]*[.C525]))" office:value-type="float" office:value="3.09362621534029" calcext:value-type="float">
            <text:p>3.09362621534029</text:p>
          </table:table-cell>
          <table:table-cell office:value-type="float" office:value="2698.18654486936" calcext:value-type="float">
            <text:p>2698.18654486936</text:p>
          </table:table-cell>
          <table:table-cell table:formula="of:=[.B525]/[.D525]" office:value-type="float" office:value="16.6620000000001" calcext:value-type="float">
            <text:p>16.6620000000001</text:p>
          </table:table-cell>
          <table:table-cell table:formula="of:=([.B525]+[.D525])/2" office:value-type="float" office:value="27.3198131076701" calcext:value-type="float">
            <text:p>27.3198131076701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7.433" calcext:value-type="float">
            <text:p>27.433</text:p>
          </table:table-cell>
          <table:table-cell office:value-type="float" office:value="0.850659405176835" calcext:value-type="float">
            <text:p>0.850659405176835</text:p>
          </table:table-cell>
          <table:table-cell table:formula="of:=1/SQRT(1-([.C526]*[.C526]))" office:value-type="float" office:value="1.902163361531" calcext:value-type="float">
            <text:p>1.902163361531</text:p>
          </table:table-cell>
          <table:table-cell office:value-type="float" office:value="1242.93571507723" calcext:value-type="float">
            <text:p>1242.93571507723</text:p>
          </table:table-cell>
          <table:table-cell table:formula="of:=[.B526]/[.D526]" office:value-type="float" office:value="14.422" calcext:value-type="float">
            <text:p>14.422</text:p>
          </table:table-cell>
          <table:table-cell table:formula="of:=([.B526]+[.D526])/2" office:value-type="float" office:value="14.6675816807655" calcext:value-type="float">
            <text:p>14.6675816807655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3.148" calcext:value-type="float">
            <text:p>23.148</text:p>
          </table:table-cell>
          <table:table-cell office:value-type="float" office:value="0.698939727057526" calcext:value-type="float">
            <text:p>0.698939727057526</text:p>
          </table:table-cell>
          <table:table-cell table:formula="of:=1/SQRT(1-([.C527]*[.C527]))" office:value-type="float" office:value="1.39824826336454" calcext:value-type="float">
            <text:p>1.39824826336454</text:p>
          </table:table-cell>
          <table:table-cell office:value-type="float" office:value="1203.90586856838" calcext:value-type="float">
            <text:p>1203.90586856838</text:p>
          </table:table-cell>
          <table:table-cell table:formula="of:=[.B527]/[.D527]" office:value-type="float" office:value="16.555" calcext:value-type="float">
            <text:p>16.555</text:p>
          </table:table-cell>
          <table:table-cell table:formula="of:=([.B527]+[.D527])/2" office:value-type="float" office:value="12.2731241316823" calcext:value-type="float">
            <text:p>12.2731241316823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6.17" calcext:value-type="float">
            <text:p>46.17</text:p>
          </table:table-cell>
          <table:table-cell office:value-type="float" office:value="0.918421528364148" calcext:value-type="float">
            <text:p>0.918421528364148</text:p>
          </table:table-cell>
          <table:table-cell table:formula="of:=1/SQRT(1-([.C528]*[.C528]))" office:value-type="float" office:value="2.52778538187791" calcext:value-type="float">
            <text:p>2.52778538187791</text:p>
          </table:table-cell>
          <table:table-cell office:value-type="float" office:value="2649.28953388864" calcext:value-type="float">
            <text:p>2649.28953388864</text:p>
          </table:table-cell>
          <table:table-cell table:formula="of:=[.B528]/[.D528]" office:value-type="float" office:value="18.265" calcext:value-type="float">
            <text:p>18.265</text:p>
          </table:table-cell>
          <table:table-cell table:formula="of:=([.B528]+[.D528])/2" office:value-type="float" office:value="24.348892690939" calcext:value-type="float">
            <text:p>24.348892690939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2.439" calcext:value-type="float">
            <text:p>32.439</text:p>
          </table:table-cell>
          <table:table-cell office:value-type="float" office:value="0.545995899077302" calcext:value-type="float">
            <text:p>0.545995899077302</text:p>
          </table:table-cell>
          <table:table-cell table:formula="of:=1/SQRT(1-([.C529]*[.C529]))" office:value-type="float" office:value="1.19361960481289" calcext:value-type="float">
            <text:p>1.19361960481289</text:p>
          </table:table-cell>
          <table:table-cell office:value-type="float" office:value="2769.61144238848" calcext:value-type="float">
            <text:p>2769.61144238848</text:p>
          </table:table-cell>
          <table:table-cell table:formula="of:=[.B529]/[.D529]" office:value-type="float" office:value="27.177" calcext:value-type="float">
            <text:p>27.177</text:p>
          </table:table-cell>
          <table:table-cell table:formula="of:=([.B529]+[.D529])/2" office:value-type="float" office:value="16.8163098024064" calcext:value-type="float">
            <text:p>16.8163098024064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6.251" calcext:value-type="float">
            <text:p>36.251</text:p>
          </table:table-cell>
          <table:table-cell office:value-type="float" office:value="0.886548578277437" calcext:value-type="float">
            <text:p>0.886548578277437</text:p>
          </table:table-cell>
          <table:table-cell table:formula="of:=1/SQRT(1-([.C530]*[.C530]))" office:value-type="float" office:value="2.16152882952716" calcext:value-type="float">
            <text:p>2.16152882952716</text:p>
          </table:table-cell>
          <table:table-cell office:value-type="float" office:value="1909.98001440949" calcext:value-type="float">
            <text:p>1909.98001440949</text:p>
          </table:table-cell>
          <table:table-cell table:formula="of:=[.B530]/[.D530]" office:value-type="float" office:value="16.771" calcext:value-type="float">
            <text:p>16.771</text:p>
          </table:table-cell>
          <table:table-cell table:formula="of:=([.B530]+[.D530])/2" office:value-type="float" office:value="19.2062644147636" calcext:value-type="float">
            <text:p>19.2062644147636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3.44" calcext:value-type="float">
            <text:p>33.44</text:p>
          </table:table-cell>
          <table:table-cell office:value-type="float" office:value="0.690538692206225" calcext:value-type="float">
            <text:p>0.690538692206225</text:p>
          </table:table-cell>
          <table:table-cell table:formula="of:=1/SQRT(1-([.C531]*[.C531]))" office:value-type="float" office:value="1.38256087981147" calcext:value-type="float">
            <text:p>1.38256087981147</text:p>
          </table:table-cell>
          <table:table-cell office:value-type="float" office:value="2540.96185857386" calcext:value-type="float">
            <text:p>2540.96185857386</text:p>
          </table:table-cell>
          <table:table-cell table:formula="of:=[.B531]/[.D531]" office:value-type="float" office:value="24.187" calcext:value-type="float">
            <text:p>24.187</text:p>
          </table:table-cell>
          <table:table-cell table:formula="of:=([.B531]+[.D531])/2" office:value-type="float" office:value="17.4112804399057" calcext:value-type="float">
            <text:p>17.4112804399057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1.345" calcext:value-type="float">
            <text:p>41.345</text:p>
          </table:table-cell>
          <table:table-cell office:value-type="float" office:value="0.874290354038483" calcext:value-type="float">
            <text:p>0.874290354038483</text:p>
          </table:table-cell>
          <table:table-cell table:formula="of:=1/SQRT(1-([.C532]*[.C532]))" office:value-type="float" office:value="2.0601425083462" calcext:value-type="float">
            <text:p>2.0601425083462</text:p>
          </table:table-cell>
          <table:table-cell office:value-type="float" office:value="2606.74531648352" calcext:value-type="float">
            <text:p>2606.74531648352</text:p>
          </table:table-cell>
          <table:table-cell table:formula="of:=[.B532]/[.D532]" office:value-type="float" office:value="20.069" calcext:value-type="float">
            <text:p>20.069</text:p>
          </table:table-cell>
          <table:table-cell table:formula="of:=([.B532]+[.D532])/2" office:value-type="float" office:value="21.7025712541731" calcext:value-type="float">
            <text:p>21.7025712541731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8.599" calcext:value-type="float">
            <text:p>28.599</text:p>
          </table:table-cell>
          <table:table-cell office:value-type="float" office:value="0.853643718052995" calcext:value-type="float">
            <text:p>0.853643718052995</text:p>
          </table:table-cell>
          <table:table-cell table:formula="of:=1/SQRT(1-([.C533]*[.C533]))" office:value-type="float" office:value="1.91991138560688" calcext:value-type="float">
            <text:p>1.91991138560688</text:p>
          </table:table-cell>
          <table:table-cell office:value-type="float" office:value="1338.35209803702" calcext:value-type="float">
            <text:p>1338.35209803702</text:p>
          </table:table-cell>
          <table:table-cell table:formula="of:=[.B533]/[.D533]" office:value-type="float" office:value="14.896" calcext:value-type="float">
            <text:p>14.896</text:p>
          </table:table-cell>
          <table:table-cell table:formula="of:=([.B533]+[.D533])/2" office:value-type="float" office:value="15.2594556928034" calcext:value-type="float">
            <text:p>15.2594556928034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8.163" calcext:value-type="float">
            <text:p>38.163</text:p>
          </table:table-cell>
          <table:table-cell office:value-type="float" office:value="0.916894326103076" calcext:value-type="float">
            <text:p>0.916894326103076</text:p>
          </table:table-cell>
          <table:table-cell table:formula="of:=1/SQRT(1-([.C534]*[.C534]))" office:value-type="float" office:value="2.50544905462186" calcext:value-type="float">
            <text:p>2.50544905462186</text:p>
          </table:table-cell>
          <table:table-cell office:value-type="float" office:value="1826.20408988604" calcext:value-type="float">
            <text:p>1826.20408988604</text:p>
          </table:table-cell>
          <table:table-cell table:formula="of:=[.B534]/[.D534]" office:value-type="float" office:value="15.232" calcext:value-type="float">
            <text:p>15.232</text:p>
          </table:table-cell>
          <table:table-cell table:formula="of:=([.B534]+[.D534])/2" office:value-type="float" office:value="20.3342245273109" calcext:value-type="float">
            <text:p>20.3342245273109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3.35" calcext:value-type="float">
            <text:p>43.35</text:p>
          </table:table-cell>
          <table:table-cell office:value-type="float" office:value="0.839270596330648" calcext:value-type="float">
            <text:p>0.839270596330648</text:p>
          </table:table-cell>
          <table:table-cell table:formula="of:=1/SQRT(1-([.C535]*[.C535]))" office:value-type="float" office:value="1.83920237590157" calcext:value-type="float">
            <text:p>1.83920237590157</text:p>
          </table:table-cell>
          <table:table-cell office:value-type="float" office:value="3209.95213893558" calcext:value-type="float">
            <text:p>3209.95213893558</text:p>
          </table:table-cell>
          <table:table-cell table:formula="of:=[.B535]/[.D535]" office:value-type="float" office:value="23.57" calcext:value-type="float">
            <text:p>23.57</text:p>
          </table:table-cell>
          <table:table-cell table:formula="of:=([.B535]+[.D535])/2" office:value-type="float" office:value="22.5946011879508" calcext:value-type="float">
            <text:p>22.5946011879508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0.464" calcext:value-type="float">
            <text:p>20.464</text:p>
          </table:table-cell>
          <table:table-cell office:value-type="float" office:value="0.10813661012389" calcext:value-type="float">
            <text:p>0.10813661012389</text:p>
          </table:table-cell>
          <table:table-cell table:formula="of:=1/SQRT(1-([.C536]*[.C536]))" office:value-type="float" office:value="1.00589854502556" calcext:value-type="float">
            <text:p>1.00589854502556</text:p>
          </table:table-cell>
          <table:table-cell office:value-type="float" office:value="1307.90664717092" calcext:value-type="float">
            <text:p>1307.90664717092</text:p>
          </table:table-cell>
          <table:table-cell table:formula="of:=[.B536]/[.D536]" office:value-type="float" office:value="20.344" calcext:value-type="float">
            <text:p>20.344</text:p>
          </table:table-cell>
          <table:table-cell table:formula="of:=([.B536]+[.D536])/2" office:value-type="float" office:value="10.7349492725128" calcext:value-type="float">
            <text:p>10.7349492725128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1.962" calcext:value-type="float">
            <text:p>31.962</text:p>
          </table:table-cell>
          <table:table-cell office:value-type="float" office:value="0.627311377853516" calcext:value-type="float">
            <text:p>0.627311377853516</text:p>
          </table:table-cell>
          <table:table-cell table:formula="of:=1/SQRT(1-([.C537]*[.C537]))" office:value-type="float" office:value="1.28407858262022" calcext:value-type="float">
            <text:p>1.28407858262022</text:p>
          </table:table-cell>
          <table:table-cell office:value-type="float" office:value="2499.34474715197" calcext:value-type="float">
            <text:p>2499.34474715197</text:p>
          </table:table-cell>
          <table:table-cell table:formula="of:=[.B537]/[.D537]" office:value-type="float" office:value="24.891" calcext:value-type="float">
            <text:p>24.891</text:p>
          </table:table-cell>
          <table:table-cell table:formula="of:=([.B537]+[.D537])/2" office:value-type="float" office:value="16.6230392913101" calcext:value-type="float">
            <text:p>16.6230392913101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9.335" calcext:value-type="float">
            <text:p>29.335</text:p>
          </table:table-cell>
          <table:table-cell office:value-type="float" office:value="0.617762909970238" calcext:value-type="float">
            <text:p>0.617762909970238</text:p>
          </table:table-cell>
          <table:table-cell table:formula="of:=1/SQRT(1-([.C538]*[.C538]))" office:value-type="float" office:value="1.2716750476851" calcext:value-type="float">
            <text:p>1.2716750476851</text:p>
          </table:table-cell>
          <table:table-cell office:value-type="float" office:value="2125.91505753383" calcext:value-type="float">
            <text:p>2125.91505753383</text:p>
          </table:table-cell>
          <table:table-cell table:formula="of:=[.B538]/[.D538]" office:value-type="float" office:value="23.068" calcext:value-type="float">
            <text:p>23.068</text:p>
          </table:table-cell>
          <table:table-cell table:formula="of:=([.B538]+[.D538])/2" office:value-type="float" office:value="15.3033375238426" calcext:value-type="float">
            <text:p>15.3033375238426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4.66" calcext:value-type="float">
            <text:p>24.66</text:p>
          </table:table-cell>
          <table:table-cell office:value-type="float" office:value="0.786333615275979" calcext:value-type="float">
            <text:p>0.786333615275979</text:p>
          </table:table-cell>
          <table:table-cell table:formula="of:=1/SQRT(1-([.C539]*[.C539]))" office:value-type="float" office:value="1.61864128651132" calcext:value-type="float">
            <text:p>1.61864128651132</text:p>
          </table:table-cell>
          <table:table-cell office:value-type="float" office:value="1180.28096614968" calcext:value-type="float">
            <text:p>1180.28096614968</text:p>
          </table:table-cell>
          <table:table-cell table:formula="of:=[.B539]/[.D539]" office:value-type="float" office:value="15.235" calcext:value-type="float">
            <text:p>15.235</text:p>
          </table:table-cell>
          <table:table-cell table:formula="of:=([.B539]+[.D539])/2" office:value-type="float" office:value="13.1393206432557" calcext:value-type="float">
            <text:p>13.1393206432557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5.856" calcext:value-type="float">
            <text:p>45.856</text:p>
          </table:table-cell>
          <table:table-cell office:value-type="float" office:value="0.543969445820186" calcext:value-type="float">
            <text:p>0.543969445820186</text:p>
          </table:table-cell>
          <table:table-cell table:formula="of:=1/SQRT(1-([.C540]*[.C540]))" office:value-type="float" office:value="1.19174593274079" calcext:value-type="float">
            <text:p>1.19174593274079</text:p>
          </table:table-cell>
          <table:table-cell office:value-type="float" office:value="5543.17426063612" calcext:value-type="float">
            <text:p>5543.17426063612</text:p>
          </table:table-cell>
          <table:table-cell table:formula="of:=[.B540]/[.D540]" office:value-type="float" office:value="38.478" calcext:value-type="float">
            <text:p>38.478</text:p>
          </table:table-cell>
          <table:table-cell table:formula="of:=([.B540]+[.D540])/2" office:value-type="float" office:value="23.5238729663704" calcext:value-type="float">
            <text:p>23.5238729663704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2.953" calcext:value-type="float">
            <text:p>32.953</text:p>
          </table:table-cell>
          <table:table-cell office:value-type="float" office:value="0.871106937536952" calcext:value-type="float">
            <text:p>0.871106937536952</text:p>
          </table:table-cell>
          <table:table-cell table:formula="of:=1/SQRT(1-([.C541]*[.C541]))" office:value-type="float" office:value="2.03627263177409" calcext:value-type="float">
            <text:p>2.03627263177409</text:p>
          </table:table-cell>
          <table:table-cell office:value-type="float" office:value="1675.34350061653" calcext:value-type="float">
            <text:p>1675.34350061653</text:p>
          </table:table-cell>
          <table:table-cell table:formula="of:=[.B541]/[.D541]" office:value-type="float" office:value="16.183" calcext:value-type="float">
            <text:p>16.183</text:p>
          </table:table-cell>
          <table:table-cell table:formula="of:=([.B541]+[.D541])/2" office:value-type="float" office:value="17.494636315887" calcext:value-type="float">
            <text:p>17.494636315887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51.46" calcext:value-type="float">
            <text:p>51.46</text:p>
          </table:table-cell>
          <table:table-cell office:value-type="float" office:value="0.935801931160781" calcext:value-type="float">
            <text:p>0.935801931160781</text:p>
          </table:table-cell>
          <table:table-cell table:formula="of:=1/SQRT(1-([.C542]*[.C542]))" office:value-type="float" office:value="2.83666832037926" calcext:value-type="float">
            <text:p>2.83666832037926</text:p>
          </table:table-cell>
          <table:table-cell office:value-type="float" office:value="2932.78939963863" calcext:value-type="float">
            <text:p>2932.78939963863</text:p>
          </table:table-cell>
          <table:table-cell table:formula="of:=[.B542]/[.D542]" office:value-type="float" office:value="18.141" calcext:value-type="float">
            <text:p>18.141</text:p>
          </table:table-cell>
          <table:table-cell table:formula="of:=([.B542]+[.D542])/2" office:value-type="float" office:value="27.1483341601896" calcext:value-type="float">
            <text:p>27.1483341601896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2.043" calcext:value-type="float">
            <text:p>32.043</text:p>
          </table:table-cell>
          <table:table-cell office:value-type="float" office:value="0.883118055555559" calcext:value-type="float">
            <text:p>0.883118055555559</text:p>
          </table:table-cell>
          <table:table-cell table:formula="of:=1/SQRT(1-([.C543]*[.C543]))" office:value-type="float" office:value="2.13151067651167" calcext:value-type="float">
            <text:p>2.13151067651167</text:p>
          </table:table-cell>
          <table:table-cell office:value-type="float" office:value="1513.31278074683" calcext:value-type="float">
            <text:p>1513.31278074683</text:p>
          </table:table-cell>
          <table:table-cell table:formula="of:=[.B543]/[.D543]" office:value-type="float" office:value="15.033" calcext:value-type="float">
            <text:p>15.033</text:p>
          </table:table-cell>
          <table:table-cell table:formula="of:=([.B543]+[.D543])/2" office:value-type="float" office:value="17.0872553382558" calcext:value-type="float">
            <text:p>17.0872553382558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57.43" calcext:value-type="float">
            <text:p>57.43</text:p>
          </table:table-cell>
          <table:table-cell office:value-type="float" office:value="0.633989737718522" calcext:value-type="float">
            <text:p>0.633989737718522</text:p>
          </table:table-cell>
          <table:table-cell table:formula="of:=1/SQRT(1-([.C544]*[.C544]))" office:value-type="float" office:value="1.29308986107671" calcext:value-type="float">
            <text:p>1.29308986107671</text:p>
          </table:table-cell>
          <table:table-cell office:value-type="float" office:value="8013.06745630663" calcext:value-type="float">
            <text:p>8013.06745630663</text:p>
          </table:table-cell>
          <table:table-cell table:formula="of:=[.B544]/[.D544]" office:value-type="float" office:value="44.413" calcext:value-type="float">
            <text:p>44.413</text:p>
          </table:table-cell>
          <table:table-cell table:formula="of:=([.B544]+[.D544])/2" office:value-type="float" office:value="29.3615449305384" calcext:value-type="float">
            <text:p>29.3615449305384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51.651" calcext:value-type="float">
            <text:p>51.651</text:p>
          </table:table-cell>
          <table:table-cell office:value-type="float" office:value="0.8774324052641" calcext:value-type="float">
            <text:p>0.8774324052641</text:p>
          </table:table-cell>
          <table:table-cell table:formula="of:=1/SQRT(1-([.C545]*[.C545]))" office:value-type="float" office:value="2.08463494369778" calcext:value-type="float">
            <text:p>2.08463494369778</text:p>
          </table:table-cell>
          <table:table-cell office:value-type="float" office:value="4020.47464608458" calcext:value-type="float">
            <text:p>4020.47464608458</text:p>
          </table:table-cell>
          <table:table-cell table:formula="of:=[.B545]/[.D545]" office:value-type="float" office:value="24.777" calcext:value-type="float">
            <text:p>24.777</text:p>
          </table:table-cell>
          <table:table-cell table:formula="of:=([.B545]+[.D545])/2" office:value-type="float" office:value="26.8678174718489" calcext:value-type="float">
            <text:p>26.8678174718489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3.156" calcext:value-type="float">
            <text:p>43.156</text:p>
          </table:table-cell>
          <table:table-cell office:value-type="float" office:value="0.735889474136145" calcext:value-type="float">
            <text:p>0.735889474136145</text:p>
          </table:table-cell>
          <table:table-cell table:formula="of:=1/SQRT(1-([.C546]*[.C546]))" office:value-type="float" office:value="1.47688306355019" calcext:value-type="float">
            <text:p>1.47688306355019</text:p>
          </table:table-cell>
          <table:table-cell office:value-type="float" office:value="3961.7414687267" calcext:value-type="float">
            <text:p>3961.7414687267</text:p>
          </table:table-cell>
          <table:table-cell table:formula="of:=[.B546]/[.D546]" office:value-type="float" office:value="29.221" calcext:value-type="float">
            <text:p>29.221</text:p>
          </table:table-cell>
          <table:table-cell table:formula="of:=([.B546]+[.D546])/2" office:value-type="float" office:value="22.3164415317751" calcext:value-type="float">
            <text:p>22.3164415317751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0.006" calcext:value-type="float">
            <text:p>40.006</text:p>
          </table:table-cell>
          <table:table-cell office:value-type="float" office:value="0.799373162710369" calcext:value-type="float">
            <text:p>0.799373162710369</text:p>
          </table:table-cell>
          <table:table-cell table:formula="of:=1/SQRT(1-([.C547]*[.C547]))" office:value-type="float" office:value="1.66435079252818" calcext:value-type="float">
            <text:p>1.66435079252818</text:p>
          </table:table-cell>
          <table:table-cell office:value-type="float" office:value="3021.0315913492" calcext:value-type="float">
            <text:p>3021.0315913492</text:p>
          </table:table-cell>
          <table:table-cell table:formula="of:=[.B547]/[.D547]" office:value-type="float" office:value="24.037" calcext:value-type="float">
            <text:p>24.037</text:p>
          </table:table-cell>
          <table:table-cell table:formula="of:=([.B547]+[.D547])/2" office:value-type="float" office:value="20.8351753962641" calcext:value-type="float">
            <text:p>20.8351753962641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5.796" calcext:value-type="float">
            <text:p>25.796</text:p>
          </table:table-cell>
          <table:table-cell office:value-type="float" office:value="0.70882867989841" calcext:value-type="float">
            <text:p>0.70882867989841</text:p>
          </table:table-cell>
          <table:table-cell table:formula="of:=1/SQRT(1-([.C548]*[.C548]))" office:value-type="float" office:value="1.41767421411299" calcext:value-type="float">
            <text:p>1.41767421411299</text:p>
          </table:table-cell>
          <table:table-cell office:value-type="float" office:value="1474.61337637807" calcext:value-type="float">
            <text:p>1474.61337637807</text:p>
          </table:table-cell>
          <table:table-cell table:formula="of:=[.B548]/[.D548]" office:value-type="float" office:value="18.196" calcext:value-type="float">
            <text:p>18.196</text:p>
          </table:table-cell>
          <table:table-cell table:formula="of:=([.B548]+[.D548])/2" office:value-type="float" office:value="13.6068371070565" calcext:value-type="float">
            <text:p>13.6068371070565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7.497" calcext:value-type="float">
            <text:p>27.497</text:p>
          </table:table-cell>
          <table:table-cell office:value-type="float" office:value="0.706098514332248" calcext:value-type="float">
            <text:p>0.706098514332248</text:p>
          </table:table-cell>
          <table:table-cell table:formula="of:=1/SQRT(1-([.C549]*[.C549]))" office:value-type="float" office:value="1.41220276308356" calcext:value-type="float">
            <text:p>1.41220276308356</text:p>
          </table:table-cell>
          <table:table-cell office:value-type="float" office:value="1681.99013049461" calcext:value-type="float">
            <text:p>1681.99013049461</text:p>
          </table:table-cell>
          <table:table-cell table:formula="of:=[.B549]/[.D549]" office:value-type="float" office:value="19.471" calcext:value-type="float">
            <text:p>19.471</text:p>
          </table:table-cell>
          <table:table-cell table:formula="of:=([.B549]+[.D549])/2" office:value-type="float" office:value="14.4546013815418" calcext:value-type="float">
            <text:p>14.4546013815418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5.277" calcext:value-type="float">
            <text:p>45.277</text:p>
          </table:table-cell>
          <table:table-cell office:value-type="float" office:value="0.837370888684239" calcext:value-type="float">
            <text:p>0.837370888684239</text:p>
          </table:table-cell>
          <table:table-cell table:formula="of:=1/SQRT(1-([.C550]*[.C550]))" office:value-type="float" office:value="1.82937373737374" calcext:value-type="float">
            <text:p>1.82937373737374</text:p>
          </table:table-cell>
          <table:table-cell office:value-type="float" office:value="3520.48679177048" calcext:value-type="float">
            <text:p>3520.48679177048</text:p>
          </table:table-cell>
          <table:table-cell table:formula="of:=[.B550]/[.D550]" office:value-type="float" office:value="24.75" calcext:value-type="float">
            <text:p>24.75</text:p>
          </table:table-cell>
          <table:table-cell table:formula="of:=([.B550]+[.D550])/2" office:value-type="float" office:value="23.5531868686869" calcext:value-type="float">
            <text:p>23.5531868686869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8.126" calcext:value-type="float">
            <text:p>38.126</text:p>
          </table:table-cell>
          <table:table-cell office:value-type="float" office:value="0.888528850016457" calcext:value-type="float">
            <text:p>0.888528850016457</text:p>
          </table:table-cell>
          <table:table-cell table:formula="of:=1/SQRT(1-([.C551]*[.C551]))" office:value-type="float" office:value="2.1795003715772" calcext:value-type="float">
            <text:p>2.1795003715772</text:p>
          </table:table-cell>
          <table:table-cell office:value-type="float" office:value="2095.2478919078" calcext:value-type="float">
            <text:p>2095.2478919078</text:p>
          </table:table-cell>
          <table:table-cell table:formula="of:=[.B551]/[.D551]" office:value-type="float" office:value="17.493" calcext:value-type="float">
            <text:p>17.493</text:p>
          </table:table-cell>
          <table:table-cell table:formula="of:=([.B551]+[.D551])/2" office:value-type="float" office:value="20.1527501857886" calcext:value-type="float">
            <text:p>20.1527501857886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6.764" calcext:value-type="float">
            <text:p>26.764</text:p>
          </table:table-cell>
          <table:table-cell office:value-type="float" office:value="0.590477293687542" calcext:value-type="float">
            <text:p>0.590477293687542</text:p>
          </table:table-cell>
          <table:table-cell table:formula="of:=1/SQRT(1-([.C552]*[.C552]))" office:value-type="float" office:value="1.23907407407407" calcext:value-type="float">
            <text:p>1.23907407407407</text:p>
          </table:table-cell>
          <table:table-cell office:value-type="float" office:value="1816.16225286263" calcext:value-type="float">
            <text:p>1816.16225286263</text:p>
          </table:table-cell>
          <table:table-cell table:formula="of:=[.B552]/[.D552]" office:value-type="float" office:value="21.6" calcext:value-type="float">
            <text:p>21.6</text:p>
          </table:table-cell>
          <table:table-cell table:formula="of:=([.B552]+[.D552])/2" office:value-type="float" office:value="14.001537037037" calcext:value-type="float">
            <text:p>14.001537037037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59.314" calcext:value-type="float">
            <text:p>59.314</text:p>
          </table:table-cell>
          <table:table-cell office:value-type="float" office:value="0.839650939744046" calcext:value-type="float">
            <text:p>0.839650939744046</text:p>
          </table:table-cell>
          <table:table-cell table:formula="of:=1/SQRT(1-([.C553]*[.C553]))" office:value-type="float" office:value="1.8411919913084" calcext:value-type="float">
            <text:p>1.8411919913084</text:p>
          </table:table-cell>
          <table:table-cell office:value-type="float" office:value="6002.95684469163" calcext:value-type="float">
            <text:p>6002.95684469163</text:p>
          </table:table-cell>
          <table:table-cell table:formula="of:=[.B553]/[.D553]" office:value-type="float" office:value="32.215" calcext:value-type="float">
            <text:p>32.215</text:p>
          </table:table-cell>
          <table:table-cell table:formula="of:=([.B553]+[.D553])/2" office:value-type="float" office:value="30.5775959956542" calcext:value-type="float">
            <text:p>30.5775959956542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8.045" calcext:value-type="float">
            <text:p>28.045</text:p>
          </table:table-cell>
          <table:table-cell office:value-type="float" office:value="0.820470853432191" calcext:value-type="float">
            <text:p>0.820470853432191</text:p>
          </table:table-cell>
          <table:table-cell table:formula="of:=1/SQRT(1-([.C554]*[.C554]))" office:value-type="float" office:value="1.74920476517183" calcext:value-type="float">
            <text:p>1.74920476517183</text:p>
          </table:table-cell>
          <table:table-cell office:value-type="float" office:value="1412.60295239582" calcext:value-type="float">
            <text:p>1412.60295239582</text:p>
          </table:table-cell>
          <table:table-cell table:formula="of:=[.B554]/[.D554]" office:value-type="float" office:value="16.033" calcext:value-type="float">
            <text:p>16.033</text:p>
          </table:table-cell>
          <table:table-cell table:formula="of:=([.B554]+[.D554])/2" office:value-type="float" office:value="14.8971023825859" calcext:value-type="float">
            <text:p>14.8971023825859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7.802" calcext:value-type="float">
            <text:p>47.802</text:p>
          </table:table-cell>
          <table:table-cell office:value-type="float" office:value="0.82552216878341" calcext:value-type="float">
            <text:p>0.82552216878341</text:p>
          </table:table-cell>
          <table:table-cell table:formula="of:=1/SQRT(1-([.C555]*[.C555]))" office:value-type="float" office:value="1.77188820520424" calcext:value-type="float">
            <text:p>1.77188820520424</text:p>
          </table:table-cell>
          <table:table-cell office:value-type="float" office:value="4051.40528766169" calcext:value-type="float">
            <text:p>4051.40528766169</text:p>
          </table:table-cell>
          <table:table-cell table:formula="of:=[.B555]/[.D555]" office:value-type="float" office:value="26.978" calcext:value-type="float">
            <text:p>26.978</text:p>
          </table:table-cell>
          <table:table-cell table:formula="of:=([.B555]+[.D555])/2" office:value-type="float" office:value="24.7869441026021" calcext:value-type="float">
            <text:p>24.7869441026021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9.97" calcext:value-type="float">
            <text:p>39.97</text:p>
          </table:table-cell>
          <table:table-cell office:value-type="float" office:value="0.833901077978881" calcext:value-type="float">
            <text:p>0.833901077978881</text:p>
          </table:table-cell>
          <table:table-cell table:formula="of:=1/SQRT(1-([.C556]*[.C556]))" office:value-type="float" office:value="1.81187669990934" calcext:value-type="float">
            <text:p>1.81187669990934</text:p>
          </table:table-cell>
          <table:table-cell office:value-type="float" office:value="2770.06225150949" calcext:value-type="float">
            <text:p>2770.06225150949</text:p>
          </table:table-cell>
          <table:table-cell table:formula="of:=[.B556]/[.D556]" office:value-type="float" office:value="22.06" calcext:value-type="float">
            <text:p>22.06</text:p>
          </table:table-cell>
          <table:table-cell table:formula="of:=([.B556]+[.D556])/2" office:value-type="float" office:value="20.8909383499547" calcext:value-type="float">
            <text:p>20.8909383499547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7.687" calcext:value-type="float">
            <text:p>37.687</text:p>
          </table:table-cell>
          <table:table-cell office:value-type="float" office:value="0.905018529591551" calcext:value-type="float">
            <text:p>0.905018529591551</text:p>
          </table:table-cell>
          <table:table-cell table:formula="of:=1/SQRT(1-([.C557]*[.C557]))" office:value-type="float" office:value="2.35088266483688" calcext:value-type="float">
            <text:p>2.35088266483688</text:p>
          </table:table-cell>
          <table:table-cell office:value-type="float" office:value="1898.02555064583" calcext:value-type="float">
            <text:p>1898.02555064583</text:p>
          </table:table-cell>
          <table:table-cell table:formula="of:=[.B557]/[.D557]" office:value-type="float" office:value="16.031" calcext:value-type="float">
            <text:p>16.031</text:p>
          </table:table-cell>
          <table:table-cell table:formula="of:=([.B557]+[.D557])/2" office:value-type="float" office:value="20.0189413324184" calcext:value-type="float">
            <text:p>20.0189413324184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6.184" calcext:value-type="float">
            <text:p>26.184</text:p>
          </table:table-cell>
          <table:table-cell office:value-type="float" office:value="0.636551325788882" calcext:value-type="float">
            <text:p>0.636551325788882</text:p>
          </table:table-cell>
          <table:table-cell table:formula="of:=1/SQRT(1-([.C558]*[.C558]))" office:value-type="float" office:value="1.29662275923542" calcext:value-type="float">
            <text:p>1.29662275923542</text:p>
          </table:table-cell>
          <table:table-cell office:value-type="float" office:value="1661.14757646797" calcext:value-type="float">
            <text:p>1661.14757646797</text:p>
          </table:table-cell>
          <table:table-cell table:formula="of:=[.B558]/[.D558]" office:value-type="float" office:value="20.194" calcext:value-type="float">
            <text:p>20.194</text:p>
          </table:table-cell>
          <table:table-cell table:formula="of:=([.B558]+[.D558])/2" office:value-type="float" office:value="13.7403113796177" calcext:value-type="float">
            <text:p>13.7403113796177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9.265" calcext:value-type="float">
            <text:p>49.265</text:p>
          </table:table-cell>
          <table:table-cell office:value-type="float" office:value="0.903898080063384" calcext:value-type="float">
            <text:p>0.903898080063384</text:p>
          </table:table-cell>
          <table:table-cell table:formula="of:=1/SQRT(1-([.C559]*[.C559]))" office:value-type="float" office:value="2.33782565368007" calcext:value-type="float">
            <text:p>2.33782565368007</text:p>
          </table:table-cell>
          <table:table-cell office:value-type="float" office:value="3261.4800546929" calcext:value-type="float">
            <text:p>3261.4800546929</text:p>
          </table:table-cell>
          <table:table-cell table:formula="of:=[.B559]/[.D559]" office:value-type="float" office:value="21.073" calcext:value-type="float">
            <text:p>21.073</text:p>
          </table:table-cell>
          <table:table-cell table:formula="of:=([.B559]+[.D559])/2" office:value-type="float" office:value="25.80141282684" calcext:value-type="float">
            <text:p>25.80141282684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1.517" calcext:value-type="float">
            <text:p>41.517</text:p>
          </table:table-cell>
          <table:table-cell office:value-type="float" office:value="0.912009387112775" calcext:value-type="float">
            <text:p>0.912009387112775</text:p>
          </table:table-cell>
          <table:table-cell table:formula="of:=1/SQRT(1-([.C560]*[.C560]))" office:value-type="float" office:value="2.43801749955958" calcext:value-type="float">
            <text:p>2.43801749955958</text:p>
          </table:table-cell>
          <table:table-cell office:value-type="float" office:value="2221.08399294826" calcext:value-type="float">
            <text:p>2221.08399294826</text:p>
          </table:table-cell>
          <table:table-cell table:formula="of:=[.B560]/[.D560]" office:value-type="float" office:value="17.029" calcext:value-type="float">
            <text:p>17.029</text:p>
          </table:table-cell>
          <table:table-cell table:formula="of:=([.B560]+[.D560])/2" office:value-type="float" office:value="21.9775087497798" calcext:value-type="float">
            <text:p>21.9775087497798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5.764" calcext:value-type="float">
            <text:p>35.764</text:p>
          </table:table-cell>
          <table:table-cell office:value-type="float" office:value="0.863835057022932" calcext:value-type="float">
            <text:p>0.863835057022932</text:p>
          </table:table-cell>
          <table:table-cell table:formula="of:=1/SQRT(1-([.C561]*[.C561]))" office:value-type="float" office:value="1.98501415329966" calcext:value-type="float">
            <text:p>1.98501415329966</text:p>
          </table:table-cell>
          <table:table-cell office:value-type="float" office:value="2024.31660456801" calcext:value-type="float">
            <text:p>2024.31660456801</text:p>
          </table:table-cell>
          <table:table-cell table:formula="of:=[.B561]/[.D561]" office:value-type="float" office:value="18.017" calcext:value-type="float">
            <text:p>18.017</text:p>
          </table:table-cell>
          <table:table-cell table:formula="of:=([.B561]+[.D561])/2" office:value-type="float" office:value="18.8745070766498" calcext:value-type="float">
            <text:p>18.8745070766498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1.101" calcext:value-type="float">
            <text:p>31.101</text:p>
          </table:table-cell>
          <table:table-cell office:value-type="float" office:value="0.718269096496399" calcext:value-type="float">
            <text:p>0.718269096496399</text:p>
          </table:table-cell>
          <table:table-cell table:formula="of:=1/SQRT(1-([.C562]*[.C562]))" office:value-type="float" office:value="1.43726604741439" calcext:value-type="float">
            <text:p>1.43726604741439</text:p>
          </table:table-cell>
          <table:table-cell office:value-type="float" office:value="2114.27469962845" calcext:value-type="float">
            <text:p>2114.27469962845</text:p>
          </table:table-cell>
          <table:table-cell table:formula="of:=[.B562]/[.D562]" office:value-type="float" office:value="21.639" calcext:value-type="float">
            <text:p>21.639</text:p>
          </table:table-cell>
          <table:table-cell table:formula="of:=([.B562]+[.D562])/2" office:value-type="float" office:value="16.2691330237072" calcext:value-type="float">
            <text:p>16.2691330237072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0.777" calcext:value-type="float">
            <text:p>30.777</text:p>
          </table:table-cell>
          <table:table-cell office:value-type="float" office:value="0.808787129322401" calcext:value-type="float">
            <text:p>0.808787129322401</text:p>
          </table:table-cell>
          <table:table-cell table:formula="of:=1/SQRT(1-([.C563]*[.C563]))" office:value-type="float" office:value="1.70038674033149" calcext:value-type="float">
            <text:p>1.70038674033149</text:p>
          </table:table-cell>
          <table:table-cell office:value-type="float" office:value="1750.06722750155" calcext:value-type="float">
            <text:p>1750.06722750155</text:p>
          </table:table-cell>
          <table:table-cell table:formula="of:=[.B563]/[.D563]" office:value-type="float" office:value="18.1" calcext:value-type="float">
            <text:p>18.1</text:p>
          </table:table-cell>
          <table:table-cell table:formula="of:=([.B563]+[.D563])/2" office:value-type="float" office:value="16.2386933701657" calcext:value-type="float">
            <text:p>16.2386933701657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50.062" calcext:value-type="float">
            <text:p>50.062</text:p>
          </table:table-cell>
          <table:table-cell office:value-type="float" office:value="0.678901288884134" calcext:value-type="float">
            <text:p>0.678901288884134</text:p>
          </table:table-cell>
          <table:table-cell table:formula="of:=1/SQRT(1-([.C564]*[.C564]))" office:value-type="float" office:value="1.36197186930381" calcext:value-type="float">
            <text:p>1.36197186930381</text:p>
          </table:table-cell>
          <table:table-cell office:value-type="float" office:value="5780.93554071242" calcext:value-type="float">
            <text:p>5780.93554071242</text:p>
          </table:table-cell>
          <table:table-cell table:formula="of:=[.B564]/[.D564]" office:value-type="float" office:value="36.757" calcext:value-type="float">
            <text:p>36.757</text:p>
          </table:table-cell>
          <table:table-cell table:formula="of:=([.B564]+[.D564])/2" office:value-type="float" office:value="25.7119859346519" calcext:value-type="float">
            <text:p>25.7119859346519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8.331" calcext:value-type="float">
            <text:p>38.331</text:p>
          </table:table-cell>
          <table:table-cell office:value-type="float" office:value="0.841107677826122" calcext:value-type="float">
            <text:p>0.841107677826122</text:p>
          </table:table-cell>
          <table:table-cell table:formula="of:=1/SQRT(1-([.C565]*[.C565]))" office:value-type="float" office:value="1.84888095697472" calcext:value-type="float">
            <text:p>1.84888095697472</text:p>
          </table:table-cell>
          <table:table-cell office:value-type="float" office:value="2496.55548411448" calcext:value-type="float">
            <text:p>2496.55548411448</text:p>
          </table:table-cell>
          <table:table-cell table:formula="of:=[.B565]/[.D565]" office:value-type="float" office:value="20.732" calcext:value-type="float">
            <text:p>20.732</text:p>
          </table:table-cell>
          <table:table-cell table:formula="of:=([.B565]+[.D565])/2" office:value-type="float" office:value="20.0899404784874" calcext:value-type="float">
            <text:p>20.0899404784874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9.207" calcext:value-type="float">
            <text:p>29.207</text:p>
          </table:table-cell>
          <table:table-cell office:value-type="float" office:value="0.877256498104653" calcext:value-type="float">
            <text:p>0.877256498104653</text:p>
          </table:table-cell>
          <table:table-cell table:formula="of:=1/SQRT(1-([.C566]*[.C566]))" office:value-type="float" office:value="2.08323823109843" calcext:value-type="float">
            <text:p>2.08323823109843</text:p>
          </table:table-cell>
          <table:table-cell office:value-type="float" office:value="1286.42608280023" calcext:value-type="float">
            <text:p>1286.42608280023</text:p>
          </table:table-cell>
          <table:table-cell table:formula="of:=[.B566]/[.D566]" office:value-type="float" office:value="14.02" calcext:value-type="float">
            <text:p>14.02</text:p>
          </table:table-cell>
          <table:table-cell table:formula="of:=([.B566]+[.D566])/2" office:value-type="float" office:value="15.6451191155492" calcext:value-type="float">
            <text:p>15.6451191155492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19.231" calcext:value-type="float">
            <text:p>19.231</text:p>
          </table:table-cell>
          <table:table-cell office:value-type="float" office:value="0.654068962417124" calcext:value-type="float">
            <text:p>0.654068962417124</text:p>
          </table:table-cell>
          <table:table-cell table:formula="of:=1/SQRT(1-([.C567]*[.C567]))" office:value-type="float" office:value="1.32199078847872" calcext:value-type="float">
            <text:p>1.32199078847872</text:p>
          </table:table-cell>
          <table:table-cell office:value-type="float" office:value="878.871091168283" calcext:value-type="float">
            <text:p>878.871091168283</text:p>
          </table:table-cell>
          <table:table-cell table:formula="of:=[.B567]/[.D567]" office:value-type="float" office:value="14.547" calcext:value-type="float">
            <text:p>14.547</text:p>
          </table:table-cell>
          <table:table-cell table:formula="of:=([.B567]+[.D567])/2" office:value-type="float" office:value="10.2764953942394" calcext:value-type="float">
            <text:p>10.2764953942394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19.526" calcext:value-type="float">
            <text:p>19.526</text:p>
          </table:table-cell>
          <table:table-cell office:value-type="float" office:value="0.741640184522048" calcext:value-type="float">
            <text:p>0.741640184522048</text:p>
          </table:table-cell>
          <table:table-cell table:formula="of:=1/SQRT(1-([.C568]*[.C568]))" office:value-type="float" office:value="1.49076194838907" calcext:value-type="float">
            <text:p>1.49076194838907</text:p>
          </table:table-cell>
          <table:table-cell office:value-type="float" office:value="803.467184341017" calcext:value-type="float">
            <text:p>803.467184341017</text:p>
          </table:table-cell>
          <table:table-cell table:formula="of:=[.B568]/[.D568]" office:value-type="float" office:value="13.098" calcext:value-type="float">
            <text:p>13.098</text:p>
          </table:table-cell>
          <table:table-cell table:formula="of:=([.B568]+[.D568])/2" office:value-type="float" office:value="10.5083809741945" calcext:value-type="float">
            <text:p>10.5083809741945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4.624" calcext:value-type="float">
            <text:p>34.624</text:p>
          </table:table-cell>
          <table:table-cell office:value-type="float" office:value="0.92582766829667" calcext:value-type="float">
            <text:p>0.92582766829667</text:p>
          </table:table-cell>
          <table:table-cell table:formula="of:=1/SQRT(1-([.C569]*[.C569]))" office:value-type="float" office:value="2.64588109429926" calcext:value-type="float">
            <text:p>2.64588109429926</text:p>
          </table:table-cell>
          <table:table-cell office:value-type="float" office:value="1423.42315983987" calcext:value-type="float">
            <text:p>1423.42315983987</text:p>
          </table:table-cell>
          <table:table-cell table:formula="of:=[.B569]/[.D569]" office:value-type="float" office:value="13.086" calcext:value-type="float">
            <text:p>13.086</text:p>
          </table:table-cell>
          <table:table-cell table:formula="of:=([.B569]+[.D569])/2" office:value-type="float" office:value="18.6349405471496" calcext:value-type="float">
            <text:p>18.6349405471496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2.324" calcext:value-type="float">
            <text:p>32.324</text:p>
          </table:table-cell>
          <table:table-cell office:value-type="float" office:value="0.835168729090159" calcext:value-type="float">
            <text:p>0.835168729090159</text:p>
          </table:table-cell>
          <table:table-cell table:formula="of:=1/SQRT(1-([.C570]*[.C570]))" office:value-type="float" office:value="1.81820227247159" calcext:value-type="float">
            <text:p>1.81820227247159</text:p>
          </table:table-cell>
          <table:table-cell office:value-type="float" office:value="1805.33529413597" calcext:value-type="float">
            <text:p>1805.33529413597</text:p>
          </table:table-cell>
          <table:table-cell table:formula="of:=[.B570]/[.D570]" office:value-type="float" office:value="17.778" calcext:value-type="float">
            <text:p>17.778</text:p>
          </table:table-cell>
          <table:table-cell table:formula="of:=([.B570]+[.D570])/2" office:value-type="float" office:value="17.0711011362358" calcext:value-type="float">
            <text:p>17.0711011362358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9.364" calcext:value-type="float">
            <text:p>29.364</text:p>
          </table:table-cell>
          <table:table-cell office:value-type="float" office:value="0.903064234094849" calcext:value-type="float">
            <text:p>0.903064234094849</text:p>
          </table:table-cell>
          <table:table-cell table:formula="of:=1/SQRT(1-([.C571]*[.C571]))" office:value-type="float" office:value="2.32825880114177" calcext:value-type="float">
            <text:p>2.32825880114177</text:p>
          </table:table-cell>
          <table:table-cell office:value-type="float" office:value="1163.45355288829" calcext:value-type="float">
            <text:p>1163.45355288829</text:p>
          </table:table-cell>
          <table:table-cell table:formula="of:=[.B571]/[.D571]" office:value-type="float" office:value="12.612" calcext:value-type="float">
            <text:p>12.612</text:p>
          </table:table-cell>
          <table:table-cell table:formula="of:=([.B571]+[.D571])/2" office:value-type="float" office:value="15.8461294005709" calcext:value-type="float">
            <text:p>15.8461294005709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5.355" calcext:value-type="float">
            <text:p>45.355</text:p>
          </table:table-cell>
          <table:table-cell office:value-type="float" office:value="0.975669127935339" calcext:value-type="float">
            <text:p>0.975669127935339</text:p>
          </table:table-cell>
          <table:table-cell table:formula="of:=1/SQRT(1-([.C572]*[.C572]))" office:value-type="float" office:value="4.56104183427196" calcext:value-type="float">
            <text:p>4.56104183427196</text:p>
          </table:table-cell>
          <table:table-cell office:value-type="float" office:value="1416.89007968665" calcext:value-type="float">
            <text:p>1416.89007968665</text:p>
          </table:table-cell>
          <table:table-cell table:formula="of:=[.B572]/[.D572]" office:value-type="float" office:value="9.94399999999992" calcext:value-type="float">
            <text:p>9.94399999999992</text:p>
          </table:table-cell>
          <table:table-cell table:formula="of:=([.B572]+[.D572])/2" office:value-type="float" office:value="24.958020917136" calcext:value-type="float">
            <text:p>24.958020917136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1.695" calcext:value-type="float">
            <text:p>31.695</text:p>
          </table:table-cell>
          <table:table-cell office:value-type="float" office:value="0.755552974706357" calcext:value-type="float">
            <text:p>0.755552974706357</text:p>
          </table:table-cell>
          <table:table-cell table:formula="of:=1/SQRT(1-([.C573]*[.C573]))" office:value-type="float" office:value="1.52651350960844" calcext:value-type="float">
            <text:p>1.52651350960844</text:p>
          </table:table-cell>
          <table:table-cell office:value-type="float" office:value="2067.42961360624" calcext:value-type="float">
            <text:p>2067.42961360624</text:p>
          </table:table-cell>
          <table:table-cell table:formula="of:=[.B573]/[.D573]" office:value-type="float" office:value="20.763" calcext:value-type="float">
            <text:p>20.763</text:p>
          </table:table-cell>
          <table:table-cell table:formula="of:=([.B573]+[.D573])/2" office:value-type="float" office:value="16.6107567548042" calcext:value-type="float">
            <text:p>16.6107567548042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1.362" calcext:value-type="float">
            <text:p>31.362</text:p>
          </table:table-cell>
          <table:table-cell office:value-type="float" office:value="0.943617577705912" calcext:value-type="float">
            <text:p>0.943617577705912</text:p>
          </table:table-cell>
          <table:table-cell table:formula="of:=1/SQRT(1-([.C574]*[.C574]))" office:value-type="float" office:value="3.02080523983817" calcext:value-type="float">
            <text:p>3.02080523983817</text:p>
          </table:table-cell>
          <table:table-cell office:value-type="float" office:value="1022.90346022115" calcext:value-type="float">
            <text:p>1022.90346022115</text:p>
          </table:table-cell>
          <table:table-cell table:formula="of:=[.B574]/[.D574]" office:value-type="float" office:value="10.382" calcext:value-type="float">
            <text:p>10.382</text:p>
          </table:table-cell>
          <table:table-cell table:formula="of:=([.B574]+[.D574])/2" office:value-type="float" office:value="17.1914026199191" calcext:value-type="float">
            <text:p>17.1914026199191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9.833" calcext:value-type="float">
            <text:p>29.833</text:p>
          </table:table-cell>
          <table:table-cell office:value-type="float" office:value="0.69004939451058" calcext:value-type="float">
            <text:p>0.69004939451058</text:p>
          </table:table-cell>
          <table:table-cell table:formula="of:=1/SQRT(1-([.C575]*[.C575]))" office:value-type="float" office:value="1.3816691367173" calcext:value-type="float">
            <text:p>1.3816691367173</text:p>
          </table:table-cell>
          <table:table-cell office:value-type="float" office:value="2023.66990143708" calcext:value-type="float">
            <text:p>2023.66990143708</text:p>
          </table:table-cell>
          <table:table-cell table:formula="of:=[.B575]/[.D575]" office:value-type="float" office:value="21.592" calcext:value-type="float">
            <text:p>21.592</text:p>
          </table:table-cell>
          <table:table-cell table:formula="of:=([.B575]+[.D575])/2" office:value-type="float" office:value="15.6073345683587" calcext:value-type="float">
            <text:p>15.6073345683587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8.2" calcext:value-type="float">
            <text:p>28.2</text:p>
          </table:table-cell>
          <table:table-cell office:value-type="float" office:value="0.845143804270543" calcext:value-type="float">
            <text:p>0.845143804270543</text:p>
          </table:table-cell>
          <table:table-cell table:formula="of:=1/SQRT(1-([.C576]*[.C576]))" office:value-type="float" office:value="1.87077086373889" calcext:value-type="float">
            <text:p>1.87077086373889</text:p>
          </table:table-cell>
          <table:table-cell office:value-type="float" office:value="1335.44956801799" calcext:value-type="float">
            <text:p>1335.44956801799</text:p>
          </table:table-cell>
          <table:table-cell table:formula="of:=[.B576]/[.D576]" office:value-type="float" office:value="15.074" calcext:value-type="float">
            <text:p>15.074</text:p>
          </table:table-cell>
          <table:table-cell table:formula="of:=([.B576]+[.D576])/2" office:value-type="float" office:value="15.0353854318694" calcext:value-type="float">
            <text:p>15.0353854318694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3.957" calcext:value-type="float">
            <text:p>33.957</text:p>
          </table:table-cell>
          <table:table-cell office:value-type="float" office:value="0.780368230368319" calcext:value-type="float">
            <text:p>0.780368230368319</text:p>
          </table:table-cell>
          <table:table-cell table:formula="of:=1/SQRT(1-([.C577]*[.C577]))" office:value-type="float" office:value="1.59918055948008" calcext:value-type="float">
            <text:p>1.59918055948008</text:p>
          </table:table-cell>
          <table:table-cell office:value-type="float" office:value="2265.2231969436" calcext:value-type="float">
            <text:p>2265.2231969436</text:p>
          </table:table-cell>
          <table:table-cell table:formula="of:=[.B577]/[.D577]" office:value-type="float" office:value="21.234" calcext:value-type="float">
            <text:p>21.234</text:p>
          </table:table-cell>
          <table:table-cell table:formula="of:=([.B577]+[.D577])/2" office:value-type="float" office:value="17.77809027974" calcext:value-type="float">
            <text:p>17.77809027974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8.459" calcext:value-type="float">
            <text:p>28.459</text:p>
          </table:table-cell>
          <table:table-cell office:value-type="float" office:value="0.911803949349418" calcext:value-type="float">
            <text:p>0.911803949349418</text:p>
          </table:table-cell>
          <table:table-cell table:formula="of:=1/SQRT(1-([.C578]*[.C578]))" office:value-type="float" office:value="2.4353072052028" calcext:value-type="float">
            <text:p>2.4353072052028</text:p>
          </table:table-cell>
          <table:table-cell office:value-type="float" office:value="1044.80535614899" calcext:value-type="float">
            <text:p>1044.80535614899</text:p>
          </table:table-cell>
          <table:table-cell table:formula="of:=[.B578]/[.D578]" office:value-type="float" office:value="11.686" calcext:value-type="float">
            <text:p>11.686</text:p>
          </table:table-cell>
          <table:table-cell table:formula="of:=([.B578]+[.D578])/2" office:value-type="float" office:value="15.4471536026014" calcext:value-type="float">
            <text:p>15.4471536026014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6.403" calcext:value-type="float">
            <text:p>26.403</text:p>
          </table:table-cell>
          <table:table-cell office:value-type="float" office:value="0.808501779629458" calcext:value-type="float">
            <text:p>0.808501779629458</text:p>
          </table:table-cell>
          <table:table-cell table:formula="of:=1/SQRT(1-([.C579]*[.C579]))" office:value-type="float" office:value="1.69925344317158" calcext:value-type="float">
            <text:p>1.69925344317158</text:p>
          </table:table-cell>
          <table:table-cell office:value-type="float" office:value="1288.83780179898" calcext:value-type="float">
            <text:p>1288.83780179898</text:p>
          </table:table-cell>
          <table:table-cell table:formula="of:=[.B579]/[.D579]" office:value-type="float" office:value="15.538" calcext:value-type="float">
            <text:p>15.538</text:p>
          </table:table-cell>
          <table:table-cell table:formula="of:=([.B579]+[.D579])/2" office:value-type="float" office:value="14.0511267215858" calcext:value-type="float">
            <text:p>14.0511267215858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0.423" calcext:value-type="float">
            <text:p>20.423</text:p>
          </table:table-cell>
          <table:table-cell office:value-type="float" office:value="0.844613344839076" calcext:value-type="float">
            <text:p>0.844613344839076</text:p>
          </table:table-cell>
          <table:table-cell table:formula="of:=1/SQRT(1-([.C580]*[.C580]))" office:value-type="float" office:value="1.86784342418145" calcext:value-type="float">
            <text:p>1.86784342418145</text:p>
          </table:table-cell>
          <table:table-cell office:value-type="float" office:value="701.533605120466" calcext:value-type="float">
            <text:p>701.533605120466</text:p>
          </table:table-cell>
          <table:table-cell table:formula="of:=[.B580]/[.D580]" office:value-type="float" office:value="10.934" calcext:value-type="float">
            <text:p>10.934</text:p>
          </table:table-cell>
          <table:table-cell table:formula="of:=([.B580]+[.D580])/2" office:value-type="float" office:value="11.1454217120907" calcext:value-type="float">
            <text:p>11.1454217120907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9.343" calcext:value-type="float">
            <text:p>49.343</text:p>
          </table:table-cell>
          <table:table-cell office:value-type="float" office:value="0.956666402042597" calcext:value-type="float">
            <text:p>0.956666402042597</text:p>
          </table:table-cell>
          <table:table-cell table:formula="of:=1/SQRT(1-([.C581]*[.C581]))" office:value-type="float" office:value="3.43422884187081" calcext:value-type="float">
            <text:p>3.43422884187081</text:p>
          </table:table-cell>
          <table:table-cell office:value-type="float" office:value="2227.26423140577" calcext:value-type="float">
            <text:p>2227.26423140577</text:p>
          </table:table-cell>
          <table:table-cell table:formula="of:=[.B581]/[.D581]" office:value-type="float" office:value="14.3680000000001" calcext:value-type="float">
            <text:p>14.3680000000001</text:p>
          </table:table-cell>
          <table:table-cell table:formula="of:=([.B581]+[.D581])/2" office:value-type="float" office:value="26.3886144209354" calcext:value-type="float">
            <text:p>26.3886144209354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0.798" calcext:value-type="float">
            <text:p>20.798</text:p>
          </table:table-cell>
          <table:table-cell office:value-type="float" office:value="0.769961619440996" calcext:value-type="float">
            <text:p>0.769961619440996</text:p>
          </table:table-cell>
          <table:table-cell table:formula="of:=1/SQRT(1-([.C582]*[.C582]))" office:value-type="float" office:value="1.56717655037299" calcext:value-type="float">
            <text:p>1.56717655037299</text:p>
          </table:table-cell>
          <table:table-cell office:value-type="float" office:value="867.111798848223" calcext:value-type="float">
            <text:p>867.111798848223</text:p>
          </table:table-cell>
          <table:table-cell table:formula="of:=[.B582]/[.D582]" office:value-type="float" office:value="13.271" calcext:value-type="float">
            <text:p>13.271</text:p>
          </table:table-cell>
          <table:table-cell table:formula="of:=([.B582]+[.D582])/2" office:value-type="float" office:value="11.1825882751865" calcext:value-type="float">
            <text:p>11.1825882751865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2.823" calcext:value-type="float">
            <text:p>22.823</text:p>
          </table:table-cell>
          <table:table-cell office:value-type="float" office:value="0.834403185663473" calcext:value-type="float">
            <text:p>0.834403185663473</text:p>
          </table:table-cell>
          <table:table-cell table:formula="of:=1/SQRT(1-([.C583]*[.C583]))" office:value-type="float" office:value="1.81437316161857" calcext:value-type="float">
            <text:p>1.81437316161857</text:p>
          </table:table-cell>
          <table:table-cell office:value-type="float" office:value="901.921459122496" calcext:value-type="float">
            <text:p>901.921459122496</text:p>
          </table:table-cell>
          <table:table-cell table:formula="of:=[.B583]/[.D583]" office:value-type="float" office:value="12.579" calcext:value-type="float">
            <text:p>12.579</text:p>
          </table:table-cell>
          <table:table-cell table:formula="of:=([.B583]+[.D583])/2" office:value-type="float" office:value="12.3186865808093" calcext:value-type="float">
            <text:p>12.3186865808093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0.798" calcext:value-type="float">
            <text:p>20.798</text:p>
          </table:table-cell>
          <table:table-cell office:value-type="float" office:value="0.854720574281696" calcext:value-type="float">
            <text:p>0.854720574281696</text:p>
          </table:table-cell>
          <table:table-cell table:formula="of:=1/SQRT(1-([.C584]*[.C584]))" office:value-type="float" office:value="1.92645424231196" calcext:value-type="float">
            <text:p>1.92645424231196</text:p>
          </table:table-cell>
          <table:table-cell office:value-type="float" office:value="705.398159925056" calcext:value-type="float">
            <text:p>705.398159925056</text:p>
          </table:table-cell>
          <table:table-cell table:formula="of:=[.B584]/[.D584]" office:value-type="float" office:value="10.796" calcext:value-type="float">
            <text:p>10.796</text:p>
          </table:table-cell>
          <table:table-cell table:formula="of:=([.B584]+[.D584])/2" office:value-type="float" office:value="11.362227121156" calcext:value-type="float">
            <text:p>11.362227121156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2.333" calcext:value-type="float">
            <text:p>22.333</text:p>
          </table:table-cell>
          <table:table-cell office:value-type="float" office:value="0.921625514134042" calcext:value-type="float">
            <text:p>0.921625514134042</text:p>
          </table:table-cell>
          <table:table-cell table:formula="of:=1/SQRT(1-([.C585]*[.C585]))" office:value-type="float" office:value="2.57678550824968" calcext:value-type="float">
            <text:p>2.57678550824968</text:p>
          </table:table-cell>
          <table:table-cell office:value-type="float" office:value="608.087022745625" calcext:value-type="float">
            <text:p>608.087022745625</text:p>
          </table:table-cell>
          <table:table-cell table:formula="of:=[.B585]/[.D585]" office:value-type="float" office:value="8.66700000000002" calcext:value-type="float">
            <text:p>8.66700000000002</text:p>
          </table:table-cell>
          <table:table-cell table:formula="of:=([.B585]+[.D585])/2" office:value-type="float" office:value="12.4548927541248" calcext:value-type="float">
            <text:p>12.4548927541248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3.956" calcext:value-type="float">
            <text:p>33.956</text:p>
          </table:table-cell>
          <table:table-cell office:value-type="float" office:value="0.656462588594873" calcext:value-type="float">
            <text:p>0.656462588594873</text:p>
          </table:table-cell>
          <table:table-cell table:formula="of:=1/SQRT(1-([.C586]*[.C586]))" office:value-type="float" office:value="1.32562951395667" calcext:value-type="float">
            <text:p>1.32562951395667</text:p>
          </table:table-cell>
          <table:table-cell office:value-type="float" office:value="2732.50369452173" calcext:value-type="float">
            <text:p>2732.50369452173</text:p>
          </table:table-cell>
          <table:table-cell table:formula="of:=[.B586]/[.D586]" office:value-type="float" office:value="25.615" calcext:value-type="float">
            <text:p>25.615</text:p>
          </table:table-cell>
          <table:table-cell table:formula="of:=([.B586]+[.D586])/2" office:value-type="float" office:value="17.6408147569783" calcext:value-type="float">
            <text:p>17.6408147569783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0.602" calcext:value-type="float">
            <text:p>40.602</text:p>
          </table:table-cell>
          <table:table-cell office:value-type="float" office:value="0.569481943040432" calcext:value-type="float">
            <text:p>0.569481943040432</text:p>
          </table:table-cell>
          <table:table-cell table:formula="of:=1/SQRT(1-([.C587]*[.C587]))" office:value-type="float" office:value="1.2165393258427" calcext:value-type="float">
            <text:p>1.2165393258427</text:p>
          </table:table-cell>
          <table:table-cell office:value-type="float" office:value="4257.14628674014" calcext:value-type="float">
            <text:p>4257.14628674014</text:p>
          </table:table-cell>
          <table:table-cell table:formula="of:=[.B587]/[.D587]" office:value-type="float" office:value="33.375" calcext:value-type="float">
            <text:p>33.375</text:p>
          </table:table-cell>
          <table:table-cell table:formula="of:=([.B587]+[.D587])/2" office:value-type="float" office:value="20.9092696629213" calcext:value-type="float">
            <text:p>20.9092696629213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1.903" calcext:value-type="float">
            <text:p>31.903</text:p>
          </table:table-cell>
          <table:table-cell office:value-type="float" office:value="0.860462832942395" calcext:value-type="float">
            <text:p>0.860462832942395</text:p>
          </table:table-cell>
          <table:table-cell table:formula="of:=1/SQRT(1-([.C588]*[.C588]))" office:value-type="float" office:value="1.96265764380191" calcext:value-type="float">
            <text:p>1.96265764380191</text:p>
          </table:table-cell>
          <table:table-cell office:value-type="float" office:value="1629.17737559861" calcext:value-type="float">
            <text:p>1629.17737559861</text:p>
          </table:table-cell>
          <table:table-cell table:formula="of:=[.B588]/[.D588]" office:value-type="float" office:value="16.255" calcext:value-type="float">
            <text:p>16.255</text:p>
          </table:table-cell>
          <table:table-cell table:formula="of:=([.B588]+[.D588])/2" office:value-type="float" office:value="16.932828821901" calcext:value-type="float">
            <text:p>16.932828821901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5.46" calcext:value-type="float">
            <text:p>35.46</text:p>
          </table:table-cell>
          <table:table-cell office:value-type="float" office:value="0.336428625222076" calcext:value-type="float">
            <text:p>0.336428625222076</text:p>
          </table:table-cell>
          <table:table-cell table:formula="of:=1/SQRT(1-([.C589]*[.C589]))" office:value-type="float" office:value="1.06189920043123" calcext:value-type="float">
            <text:p>1.06189920043123</text:p>
          </table:table-cell>
          <table:table-cell office:value-type="float" office:value="3720.00943544775" calcext:value-type="float">
            <text:p>3720.00943544775</text:p>
          </table:table-cell>
          <table:table-cell table:formula="of:=[.B589]/[.D589]" office:value-type="float" office:value="33.393" calcext:value-type="float">
            <text:p>33.393</text:p>
          </table:table-cell>
          <table:table-cell table:formula="of:=([.B589]+[.D589])/2" office:value-type="float" office:value="18.2609496002156" calcext:value-type="float">
            <text:p>18.2609496002156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8.817" calcext:value-type="float">
            <text:p>28.817</text:p>
          </table:table-cell>
          <table:table-cell office:value-type="float" office:value="0.431078127336654" calcext:value-type="float">
            <text:p>0.431078127336654</text:p>
          </table:table-cell>
          <table:table-cell table:formula="of:=1/SQRT(1-([.C590]*[.C590]))" office:value-type="float" office:value="1.10826090300746" calcext:value-type="float">
            <text:p>1.10826090300746</text:p>
          </table:table-cell>
          <table:table-cell office:value-type="float" office:value="2353.99422551192" calcext:value-type="float">
            <text:p>2353.99422551192</text:p>
          </table:table-cell>
          <table:table-cell table:formula="of:=[.B590]/[.D590]" office:value-type="float" office:value="26.002" calcext:value-type="float">
            <text:p>26.002</text:p>
          </table:table-cell>
          <table:table-cell table:formula="of:=([.B590]+[.D590])/2" office:value-type="float" office:value="14.9626304515037" calcext:value-type="float">
            <text:p>14.9626304515037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5.517" calcext:value-type="float">
            <text:p>25.517</text:p>
          </table:table-cell>
          <table:table-cell office:value-type="float" office:value="0.555899131771188" calcext:value-type="float">
            <text:p>0.555899131771188</text:p>
          </table:table-cell>
          <table:table-cell table:formula="of:=1/SQRT(1-([.C591]*[.C591]))" office:value-type="float" office:value="1.2030078732733" calcext:value-type="float">
            <text:p>1.2030078732733</text:p>
          </table:table-cell>
          <table:table-cell office:value-type="float" office:value="1700.35902274015" calcext:value-type="float">
            <text:p>1700.35902274015</text:p>
          </table:table-cell>
          <table:table-cell table:formula="of:=[.B591]/[.D591]" office:value-type="float" office:value="21.211" calcext:value-type="float">
            <text:p>21.211</text:p>
          </table:table-cell>
          <table:table-cell table:formula="of:=([.B591]+[.D591])/2" office:value-type="float" office:value="13.3600039366367" calcext:value-type="float">
            <text:p>13.3600039366367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7.755" calcext:value-type="float">
            <text:p>37.755</text:p>
          </table:table-cell>
          <table:table-cell office:value-type="float" office:value="0.845721405106184" calcext:value-type="float">
            <text:p>0.845721405106184</text:p>
          </table:table-cell>
          <table:table-cell table:formula="of:=1/SQRT(1-([.C592]*[.C592]))" office:value-type="float" office:value="1.87397627438328" calcext:value-type="float">
            <text:p>1.87397627438328</text:p>
          </table:table-cell>
          <table:table-cell office:value-type="float" office:value="2389.65240482919" calcext:value-type="float">
            <text:p>2389.65240482919</text:p>
          </table:table-cell>
          <table:table-cell table:formula="of:=[.B592]/[.D592]" office:value-type="float" office:value="20.147" calcext:value-type="float">
            <text:p>20.147</text:p>
          </table:table-cell>
          <table:table-cell table:formula="of:=([.B592]+[.D592])/2" office:value-type="float" office:value="19.8144881371916" calcext:value-type="float">
            <text:p>19.8144881371916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0.777" calcext:value-type="float">
            <text:p>40.777</text:p>
          </table:table-cell>
          <table:table-cell office:value-type="float" office:value="0.900347441221127" calcext:value-type="float">
            <text:p>0.900347441221127</text:p>
          </table:table-cell>
          <table:table-cell table:formula="of:=1/SQRT(1-([.C593]*[.C593]))" office:value-type="float" office:value="2.29794308255847" calcext:value-type="float">
            <text:p>2.29794308255847</text:p>
          </table:table-cell>
          <table:table-cell office:value-type="float" office:value="2273.21832091072" calcext:value-type="float">
            <text:p>2273.21832091072</text:p>
          </table:table-cell>
          <table:table-cell table:formula="of:=[.B593]/[.D593]" office:value-type="float" office:value="17.745" calcext:value-type="float">
            <text:p>17.745</text:p>
          </table:table-cell>
          <table:table-cell table:formula="of:=([.B593]+[.D593])/2" office:value-type="float" office:value="21.5374715412792" calcext:value-type="float">
            <text:p>21.5374715412792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1.345" calcext:value-type="float">
            <text:p>41.345</text:p>
          </table:table-cell>
          <table:table-cell office:value-type="float" office:value="0.836178041076236" calcext:value-type="float">
            <text:p>0.836178041076236</text:p>
          </table:table-cell>
          <table:table-cell table:formula="of:=1/SQRT(1-([.C594]*[.C594]))" office:value-type="float" office:value="1.82329334979714" calcext:value-type="float">
            <text:p>1.82329334979714</text:p>
          </table:table-cell>
          <table:table-cell office:value-type="float" office:value="2945.3663260043" calcext:value-type="float">
            <text:p>2945.3663260043</text:p>
          </table:table-cell>
          <table:table-cell table:formula="of:=[.B594]/[.D594]" office:value-type="float" office:value="22.676" calcext:value-type="float">
            <text:p>22.676</text:p>
          </table:table-cell>
          <table:table-cell table:formula="of:=([.B594]+[.D594])/2" office:value-type="float" office:value="21.5841466748986" calcext:value-type="float">
            <text:p>21.5841466748986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6.8" calcext:value-type="float">
            <text:p>26.8</text:p>
          </table:table-cell>
          <table:table-cell office:value-type="float" office:value="0.91586229449717" calcext:value-type="float">
            <text:p>0.91586229449717</text:p>
          </table:table-cell>
          <table:table-cell table:formula="of:=1/SQRT(1-([.C595]*[.C595]))" office:value-type="float" office:value="2.4907063197026" calcext:value-type="float">
            <text:p>2.4907063197026</text:p>
          </table:table-cell>
          <table:table-cell office:value-type="float" office:value="905.934790330382" calcext:value-type="float">
            <text:p>905.934790330382</text:p>
          </table:table-cell>
          <table:table-cell table:formula="of:=[.B595]/[.D595]" office:value-type="float" office:value="10.76" calcext:value-type="float">
            <text:p>10.76</text:p>
          </table:table-cell>
          <table:table-cell table:formula="of:=([.B595]+[.D595])/2" office:value-type="float" office:value="14.6453531598513" calcext:value-type="float">
            <text:p>14.6453531598513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9.855" calcext:value-type="float">
            <text:p>49.855</text:p>
          </table:table-cell>
          <table:table-cell office:value-type="float" office:value="0.980040788773645" calcext:value-type="float">
            <text:p>0.980040788773645</text:p>
          </table:table-cell>
          <table:table-cell table:formula="of:=1/SQRT(1-([.C596]*[.C596]))" office:value-type="float" office:value="5.03026939763896" calcext:value-type="float">
            <text:p>5.03026939763896</text:p>
          </table:table-cell>
          <table:table-cell office:value-type="float" office:value="1552.30147239191" calcext:value-type="float">
            <text:p>1552.30147239191</text:p>
          </table:table-cell>
          <table:table-cell table:formula="of:=[.B596]/[.D596]" office:value-type="float" office:value="9.91100000000005" calcext:value-type="float">
            <text:p>9.91100000000005</text:p>
          </table:table-cell>
          <table:table-cell table:formula="of:=([.B596]+[.D596])/2" office:value-type="float" office:value="27.4426346988195" calcext:value-type="float">
            <text:p>27.4426346988195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9.853" calcext:value-type="float">
            <text:p>29.853</text:p>
          </table:table-cell>
          <table:table-cell office:value-type="float" office:value="0.884846423161184" calcext:value-type="float">
            <text:p>0.884846423161184</text:p>
          </table:table-cell>
          <table:table-cell table:formula="of:=1/SQRT(1-([.C597]*[.C597]))" office:value-type="float" office:value="2.14646246764452" calcext:value-type="float">
            <text:p>2.14646246764452</text:p>
          </table:table-cell>
          <table:table-cell office:value-type="float" office:value="1304.37520800176" calcext:value-type="float">
            <text:p>1304.37520800176</text:p>
          </table:table-cell>
          <table:table-cell table:formula="of:=[.B597]/[.D597]" office:value-type="float" office:value="13.908" calcext:value-type="float">
            <text:p>13.908</text:p>
          </table:table-cell>
          <table:table-cell table:formula="of:=([.B597]+[.D597])/2" office:value-type="float" office:value="15.9997312338223" calcext:value-type="float">
            <text:p>15.9997312338223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19.827" calcext:value-type="float">
            <text:p>19.827</text:p>
          </table:table-cell>
          <table:table-cell office:value-type="float" office:value="0.840255952494271" calcext:value-type="float">
            <text:p>0.840255952494271</text:p>
          </table:table-cell>
          <table:table-cell table:formula="of:=1/SQRT(1-([.C598]*[.C598]))" office:value-type="float" office:value="1.84437209302326" calcext:value-type="float">
            <text:p>1.84437209302326</text:p>
          </table:table-cell>
          <table:table-cell office:value-type="float" office:value="669.599843584292" calcext:value-type="float">
            <text:p>669.599843584292</text:p>
          </table:table-cell>
          <table:table-cell table:formula="of:=[.B598]/[.D598]" office:value-type="float" office:value="10.75" calcext:value-type="float">
            <text:p>10.75</text:p>
          </table:table-cell>
          <table:table-cell table:formula="of:=([.B598]+[.D598])/2" office:value-type="float" office:value="10.8356860465116" calcext:value-type="float">
            <text:p>10.8356860465116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4.28" calcext:value-type="float">
            <text:p>34.28</text:p>
          </table:table-cell>
          <table:table-cell office:value-type="float" office:value="0.904630831739971" calcext:value-type="float">
            <text:p>0.904630831739971</text:p>
          </table:table-cell>
          <table:table-cell table:formula="of:=1/SQRT(1-([.C599]*[.C599]))" office:value-type="float" office:value="2.34633812457221" calcext:value-type="float">
            <text:p>2.34633812457221</text:p>
          </table:table-cell>
          <table:table-cell office:value-type="float" office:value="1573.4063619715" calcext:value-type="float">
            <text:p>1573.4063619715</text:p>
          </table:table-cell>
          <table:table-cell table:formula="of:=[.B599]/[.D599]" office:value-type="float" office:value="14.61" calcext:value-type="float">
            <text:p>14.61</text:p>
          </table:table-cell>
          <table:table-cell table:formula="of:=([.B599]+[.D599])/2" office:value-type="float" office:value="18.3131690622861" calcext:value-type="float">
            <text:p>18.3131690622861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2.028" calcext:value-type="float">
            <text:p>32.028</text:p>
          </table:table-cell>
          <table:table-cell office:value-type="float" office:value="0.918116984208282" calcext:value-type="float">
            <text:p>0.918116984208282</text:p>
          </table:table-cell>
          <table:table-cell table:formula="of:=1/SQRT(1-([.C600]*[.C600]))" office:value-type="float" office:value="2.52328054833373" calcext:value-type="float">
            <text:p>2.52328054833373</text:p>
          </table:table-cell>
          <table:table-cell office:value-type="float" office:value="1277.15607225994" calcext:value-type="float">
            <text:p>1277.15607225994</text:p>
          </table:table-cell>
          <table:table-cell table:formula="of:=[.B600]/[.D600]" office:value-type="float" office:value="12.693" calcext:value-type="float">
            <text:p>12.693</text:p>
          </table:table-cell>
          <table:table-cell table:formula="of:=([.B600]+[.D600])/2" office:value-type="float" office:value="17.2756402741669" calcext:value-type="float">
            <text:p>17.2756402741669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0.863" calcext:value-type="float">
            <text:p>30.863</text:p>
          </table:table-cell>
          <table:table-cell office:value-type="float" office:value="0.377057292912223" calcext:value-type="float">
            <text:p>0.377057292912223</text:p>
          </table:table-cell>
          <table:table-cell table:formula="of:=1/SQRT(1-([.C601]*[.C601]))" office:value-type="float" office:value="1.07969214623054" calcext:value-type="float">
            <text:p>1.07969214623054</text:p>
          </table:table-cell>
          <table:table-cell office:value-type="float" office:value="2771.5722737264" calcext:value-type="float">
            <text:p>2771.5722737264</text:p>
          </table:table-cell>
          <table:table-cell table:formula="of:=[.B601]/[.D601]" office:value-type="float" office:value="28.585" calcext:value-type="float">
            <text:p>28.585</text:p>
          </table:table-cell>
          <table:table-cell table:formula="of:=([.B601]+[.D601])/2" office:value-type="float" office:value="15.9713460731153" calcext:value-type="float">
            <text:p>15.9713460731153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0.804" calcext:value-type="float">
            <text:p>40.804</text:p>
          </table:table-cell>
          <table:table-cell office:value-type="float" office:value="0.883615155645728" calcext:value-type="float">
            <text:p>0.883615155645728</text:p>
          </table:table-cell>
          <table:table-cell table:formula="of:=1/SQRT(1-([.C602]*[.C602]))" office:value-type="float" office:value="2.13577597487569" calcext:value-type="float">
            <text:p>2.13577597487569</text:p>
          </table:table-cell>
          <table:table-cell office:value-type="float" office:value="2449.06128850137" calcext:value-type="float">
            <text:p>2449.06128850137</text:p>
          </table:table-cell>
          <table:table-cell table:formula="of:=[.B602]/[.D602]" office:value-type="float" office:value="19.105" calcext:value-type="float">
            <text:p>19.105</text:p>
          </table:table-cell>
          <table:table-cell table:formula="of:=([.B602]+[.D602])/2" office:value-type="float" office:value="21.4698879874378" calcext:value-type="float">
            <text:p>21.4698879874378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51.971" calcext:value-type="float">
            <text:p>51.971</text:p>
          </table:table-cell>
          <table:table-cell office:value-type="float" office:value="0.865463667668356" calcext:value-type="float">
            <text:p>0.865463667668356</text:p>
          </table:table-cell>
          <table:table-cell table:formula="of:=1/SQRT(1-([.C603]*[.C603]))" office:value-type="float" office:value="1.99612075587648" calcext:value-type="float">
            <text:p>1.99612075587648</text:p>
          </table:table-cell>
          <table:table-cell office:value-type="float" office:value="4250.94228841738" calcext:value-type="float">
            <text:p>4250.94228841738</text:p>
          </table:table-cell>
          <table:table-cell table:formula="of:=[.B603]/[.D603]" office:value-type="float" office:value="26.036" calcext:value-type="float">
            <text:p>26.036</text:p>
          </table:table-cell>
          <table:table-cell table:formula="of:=([.B603]+[.D603])/2" office:value-type="float" office:value="26.9835603779382" calcext:value-type="float">
            <text:p>26.9835603779382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2.966" calcext:value-type="float">
            <text:p>32.966</text:p>
          </table:table-cell>
          <table:table-cell office:value-type="float" office:value="0.899227634529776" calcext:value-type="float">
            <text:p>0.899227634529776</text:p>
          </table:table-cell>
          <table:table-cell table:formula="of:=1/SQRT(1-([.C604]*[.C604]))" office:value-type="float" office:value="2.28581334072944" calcext:value-type="float">
            <text:p>2.28581334072944</text:p>
          </table:table-cell>
          <table:table-cell office:value-type="float" office:value="1493.62515157787" calcext:value-type="float">
            <text:p>1493.62515157787</text:p>
          </table:table-cell>
          <table:table-cell table:formula="of:=[.B604]/[.D604]" office:value-type="float" office:value="14.422" calcext:value-type="float">
            <text:p>14.422</text:p>
          </table:table-cell>
          <table:table-cell table:formula="of:=([.B604]+[.D604])/2" office:value-type="float" office:value="17.6259066703647" calcext:value-type="float">
            <text:p>17.6259066703647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81.176" calcext:value-type="float">
            <text:p>81.176</text:p>
          </table:table-cell>
          <table:table-cell office:value-type="float" office:value="0.959716626163117" calcext:value-type="float">
            <text:p>0.959716626163117</text:p>
          </table:table-cell>
          <table:table-cell table:formula="of:=1/SQRT(1-([.C605]*[.C605]))" office:value-type="float" office:value="3.55910206944933" calcext:value-type="float">
            <text:p>3.55910206944933</text:p>
          </table:table-cell>
          <table:table-cell office:value-type="float" office:value="5816.54007105194" calcext:value-type="float">
            <text:p>5816.54007105194</text:p>
          </table:table-cell>
          <table:table-cell table:formula="of:=[.B605]/[.D605]" office:value-type="float" office:value="22.8079999999999" calcext:value-type="float">
            <text:p>22.8079999999999</text:p>
          </table:table-cell>
          <table:table-cell table:formula="of:=([.B605]+[.D605])/2" office:value-type="float" office:value="42.3675510347247" calcext:value-type="float">
            <text:p>42.3675510347247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87.849" calcext:value-type="float">
            <text:p>87.849</text:p>
          </table:table-cell>
          <table:table-cell office:value-type="float" office:value="0.825882335688192" calcext:value-type="float">
            <text:p>0.825882335688192</text:p>
          </table:table-cell>
          <table:table-cell table:formula="of:=1/SQRT(1-([.C606]*[.C606]))" office:value-type="float" office:value="1.7735449094543" calcext:value-type="float">
            <text:p>1.7735449094543</text:p>
          </table:table-cell>
          <table:table-cell office:value-type="float" office:value="13670.4032952577" calcext:value-type="float">
            <text:p>13670.4032952577</text:p>
          </table:table-cell>
          <table:table-cell table:formula="of:=[.B606]/[.D606]" office:value-type="float" office:value="49.533" calcext:value-type="float">
            <text:p>49.533</text:p>
          </table:table-cell>
          <table:table-cell table:formula="of:=([.B606]+[.D606])/2" office:value-type="float" office:value="44.8112724547272" calcext:value-type="float">
            <text:p>44.8112724547272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6.443" calcext:value-type="float">
            <text:p>36.443</text:p>
          </table:table-cell>
          <table:table-cell office:value-type="float" office:value="0.636255091885456" calcext:value-type="float">
            <text:p>0.636255091885456</text:p>
          </table:table-cell>
          <table:table-cell table:formula="of:=1/SQRT(1-([.C607]*[.C607]))" office:value-type="float" office:value="1.29621198648408" calcext:value-type="float">
            <text:p>1.29621198648408</text:p>
          </table:table-cell>
          <table:table-cell office:value-type="float" office:value="3218.85995211724" calcext:value-type="float">
            <text:p>3218.85995211724</text:p>
          </table:table-cell>
          <table:table-cell table:formula="of:=[.B607]/[.D607]" office:value-type="float" office:value="28.115" calcext:value-type="float">
            <text:p>28.115</text:p>
          </table:table-cell>
          <table:table-cell table:formula="of:=([.B607]+[.D607])/2" office:value-type="float" office:value="18.869605993242" calcext:value-type="float">
            <text:p>18.8696059932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1-15T14:29:47.507315437</dc:date>
    <dc:creator>Martin Dominguez</dc:creator>
    <meta:editing-duration>PT1H24M52S</meta:editing-duration>
    <meta:editing-cycles>2</meta:editing-cycles>
    <meta:document-statistic meta:table-count="1" meta:cell-count="4249" meta:object-count="0"/>
  </office:meta>
</office:document-meta>
</file>